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71031" calcext:value-type="float">
            <text:p>-0,971031</text:p>
          </table:table-cell>
          <table:table-cell office:value-type="float" office:value="-0.141981" calcext:value-type="float">
            <text:p>-0,141981</text:p>
          </table:table-cell>
          <table:table-cell office:value-type="float" office:value="-0.052277" calcext:value-type="float">
            <text:p>-0,052277</text:p>
          </table:table-cell>
          <table:table-cell office:value-type="float" office:value="-0.021564" calcext:value-type="float">
            <text:p>-0,021564</text:p>
          </table:table-cell>
          <table:table-cell office:value-type="float" office:value="-0.000789" calcext:value-type="float">
            <text:p>-0,000789</text:p>
          </table:table-cell>
          <table:table-cell office:value-type="float" office:value="0.018412" calcext:value-type="float">
            <text:p>0,018412</text:p>
          </table:table-cell>
          <table:table-cell office:value-type="float" office:value="0.047038" calcext:value-type="float">
            <text:p>0,047038</text:p>
          </table:table-cell>
          <table:table-cell office:value-type="float" office:value="0.120978" calcext:value-type="float">
            <text:p>0,120978</text:p>
          </table:table-cell>
          <table:table-cell office:value-type="float" office:value="0.21286" calcext:value-type="float">
            <text:p>0,21286</text:p>
          </table:table-cell>
          <table:table-cell office:value-type="float" office:value="-0.300122" calcext:value-type="float">
            <text:p>-0,3001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844023" calcext:value-type="float">
            <text:p>-0,844023</text:p>
          </table:table-cell>
          <table:table-cell office:value-type="float" office:value="-0.109562" calcext:value-type="float">
            <text:p>-0,109562</text:p>
          </table:table-cell>
          <table:table-cell office:value-type="float" office:value="-0.049086" calcext:value-type="float">
            <text:p>-0,049086</text:p>
          </table:table-cell>
          <table:table-cell office:value-type="float" office:value="-0.021247" calcext:value-type="float">
            <text:p>-0,021247</text:p>
          </table:table-cell>
          <table:table-cell office:value-type="float" office:value="-0.004193" calcext:value-type="float">
            <text:p>-0,004193</text:p>
          </table:table-cell>
          <table:table-cell office:value-type="float" office:value="0.008223" calcext:value-type="float">
            <text:p>0,008223</text:p>
          </table:table-cell>
          <table:table-cell office:value-type="float" office:value="0.02327" calcext:value-type="float">
            <text:p>0,02327</text:p>
          </table:table-cell>
          <table:table-cell office:value-type="float" office:value="0.042478" calcext:value-type="float">
            <text:p>0,042478</text:p>
          </table:table-cell>
          <table:table-cell office:value-type="float" office:value="0.071897" calcext:value-type="float">
            <text:p>0,071897</text:p>
          </table:table-cell>
          <table:table-cell office:value-type="float" office:value="0.150645" calcext:value-type="float">
            <text:p>0,150645</text:p>
          </table:table-cell>
          <table:table-cell office:value-type="float" office:value="0.261668" calcext:value-type="float">
            <text:p>0,261668</text:p>
          </table:table-cell>
          <table:table-cell office:value-type="float" office:value="-0.07316" calcext:value-type="float">
            <text:p>-0,073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680487" calcext:value-type="float">
            <text:p>-0,680487</text:p>
          </table:table-cell>
          <table:table-cell office:value-type="float" office:value="-0.074662" calcext:value-type="float">
            <text:p>-0,074662</text:p>
          </table:table-cell>
          <table:table-cell office:value-type="float" office:value="-0.031166" calcext:value-type="float">
            <text:p>-0,031166</text:p>
          </table:table-cell>
          <table:table-cell office:value-type="float" office:value="-0.011574" calcext:value-type="float">
            <text:p>-0,011574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0.011864" calcext:value-type="float">
            <text:p>0,011864</text:p>
          </table:table-cell>
          <table:table-cell office:value-type="float" office:value="0.028161" calcext:value-type="float">
            <text:p>0,028161</text:p>
          </table:table-cell>
          <table:table-cell office:value-type="float" office:value="0.051424" calcext:value-type="float">
            <text:p>0,051424</text:p>
          </table:table-cell>
          <table:table-cell office:value-type="float" office:value="0.088934" calcext:value-type="float">
            <text:p>0,088934</text:p>
          </table:table-cell>
          <table:table-cell office:value-type="float" office:value="0.168359" calcext:value-type="float">
            <text:p>0,168359</text:p>
          </table:table-cell>
          <table:table-cell office:value-type="float" office:value="0.283856" calcext:value-type="float">
            <text:p>0,283856</text:p>
          </table:table-cell>
          <table:table-cell office:value-type="float" office:value="-0.044848" calcext:value-type="float">
            <text:p>-0,0448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908073" calcext:value-type="float">
            <text:p>-0,908073</text:p>
          </table:table-cell>
          <table:table-cell office:value-type="float" office:value="-0.120017" calcext:value-type="float">
            <text:p>-0,120017</text:p>
          </table:table-cell>
          <table:table-cell office:value-type="float" office:value="-0.04567" calcext:value-type="float">
            <text:p>-0,04567</text:p>
          </table:table-cell>
          <table:table-cell office:value-type="float" office:value="-0.018171" calcext:value-type="float">
            <text:p>-0,018171</text:p>
          </table:table-cell>
          <table:table-cell office:value-type="float" office:value="-0.000248" calcext:value-type="float">
            <text:p>-0,000248</text:p>
          </table:table-cell>
          <table:table-cell office:value-type="float" office:value="0.013242" calcext:value-type="float">
            <text:p>0,013242</text:p>
          </table:table-cell>
          <table:table-cell office:value-type="float" office:value="0.031686" calcext:value-type="float">
            <text:p>0,031686</text:p>
          </table:table-cell>
          <table:table-cell office:value-type="float" office:value="0.056952" calcext:value-type="float">
            <text:p>0,056952</text:p>
          </table:table-cell>
          <table:table-cell office:value-type="float" office:value="0.101333" calcext:value-type="float">
            <text:p>0,101333</text:p>
          </table:table-cell>
          <table:table-cell office:value-type="float" office:value="0.185581" calcext:value-type="float">
            <text:p>0,185581</text:p>
          </table:table-cell>
          <table:table-cell office:value-type="float" office:value="0.283856" calcext:value-type="float">
            <text:p>0,283856</text:p>
          </table:table-cell>
          <table:table-cell office:value-type="float" office:value="-0.070339" calcext:value-type="float">
            <text:p>-0,0703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722222" calcext:value-type="float">
            <text:p>-0,722222</text:p>
          </table:table-cell>
          <table:table-cell office:value-type="float" office:value="-0.087982" calcext:value-type="float">
            <text:p>-0,087982</text:p>
          </table:table-cell>
          <table:table-cell office:value-type="float" office:value="-0.037624" calcext:value-type="float">
            <text:p>-0,037624</text:p>
          </table:table-cell>
          <table:table-cell office:value-type="float" office:value="-0.014484" calcext:value-type="float">
            <text:p>-0,014484</text:p>
          </table:table-cell>
          <table:table-cell office:value-type="float" office:value="0.001722" calcext:value-type="float">
            <text:p>0,001722</text:p>
          </table:table-cell>
          <table:table-cell office:value-type="float" office:value="0.016649" calcext:value-type="float">
            <text:p>0,016649</text:p>
          </table:table-cell>
          <table:table-cell office:value-type="float" office:value="0.032699" calcext:value-type="float">
            <text:p>0,032699</text:p>
          </table:table-cell>
          <table:table-cell office:value-type="float" office:value="0.054395" calcext:value-type="float">
            <text:p>0,054395</text:p>
          </table:table-cell>
          <table:table-cell office:value-type="float" office:value="0.096318" calcext:value-type="float">
            <text:p>0,096318</text:p>
          </table:table-cell>
          <table:table-cell office:value-type="float" office:value="0.178618" calcext:value-type="float">
            <text:p>0,178618</text:p>
          </table:table-cell>
          <table:table-cell office:value-type="float" office:value="0.283856" calcext:value-type="float">
            <text:p>0,283856</text:p>
          </table:table-cell>
          <table:table-cell office:value-type="float" office:value="-0.048191" calcext:value-type="float">
            <text:p>-0,0481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601589" calcext:value-type="float">
            <text:p>-0,601589</text:p>
          </table:table-cell>
          <table:table-cell office:value-type="float" office:value="-0.067146" calcext:value-type="float">
            <text:p>-0,067146</text:p>
          </table:table-cell>
          <table:table-cell office:value-type="float" office:value="-0.029441" calcext:value-type="float">
            <text:p>-0,029441</text:p>
          </table:table-cell>
          <table:table-cell office:value-type="float" office:value="-0.004203" calcext:value-type="float">
            <text:p>-0,004203</text:p>
          </table:table-cell>
          <table:table-cell office:value-type="float" office:value="0.010858" calcext:value-type="float">
            <text:p>0,010858</text:p>
          </table:table-cell>
          <table:table-cell office:value-type="float" office:value="0.027828" calcext:value-type="float">
            <text:p>0,027828</text:p>
          </table:table-cell>
          <table:table-cell office:value-type="float" office:value="0.045214" calcext:value-type="float">
            <text:p>0,045214</text:p>
          </table:table-cell>
          <table:table-cell office:value-type="float" office:value="0.073395" calcext:value-type="float">
            <text:p>0,073395</text:p>
          </table:table-cell>
          <table:table-cell office:value-type="float" office:value="0.111879" calcext:value-type="float">
            <text:p>0,111879</text:p>
          </table:table-cell>
          <table:table-cell office:value-type="float" office:value="0.196847" calcext:value-type="float">
            <text:p>0,196847</text:p>
          </table:table-cell>
          <table:table-cell office:value-type="float" office:value="0.283856" calcext:value-type="float">
            <text:p>0,283856</text:p>
          </table:table-cell>
          <table:table-cell office:value-type="float" office:value="-0.023636" calcext:value-type="float">
            <text:p>-0,0236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639968" calcext:value-type="float">
            <text:p>-0,639968</text:p>
          </table:table-cell>
          <table:table-cell office:value-type="float" office:value="-0.077033" calcext:value-type="float">
            <text:p>-0,077033</text:p>
          </table:table-cell>
          <table:table-cell office:value-type="float" office:value="-0.031287" calcext:value-type="float">
            <text:p>-0,031287</text:p>
          </table:table-cell>
          <table:table-cell office:value-type="float" office:value="-0.005841" calcext:value-type="float">
            <text:p>-0,005841</text:p>
          </table:table-cell>
          <table:table-cell office:value-type="float" office:value="0.012567" calcext:value-type="float">
            <text:p>0,012567</text:p>
          </table:table-cell>
          <table:table-cell office:value-type="float" office:value="0.029744" calcext:value-type="float">
            <text:p>0,029744</text:p>
          </table:table-cell>
          <table:table-cell office:value-type="float" office:value="0.053727" calcext:value-type="float">
            <text:p>0,053727</text:p>
          </table:table-cell>
          <table:table-cell office:value-type="float" office:value="0.079554" calcext:value-type="float">
            <text:p>0,079554</text:p>
          </table:table-cell>
          <table:table-cell office:value-type="float" office:value="0.119039" calcext:value-type="float">
            <text:p>0,119039</text:p>
          </table:table-cell>
          <table:table-cell office:value-type="float" office:value="0.204459" calcext:value-type="float">
            <text:p>0,204459</text:p>
          </table:table-cell>
          <table:table-cell office:value-type="float" office:value="0.3029" calcext:value-type="float">
            <text:p>0,3029</text:p>
          </table:table-cell>
          <table:table-cell office:value-type="float" office:value="-0.025504" calcext:value-type="float">
            <text:p>-0,0255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626575" calcext:value-type="float">
            <text:p>-0,626575</text:p>
          </table:table-cell>
          <table:table-cell office:value-type="float" office:value="-0.066251" calcext:value-type="float">
            <text:p>-0,066251</text:p>
          </table:table-cell>
          <table:table-cell office:value-type="float" office:value="-0.025517" calcext:value-type="float">
            <text:p>-0,025517</text:p>
          </table:table-cell>
          <table:table-cell office:value-type="float" office:value="-0.002765" calcext:value-type="float">
            <text:p>-0,002765</text:p>
          </table:table-cell>
          <table:table-cell office:value-type="float" office:value="0.015068" calcext:value-type="float">
            <text:p>0,015068</text:p>
          </table:table-cell>
          <table:table-cell office:value-type="float" office:value="0.036149" calcext:value-type="float">
            <text:p>0,036149</text:p>
          </table:table-cell>
          <table:table-cell office:value-type="float" office:value="0.062485" calcext:value-type="float">
            <text:p>0,062485</text:p>
          </table:table-cell>
          <table:table-cell office:value-type="float" office:value="0.094937" calcext:value-type="float">
            <text:p>0,094937</text:p>
          </table:table-cell>
          <table:table-cell office:value-type="float" office:value="0.137736" calcext:value-type="float">
            <text:p>0,137736</text:p>
          </table:table-cell>
          <table:table-cell office:value-type="float" office:value="0.224354" calcext:value-type="float">
            <text:p>0,224354</text:p>
          </table:table-cell>
          <table:table-cell office:value-type="float" office:value="0.3029" calcext:value-type="float">
            <text:p>0,3029</text:p>
          </table:table-cell>
          <table:table-cell office:value-type="float" office:value="-0.015038" calcext:value-type="float">
            <text:p>-0,0150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549944" calcext:value-type="float">
            <text:p>-0,549944</text:p>
          </table:table-cell>
          <table:table-cell office:value-type="float" office:value="-0.055084" calcext:value-type="float">
            <text:p>-0,055084</text:p>
          </table:table-cell>
          <table:table-cell office:value-type="float" office:value="-0.008923" calcext:value-type="float">
            <text:p>-0,008923</text:p>
          </table:table-cell>
          <table:table-cell office:value-type="float" office:value="0.009767" calcext:value-type="float">
            <text:p>0,009767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0.048641" calcext:value-type="float">
            <text:p>0,048641</text:p>
          </table:table-cell>
          <table:table-cell office:value-type="float" office:value="0.069768" calcext:value-type="float">
            <text:p>0,069768</text:p>
          </table:table-cell>
          <table:table-cell office:value-type="float" office:value="0.103062" calcext:value-type="float">
            <text:p>0,103062</text:p>
          </table:table-cell>
          <table:table-cell office:value-type="float" office:value="0.143015" calcext:value-type="float">
            <text:p>0,143015</text:p>
          </table:table-cell>
          <table:table-cell office:value-type="float" office:value="0.224888" calcext:value-type="float">
            <text:p>0,224888</text:p>
          </table:table-cell>
          <table:table-cell office:value-type="float" office:value="0.3029" calcext:value-type="float">
            <text:p>0,3029</text:p>
          </table:table-cell>
          <table:table-cell office:value-type="float" office:value="0.001446" calcext:value-type="float">
            <text:p>0,0014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451152" calcext:value-type="float">
            <text:p>-0,451152</text:p>
          </table:table-cell>
          <table:table-cell office:value-type="float" office:value="-0.047569" calcext:value-type="float">
            <text:p>-0,047569</text:p>
          </table:table-cell>
          <table:table-cell office:value-type="float" office:value="-0.011675" calcext:value-type="float">
            <text:p>-0,011675</text:p>
          </table:table-cell>
          <table:table-cell office:value-type="float" office:value="0.00737" calcext:value-type="float">
            <text:p>0,00737</text:p>
          </table:table-cell>
          <table:table-cell office:value-type="float" office:value="0.028587" calcext:value-type="float">
            <text:p>0,028587</text:p>
          </table:table-cell>
          <table:table-cell office:value-type="float" office:value="0.045137" calcext:value-type="float">
            <text:p>0,045137</text:p>
          </table:table-cell>
          <table:table-cell office:value-type="float" office:value="0.072132" calcext:value-type="float">
            <text:p>0,072132</text:p>
          </table:table-cell>
          <table:table-cell office:value-type="float" office:value="0.108608" calcext:value-type="float">
            <text:p>0,108608</text:p>
          </table:table-cell>
          <table:table-cell office:value-type="float" office:value="0.149462" calcext:value-type="float">
            <text:p>0,149462</text:p>
          </table:table-cell>
          <table:table-cell office:value-type="float" office:value="0.218108" calcext:value-type="float">
            <text:p>0,218108</text:p>
          </table:table-cell>
          <table:table-cell office:value-type="float" office:value="0.3029" calcext:value-type="float">
            <text:p>0,3029</text:p>
          </table:table-cell>
          <table:table-cell office:value-type="float" office:value="0.011901" calcext:value-type="float">
            <text:p>0,0119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819042" calcext:value-type="float">
            <text:p>-0,819042</text:p>
          </table:table-cell>
          <table:table-cell office:value-type="float" office:value="-0.082432" calcext:value-type="float">
            <text:p>-0,082432</text:p>
          </table:table-cell>
          <table:table-cell office:value-type="float" office:value="-0.024468" calcext:value-type="float">
            <text:p>-0,024468</text:p>
          </table:table-cell>
          <table:table-cell office:value-type="float" office:value="0.004192" calcext:value-type="float">
            <text:p>0,004192</text:p>
          </table:table-cell>
          <table:table-cell office:value-type="float" office:value="0.027606" calcext:value-type="float">
            <text:p>0,027606</text:p>
          </table:table-cell>
          <table:table-cell office:value-type="float" office:value="0.047908" calcext:value-type="float">
            <text:p>0,047908</text:p>
          </table:table-cell>
          <table:table-cell office:value-type="float" office:value="0.077116" calcext:value-type="float">
            <text:p>0,077116</text:p>
          </table:table-cell>
          <table:table-cell office:value-type="float" office:value="0.115618" calcext:value-type="float">
            <text:p>0,115618</text:p>
          </table:table-cell>
          <table:table-cell office:value-type="float" office:value="0.155854" calcext:value-type="float">
            <text:p>0,155854</text:p>
          </table:table-cell>
          <table:table-cell office:value-type="float" office:value="0.222584" calcext:value-type="float">
            <text:p>0,222584</text:p>
          </table:table-cell>
          <table:table-cell office:value-type="float" office:value="0.3029" calcext:value-type="float">
            <text:p>0,3029</text:p>
          </table:table-cell>
          <table:table-cell office:value-type="float" office:value="-0.027506" calcext:value-type="float">
            <text:p>-0,0275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742307" calcext:value-type="float">
            <text:p>-0,742307</text:p>
          </table:table-cell>
          <table:table-cell office:value-type="float" office:value="-0.074106" calcext:value-type="float">
            <text:p>-0,074106</text:p>
          </table:table-cell>
          <table:table-cell office:value-type="float" office:value="-0.0232" calcext:value-type="float">
            <text:p>-0,0232</text:p>
          </table:table-cell>
          <table:table-cell office:value-type="float" office:value="-0.000851" calcext:value-type="float">
            <text:p>-0,000851</text:p>
          </table:table-cell>
          <table:table-cell office:value-type="float" office:value="0.019366" calcext:value-type="float">
            <text:p>0,019366</text:p>
          </table:table-cell>
          <table:table-cell office:value-type="float" office:value="0.044486" calcext:value-type="float">
            <text:p>0,044486</text:p>
          </table:table-cell>
          <table:table-cell office:value-type="float" office:value="0.070549" calcext:value-type="float">
            <text:p>0,070549</text:p>
          </table:table-cell>
          <table:table-cell office:value-type="float" office:value="0.098751" calcext:value-type="float">
            <text:p>0,098751</text:p>
          </table:table-cell>
          <table:table-cell office:value-type="float" office:value="0.143779" calcext:value-type="float">
            <text:p>0,143779</text:p>
          </table:table-cell>
          <table:table-cell office:value-type="float" office:value="0.221513" calcext:value-type="float">
            <text:p>0,221513</text:p>
          </table:table-cell>
          <table:table-cell office:value-type="float" office:value="0.3029" calcext:value-type="float">
            <text:p>0,3029</text:p>
          </table:table-cell>
          <table:table-cell office:value-type="float" office:value="-0.024202" calcext:value-type="float">
            <text:p>-0,0242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655275" calcext:value-type="float">
            <text:p>-0,655275</text:p>
          </table:table-cell>
          <table:table-cell office:value-type="float" office:value="-0.062652" calcext:value-type="float">
            <text:p>-0,062652</text:p>
          </table:table-cell>
          <table:table-cell office:value-type="float" office:value="-0.006263" calcext:value-type="float">
            <text:p>-0,006263</text:p>
          </table:table-cell>
          <table:table-cell office:value-type="float" office:value="0.018058" calcext:value-type="float">
            <text:p>0,018058</text:p>
          </table:table-cell>
          <table:table-cell office:value-type="float" office:value="0.038212" calcext:value-type="float">
            <text:p>0,038212</text:p>
          </table:table-cell>
          <table:table-cell office:value-type="float" office:value="0.068833" calcext:value-type="float">
            <text:p>0,068833</text:p>
          </table:table-cell>
          <table:table-cell office:value-type="float" office:value="0.095964" calcext:value-type="float">
            <text:p>0,095964</text:p>
          </table:table-cell>
          <table:table-cell office:value-type="float" office:value="0.132828" calcext:value-type="float">
            <text:p>0,132828</text:p>
          </table:table-cell>
          <table:table-cell office:value-type="float" office:value="0.165673" calcext:value-type="float">
            <text:p>0,165673</text:p>
          </table:table-cell>
          <table:table-cell office:value-type="float" office:value="0.248801" calcext:value-type="float">
            <text:p>0,248801</text:p>
          </table:table-cell>
          <table:table-cell office:value-type="float" office:value="0.332472" calcext:value-type="float">
            <text:p>0,332472</text:p>
          </table:table-cell>
          <table:table-cell office:value-type="float" office:value="0.004418" calcext:value-type="float">
            <text:p>0,0044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325294" calcext:value-type="float">
            <text:p>-0,325294</text:p>
          </table:table-cell>
          <table:table-cell office:value-type="float" office:value="-0.025647" calcext:value-type="float">
            <text:p>-0,025647</text:p>
          </table:table-cell>
          <table:table-cell office:value-type="float" office:value="0.005332" calcext:value-type="float">
            <text:p>0,005332</text:p>
          </table:table-cell>
          <table:table-cell office:value-type="float" office:value="0.026931" calcext:value-type="float">
            <text:p>0,026931</text:p>
          </table:table-cell>
          <table:table-cell office:value-type="float" office:value="0.048931" calcext:value-type="float">
            <text:p>0,048931</text:p>
          </table:table-cell>
          <table:table-cell office:value-type="float" office:value="0.069972" calcext:value-type="float">
            <text:p>0,069972</text:p>
          </table:table-cell>
          <table:table-cell office:value-type="float" office:value="0.09157" calcext:value-type="float">
            <text:p>0,09157</text:p>
          </table:table-cell>
          <table:table-cell office:value-type="float" office:value="0.128801" calcext:value-type="float">
            <text:p>0,128801</text:p>
          </table:table-cell>
          <table:table-cell office:value-type="float" office:value="0.17338" calcext:value-type="float">
            <text:p>0,17338</text:p>
          </table:table-cell>
          <table:table-cell office:value-type="float" office:value="0.269134" calcext:value-type="float">
            <text:p>0,269134</text:p>
          </table:table-cell>
          <table:table-cell office:value-type="float" office:value="0.332472" calcext:value-type="float">
            <text:p>0,332472</text:p>
          </table:table-cell>
          <table:table-cell office:value-type="float" office:value="0.046311" calcext:value-type="float">
            <text:p>0,0463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656718" calcext:value-type="float">
            <text:p>-0,656718</text:p>
          </table:table-cell>
          <table:table-cell office:value-type="float" office:value="-0.041215" calcext:value-type="float">
            <text:p>-0,041215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28653" calcext:value-type="float">
            <text:p>0,028653</text:p>
          </table:table-cell>
          <table:table-cell office:value-type="float" office:value="0.052175" calcext:value-type="float">
            <text:p>0,052175</text:p>
          </table:table-cell>
          <table:table-cell office:value-type="float" office:value="0.075733" calcext:value-type="float">
            <text:p>0,075733</text:p>
          </table:table-cell>
          <table:table-cell office:value-type="float" office:value="0.100501" calcext:value-type="float">
            <text:p>0,100501</text:p>
          </table:table-cell>
          <table:table-cell office:value-type="float" office:value="0.127594" calcext:value-type="float">
            <text:p>0,127594</text:p>
          </table:table-cell>
          <table:table-cell office:value-type="float" office:value="0.190087" calcext:value-type="float">
            <text:p>0,190087</text:p>
          </table:table-cell>
          <table:table-cell office:value-type="float" office:value="0.264232" calcext:value-type="float">
            <text:p>0,264232</text:p>
          </table:table-cell>
          <table:table-cell office:value-type="float" office:value="0.332472" calcext:value-type="float">
            <text:p>0,332472</text:p>
          </table:table-cell>
          <table:table-cell office:value-type="float" office:value="0.01411" calcext:value-type="float">
            <text:p>0,014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438004" calcext:value-type="float">
            <text:p>-0,438004</text:p>
          </table:table-cell>
          <table:table-cell office:value-type="float" office:value="-0.023471" calcext:value-type="float">
            <text:p>-0,023471</text:p>
          </table:table-cell>
          <table:table-cell office:value-type="float" office:value="0.008498" calcext:value-type="float">
            <text:p>0,008498</text:p>
          </table:table-cell>
          <table:table-cell office:value-type="float" office:value="0.037254" calcext:value-type="float">
            <text:p>0,037254</text:p>
          </table:table-cell>
          <table:table-cell office:value-type="float" office:value="0.065691" calcext:value-type="float">
            <text:p>0,065691</text:p>
          </table:table-cell>
          <table:table-cell office:value-type="float" office:value="0.08648" calcext:value-type="float">
            <text:p>0,08648</text:p>
          </table:table-cell>
          <table:table-cell office:value-type="float" office:value="0.11406" calcext:value-type="float">
            <text:p>0,11406</text:p>
          </table:table-cell>
          <table:table-cell office:value-type="float" office:value="0.142591" calcext:value-type="float">
            <text:p>0,142591</text:p>
          </table:table-cell>
          <table:table-cell office:value-type="float" office:value="0.20061" calcext:value-type="float">
            <text:p>0,20061</text:p>
          </table:table-cell>
          <table:table-cell office:value-type="float" office:value="0.277198" calcext:value-type="float">
            <text:p>0,277198</text:p>
          </table:table-cell>
          <table:table-cell office:value-type="float" office:value="0.332472" calcext:value-type="float">
            <text:p>0,332472</text:p>
          </table:table-cell>
          <table:table-cell office:value-type="float" office:value="0.047091" calcext:value-type="float">
            <text:p>0,0470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377595" calcext:value-type="float">
            <text:p>-0,377595</text:p>
          </table:table-cell>
          <table:table-cell office:value-type="float" office:value="-0.014154" calcext:value-type="float">
            <text:p>-0,014154</text:p>
          </table:table-cell>
          <table:table-cell office:value-type="float" office:value="0.014671" calcext:value-type="float">
            <text:p>0,014671</text:p>
          </table:table-cell>
          <table:table-cell office:value-type="float" office:value="0.034301" calcext:value-type="float">
            <text:p>0,034301</text:p>
          </table:table-cell>
          <table:table-cell office:value-type="float" office:value="0.057261" calcext:value-type="float">
            <text:p>0,057261</text:p>
          </table:table-cell>
          <table:table-cell office:value-type="float" office:value="0.081576" calcext:value-type="float">
            <text:p>0,081576</text:p>
          </table:table-cell>
          <table:table-cell office:value-type="float" office:value="0.109989" calcext:value-type="float">
            <text:p>0,109989</text:p>
          </table:table-cell>
          <table:table-cell office:value-type="float" office:value="0.147896" calcext:value-type="float">
            <text:p>0,147896</text:p>
          </table:table-cell>
          <table:table-cell office:value-type="float" office:value="0.202541" calcext:value-type="float">
            <text:p>0,202541</text:p>
          </table:table-cell>
          <table:table-cell office:value-type="float" office:value="0.274742" calcext:value-type="float">
            <text:p>0,274742</text:p>
          </table:table-cell>
          <table:table-cell office:value-type="float" office:value="0.332472" calcext:value-type="float">
            <text:p>0,332472</text:p>
          </table:table-cell>
          <table:table-cell office:value-type="float" office:value="0.053123" calcext:value-type="float">
            <text:p>0,0531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634665" calcext:value-type="float">
            <text:p>-0,634665</text:p>
          </table:table-cell>
          <table:table-cell office:value-type="float" office:value="-0.02663" calcext:value-type="float">
            <text:p>-0,02663</text:p>
          </table:table-cell>
          <table:table-cell office:value-type="float" office:value="0.008596" calcext:value-type="float">
            <text:p>0,008596</text:p>
          </table:table-cell>
          <table:table-cell office:value-type="float" office:value="0.035832" calcext:value-type="float">
            <text:p>0,035832</text:p>
          </table:table-cell>
          <table:table-cell office:value-type="float" office:value="0.059713" calcext:value-type="float">
            <text:p>0,059713</text:p>
          </table:table-cell>
          <table:table-cell office:value-type="float" office:value="0.080501" calcext:value-type="float">
            <text:p>0,080501</text:p>
          </table:table-cell>
          <table:table-cell office:value-type="float" office:value="0.107699" calcext:value-type="float">
            <text:p>0,107699</text:p>
          </table:table-cell>
          <table:table-cell office:value-type="float" office:value="0.144012" calcext:value-type="float">
            <text:p>0,144012</text:p>
          </table:table-cell>
          <table:table-cell office:value-type="float" office:value="0.201322" calcext:value-type="float">
            <text:p>0,201322</text:p>
          </table:table-cell>
          <table:table-cell office:value-type="float" office:value="0.27624" calcext:value-type="float">
            <text:p>0,27624</text:p>
          </table:table-cell>
          <table:table-cell office:value-type="float" office:value="0.332472" calcext:value-type="float">
            <text:p>0,332472</text:p>
          </table:table-cell>
          <table:table-cell office:value-type="float" office:value="0.025262" calcext:value-type="float">
            <text:p>0,02526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520744" calcext:value-type="float">
            <text:p>-0,520744</text:p>
          </table:table-cell>
          <table:table-cell office:value-type="float" office:value="-0.015685" calcext:value-type="float">
            <text:p>-0,015685</text:p>
          </table:table-cell>
          <table:table-cell office:value-type="float" office:value="0.014681" calcext:value-type="float">
            <text:p>0,014681</text:p>
          </table:table-cell>
          <table:table-cell office:value-type="float" office:value="0.043662" calcext:value-type="float">
            <text:p>0,043662</text:p>
          </table:table-cell>
          <table:table-cell office:value-type="float" office:value="0.066305" calcext:value-type="float">
            <text:p>0,066305</text:p>
          </table:table-cell>
          <table:table-cell office:value-type="float" office:value="0.089243" calcext:value-type="float">
            <text:p>0,089243</text:p>
          </table:table-cell>
          <table:table-cell office:value-type="float" office:value="0.11764" calcext:value-type="float">
            <text:p>0,11764</text:p>
          </table:table-cell>
          <table:table-cell office:value-type="float" office:value="0.158818" calcext:value-type="float">
            <text:p>0,158818</text:p>
          </table:table-cell>
          <table:table-cell office:value-type="float" office:value="0.206854" calcext:value-type="float">
            <text:p>0,206854</text:p>
          </table:table-cell>
          <table:table-cell office:value-type="float" office:value="0.282876" calcext:value-type="float">
            <text:p>0,282876</text:p>
          </table:table-cell>
          <table:table-cell office:value-type="float" office:value="0.394118" calcext:value-type="float">
            <text:p>0,394118</text:p>
          </table:table-cell>
          <table:table-cell office:value-type="float" office:value="0.044365" calcext:value-type="float">
            <text:p>0,0443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284515" calcext:value-type="float">
            <text:p>-0,284515</text:p>
          </table:table-cell>
          <table:table-cell office:value-type="float" office:value="-0.011686" calcext:value-type="float">
            <text:p>-0,011686</text:p>
          </table:table-cell>
          <table:table-cell office:value-type="float" office:value="0.013333" calcext:value-type="float">
            <text:p>0,013333</text:p>
          </table:table-cell>
          <table:table-cell office:value-type="float" office:value="0.039487" calcext:value-type="float">
            <text:p>0,039487</text:p>
          </table:table-cell>
          <table:table-cell office:value-type="float" office:value="0.064822" calcext:value-type="float">
            <text:p>0,064822</text:p>
          </table:table-cell>
          <table:table-cell office:value-type="float" office:value="0.092874" calcext:value-type="float">
            <text:p>0,092874</text:p>
          </table:table-cell>
          <table:table-cell office:value-type="float" office:value="0.125537" calcext:value-type="float">
            <text:p>0,125537</text:p>
          </table:table-cell>
          <table:table-cell office:value-type="float" office:value="0.168082" calcext:value-type="float">
            <text:p>0,168082</text:p>
          </table:table-cell>
          <table:table-cell office:value-type="float" office:value="0.221345" calcext:value-type="float">
            <text:p>0,221345</text:p>
          </table:table-cell>
          <table:table-cell office:value-type="float" office:value="0.296183" calcext:value-type="float">
            <text:p>0,296183</text:p>
          </table:table-cell>
          <table:table-cell office:value-type="float" office:value="0.394118" calcext:value-type="float">
            <text:p>0,394118</text:p>
          </table:table-cell>
          <table:table-cell office:value-type="float" office:value="0.072546" calcext:value-type="float">
            <text:p>0,0725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32495" calcext:value-type="float">
            <text:p>-0,32495</text:p>
          </table:table-cell>
          <table:table-cell office:value-type="float" office:value="-0.010291" calcext:value-type="float">
            <text:p>-0,010291</text:p>
          </table:table-cell>
          <table:table-cell office:value-type="float" office:value="0.019354" calcext:value-type="float">
            <text:p>0,019354</text:p>
          </table:table-cell>
          <table:table-cell office:value-type="float" office:value="0.039317" calcext:value-type="float">
            <text:p>0,039317</text:p>
          </table:table-cell>
          <table:table-cell office:value-type="float" office:value="0.06555" calcext:value-type="float">
            <text:p>0,06555</text:p>
          </table:table-cell>
          <table:table-cell office:value-type="float" office:value="0.09746" calcext:value-type="float">
            <text:p>0,09746</text:p>
          </table:table-cell>
          <table:table-cell office:value-type="float" office:value="0.132866" calcext:value-type="float">
            <text:p>0,132866</text:p>
          </table:table-cell>
          <table:table-cell office:value-type="float" office:value="0.167218" calcext:value-type="float">
            <text:p>0,167218</text:p>
          </table:table-cell>
          <table:table-cell office:value-type="float" office:value="0.217369" calcext:value-type="float">
            <text:p>0,217369</text:p>
          </table:table-cell>
          <table:table-cell office:value-type="float" office:value="0.294623" calcext:value-type="float">
            <text:p>0,294623</text:p>
          </table:table-cell>
          <table:table-cell office:value-type="float" office:value="0.394118" calcext:value-type="float">
            <text:p>0,394118</text:p>
          </table:table-cell>
          <table:table-cell office:value-type="float" office:value="0.069852" calcext:value-type="float">
            <text:p>0,0698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279115" calcext:value-type="float">
            <text:p>-0,279115</text:p>
          </table:table-cell>
          <table:table-cell office:value-type="float" office:value="-0.007344" calcext:value-type="float">
            <text:p>-0,007344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0.042283" calcext:value-type="float">
            <text:p>0,042283</text:p>
          </table:table-cell>
          <table:table-cell office:value-type="float" office:value="0.064849" calcext:value-type="float">
            <text:p>0,064849</text:p>
          </table:table-cell>
          <table:table-cell office:value-type="float" office:value="0.09573" calcext:value-type="float">
            <text:p>0,09573</text:p>
          </table:table-cell>
          <table:table-cell office:value-type="float" office:value="0.127904" calcext:value-type="float">
            <text:p>0,127904</text:p>
          </table:table-cell>
          <table:table-cell office:value-type="float" office:value="0.158582" calcext:value-type="float">
            <text:p>0,158582</text:p>
          </table:table-cell>
          <table:table-cell office:value-type="float" office:value="0.215014" calcext:value-type="float">
            <text:p>0,215014</text:p>
          </table:table-cell>
          <table:table-cell office:value-type="float" office:value="0.291915" calcext:value-type="float">
            <text:p>0,291915</text:p>
          </table:table-cell>
          <table:table-cell office:value-type="float" office:value="0.394118" calcext:value-type="float">
            <text:p>0,394118</text:p>
          </table:table-cell>
          <table:table-cell office:value-type="float" office:value="0.073235" calcext:value-type="float">
            <text:p>0,0732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105968" calcext:value-type="float">
            <text:p>-0,105968</text:p>
          </table:table-cell>
          <table:table-cell office:value-type="float" office:value="0.018469" calcext:value-type="float">
            <text:p>0,018469</text:p>
          </table:table-cell>
          <table:table-cell office:value-type="float" office:value="0.040853" calcext:value-type="float">
            <text:p>0,040853</text:p>
          </table:table-cell>
          <table:table-cell office:value-type="float" office:value="0.062654" calcext:value-type="float">
            <text:p>0,062654</text:p>
          </table:table-cell>
          <table:table-cell office:value-type="float" office:value="0.085514" calcext:value-type="float">
            <text:p>0,085514</text:p>
          </table:table-cell>
          <table:table-cell office:value-type="float" office:value="0.12085" calcext:value-type="float">
            <text:p>0,12085</text:p>
          </table:table-cell>
          <table:table-cell office:value-type="float" office:value="0.149199" calcext:value-type="float">
            <text:p>0,149199</text:p>
          </table:table-cell>
          <table:table-cell office:value-type="float" office:value="0.184174" calcext:value-type="float">
            <text:p>0,184174</text:p>
          </table:table-cell>
          <table:table-cell office:value-type="float" office:value="0.230402" calcext:value-type="float">
            <text:p>0,230402</text:p>
          </table:table-cell>
          <table:table-cell office:value-type="float" office:value="0.314032" calcext:value-type="float">
            <text:p>0,314032</text:p>
          </table:table-cell>
          <table:table-cell office:value-type="float" office:value="0.412405" calcext:value-type="float">
            <text:p>0,412405</text:p>
          </table:table-cell>
          <table:table-cell office:value-type="float" office:value="0.110018" calcext:value-type="float">
            <text:p>0,110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58242" calcext:value-type="float">
            <text:p>-0,58242</text:p>
          </table:table-cell>
          <table:table-cell office:value-type="float" office:value="0.00815" calcext:value-type="float">
            <text:p>0,00815</text:p>
          </table:table-cell>
          <table:table-cell office:value-type="float" office:value="0.036476" calcext:value-type="float">
            <text:p>0,036476</text:p>
          </table:table-cell>
          <table:table-cell office:value-type="float" office:value="0.059129" calcext:value-type="float">
            <text:p>0,059129</text:p>
          </table:table-cell>
          <table:table-cell office:value-type="float" office:value="0.082855" calcext:value-type="float">
            <text:p>0,082855</text:p>
          </table:table-cell>
          <table:table-cell office:value-type="float" office:value="0.114904" calcext:value-type="float">
            <text:p>0,114904</text:p>
          </table:table-cell>
          <table:table-cell office:value-type="float" office:value="0.147986" calcext:value-type="float">
            <text:p>0,147986</text:p>
          </table:table-cell>
          <table:table-cell office:value-type="float" office:value="0.181063" calcext:value-type="float">
            <text:p>0,181063</text:p>
          </table:table-cell>
          <table:table-cell office:value-type="float" office:value="0.224951" calcext:value-type="float">
            <text:p>0,224951</text:p>
          </table:table-cell>
          <table:table-cell office:value-type="float" office:value="0.312548" calcext:value-type="float">
            <text:p>0,312548</text:p>
          </table:table-cell>
          <table:table-cell office:value-type="float" office:value="0.412405" calcext:value-type="float">
            <text:p>0,412405</text:p>
          </table:table-cell>
          <table:table-cell office:value-type="float" office:value="0.058564" calcext:value-type="float">
            <text:p>0,0585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302165" calcext:value-type="float">
            <text:p>-0,302165</text:p>
          </table:table-cell>
          <table:table-cell office:value-type="float" office:value="0.013045" calcext:value-type="float">
            <text:p>0,013045</text:p>
          </table:table-cell>
          <table:table-cell office:value-type="float" office:value="0.037852" calcext:value-type="float">
            <text:p>0,037852</text:p>
          </table:table-cell>
          <table:table-cell office:value-type="float" office:value="0.061505" calcext:value-type="float">
            <text:p>0,061505</text:p>
          </table:table-cell>
          <table:table-cell office:value-type="float" office:value="0.085864" calcext:value-type="float">
            <text:p>0,085864</text:p>
          </table:table-cell>
          <table:table-cell office:value-type="float" office:value="0.118706" calcext:value-type="float">
            <text:p>0,118706</text:p>
          </table:table-cell>
          <table:table-cell office:value-type="float" office:value="0.151145" calcext:value-type="float">
            <text:p>0,151145</text:p>
          </table:table-cell>
          <table:table-cell office:value-type="float" office:value="0.182721" calcext:value-type="float">
            <text:p>0,182721</text:p>
          </table:table-cell>
          <table:table-cell office:value-type="float" office:value="0.227697" calcext:value-type="float">
            <text:p>0,227697</text:p>
          </table:table-cell>
          <table:table-cell office:value-type="float" office:value="0.305162" calcext:value-type="float">
            <text:p>0,305162</text:p>
          </table:table-cell>
          <table:table-cell office:value-type="float" office:value="0.412405" calcext:value-type="float">
            <text:p>0,412405</text:p>
          </table:table-cell>
          <table:table-cell office:value-type="float" office:value="0.088153" calcext:value-type="float">
            <text:p>0,08815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12717" calcext:value-type="float">
            <text:p>-0,312717</text:p>
          </table:table-cell>
          <table:table-cell office:value-type="float" office:value="0.006892" calcext:value-type="float">
            <text:p>0,006892</text:p>
          </table:table-cell>
          <table:table-cell office:value-type="float" office:value="0.045061" calcext:value-type="float">
            <text:p>0,045061</text:p>
          </table:table-cell>
          <table:table-cell office:value-type="float" office:value="0.073389" calcext:value-type="float">
            <text:p>0,073389</text:p>
          </table:table-cell>
          <table:table-cell office:value-type="float" office:value="0.098201" calcext:value-type="float">
            <text:p>0,098201</text:p>
          </table:table-cell>
          <table:table-cell office:value-type="float" office:value="0.125203" calcext:value-type="float">
            <text:p>0,125203</text:p>
          </table:table-cell>
          <table:table-cell office:value-type="float" office:value="0.153862" calcext:value-type="float">
            <text:p>0,153862</text:p>
          </table:table-cell>
          <table:table-cell office:value-type="float" office:value="0.190507" calcext:value-type="float">
            <text:p>0,190507</text:p>
          </table:table-cell>
          <table:table-cell office:value-type="float" office:value="0.230692" calcext:value-type="float">
            <text:p>0,230692</text:p>
          </table:table-cell>
          <table:table-cell office:value-type="float" office:value="0.313575" calcext:value-type="float">
            <text:p>0,313575</text:p>
          </table:table-cell>
          <table:table-cell office:value-type="float" office:value="0.412405" calcext:value-type="float">
            <text:p>0,412405</text:p>
          </table:table-cell>
          <table:table-cell office:value-type="float" office:value="0.092467" calcext:value-type="float">
            <text:p>0,09246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263582" calcext:value-type="float">
            <text:p>-0,263582</text:p>
          </table:table-cell>
          <table:table-cell office:value-type="float" office:value="0.011032" calcext:value-type="float">
            <text:p>0,011032</text:p>
          </table:table-cell>
          <table:table-cell office:value-type="float" office:value="0.044954" calcext:value-type="float">
            <text:p>0,044954</text:p>
          </table:table-cell>
          <table:table-cell office:value-type="float" office:value="0.075388" calcext:value-type="float">
            <text:p>0,075388</text:p>
          </table:table-cell>
          <table:table-cell office:value-type="float" office:value="0.09591" calcext:value-type="float">
            <text:p>0,09591</text:p>
          </table:table-cell>
          <table:table-cell office:value-type="float" office:value="0.126162" calcext:value-type="float">
            <text:p>0,126162</text:p>
          </table:table-cell>
          <table:table-cell office:value-type="float" office:value="0.1577" calcext:value-type="float">
            <text:p>0,1577</text:p>
          </table:table-cell>
          <table:table-cell office:value-type="float" office:value="0.188831" calcext:value-type="float">
            <text:p>0,188831</text:p>
          </table:table-cell>
          <table:table-cell office:value-type="float" office:value="0.228604" calcext:value-type="float">
            <text:p>0,228604</text:p>
          </table:table-cell>
          <table:table-cell office:value-type="float" office:value="0.314119" calcext:value-type="float">
            <text:p>0,314119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097912" calcext:value-type="float">
            <text:p>0,0979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514168" calcext:value-type="float">
            <text:p>-0,514168</text:p>
          </table:table-cell>
          <table:table-cell office:value-type="float" office:value="-0.004999" calcext:value-type="float">
            <text:p>-0,004999</text:p>
          </table:table-cell>
          <table:table-cell office:value-type="float" office:value="0.024161" calcext:value-type="float">
            <text:p>0,024161</text:p>
          </table:table-cell>
          <table:table-cell office:value-type="float" office:value="0.055314" calcext:value-type="float">
            <text:p>0,055314</text:p>
          </table:table-cell>
          <table:table-cell office:value-type="float" office:value="0.08282" calcext:value-type="float">
            <text:p>0,08282</text:p>
          </table:table-cell>
          <table:table-cell office:value-type="float" office:value="0.118982" calcext:value-type="float">
            <text:p>0,118982</text:p>
          </table:table-cell>
          <table:table-cell office:value-type="float" office:value="0.14834" calcext:value-type="float">
            <text:p>0,14834</text:p>
          </table:table-cell>
          <table:table-cell office:value-type="float" office:value="0.184273" calcext:value-type="float">
            <text:p>0,184273</text:p>
          </table:table-cell>
          <table:table-cell office:value-type="float" office:value="0.229621" calcext:value-type="float">
            <text:p>0,229621</text:p>
          </table:table-cell>
          <table:table-cell office:value-type="float" office:value="0.320409" calcext:value-type="float">
            <text:p>0,320409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064475" calcext:value-type="float">
            <text:p>0,0644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171834" calcext:value-type="float">
            <text:p>-0,171834</text:p>
          </table:table-cell>
          <table:table-cell office:value-type="float" office:value="0.023568" calcext:value-type="float">
            <text:p>0,023568</text:p>
          </table:table-cell>
          <table:table-cell office:value-type="float" office:value="0.048235" calcext:value-type="float">
            <text:p>0,048235</text:p>
          </table:table-cell>
          <table:table-cell office:value-type="float" office:value="0.077625" calcext:value-type="float">
            <text:p>0,077625</text:p>
          </table:table-cell>
          <table:table-cell office:value-type="float" office:value="0.105361" calcext:value-type="float">
            <text:p>0,105361</text:p>
          </table:table-cell>
          <table:table-cell office:value-type="float" office:value="0.134302" calcext:value-type="float">
            <text:p>0,134302</text:p>
          </table:table-cell>
          <table:table-cell office:value-type="float" office:value="0.161532" calcext:value-type="float">
            <text:p>0,161532</text:p>
          </table:table-cell>
          <table:table-cell office:value-type="float" office:value="0.208411" calcext:value-type="float">
            <text:p>0,208411</text:p>
          </table:table-cell>
          <table:table-cell office:value-type="float" office:value="0.255461" calcext:value-type="float">
            <text:p>0,255461</text:p>
          </table:table-cell>
          <table:table-cell office:value-type="float" office:value="0.341527" calcext:value-type="float">
            <text:p>0,341527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18419" calcext:value-type="float">
            <text:p>0,11841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289318" calcext:value-type="float">
            <text:p>-0,289318</text:p>
          </table:table-cell>
          <table:table-cell office:value-type="float" office:value="0.019977" calcext:value-type="float">
            <text:p>0,019977</text:p>
          </table:table-cell>
          <table:table-cell office:value-type="float" office:value="0.03952" calcext:value-type="float">
            <text:p>0,03952</text:p>
          </table:table-cell>
          <table:table-cell office:value-type="float" office:value="0.071438" calcext:value-type="float">
            <text:p>0,071438</text:p>
          </table:table-cell>
          <table:table-cell office:value-type="float" office:value="0.097623" calcext:value-type="float">
            <text:p>0,097623</text:p>
          </table:table-cell>
          <table:table-cell office:value-type="float" office:value="0.128182" calcext:value-type="float">
            <text:p>0,128182</text:p>
          </table:table-cell>
          <table:table-cell office:value-type="float" office:value="0.157663" calcext:value-type="float">
            <text:p>0,157663</text:p>
          </table:table-cell>
          <table:table-cell office:value-type="float" office:value="0.200974" calcext:value-type="float">
            <text:p>0,200974</text:p>
          </table:table-cell>
          <table:table-cell office:value-type="float" office:value="0.247953" calcext:value-type="float">
            <text:p>0,247953</text:p>
          </table:table-cell>
          <table:table-cell office:value-type="float" office:value="0.334807" calcext:value-type="float">
            <text:p>0,334807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00882" calcext:value-type="float">
            <text:p>0,10088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18657" calcext:value-type="float">
            <text:p>-0,418657</text:p>
          </table:table-cell>
          <table:table-cell office:value-type="float" office:value="0.015143" calcext:value-type="float">
            <text:p>0,015143</text:p>
          </table:table-cell>
          <table:table-cell office:value-type="float" office:value="0.041887" calcext:value-type="float">
            <text:p>0,041887</text:p>
          </table:table-cell>
          <table:table-cell office:value-type="float" office:value="0.070949" calcext:value-type="float">
            <text:p>0,070949</text:p>
          </table:table-cell>
          <table:table-cell office:value-type="float" office:value="0.104207" calcext:value-type="float">
            <text:p>0,104207</text:p>
          </table:table-cell>
          <table:table-cell office:value-type="float" office:value="0.135031" calcext:value-type="float">
            <text:p>0,135031</text:p>
          </table:table-cell>
          <table:table-cell office:value-type="float" office:value="0.167897" calcext:value-type="float">
            <text:p>0,167897</text:p>
          </table:table-cell>
          <table:table-cell office:value-type="float" office:value="0.206077" calcext:value-type="float">
            <text:p>0,206077</text:p>
          </table:table-cell>
          <table:table-cell office:value-type="float" office:value="0.260123" calcext:value-type="float">
            <text:p>0,260123</text:p>
          </table:table-cell>
          <table:table-cell office:value-type="float" office:value="0.346827" calcext:value-type="float">
            <text:p>0,346827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092948" calcext:value-type="float">
            <text:p>0,0929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287492" calcext:value-type="float">
            <text:p>-0,287492</text:p>
          </table:table-cell>
          <table:table-cell office:value-type="float" office:value="0.03084" calcext:value-type="float">
            <text:p>0,03084</text:p>
          </table:table-cell>
          <table:table-cell office:value-type="float" office:value="0.067451" calcext:value-type="float">
            <text:p>0,067451</text:p>
          </table:table-cell>
          <table:table-cell office:value-type="float" office:value="0.096174" calcext:value-type="float">
            <text:p>0,096174</text:p>
          </table:table-cell>
          <table:table-cell office:value-type="float" office:value="0.127213" calcext:value-type="float">
            <text:p>0,127213</text:p>
          </table:table-cell>
          <table:table-cell office:value-type="float" office:value="0.155915" calcext:value-type="float">
            <text:p>0,155915</text:p>
          </table:table-cell>
          <table:table-cell office:value-type="float" office:value="0.191601" calcext:value-type="float">
            <text:p>0,191601</text:p>
          </table:table-cell>
          <table:table-cell office:value-type="float" office:value="0.21431" calcext:value-type="float">
            <text:p>0,21431</text:p>
          </table:table-cell>
          <table:table-cell office:value-type="float" office:value="0.267331" calcext:value-type="float">
            <text:p>0,267331</text:p>
          </table:table-cell>
          <table:table-cell office:value-type="float" office:value="0.350583" calcext:value-type="float">
            <text:p>0,350583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21393" calcext:value-type="float">
            <text:p>0,12139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07998" calcext:value-type="float">
            <text:p>-0,207998</text:p>
          </table:table-cell>
          <table:table-cell office:value-type="float" office:value="0.03799" calcext:value-type="float">
            <text:p>0,03799</text:p>
          </table:table-cell>
          <table:table-cell office:value-type="float" office:value="0.065727" calcext:value-type="float">
            <text:p>0,065727</text:p>
          </table:table-cell>
          <table:table-cell office:value-type="float" office:value="0.093936" calcext:value-type="float">
            <text:p>0,093936</text:p>
          </table:table-cell>
          <table:table-cell office:value-type="float" office:value="0.12504" calcext:value-type="float">
            <text:p>0,12504</text:p>
          </table:table-cell>
          <table:table-cell office:value-type="float" office:value="0.158464" calcext:value-type="float">
            <text:p>0,158464</text:p>
          </table:table-cell>
          <table:table-cell office:value-type="float" office:value="0.189711" calcext:value-type="float">
            <text:p>0,189711</text:p>
          </table:table-cell>
          <table:table-cell office:value-type="float" office:value="0.212289" calcext:value-type="float">
            <text:p>0,212289</text:p>
          </table:table-cell>
          <table:table-cell office:value-type="float" office:value="0.262335" calcext:value-type="float">
            <text:p>0,262335</text:p>
          </table:table-cell>
          <table:table-cell office:value-type="float" office:value="0.350567" calcext:value-type="float">
            <text:p>0,350567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28806" calcext:value-type="float">
            <text:p>0,12880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251599" calcext:value-type="float">
            <text:p>-0,251599</text:p>
          </table:table-cell>
          <table:table-cell office:value-type="float" office:value="0.040858" calcext:value-type="float">
            <text:p>0,040858</text:p>
          </table:table-cell>
          <table:table-cell office:value-type="float" office:value="0.065868" calcext:value-type="float">
            <text:p>0,065868</text:p>
          </table:table-cell>
          <table:table-cell office:value-type="float" office:value="0.099171" calcext:value-type="float">
            <text:p>0,099171</text:p>
          </table:table-cell>
          <table:table-cell office:value-type="float" office:value="0.133977" calcext:value-type="float">
            <text:p>0,133977</text:p>
          </table:table-cell>
          <table:table-cell office:value-type="float" office:value="0.175798" calcext:value-type="float">
            <text:p>0,175798</text:p>
          </table:table-cell>
          <table:table-cell office:value-type="float" office:value="0.208238" calcext:value-type="float">
            <text:p>0,208238</text:p>
          </table:table-cell>
          <table:table-cell office:value-type="float" office:value="0.233675" calcext:value-type="float">
            <text:p>0,233675</text:p>
          </table:table-cell>
          <table:table-cell office:value-type="float" office:value="0.284139" calcext:value-type="float">
            <text:p>0,284139</text:p>
          </table:table-cell>
          <table:table-cell office:value-type="float" office:value="0.361786" calcext:value-type="float">
            <text:p>0,361786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35191" calcext:value-type="float">
            <text:p>0,1351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298169" calcext:value-type="float">
            <text:p>-0,298169</text:p>
          </table:table-cell>
          <table:table-cell office:value-type="float" office:value="0.044201" calcext:value-type="float">
            <text:p>0,044201</text:p>
          </table:table-cell>
          <table:table-cell office:value-type="float" office:value="0.066598" calcext:value-type="float">
            <text:p>0,066598</text:p>
          </table:table-cell>
          <table:table-cell office:value-type="float" office:value="0.101678" calcext:value-type="float">
            <text:p>0,101678</text:p>
          </table:table-cell>
          <table:table-cell office:value-type="float" office:value="0.134273" calcext:value-type="float">
            <text:p>0,134273</text:p>
          </table:table-cell>
          <table:table-cell office:value-type="float" office:value="0.176486" calcext:value-type="float">
            <text:p>0,176486</text:p>
          </table:table-cell>
          <table:table-cell office:value-type="float" office:value="0.206505" calcext:value-type="float">
            <text:p>0,206505</text:p>
          </table:table-cell>
          <table:table-cell office:value-type="float" office:value="0.233072" calcext:value-type="float">
            <text:p>0,233072</text:p>
          </table:table-cell>
          <table:table-cell office:value-type="float" office:value="0.281494" calcext:value-type="float">
            <text:p>0,281494</text:p>
          </table:table-cell>
          <table:table-cell office:value-type="float" office:value="0.36749" calcext:value-type="float">
            <text:p>0,36749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31363" calcext:value-type="float">
            <text:p>0,13136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374054" calcext:value-type="float">
            <text:p>-0,374054</text:p>
          </table:table-cell>
          <table:table-cell office:value-type="float" office:value="0.034245" calcext:value-type="float">
            <text:p>0,034245</text:p>
          </table:table-cell>
          <table:table-cell office:value-type="float" office:value="0.064592" calcext:value-type="float">
            <text:p>0,064592</text:p>
          </table:table-cell>
          <table:table-cell office:value-type="float" office:value="0.098925" calcext:value-type="float">
            <text:p>0,098925</text:p>
          </table:table-cell>
          <table:table-cell office:value-type="float" office:value="0.138234" calcext:value-type="float">
            <text:p>0,138234</text:p>
          </table:table-cell>
          <table:table-cell office:value-type="float" office:value="0.177348" calcext:value-type="float">
            <text:p>0,177348</text:p>
          </table:table-cell>
          <table:table-cell office:value-type="float" office:value="0.204404" calcext:value-type="float">
            <text:p>0,204404</text:p>
          </table:table-cell>
          <table:table-cell office:value-type="float" office:value="0.228685" calcext:value-type="float">
            <text:p>0,228685</text:p>
          </table:table-cell>
          <table:table-cell office:value-type="float" office:value="0.276067" calcext:value-type="float">
            <text:p>0,276067</text:p>
          </table:table-cell>
          <table:table-cell office:value-type="float" office:value="0.363538" calcext:value-type="float">
            <text:p>0,363538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21198" calcext:value-type="float">
            <text:p>0,12119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338574" calcext:value-type="float">
            <text:p>-0,338574</text:p>
          </table:table-cell>
          <table:table-cell office:value-type="float" office:value="0.030958" calcext:value-type="float">
            <text:p>0,030958</text:p>
          </table:table-cell>
          <table:table-cell office:value-type="float" office:value="0.071875" calcext:value-type="float">
            <text:p>0,071875</text:p>
          </table:table-cell>
          <table:table-cell office:value-type="float" office:value="0.10724" calcext:value-type="float">
            <text:p>0,10724</text:p>
          </table:table-cell>
          <table:table-cell office:value-type="float" office:value="0.155903" calcext:value-type="float">
            <text:p>0,155903</text:p>
          </table:table-cell>
          <table:table-cell office:value-type="float" office:value="0.18975" calcext:value-type="float">
            <text:p>0,18975</text:p>
          </table:table-cell>
          <table:table-cell office:value-type="float" office:value="0.21359" calcext:value-type="float">
            <text:p>0,21359</text:p>
          </table:table-cell>
          <table:table-cell office:value-type="float" office:value="0.236596" calcext:value-type="float">
            <text:p>0,236596</text:p>
          </table:table-cell>
          <table:table-cell office:value-type="float" office:value="0.268283" calcext:value-type="float">
            <text:p>0,268283</text:p>
          </table:table-cell>
          <table:table-cell office:value-type="float" office:value="0.356845" calcext:value-type="float">
            <text:p>0,356845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29246" calcext:value-type="float">
            <text:p>0,12924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291834" calcext:value-type="float">
            <text:p>-0,291834</text:p>
          </table:table-cell>
          <table:table-cell office:value-type="float" office:value="0.036156" calcext:value-type="float">
            <text:p>0,036156</text:p>
          </table:table-cell>
          <table:table-cell office:value-type="float" office:value="0.089368" calcext:value-type="float">
            <text:p>0,089368</text:p>
          </table:table-cell>
          <table:table-cell office:value-type="float" office:value="0.13457" calcext:value-type="float">
            <text:p>0,13457</text:p>
          </table:table-cell>
          <table:table-cell office:value-type="float" office:value="0.169631" calcext:value-type="float">
            <text:p>0,169631</text:p>
          </table:table-cell>
          <table:table-cell office:value-type="float" office:value="0.19489" calcext:value-type="float">
            <text:p>0,19489</text:p>
          </table:table-cell>
          <table:table-cell office:value-type="float" office:value="0.218664" calcext:value-type="float">
            <text:p>0,218664</text:p>
          </table:table-cell>
          <table:table-cell office:value-type="float" office:value="0.244617" calcext:value-type="float">
            <text:p>0,244617</text:p>
          </table:table-cell>
          <table:table-cell office:value-type="float" office:value="0.288156" calcext:value-type="float">
            <text:p>0,288156</text:p>
          </table:table-cell>
          <table:table-cell office:value-type="float" office:value="0.383909" calcext:value-type="float">
            <text:p>0,383909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46813" calcext:value-type="float">
            <text:p>0,1468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167461" calcext:value-type="float">
            <text:p>-0,167461</text:p>
          </table:table-cell>
          <table:table-cell office:value-type="float" office:value="0.068893" calcext:value-type="float">
            <text:p>0,068893</text:p>
          </table:table-cell>
          <table:table-cell office:value-type="float" office:value="0.11151" calcext:value-type="float">
            <text:p>0,11151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0.174235" calcext:value-type="float">
            <text:p>0,174235</text:p>
          </table:table-cell>
          <table:table-cell office:value-type="float" office:value="0.19908" calcext:value-type="float">
            <text:p>0,19908</text:p>
          </table:table-cell>
          <table:table-cell office:value-type="float" office:value="0.224721" calcext:value-type="float">
            <text:p>0,224721</text:p>
          </table:table-cell>
          <table:table-cell office:value-type="float" office:value="0.256076" calcext:value-type="float">
            <text:p>0,256076</text:p>
          </table:table-cell>
          <table:table-cell office:value-type="float" office:value="0.291045" calcext:value-type="float">
            <text:p>0,291045</text:p>
          </table:table-cell>
          <table:table-cell office:value-type="float" office:value="0.369273" calcext:value-type="float">
            <text:p>0,369273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67352" calcext:value-type="float">
            <text:p>0,16735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078864" calcext:value-type="float">
            <text:p>-0,078864</text:p>
          </table:table-cell>
          <table:table-cell office:value-type="float" office:value="0.081334" calcext:value-type="float">
            <text:p>0,081334</text:p>
          </table:table-cell>
          <table:table-cell office:value-type="float" office:value="0.124613" calcext:value-type="float">
            <text:p>0,124613</text:p>
          </table:table-cell>
          <table:table-cell office:value-type="float" office:value="0.160283" calcext:value-type="float">
            <text:p>0,160283</text:p>
          </table:table-cell>
          <table:table-cell office:value-type="float" office:value="0.18491" calcext:value-type="float">
            <text:p>0,18491</text:p>
          </table:table-cell>
          <table:table-cell office:value-type="float" office:value="0.208078" calcext:value-type="float">
            <text:p>0,208078</text:p>
          </table:table-cell>
          <table:table-cell office:value-type="float" office:value="0.232154" calcext:value-type="float">
            <text:p>0,232154</text:p>
          </table:table-cell>
          <table:table-cell office:value-type="float" office:value="0.262837" calcext:value-type="float">
            <text:p>0,262837</text:p>
          </table:table-cell>
          <table:table-cell office:value-type="float" office:value="0.30117" calcext:value-type="float">
            <text:p>0,30117</text:p>
          </table:table-cell>
          <table:table-cell office:value-type="float" office:value="0.378049" calcext:value-type="float">
            <text:p>0,378049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85456" calcext:value-type="float">
            <text:p>0,1854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068196" calcext:value-type="float">
            <text:p>-0,068196</text:p>
          </table:table-cell>
          <table:table-cell office:value-type="float" office:value="0.082308" calcext:value-type="float">
            <text:p>0,082308</text:p>
          </table:table-cell>
          <table:table-cell office:value-type="float" office:value="0.118097" calcext:value-type="float">
            <text:p>0,118097</text:p>
          </table:table-cell>
          <table:table-cell office:value-type="float" office:value="0.158048" calcext:value-type="float">
            <text:p>0,158048</text:p>
          </table:table-cell>
          <table:table-cell office:value-type="float" office:value="0.189359" calcext:value-type="float">
            <text:p>0,189359</text:p>
          </table:table-cell>
          <table:table-cell office:value-type="float" office:value="0.211895" calcext:value-type="float">
            <text:p>0,211895</text:p>
          </table:table-cell>
          <table:table-cell office:value-type="float" office:value="0.239463" calcext:value-type="float">
            <text:p>0,239463</text:p>
          </table:table-cell>
          <table:table-cell office:value-type="float" office:value="0.272789" calcext:value-type="float">
            <text:p>0,272789</text:p>
          </table:table-cell>
          <table:table-cell office:value-type="float" office:value="0.308098" calcext:value-type="float">
            <text:p>0,308098</text:p>
          </table:table-cell>
          <table:table-cell office:value-type="float" office:value="0.388366" calcext:value-type="float">
            <text:p>0,388366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90023" calcext:value-type="float">
            <text:p>0,1900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075112" calcext:value-type="float">
            <text:p>-0,075112</text:p>
          </table:table-cell>
          <table:table-cell office:value-type="float" office:value="0.083774" calcext:value-type="float">
            <text:p>0,083774</text:p>
          </table:table-cell>
          <table:table-cell office:value-type="float" office:value="0.120657" calcext:value-type="float">
            <text:p>0,120657</text:p>
          </table:table-cell>
          <table:table-cell office:value-type="float" office:value="0.158622" calcext:value-type="float">
            <text:p>0,158622</text:p>
          </table:table-cell>
          <table:table-cell office:value-type="float" office:value="0.191709" calcext:value-type="float">
            <text:p>0,191709</text:p>
          </table:table-cell>
          <table:table-cell office:value-type="float" office:value="0.217192" calcext:value-type="float">
            <text:p>0,217192</text:p>
          </table:table-cell>
          <table:table-cell office:value-type="float" office:value="0.24954" calcext:value-type="float">
            <text:p>0,24954</text:p>
          </table:table-cell>
          <table:table-cell office:value-type="float" office:value="0.278419" calcext:value-type="float">
            <text:p>0,278419</text:p>
          </table:table-cell>
          <table:table-cell office:value-type="float" office:value="0.310839" calcext:value-type="float">
            <text:p>0,310839</text:p>
          </table:table-cell>
          <table:table-cell office:value-type="float" office:value="0.386585" calcext:value-type="float">
            <text:p>0,386585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92223" calcext:value-type="float">
            <text:p>0,19222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125859" calcext:value-type="float">
            <text:p>-0,125859</text:p>
          </table:table-cell>
          <table:table-cell office:value-type="float" office:value="0.064818" calcext:value-type="float">
            <text:p>0,064818</text:p>
          </table:table-cell>
          <table:table-cell office:value-type="float" office:value="0.116836" calcext:value-type="float">
            <text:p>0,116836</text:p>
          </table:table-cell>
          <table:table-cell office:value-type="float" office:value="0.156058" calcext:value-type="float">
            <text:p>0,156058</text:p>
          </table:table-cell>
          <table:table-cell office:value-type="float" office:value="0.188633" calcext:value-type="float">
            <text:p>0,188633</text:p>
          </table:table-cell>
          <table:table-cell office:value-type="float" office:value="0.216257" calcext:value-type="float">
            <text:p>0,216257</text:p>
          </table:table-cell>
          <table:table-cell office:value-type="float" office:value="0.246254" calcext:value-type="float">
            <text:p>0,246254</text:p>
          </table:table-cell>
          <table:table-cell office:value-type="float" office:value="0.275159" calcext:value-type="float">
            <text:p>0,275159</text:p>
          </table:table-cell>
          <table:table-cell office:value-type="float" office:value="0.312947" calcext:value-type="float">
            <text:p>0,312947</text:p>
          </table:table-cell>
          <table:table-cell office:value-type="float" office:value="0.380697" calcext:value-type="float">
            <text:p>0,380697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8318" calcext:value-type="float">
            <text:p>0,183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206215" calcext:value-type="float">
            <text:p>-0,206215</text:p>
          </table:table-cell>
          <table:table-cell office:value-type="float" office:value="0.067187" calcext:value-type="float">
            <text:p>0,067187</text:p>
          </table:table-cell>
          <table:table-cell office:value-type="float" office:value="0.117781" calcext:value-type="float">
            <text:p>0,117781</text:p>
          </table:table-cell>
          <table:table-cell office:value-type="float" office:value="0.164629" calcext:value-type="float">
            <text:p>0,164629</text:p>
          </table:table-cell>
          <table:table-cell office:value-type="float" office:value="0.195444" calcext:value-type="float">
            <text:p>0,195444</text:p>
          </table:table-cell>
          <table:table-cell office:value-type="float" office:value="0.219394" calcext:value-type="float">
            <text:p>0,219394</text:p>
          </table:table-cell>
          <table:table-cell office:value-type="float" office:value="0.242955" calcext:value-type="float">
            <text:p>0,242955</text:p>
          </table:table-cell>
          <table:table-cell office:value-type="float" office:value="0.267881" calcext:value-type="float">
            <text:p>0,267881</text:p>
          </table:table-cell>
          <table:table-cell office:value-type="float" office:value="0.313438" calcext:value-type="float">
            <text:p>0,313438</text:p>
          </table:table-cell>
          <table:table-cell office:value-type="float" office:value="0.384032" calcext:value-type="float">
            <text:p>0,384032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76653" calcext:value-type="float">
            <text:p>0,17665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187761" calcext:value-type="float">
            <text:p>-0,187761</text:p>
          </table:table-cell>
          <table:table-cell office:value-type="float" office:value="0.084183" calcext:value-type="float">
            <text:p>0,084183</text:p>
          </table:table-cell>
          <table:table-cell office:value-type="float" office:value="0.142476" calcext:value-type="float">
            <text:p>0,142476</text:p>
          </table:table-cell>
          <table:table-cell office:value-type="float" office:value="0.176665" calcext:value-type="float">
            <text:p>0,176665</text:p>
          </table:table-cell>
          <table:table-cell office:value-type="float" office:value="0.199905" calcext:value-type="float">
            <text:p>0,199905</text:p>
          </table:table-cell>
          <table:table-cell office:value-type="float" office:value="0.22358" calcext:value-type="float">
            <text:p>0,22358</text:p>
          </table:table-cell>
          <table:table-cell office:value-type="float" office:value="0.2513" calcext:value-type="float">
            <text:p>0,2513</text:p>
          </table:table-cell>
          <table:table-cell office:value-type="float" office:value="0.279556" calcext:value-type="float">
            <text:p>0,279556</text:p>
          </table:table-cell>
          <table:table-cell office:value-type="float" office:value="0.324842" calcext:value-type="float">
            <text:p>0,324842</text:p>
          </table:table-cell>
          <table:table-cell office:value-type="float" office:value="0.385111" calcext:value-type="float">
            <text:p>0,385111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87986" calcext:value-type="float">
            <text:p>0,18798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262603" calcext:value-type="float">
            <text:p>-0,262603</text:p>
          </table:table-cell>
          <table:table-cell office:value-type="float" office:value="0.079392" calcext:value-type="float">
            <text:p>0,079392</text:p>
          </table:table-cell>
          <table:table-cell office:value-type="float" office:value="0.138247" calcext:value-type="float">
            <text:p>0,138247</text:p>
          </table:table-cell>
          <table:table-cell office:value-type="float" office:value="0.170136" calcext:value-type="float">
            <text:p>0,170136</text:p>
          </table:table-cell>
          <table:table-cell office:value-type="float" office:value="0.199019" calcext:value-type="float">
            <text:p>0,199019</text:p>
          </table:table-cell>
          <table:table-cell office:value-type="float" office:value="0.227474" calcext:value-type="float">
            <text:p>0,227474</text:p>
          </table:table-cell>
          <table:table-cell office:value-type="float" office:value="0.250492" calcext:value-type="float">
            <text:p>0,250492</text:p>
          </table:table-cell>
          <table:table-cell office:value-type="float" office:value="0.275918" calcext:value-type="float">
            <text:p>0,275918</text:p>
          </table:table-cell>
          <table:table-cell office:value-type="float" office:value="0.313086" calcext:value-type="float">
            <text:p>0,313086</text:p>
          </table:table-cell>
          <table:table-cell office:value-type="float" office:value="0.375799" calcext:value-type="float">
            <text:p>0,375799</text:p>
          </table:table-cell>
          <table:table-cell office:value-type="float" office:value="0.429917" calcext:value-type="float">
            <text:p>0,429917</text:p>
          </table:table-cell>
          <table:table-cell office:value-type="float" office:value="0.176696" calcext:value-type="float">
            <text:p>0,1766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2035" calcext:value-type="float">
            <text:p>-0,02035</text:p>
          </table:table-cell>
          <table:table-cell office:value-type="float" office:value="0.026591" calcext:value-type="float">
            <text:p>0,026591</text:p>
          </table:table-cell>
          <table:table-cell office:value-type="float" office:value="0.092506" calcext:value-type="float">
            <text:p>0,092506</text:p>
          </table:table-cell>
          <table:table-cell office:value-type="float" office:value="0.144968" calcext:value-type="float">
            <text:p>0,144968</text:p>
          </table:table-cell>
          <table:table-cell office:value-type="float" office:value="0.178411" calcext:value-type="float">
            <text:p>0,178411</text:p>
          </table:table-cell>
          <table:table-cell office:value-type="float" office:value="0.204163" calcext:value-type="float">
            <text:p>0,204163</text:p>
          </table:table-cell>
          <table:table-cell office:value-type="float" office:value="0.226011" calcext:value-type="float">
            <text:p>0,226011</text:p>
          </table:table-cell>
          <table:table-cell office:value-type="float" office:value="0.248064" calcext:value-type="float">
            <text:p>0,248064</text:p>
          </table:table-cell>
          <table:table-cell office:value-type="float" office:value="0.278236" calcext:value-type="float">
            <text:p>0,278236</text:p>
          </table:table-cell>
          <table:table-cell office:value-type="float" office:value="0.313783" calcext:value-type="float">
            <text:p>0,313783</text:p>
          </table:table-cell>
          <table:table-cell office:value-type="float" office:value="0.381084" calcext:value-type="float">
            <text:p>0,381084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09382" calcext:value-type="float">
            <text:p>0,2093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018385" calcext:value-type="float">
            <text:p>-0,018385</text:p>
          </table:table-cell>
          <table:table-cell office:value-type="float" office:value="0.090787" calcext:value-type="float">
            <text:p>0,090787</text:p>
          </table:table-cell>
          <table:table-cell office:value-type="float" office:value="0.129465" calcext:value-type="float">
            <text:p>0,129465</text:p>
          </table:table-cell>
          <table:table-cell office:value-type="float" office:value="0.170082" calcext:value-type="float">
            <text:p>0,170082</text:p>
          </table:table-cell>
          <table:table-cell office:value-type="float" office:value="0.202079" calcext:value-type="float">
            <text:p>0,202079</text:p>
          </table:table-cell>
          <table:table-cell office:value-type="float" office:value="0.224081" calcext:value-type="float">
            <text:p>0,224081</text:p>
          </table:table-cell>
          <table:table-cell office:value-type="float" office:value="0.249236" calcext:value-type="float">
            <text:p>0,249236</text:p>
          </table:table-cell>
          <table:table-cell office:value-type="float" office:value="0.277944" calcext:value-type="float">
            <text:p>0,277944</text:p>
          </table:table-cell>
          <table:table-cell office:value-type="float" office:value="0.315107" calcext:value-type="float">
            <text:p>0,315107</text:p>
          </table:table-cell>
          <table:table-cell office:value-type="float" office:value="0.387788" calcext:value-type="float">
            <text:p>0,387788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02818" calcext:value-type="float">
            <text:p>0,2028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065494" calcext:value-type="float">
            <text:p>-0,065494</text:p>
          </table:table-cell>
          <table:table-cell office:value-type="float" office:value="0.090054" calcext:value-type="float">
            <text:p>0,090054</text:p>
          </table:table-cell>
          <table:table-cell office:value-type="float" office:value="0.139442" calcext:value-type="float">
            <text:p>0,139442</text:p>
          </table:table-cell>
          <table:table-cell office:value-type="float" office:value="0.171327" calcext:value-type="float">
            <text:p>0,171327</text:p>
          </table:table-cell>
          <table:table-cell office:value-type="float" office:value="0.200564" calcext:value-type="float">
            <text:p>0,200564</text:p>
          </table:table-cell>
          <table:table-cell office:value-type="float" office:value="0.220238" calcext:value-type="float">
            <text:p>0,220238</text:p>
          </table:table-cell>
          <table:table-cell office:value-type="float" office:value="0.243815" calcext:value-type="float">
            <text:p>0,243815</text:p>
          </table:table-cell>
          <table:table-cell office:value-type="float" office:value="0.268129" calcext:value-type="float">
            <text:p>0,268129</text:p>
          </table:table-cell>
          <table:table-cell office:value-type="float" office:value="0.306828" calcext:value-type="float">
            <text:p>0,306828</text:p>
          </table:table-cell>
          <table:table-cell office:value-type="float" office:value="0.382021" calcext:value-type="float">
            <text:p>0,382021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195692" calcext:value-type="float">
            <text:p>0,19569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019297" calcext:value-type="float">
            <text:p>-0,019297</text:p>
          </table:table-cell>
          <table:table-cell office:value-type="float" office:value="0.086767" calcext:value-type="float">
            <text:p>0,086767</text:p>
          </table:table-cell>
          <table:table-cell office:value-type="float" office:value="0.137525" calcext:value-type="float">
            <text:p>0,137525</text:p>
          </table:table-cell>
          <table:table-cell office:value-type="float" office:value="0.176622" calcext:value-type="float">
            <text:p>0,176622</text:p>
          </table:table-cell>
          <table:table-cell office:value-type="float" office:value="0.203676" calcext:value-type="float">
            <text:p>0,203676</text:p>
          </table:table-cell>
          <table:table-cell office:value-type="float" office:value="0.224987" calcext:value-type="float">
            <text:p>0,224987</text:p>
          </table:table-cell>
          <table:table-cell office:value-type="float" office:value="0.249307" calcext:value-type="float">
            <text:p>0,249307</text:p>
          </table:table-cell>
          <table:table-cell office:value-type="float" office:value="0.275776" calcext:value-type="float">
            <text:p>0,275776</text:p>
          </table:table-cell>
          <table:table-cell office:value-type="float" office:value="0.314011" calcext:value-type="float">
            <text:p>0,314011</text:p>
          </table:table-cell>
          <table:table-cell office:value-type="float" office:value="0.394808" calcext:value-type="float">
            <text:p>0,394808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04418" calcext:value-type="float">
            <text:p>0,2044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53684" calcext:value-type="float">
            <text:p>-0,053684</text:p>
          </table:table-cell>
          <table:table-cell office:value-type="float" office:value="0.030593" calcext:value-type="float">
            <text:p>0,030593</text:p>
          </table:table-cell>
          <table:table-cell office:value-type="float" office:value="0.094543" calcext:value-type="float">
            <text:p>0,094543</text:p>
          </table:table-cell>
          <table:table-cell office:value-type="float" office:value="0.137912" calcext:value-type="float">
            <text:p>0,137912</text:p>
          </table:table-cell>
          <table:table-cell office:value-type="float" office:value="0.166283" calcext:value-type="float">
            <text:p>0,166283</text:p>
          </table:table-cell>
          <table:table-cell office:value-type="float" office:value="0.19499" calcext:value-type="float">
            <text:p>0,19499</text:p>
          </table:table-cell>
          <table:table-cell office:value-type="float" office:value="0.217266" calcext:value-type="float">
            <text:p>0,217266</text:p>
          </table:table-cell>
          <table:table-cell office:value-type="float" office:value="0.237382" calcext:value-type="float">
            <text:p>0,237382</text:p>
          </table:table-cell>
          <table:table-cell office:value-type="float" office:value="0.269286" calcext:value-type="float">
            <text:p>0,269286</text:p>
          </table:table-cell>
          <table:table-cell office:value-type="float" office:value="0.314071" calcext:value-type="float">
            <text:p>0,314071</text:p>
          </table:table-cell>
          <table:table-cell office:value-type="float" office:value="0.4047" calcext:value-type="float">
            <text:p>0,4047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06703" calcext:value-type="float">
            <text:p>0,20670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0.104526" calcext:value-type="float">
            <text:p>0,104526</text:p>
          </table:table-cell>
          <table:table-cell office:value-type="float" office:value="0.143842" calcext:value-type="float">
            <text:p>0,143842</text:p>
          </table:table-cell>
          <table:table-cell office:value-type="float" office:value="0.179684" calcext:value-type="float">
            <text:p>0,179684</text:p>
          </table:table-cell>
          <table:table-cell office:value-type="float" office:value="0.204732" calcext:value-type="float">
            <text:p>0,204732</text:p>
          </table:table-cell>
          <table:table-cell office:value-type="float" office:value="0.228897" calcext:value-type="float">
            <text:p>0,228897</text:p>
          </table:table-cell>
          <table:table-cell office:value-type="float" office:value="0.255218" calcext:value-type="float">
            <text:p>0,255218</text:p>
          </table:table-cell>
          <table:table-cell office:value-type="float" office:value="0.284668" calcext:value-type="float">
            <text:p>0,284668</text:p>
          </table:table-cell>
          <table:table-cell office:value-type="float" office:value="0.32835" calcext:value-type="float">
            <text:p>0,32835</text:p>
          </table:table-cell>
          <table:table-cell office:value-type="float" office:value="0.407877" calcext:value-type="float">
            <text:p>0,407877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14095" calcext:value-type="float">
            <text:p>0,21409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05056" calcext:value-type="float">
            <text:p>-0,005056</text:p>
          </table:table-cell>
          <table:table-cell office:value-type="float" office:value="0.053278" calcext:value-type="float">
            <text:p>0,053278</text:p>
          </table:table-cell>
          <table:table-cell office:value-type="float" office:value="0.119102" calcext:value-type="float">
            <text:p>0,119102</text:p>
          </table:table-cell>
          <table:table-cell office:value-type="float" office:value="0.152024" calcext:value-type="float">
            <text:p>0,152024</text:p>
          </table:table-cell>
          <table:table-cell office:value-type="float" office:value="0.184235" calcext:value-type="float">
            <text:p>0,184235</text:p>
          </table:table-cell>
          <table:table-cell office:value-type="float" office:value="0.209039" calcext:value-type="float">
            <text:p>0,209039</text:p>
          </table:table-cell>
          <table:table-cell office:value-type="float" office:value="0.232097" calcext:value-type="float">
            <text:p>0,232097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294052" calcext:value-type="float">
            <text:p>0,294052</text:p>
          </table:table-cell>
          <table:table-cell office:value-type="float" office:value="0.345182" calcext:value-type="float">
            <text:p>0,345182</text:p>
          </table:table-cell>
          <table:table-cell office:value-type="float" office:value="0.405034" calcext:value-type="float">
            <text:p>0,405034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25152" calcext:value-type="float">
            <text:p>0,2251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039668" calcext:value-type="float">
            <text:p>-0,039668</text:p>
          </table:table-cell>
          <table:table-cell office:value-type="float" office:value="0.09805" calcext:value-type="float">
            <text:p>0,09805</text:p>
          </table:table-cell>
          <table:table-cell office:value-type="float" office:value="0.148768" calcext:value-type="float">
            <text:p>0,148768</text:p>
          </table:table-cell>
          <table:table-cell office:value-type="float" office:value="0.179424" calcext:value-type="float">
            <text:p>0,179424</text:p>
          </table:table-cell>
          <table:table-cell office:value-type="float" office:value="0.201303" calcext:value-type="float">
            <text:p>0,201303</text:p>
          </table:table-cell>
          <table:table-cell office:value-type="float" office:value="0.227367" calcext:value-type="float">
            <text:p>0,227367</text:p>
          </table:table-cell>
          <table:table-cell office:value-type="float" office:value="0.254448" calcext:value-type="float">
            <text:p>0,254448</text:p>
          </table:table-cell>
          <table:table-cell office:value-type="float" office:value="0.292543" calcext:value-type="float">
            <text:p>0,292543</text:p>
          </table:table-cell>
          <table:table-cell office:value-type="float" office:value="0.33895" calcext:value-type="float">
            <text:p>0,33895</text:p>
          </table:table-cell>
          <table:table-cell office:value-type="float" office:value="0.402341" calcext:value-type="float">
            <text:p>0,402341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10352" calcext:value-type="float">
            <text:p>0,21035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04462" calcext:value-type="float">
            <text:p>-0,004462</text:p>
          </table:table-cell>
          <table:table-cell office:value-type="float" office:value="0.046525" calcext:value-type="float">
            <text:p>0,046525</text:p>
          </table:table-cell>
          <table:table-cell office:value-type="float" office:value="0.12287" calcext:value-type="float">
            <text:p>0,12287</text:p>
          </table:table-cell>
          <table:table-cell office:value-type="float" office:value="0.171412" calcext:value-type="float">
            <text:p>0,171412</text:p>
          </table:table-cell>
          <table:table-cell office:value-type="float" office:value="0.192824" calcext:value-type="float">
            <text:p>0,192824</text:p>
          </table:table-cell>
          <table:table-cell office:value-type="float" office:value="0.212771" calcext:value-type="float">
            <text:p>0,212771</text:p>
          </table:table-cell>
          <table:table-cell office:value-type="float" office:value="0.234769" calcext:value-type="float">
            <text:p>0,234769</text:p>
          </table:table-cell>
          <table:table-cell office:value-type="float" office:value="0.263828" calcext:value-type="float">
            <text:p>0,263828</text:p>
          </table:table-cell>
          <table:table-cell office:value-type="float" office:value="0.291827" calcext:value-type="float">
            <text:p>0,291827</text:p>
          </table:table-cell>
          <table:table-cell office:value-type="float" office:value="0.330794" calcext:value-type="float">
            <text:p>0,330794</text:p>
          </table:table-cell>
          <table:table-cell office:value-type="float" office:value="0.394706" calcext:value-type="float">
            <text:p>0,394706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26233" calcext:value-type="float">
            <text:p>0,22623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048914" calcext:value-type="float">
            <text:p>-0,048914</text:p>
          </table:table-cell>
          <table:table-cell office:value-type="float" office:value="0.093921" calcext:value-type="float">
            <text:p>0,093921</text:p>
          </table:table-cell>
          <table:table-cell office:value-type="float" office:value="0.137427" calcext:value-type="float">
            <text:p>0,137427</text:p>
          </table:table-cell>
          <table:table-cell office:value-type="float" office:value="0.176364" calcext:value-type="float">
            <text:p>0,176364</text:p>
          </table:table-cell>
          <table:table-cell office:value-type="float" office:value="0.199034" calcext:value-type="float">
            <text:p>0,199034</text:p>
          </table:table-cell>
          <table:table-cell office:value-type="float" office:value="0.229007" calcext:value-type="float">
            <text:p>0,229007</text:p>
          </table:table-cell>
          <table:table-cell office:value-type="float" office:value="0.261653" calcext:value-type="float">
            <text:p>0,261653</text:p>
          </table:table-cell>
          <table:table-cell office:value-type="float" office:value="0.289307" calcext:value-type="float">
            <text:p>0,289307</text:p>
          </table:table-cell>
          <table:table-cell office:value-type="float" office:value="0.322713" calcext:value-type="float">
            <text:p>0,322713</text:p>
          </table:table-cell>
          <table:table-cell office:value-type="float" office:value="0.392287" calcext:value-type="float">
            <text:p>0,392287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0528" calcext:value-type="float">
            <text:p>0,205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110646" calcext:value-type="float">
            <text:p>0,110646</text:p>
          </table:table-cell>
          <table:table-cell office:value-type="float" office:value="0.154129" calcext:value-type="float">
            <text:p>0,154129</text:p>
          </table:table-cell>
          <table:table-cell office:value-type="float" office:value="0.187067" calcext:value-type="float">
            <text:p>0,187067</text:p>
          </table:table-cell>
          <table:table-cell office:value-type="float" office:value="0.214593" calcext:value-type="float">
            <text:p>0,214593</text:p>
          </table:table-cell>
          <table:table-cell office:value-type="float" office:value="0.249206" calcext:value-type="float">
            <text:p>0,249206</text:p>
          </table:table-cell>
          <table:table-cell office:value-type="float" office:value="0.272156" calcext:value-type="float">
            <text:p>0,272156</text:p>
          </table:table-cell>
          <table:table-cell office:value-type="float" office:value="0.298834" calcext:value-type="float">
            <text:p>0,298834</text:p>
          </table:table-cell>
          <table:table-cell office:value-type="float" office:value="0.338582" calcext:value-type="float">
            <text:p>0,338582</text:p>
          </table:table-cell>
          <table:table-cell office:value-type="float" office:value="0.40162" calcext:value-type="float">
            <text:p>0,40162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24033" calcext:value-type="float">
            <text:p>0,22403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29602" calcext:value-type="float">
            <text:p>-0,029602</text:p>
          </table:table-cell>
          <table:table-cell office:value-type="float" office:value="0.047942" calcext:value-type="float">
            <text:p>0,047942</text:p>
          </table:table-cell>
          <table:table-cell office:value-type="float" office:value="0.120905" calcext:value-type="float">
            <text:p>0,120905</text:p>
          </table:table-cell>
          <table:table-cell office:value-type="float" office:value="0.176245" calcext:value-type="float">
            <text:p>0,176245</text:p>
          </table:table-cell>
          <table:table-cell office:value-type="float" office:value="0.2062" calcext:value-type="float">
            <text:p>0,2062</text:p>
          </table:table-cell>
          <table:table-cell office:value-type="float" office:value="0.239987" calcext:value-type="float">
            <text:p>0,239987</text:p>
          </table:table-cell>
          <table:table-cell office:value-type="float" office:value="0.261947" calcext:value-type="float">
            <text:p>0,261947</text:p>
          </table:table-cell>
          <table:table-cell office:value-type="float" office:value="0.285986" calcext:value-type="float">
            <text:p>0,285986</text:p>
          </table:table-cell>
          <table:table-cell office:value-type="float" office:value="0.320681" calcext:value-type="float">
            <text:p>0,320681</text:p>
          </table:table-cell>
          <table:table-cell office:value-type="float" office:value="0.35413" calcext:value-type="float">
            <text:p>0,35413</text:p>
          </table:table-cell>
          <table:table-cell office:value-type="float" office:value="0.407122" calcext:value-type="float">
            <text:p>0,407122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42114" calcext:value-type="float">
            <text:p>0,2421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011702" calcext:value-type="float">
            <text:p>0,011702</text:p>
          </table:table-cell>
          <table:table-cell office:value-type="float" office:value="0.13521" calcext:value-type="float">
            <text:p>0,13521</text:p>
          </table:table-cell>
          <table:table-cell office:value-type="float" office:value="0.183992" calcext:value-type="float">
            <text:p>0,183992</text:p>
          </table:table-cell>
          <table:table-cell office:value-type="float" office:value="0.211698" calcext:value-type="float">
            <text:p>0,211698</text:p>
          </table:table-cell>
          <table:table-cell office:value-type="float" office:value="0.238629" calcext:value-type="float">
            <text:p>0,238629</text:p>
          </table:table-cell>
          <table:table-cell office:value-type="float" office:value="0.26292" calcext:value-type="float">
            <text:p>0,26292</text:p>
          </table:table-cell>
          <table:table-cell office:value-type="float" office:value="0.288881" calcext:value-type="float">
            <text:p>0,288881</text:p>
          </table:table-cell>
          <table:table-cell office:value-type="float" office:value="0.323101" calcext:value-type="float">
            <text:p>0,323101</text:p>
          </table:table-cell>
          <table:table-cell office:value-type="float" office:value="0.35668" calcext:value-type="float">
            <text:p>0,35668</text:p>
          </table:table-cell>
          <table:table-cell office:value-type="float" office:value="0.401575" calcext:value-type="float">
            <text:p>0,401575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41439" calcext:value-type="float">
            <text:p>0,24143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3195" calcext:value-type="float">
            <text:p>-0,03195</text:p>
          </table:table-cell>
          <table:table-cell office:value-type="float" office:value="0.06515" calcext:value-type="float">
            <text:p>0,06515</text:p>
          </table:table-cell>
          <table:table-cell office:value-type="float" office:value="0.160373" calcext:value-type="float">
            <text:p>0,160373</text:p>
          </table:table-cell>
          <table:table-cell office:value-type="float" office:value="0.198115" calcext:value-type="float">
            <text:p>0,198115</text:p>
          </table:table-cell>
          <table:table-cell office:value-type="float" office:value="0.226281" calcext:value-type="float">
            <text:p>0,226281</text:p>
          </table:table-cell>
          <table:table-cell office:value-type="float" office:value="0.247514" calcext:value-type="float">
            <text:p>0,247514</text:p>
          </table:table-cell>
          <table:table-cell office:value-type="float" office:value="0.269107" calcext:value-type="float">
            <text:p>0,269107</text:p>
          </table:table-cell>
          <table:table-cell office:value-type="float" office:value="0.294176" calcext:value-type="float">
            <text:p>0,294176</text:p>
          </table:table-cell>
          <table:table-cell office:value-type="float" office:value="0.328443" calcext:value-type="float">
            <text:p>0,328443</text:p>
          </table:table-cell>
          <table:table-cell office:value-type="float" office:value="0.360009" calcext:value-type="float">
            <text:p>0,360009</text:p>
          </table:table-cell>
          <table:table-cell office:value-type="float" office:value="0.405509" calcext:value-type="float">
            <text:p>0,405509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55468" calcext:value-type="float">
            <text:p>0,2554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01633" calcext:value-type="float">
            <text:p>0,01633</text:p>
          </table:table-cell>
          <table:table-cell office:value-type="float" office:value="0.146394" calcext:value-type="float">
            <text:p>0,146394</text:p>
          </table:table-cell>
          <table:table-cell office:value-type="float" office:value="0.199314" calcext:value-type="float">
            <text:p>0,199314</text:p>
          </table:table-cell>
          <table:table-cell office:value-type="float" office:value="0.228468" calcext:value-type="float">
            <text:p>0,228468</text:p>
          </table:table-cell>
          <table:table-cell office:value-type="float" office:value="0.255402" calcext:value-type="float">
            <text:p>0,255402</text:p>
          </table:table-cell>
          <table:table-cell office:value-type="float" office:value="0.281278" calcext:value-type="float">
            <text:p>0,281278</text:p>
          </table:table-cell>
          <table:table-cell office:value-type="float" office:value="0.316141" calcext:value-type="float">
            <text:p>0,316141</text:p>
          </table:table-cell>
          <table:table-cell office:value-type="float" office:value="0.343197" calcext:value-type="float">
            <text:p>0,343197</text:p>
          </table:table-cell>
          <table:table-cell office:value-type="float" office:value="0.372068" calcext:value-type="float">
            <text:p>0,372068</text:p>
          </table:table-cell>
          <table:table-cell office:value-type="float" office:value="0.412493" calcext:value-type="float">
            <text:p>0,412493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57108" calcext:value-type="float">
            <text:p>0,2571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3195" calcext:value-type="float">
            <text:p>-0,03195</text:p>
          </table:table-cell>
          <table:table-cell office:value-type="float" office:value="0.075953" calcext:value-type="float">
            <text:p>0,075953</text:p>
          </table:table-cell>
          <table:table-cell office:value-type="float" office:value="0.169424" calcext:value-type="float">
            <text:p>0,169424</text:p>
          </table:table-cell>
          <table:table-cell office:value-type="float" office:value="0.209624" calcext:value-type="float">
            <text:p>0,209624</text:p>
          </table:table-cell>
          <table:table-cell office:value-type="float" office:value="0.241761" calcext:value-type="float">
            <text:p>0,241761</text:p>
          </table:table-cell>
          <table:table-cell office:value-type="float" office:value="0.262307" calcext:value-type="float">
            <text:p>0,262307</text:p>
          </table:table-cell>
          <table:table-cell office:value-type="float" office:value="0.285053" calcext:value-type="float">
            <text:p>0,285053</text:p>
          </table:table-cell>
          <table:table-cell office:value-type="float" office:value="0.313873" calcext:value-type="float">
            <text:p>0,313873</text:p>
          </table:table-cell>
          <table:table-cell office:value-type="float" office:value="0.347833" calcext:value-type="float">
            <text:p>0,347833</text:p>
          </table:table-cell>
          <table:table-cell office:value-type="float" office:value="0.370134" calcext:value-type="float">
            <text:p>0,370134</text:p>
          </table:table-cell>
          <table:table-cell office:value-type="float" office:value="0.413151" calcext:value-type="float">
            <text:p>0,413151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68911" calcext:value-type="float">
            <text:p>0,26891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174825" calcext:value-type="float">
            <text:p>0,174825</text:p>
          </table:table-cell>
          <table:table-cell office:value-type="float" office:value="0.216978" calcext:value-type="float">
            <text:p>0,216978</text:p>
          </table:table-cell>
          <table:table-cell office:value-type="float" office:value="0.24532" calcext:value-type="float">
            <text:p>0,24532</text:p>
          </table:table-cell>
          <table:table-cell office:value-type="float" office:value="0.26883" calcext:value-type="float">
            <text:p>0,26883</text:p>
          </table:table-cell>
          <table:table-cell office:value-type="float" office:value="0.296166" calcext:value-type="float">
            <text:p>0,296166</text:p>
          </table:table-cell>
          <table:table-cell office:value-type="float" office:value="0.323356" calcext:value-type="float">
            <text:p>0,323356</text:p>
          </table:table-cell>
          <table:table-cell office:value-type="float" office:value="0.353475" calcext:value-type="float">
            <text:p>0,353475</text:p>
          </table:table-cell>
          <table:table-cell office:value-type="float" office:value="0.37575" calcext:value-type="float">
            <text:p>0,37575</text:p>
          </table:table-cell>
          <table:table-cell office:value-type="float" office:value="0.414669" calcext:value-type="float">
            <text:p>0,414669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66993" calcext:value-type="float">
            <text:p>0,26699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54425" calcext:value-type="float">
            <text:p>-0,054425</text:p>
          </table:table-cell>
          <table:table-cell office:value-type="float" office:value="0.08716" calcext:value-type="float">
            <text:p>0,08716</text:p>
          </table:table-cell>
          <table:table-cell office:value-type="float" office:value="0.173525" calcext:value-type="float">
            <text:p>0,173525</text:p>
          </table:table-cell>
          <table:table-cell office:value-type="float" office:value="0.220787" calcext:value-type="float">
            <text:p>0,220787</text:p>
          </table:table-cell>
          <table:table-cell office:value-type="float" office:value="0.251905" calcext:value-type="float">
            <text:p>0,251905</text:p>
          </table:table-cell>
          <table:table-cell office:value-type="float" office:value="0.275469" calcext:value-type="float">
            <text:p>0,275469</text:p>
          </table:table-cell>
          <table:table-cell office:value-type="float" office:value="0.308592" calcext:value-type="float">
            <text:p>0,308592</text:p>
          </table:table-cell>
          <table:table-cell office:value-type="float" office:value="0.341287" calcext:value-type="float">
            <text:p>0,341287</text:p>
          </table:table-cell>
          <table:table-cell office:value-type="float" office:value="0.360701" calcext:value-type="float">
            <text:p>0,360701</text:p>
          </table:table-cell>
          <table:table-cell office:value-type="float" office:value="0.379082" calcext:value-type="float">
            <text:p>0,379082</text:p>
          </table:table-cell>
          <table:table-cell office:value-type="float" office:value="0.414547" calcext:value-type="float">
            <text:p>0,414547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81306" calcext:value-type="float">
            <text:p>0,28130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039466" calcext:value-type="float">
            <text:p>0,039466</text:p>
          </table:table-cell>
          <table:table-cell office:value-type="float" office:value="0.174121" calcext:value-type="float">
            <text:p>0,174121</text:p>
          </table:table-cell>
          <table:table-cell office:value-type="float" office:value="0.218267" calcext:value-type="float">
            <text:p>0,218267</text:p>
          </table:table-cell>
          <table:table-cell office:value-type="float" office:value="0.256248" calcext:value-type="float">
            <text:p>0,256248</text:p>
          </table:table-cell>
          <table:table-cell office:value-type="float" office:value="0.278985" calcext:value-type="float">
            <text:p>0,278985</text:p>
          </table:table-cell>
          <table:table-cell office:value-type="float" office:value="0.305594" calcext:value-type="float">
            <text:p>0,305594</text:p>
          </table:table-cell>
          <table:table-cell office:value-type="float" office:value="0.333516" calcext:value-type="float">
            <text:p>0,333516</text:p>
          </table:table-cell>
          <table:table-cell office:value-type="float" office:value="0.357781" calcext:value-type="float">
            <text:p>0,357781</text:p>
          </table:table-cell>
          <table:table-cell office:value-type="float" office:value="0.377815" calcext:value-type="float">
            <text:p>0,377815</text:p>
          </table:table-cell>
          <table:table-cell office:value-type="float" office:value="0.410906" calcext:value-type="float">
            <text:p>0,410906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7527" calcext:value-type="float">
            <text:p>0,275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14234" calcext:value-type="float">
            <text:p>-0,014234</text:p>
          </table:table-cell>
          <table:table-cell office:value-type="float" office:value="0.061131" calcext:value-type="float">
            <text:p>0,061131</text:p>
          </table:table-cell>
          <table:table-cell office:value-type="float" office:value="0.177149" calcext:value-type="float">
            <text:p>0,177149</text:p>
          </table:table-cell>
          <table:table-cell office:value-type="float" office:value="0.230687" calcext:value-type="float">
            <text:p>0,230687</text:p>
          </table:table-cell>
          <table:table-cell office:value-type="float" office:value="0.2575" calcext:value-type="float">
            <text:p>0,2575</text:p>
          </table:table-cell>
          <table:table-cell office:value-type="float" office:value="0.277691" calcext:value-type="float">
            <text:p>0,277691</text:p>
          </table:table-cell>
          <table:table-cell office:value-type="float" office:value="0.303406" calcext:value-type="float">
            <text:p>0,303406</text:p>
          </table:table-cell>
          <table:table-cell office:value-type="float" office:value="0.331445" calcext:value-type="float">
            <text:p>0,331445</text:p>
          </table:table-cell>
          <table:table-cell office:value-type="float" office:value="0.355649" calcext:value-type="float">
            <text:p>0,355649</text:p>
          </table:table-cell>
          <table:table-cell office:value-type="float" office:value="0.376613" calcext:value-type="float">
            <text:p>0,376613</text:p>
          </table:table-cell>
          <table:table-cell office:value-type="float" office:value="0.41262" calcext:value-type="float">
            <text:p>0,41262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78389" calcext:value-type="float">
            <text:p>0,27838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2355" calcext:value-type="float">
            <text:p>-0,02355</text:p>
          </table:table-cell>
          <table:table-cell office:value-type="float" office:value="0.073311" calcext:value-type="float">
            <text:p>0,073311</text:p>
          </table:table-cell>
          <table:table-cell office:value-type="float" office:value="0.171382" calcext:value-type="float">
            <text:p>0,171382</text:p>
          </table:table-cell>
          <table:table-cell office:value-type="float" office:value="0.218932" calcext:value-type="float">
            <text:p>0,218932</text:p>
          </table:table-cell>
          <table:table-cell office:value-type="float" office:value="0.243098" calcext:value-type="float">
            <text:p>0,243098</text:p>
          </table:table-cell>
          <table:table-cell office:value-type="float" office:value="0.269663" calcext:value-type="float">
            <text:p>0,269663</text:p>
          </table:table-cell>
          <table:table-cell office:value-type="float" office:value="0.30111" calcext:value-type="float">
            <text:p>0,30111</text:p>
          </table:table-cell>
          <table:table-cell office:value-type="float" office:value="0.32812" calcext:value-type="float">
            <text:p>0,32812</text:p>
          </table:table-cell>
          <table:table-cell office:value-type="float" office:value="0.351318" calcext:value-type="float">
            <text:p>0,351318</text:p>
          </table:table-cell>
          <table:table-cell office:value-type="float" office:value="0.374722" calcext:value-type="float">
            <text:p>0,374722</text:p>
          </table:table-cell>
          <table:table-cell office:value-type="float" office:value="0.416476" calcext:value-type="float">
            <text:p>0,416476</text:p>
          </table:table-cell>
          <table:table-cell office:value-type="float" office:value="0.468322" calcext:value-type="float">
            <text:p>0,468322</text:p>
          </table:table-cell>
          <table:table-cell office:value-type="float" office:value="0.274813" calcext:value-type="float">
            <text:p>0,27481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7799" calcext:value-type="float">
            <text:p>0,027799</text:p>
          </table:table-cell>
          <table:table-cell office:value-type="float" office:value="0.104175" calcext:value-type="float">
            <text:p>0,104175</text:p>
          </table:table-cell>
          <table:table-cell office:value-type="float" office:value="0.179753" calcext:value-type="float">
            <text:p>0,179753</text:p>
          </table:table-cell>
          <table:table-cell office:value-type="float" office:value="0.221194" calcext:value-type="float">
            <text:p>0,221194</text:p>
          </table:table-cell>
          <table:table-cell office:value-type="float" office:value="0.256988" calcext:value-type="float">
            <text:p>0,256988</text:p>
          </table:table-cell>
          <table:table-cell office:value-type="float" office:value="0.295034" calcext:value-type="float">
            <text:p>0,295034</text:p>
          </table:table-cell>
          <table:table-cell office:value-type="float" office:value="0.329278" calcext:value-type="float">
            <text:p>0,329278</text:p>
          </table:table-cell>
          <table:table-cell office:value-type="float" office:value="0.348136" calcext:value-type="float">
            <text:p>0,348136</text:p>
          </table:table-cell>
          <table:table-cell office:value-type="float" office:value="0.365133" calcext:value-type="float">
            <text:p>0,365133</text:p>
          </table:table-cell>
          <table:table-cell office:value-type="float" office:value="0.39142" calcext:value-type="float">
            <text:p>0,39142</text:p>
          </table:table-cell>
          <table:table-cell office:value-type="float" office:value="0.429014" calcext:value-type="float">
            <text:p>0,429014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292013" calcext:value-type="float">
            <text:p>0,29201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8365" calcext:value-type="float">
            <text:p>0,008365</text:p>
          </table:table-cell>
          <table:table-cell office:value-type="float" office:value="0.103185" calcext:value-type="float">
            <text:p>0,103185</text:p>
          </table:table-cell>
          <table:table-cell office:value-type="float" office:value="0.198894" calcext:value-type="float">
            <text:p>0,198894</text:p>
          </table:table-cell>
          <table:table-cell office:value-type="float" office:value="0.232343" calcext:value-type="float">
            <text:p>0,232343</text:p>
          </table:table-cell>
          <table:table-cell office:value-type="float" office:value="0.266562" calcext:value-type="float">
            <text:p>0,266562</text:p>
          </table:table-cell>
          <table:table-cell office:value-type="float" office:value="0.293823" calcext:value-type="float">
            <text:p>0,293823</text:p>
          </table:table-cell>
          <table:table-cell office:value-type="float" office:value="0.320797" calcext:value-type="float">
            <text:p>0,320797</text:p>
          </table:table-cell>
          <table:table-cell office:value-type="float" office:value="0.345012" calcext:value-type="float">
            <text:p>0,345012</text:p>
          </table:table-cell>
          <table:table-cell office:value-type="float" office:value="0.365398" calcext:value-type="float">
            <text:p>0,365398</text:p>
          </table:table-cell>
          <table:table-cell office:value-type="float" office:value="0.393248" calcext:value-type="float">
            <text:p>0,393248</text:p>
          </table:table-cell>
          <table:table-cell office:value-type="float" office:value="0.438435" calcext:value-type="float">
            <text:p>0,438435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29577" calcext:value-type="float">
            <text:p>0,2957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069951" calcext:value-type="float">
            <text:p>0,069951</text:p>
          </table:table-cell>
          <table:table-cell office:value-type="float" office:value="0.20088" calcext:value-type="float">
            <text:p>0,20088</text:p>
          </table:table-cell>
          <table:table-cell office:value-type="float" office:value="0.236231" calcext:value-type="float">
            <text:p>0,236231</text:p>
          </table:table-cell>
          <table:table-cell office:value-type="float" office:value="0.269516" calcext:value-type="float">
            <text:p>0,269516</text:p>
          </table:table-cell>
          <table:table-cell office:value-type="float" office:value="0.297761" calcext:value-type="float">
            <text:p>0,297761</text:p>
          </table:table-cell>
          <table:table-cell office:value-type="float" office:value="0.328784" calcext:value-type="float">
            <text:p>0,328784</text:p>
          </table:table-cell>
          <table:table-cell office:value-type="float" office:value="0.355521" calcext:value-type="float">
            <text:p>0,355521</text:p>
          </table:table-cell>
          <table:table-cell office:value-type="float" office:value="0.379686" calcext:value-type="float">
            <text:p>0,379686</text:p>
          </table:table-cell>
          <table:table-cell office:value-type="float" office:value="0.402399" calcext:value-type="float">
            <text:p>0,402399</text:p>
          </table:table-cell>
          <table:table-cell office:value-type="float" office:value="0.443755" calcext:value-type="float">
            <text:p>0,443755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298448" calcext:value-type="float">
            <text:p>0,2984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0597" calcext:value-type="float">
            <text:p>0,060597</text:p>
          </table:table-cell>
          <table:table-cell office:value-type="float" office:value="0.137177" calcext:value-type="float">
            <text:p>0,137177</text:p>
          </table:table-cell>
          <table:table-cell office:value-type="float" office:value="0.206592" calcext:value-type="float">
            <text:p>0,206592</text:p>
          </table:table-cell>
          <table:table-cell office:value-type="float" office:value="0.239642" calcext:value-type="float">
            <text:p>0,239642</text:p>
          </table:table-cell>
          <table:table-cell office:value-type="float" office:value="0.272535" calcext:value-type="float">
            <text:p>0,272535</text:p>
          </table:table-cell>
          <table:table-cell office:value-type="float" office:value="0.307815" calcext:value-type="float">
            <text:p>0,307815</text:p>
          </table:table-cell>
          <table:table-cell office:value-type="float" office:value="0.335503" calcext:value-type="float">
            <text:p>0,335503</text:p>
          </table:table-cell>
          <table:table-cell office:value-type="float" office:value="0.365432" calcext:value-type="float">
            <text:p>0,365432</text:p>
          </table:table-cell>
          <table:table-cell office:value-type="float" office:value="0.385889" calcext:value-type="float">
            <text:p>0,385889</text:p>
          </table:table-cell>
          <table:table-cell office:value-type="float" office:value="0.408101" calcext:value-type="float">
            <text:p>0,408101</text:p>
          </table:table-cell>
          <table:table-cell office:value-type="float" office:value="0.444288" calcext:value-type="float">
            <text:p>0,444288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10297" calcext:value-type="float">
            <text:p>0,31029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00135" calcext:value-type="float">
            <text:p>-0,000135</text:p>
          </table:table-cell>
          <table:table-cell office:value-type="float" office:value="0.11887" calcext:value-type="float">
            <text:p>0,11887</text:p>
          </table:table-cell>
          <table:table-cell office:value-type="float" office:value="0.203584" calcext:value-type="float">
            <text:p>0,203584</text:p>
          </table:table-cell>
          <table:table-cell office:value-type="float" office:value="0.235141" calcext:value-type="float">
            <text:p>0,235141</text:p>
          </table:table-cell>
          <table:table-cell office:value-type="float" office:value="0.267687" calcext:value-type="float">
            <text:p>0,267687</text:p>
          </table:table-cell>
          <table:table-cell office:value-type="float" office:value="0.305391" calcext:value-type="float">
            <text:p>0,305391</text:p>
          </table:table-cell>
          <table:table-cell office:value-type="float" office:value="0.329518" calcext:value-type="float">
            <text:p>0,329518</text:p>
          </table:table-cell>
          <table:table-cell office:value-type="float" office:value="0.354392" calcext:value-type="float">
            <text:p>0,354392</text:p>
          </table:table-cell>
          <table:table-cell office:value-type="float" office:value="0.37653" calcext:value-type="float">
            <text:p>0,37653</text:p>
          </table:table-cell>
          <table:table-cell office:value-type="float" office:value="0.39464" calcext:value-type="float">
            <text:p>0,39464</text:p>
          </table:table-cell>
          <table:table-cell office:value-type="float" office:value="0.43262" calcext:value-type="float">
            <text:p>0,43262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01837" calcext:value-type="float">
            <text:p>0,301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9417" calcext:value-type="float">
            <text:p>0,019417</text:p>
          </table:table-cell>
          <table:table-cell office:value-type="float" office:value="0.123512" calcext:value-type="float">
            <text:p>0,123512</text:p>
          </table:table-cell>
          <table:table-cell office:value-type="float" office:value="0.197905" calcext:value-type="float">
            <text:p>0,197905</text:p>
          </table:table-cell>
          <table:table-cell office:value-type="float" office:value="0.231168" calcext:value-type="float">
            <text:p>0,231168</text:p>
          </table:table-cell>
          <table:table-cell office:value-type="float" office:value="0.264916" calcext:value-type="float">
            <text:p>0,264916</text:p>
          </table:table-cell>
          <table:table-cell office:value-type="float" office:value="0.292809" calcext:value-type="float">
            <text:p>0,292809</text:p>
          </table:table-cell>
          <table:table-cell office:value-type="float" office:value="0.324777" calcext:value-type="float">
            <text:p>0,324777</text:p>
          </table:table-cell>
          <table:table-cell office:value-type="float" office:value="0.356617" calcext:value-type="float">
            <text:p>0,356617</text:p>
          </table:table-cell>
          <table:table-cell office:value-type="float" office:value="0.375203" calcext:value-type="float">
            <text:p>0,375203</text:p>
          </table:table-cell>
          <table:table-cell office:value-type="float" office:value="0.395842" calcext:value-type="float">
            <text:p>0,395842</text:p>
          </table:table-cell>
          <table:table-cell office:value-type="float" office:value="0.4324" calcext:value-type="float">
            <text:p>0,4324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299515" calcext:value-type="float">
            <text:p>0,29951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9417" calcext:value-type="float">
            <text:p>0,019417</text:p>
          </table:table-cell>
          <table:table-cell office:value-type="float" office:value="0.131564" calcext:value-type="float">
            <text:p>0,131564</text:p>
          </table:table-cell>
          <table:table-cell office:value-type="float" office:value="0.212045" calcext:value-type="float">
            <text:p>0,212045</text:p>
          </table:table-cell>
          <table:table-cell office:value-type="float" office:value="0.23878" calcext:value-type="float">
            <text:p>0,23878</text:p>
          </table:table-cell>
          <table:table-cell office:value-type="float" office:value="0.268536" calcext:value-type="float">
            <text:p>0,268536</text:p>
          </table:table-cell>
          <table:table-cell office:value-type="float" office:value="0.301426" calcext:value-type="float">
            <text:p>0,301426</text:p>
          </table:table-cell>
          <table:table-cell office:value-type="float" office:value="0.332207" calcext:value-type="float">
            <text:p>0,332207</text:p>
          </table:table-cell>
          <table:table-cell office:value-type="float" office:value="0.356899" calcext:value-type="float">
            <text:p>0,356899</text:p>
          </table:table-cell>
          <table:table-cell office:value-type="float" office:value="0.376806" calcext:value-type="float">
            <text:p>0,376806</text:p>
          </table:table-cell>
          <table:table-cell office:value-type="float" office:value="0.394008" calcext:value-type="float">
            <text:p>0,394008</text:p>
          </table:table-cell>
          <table:table-cell office:value-type="float" office:value="0.428268" calcext:value-type="float">
            <text:p>0,428268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04054" calcext:value-type="float">
            <text:p>0,3040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3502" calcext:value-type="float">
            <text:p>0,083502</text:p>
          </table:table-cell>
          <table:table-cell office:value-type="float" office:value="0.173432" calcext:value-type="float">
            <text:p>0,173432</text:p>
          </table:table-cell>
          <table:table-cell office:value-type="float" office:value="0.231821" calcext:value-type="float">
            <text:p>0,231821</text:p>
          </table:table-cell>
          <table:table-cell office:value-type="float" office:value="0.266734" calcext:value-type="float">
            <text:p>0,266734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0.324311" calcext:value-type="float">
            <text:p>0,324311</text:p>
          </table:table-cell>
          <table:table-cell office:value-type="float" office:value="0.349299" calcext:value-type="float">
            <text:p>0,349299</text:p>
          </table:table-cell>
          <table:table-cell office:value-type="float" office:value="0.365059" calcext:value-type="float">
            <text:p>0,365059</text:p>
          </table:table-cell>
          <table:table-cell office:value-type="float" office:value="0.38237" calcext:value-type="float">
            <text:p>0,38237</text:p>
          </table:table-cell>
          <table:table-cell office:value-type="float" office:value="0.396618" calcext:value-type="float">
            <text:p>0,396618</text:p>
          </table:table-cell>
          <table:table-cell office:value-type="float" office:value="0.432334" calcext:value-type="float">
            <text:p>0,432334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2264" calcext:value-type="float">
            <text:p>0,32226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6364" calcext:value-type="float">
            <text:p>0,076364</text:p>
          </table:table-cell>
          <table:table-cell office:value-type="float" office:value="0.172103" calcext:value-type="float">
            <text:p>0,172103</text:p>
          </table:table-cell>
          <table:table-cell office:value-type="float" office:value="0.232882" calcext:value-type="float">
            <text:p>0,232882</text:p>
          </table:table-cell>
          <table:table-cell office:value-type="float" office:value="0.266046" calcext:value-type="float">
            <text:p>0,266046</text:p>
          </table:table-cell>
          <table:table-cell office:value-type="float" office:value="0.302512" calcext:value-type="float">
            <text:p>0,302512</text:p>
          </table:table-cell>
          <table:table-cell office:value-type="float" office:value="0.326439" calcext:value-type="float">
            <text:p>0,326439</text:p>
          </table:table-cell>
          <table:table-cell office:value-type="float" office:value="0.350207" calcext:value-type="float">
            <text:p>0,350207</text:p>
          </table:table-cell>
          <table:table-cell office:value-type="float" office:value="0.364343" calcext:value-type="float">
            <text:p>0,364343</text:p>
          </table:table-cell>
          <table:table-cell office:value-type="float" office:value="0.37985" calcext:value-type="float">
            <text:p>0,37985</text:p>
          </table:table-cell>
          <table:table-cell office:value-type="float" office:value="0.394835" calcext:value-type="float">
            <text:p>0,394835</text:p>
          </table:table-cell>
          <table:table-cell office:value-type="float" office:value="0.428566" calcext:value-type="float">
            <text:p>0,428566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1778" calcext:value-type="float">
            <text:p>0,32177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97926" calcext:value-type="float">
            <text:p>0,097926</text:p>
          </table:table-cell>
          <table:table-cell office:value-type="float" office:value="0.183226" calcext:value-type="float">
            <text:p>0,183226</text:p>
          </table:table-cell>
          <table:table-cell office:value-type="float" office:value="0.233562" calcext:value-type="float">
            <text:p>0,233562</text:p>
          </table:table-cell>
          <table:table-cell office:value-type="float" office:value="0.2658" calcext:value-type="float">
            <text:p>0,2658</text:p>
          </table:table-cell>
          <table:table-cell office:value-type="float" office:value="0.301763" calcext:value-type="float">
            <text:p>0,301763</text:p>
          </table:table-cell>
          <table:table-cell office:value-type="float" office:value="0.320707" calcext:value-type="float">
            <text:p>0,320707</text:p>
          </table:table-cell>
          <table:table-cell office:value-type="float" office:value="0.345541" calcext:value-type="float">
            <text:p>0,345541</text:p>
          </table:table-cell>
          <table:table-cell office:value-type="float" office:value="0.362876" calcext:value-type="float">
            <text:p>0,362876</text:p>
          </table:table-cell>
          <table:table-cell office:value-type="float" office:value="0.379678" calcext:value-type="float">
            <text:p>0,379678</text:p>
          </table:table-cell>
          <table:table-cell office:value-type="float" office:value="0.393226" calcext:value-type="float">
            <text:p>0,393226</text:p>
          </table:table-cell>
          <table:table-cell office:value-type="float" office:value="0.426765" calcext:value-type="float">
            <text:p>0,426765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1314" calcext:value-type="float">
            <text:p>0,3213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464" calcext:value-type="float">
            <text:p>0,08464</text:p>
          </table:table-cell>
          <table:table-cell office:value-type="float" office:value="0.171449" calcext:value-type="float">
            <text:p>0,171449</text:p>
          </table:table-cell>
          <table:table-cell office:value-type="float" office:value="0.227766" calcext:value-type="float">
            <text:p>0,227766</text:p>
          </table:table-cell>
          <table:table-cell office:value-type="float" office:value="0.260401" calcext:value-type="float">
            <text:p>0,260401</text:p>
          </table:table-cell>
          <table:table-cell office:value-type="float" office:value="0.299243" calcext:value-type="float">
            <text:p>0,299243</text:p>
          </table:table-cell>
          <table:table-cell office:value-type="float" office:value="0.326422" calcext:value-type="float">
            <text:p>0,326422</text:p>
          </table:table-cell>
          <table:table-cell office:value-type="float" office:value="0.350236" calcext:value-type="float">
            <text:p>0,350236</text:p>
          </table:table-cell>
          <table:table-cell office:value-type="float" office:value="0.368839" calcext:value-type="float">
            <text:p>0,368839</text:p>
          </table:table-cell>
          <table:table-cell office:value-type="float" office:value="0.384809" calcext:value-type="float">
            <text:p>0,384809</text:p>
          </table:table-cell>
          <table:table-cell office:value-type="float" office:value="0.398782" calcext:value-type="float">
            <text:p>0,398782</text:p>
          </table:table-cell>
          <table:table-cell office:value-type="float" office:value="0.426891" calcext:value-type="float">
            <text:p>0,426891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1484" calcext:value-type="float">
            <text:p>0,3214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3107" calcext:value-type="float">
            <text:p>0,013107</text:p>
          </table:table-cell>
          <table:table-cell office:value-type="float" office:value="0.168972" calcext:value-type="float">
            <text:p>0,168972</text:p>
          </table:table-cell>
          <table:table-cell office:value-type="float" office:value="0.235382" calcext:value-type="float">
            <text:p>0,235382</text:p>
          </table:table-cell>
          <table:table-cell office:value-type="float" office:value="0.271443" calcext:value-type="float">
            <text:p>0,271443</text:p>
          </table:table-cell>
          <table:table-cell office:value-type="float" office:value="0.302507" calcext:value-type="float">
            <text:p>0,302507</text:p>
          </table:table-cell>
          <table:table-cell office:value-type="float" office:value="0.329193" calcext:value-type="float">
            <text:p>0,329193</text:p>
          </table:table-cell>
          <table:table-cell office:value-type="float" office:value="0.348459" calcext:value-type="float">
            <text:p>0,348459</text:p>
          </table:table-cell>
          <table:table-cell office:value-type="float" office:value="0.364646" calcext:value-type="float">
            <text:p>0,364646</text:p>
          </table:table-cell>
          <table:table-cell office:value-type="float" office:value="0.379747" calcext:value-type="float">
            <text:p>0,379747</text:p>
          </table:table-cell>
          <table:table-cell office:value-type="float" office:value="0.399593" calcext:value-type="float">
            <text:p>0,399593</text:p>
          </table:table-cell>
          <table:table-cell office:value-type="float" office:value="0.428619" calcext:value-type="float">
            <text:p>0,428619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2856" calcext:value-type="float">
            <text:p>0,3228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2802" calcext:value-type="float">
            <text:p>0,142802</text:p>
          </table:table-cell>
          <table:table-cell office:value-type="float" office:value="0.193437" calcext:value-type="float">
            <text:p>0,193437</text:p>
          </table:table-cell>
          <table:table-cell office:value-type="float" office:value="0.256671" calcext:value-type="float">
            <text:p>0,256671</text:p>
          </table:table-cell>
          <table:table-cell office:value-type="float" office:value="0.301307" calcext:value-type="float">
            <text:p>0,301307</text:p>
          </table:table-cell>
          <table:table-cell office:value-type="float" office:value="0.328148" calcext:value-type="float">
            <text:p>0,328148</text:p>
          </table:table-cell>
          <table:table-cell office:value-type="float" office:value="0.346205" calcext:value-type="float">
            <text:p>0,346205</text:p>
          </table:table-cell>
          <table:table-cell office:value-type="float" office:value="0.361098" calcext:value-type="float">
            <text:p>0,361098</text:p>
          </table:table-cell>
          <table:table-cell office:value-type="float" office:value="0.373557" calcext:value-type="float">
            <text:p>0,373557</text:p>
          </table:table-cell>
          <table:table-cell office:value-type="float" office:value="0.386528" calcext:value-type="float">
            <text:p>0,386528</text:p>
          </table:table-cell>
          <table:table-cell office:value-type="float" office:value="0.403579" calcext:value-type="float">
            <text:p>0,403579</text:p>
          </table:table-cell>
          <table:table-cell office:value-type="float" office:value="0.431455" calcext:value-type="float">
            <text:p>0,431455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38198" calcext:value-type="float">
            <text:p>0,33819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4175" calcext:value-type="float">
            <text:p>0,054175</text:p>
          </table:table-cell>
          <table:table-cell office:value-type="float" office:value="0.18447" calcext:value-type="float">
            <text:p>0,18447</text:p>
          </table:table-cell>
          <table:table-cell office:value-type="float" office:value="0.257538" calcext:value-type="float">
            <text:p>0,257538</text:p>
          </table:table-cell>
          <table:table-cell office:value-type="float" office:value="0.298471" calcext:value-type="float">
            <text:p>0,298471</text:p>
          </table:table-cell>
          <table:table-cell office:value-type="float" office:value="0.328611" calcext:value-type="float">
            <text:p>0,328611</text:p>
          </table:table-cell>
          <table:table-cell office:value-type="float" office:value="0.348112" calcext:value-type="float">
            <text:p>0,348112</text:p>
          </table:table-cell>
          <table:table-cell office:value-type="float" office:value="0.362932" calcext:value-type="float">
            <text:p>0,362932</text:p>
          </table:table-cell>
          <table:table-cell office:value-type="float" office:value="0.373488" calcext:value-type="float">
            <text:p>0,373488</text:p>
          </table:table-cell>
          <table:table-cell office:value-type="float" office:value="0.385195" calcext:value-type="float">
            <text:p>0,385195</text:p>
          </table:table-cell>
          <table:table-cell office:value-type="float" office:value="0.400383" calcext:value-type="float">
            <text:p>0,400383</text:p>
          </table:table-cell>
          <table:table-cell office:value-type="float" office:value="0.427798" calcext:value-type="float">
            <text:p>0,427798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367" calcext:value-type="float">
            <text:p>0,336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04928" calcext:value-type="float">
            <text:p>-0,004928</text:p>
          </table:table-cell>
          <table:table-cell office:value-type="float" office:value="0.172218" calcext:value-type="float">
            <text:p>0,172218</text:p>
          </table:table-cell>
          <table:table-cell office:value-type="float" office:value="0.25177" calcext:value-type="float">
            <text:p>0,25177</text:p>
          </table:table-cell>
          <table:table-cell office:value-type="float" office:value="0.293158" calcext:value-type="float">
            <text:p>0,293158</text:p>
          </table:table-cell>
          <table:table-cell office:value-type="float" office:value="0.317952" calcext:value-type="float">
            <text:p>0,317952</text:p>
          </table:table-cell>
          <table:table-cell office:value-type="float" office:value="0.338712" calcext:value-type="float">
            <text:p>0,338712</text:p>
          </table:table-cell>
          <table:table-cell office:value-type="float" office:value="0.353493" calcext:value-type="float">
            <text:p>0,353493</text:p>
          </table:table-cell>
          <table:table-cell office:value-type="float" office:value="0.367384" calcext:value-type="float">
            <text:p>0,367384</text:p>
          </table:table-cell>
          <table:table-cell office:value-type="float" office:value="0.381351" calcext:value-type="float">
            <text:p>0,381351</text:p>
          </table:table-cell>
          <table:table-cell office:value-type="float" office:value="0.3962" calcext:value-type="float">
            <text:p>0,3962</text:p>
          </table:table-cell>
          <table:table-cell office:value-type="float" office:value="0.426861" calcext:value-type="float">
            <text:p>0,426861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991" calcext:value-type="float">
            <text:p>0,3299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04928" calcext:value-type="float">
            <text:p>-0,004928</text:p>
          </table:table-cell>
          <table:table-cell office:value-type="float" office:value="0.165053" calcext:value-type="float">
            <text:p>0,165053</text:p>
          </table:table-cell>
          <table:table-cell office:value-type="float" office:value="0.252457" calcext:value-type="float">
            <text:p>0,252457</text:p>
          </table:table-cell>
          <table:table-cell office:value-type="float" office:value="0.286943" calcext:value-type="float">
            <text:p>0,286943</text:p>
          </table:table-cell>
          <table:table-cell office:value-type="float" office:value="0.313168" calcext:value-type="float">
            <text:p>0,313168</text:p>
          </table:table-cell>
          <table:table-cell office:value-type="float" office:value="0.336051" calcext:value-type="float">
            <text:p>0,336051</text:p>
          </table:table-cell>
          <table:table-cell office:value-type="float" office:value="0.354413" calcext:value-type="float">
            <text:p>0,354413</text:p>
          </table:table-cell>
          <table:table-cell office:value-type="float" office:value="0.371115" calcext:value-type="float">
            <text:p>0,371115</text:p>
          </table:table-cell>
          <table:table-cell office:value-type="float" office:value="0.382389" calcext:value-type="float">
            <text:p>0,382389</text:p>
          </table:table-cell>
          <table:table-cell office:value-type="float" office:value="0.396148" calcext:value-type="float">
            <text:p>0,396148</text:p>
          </table:table-cell>
          <table:table-cell office:value-type="float" office:value="0.427923" calcext:value-type="float">
            <text:p>0,427923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8566" calcext:value-type="float">
            <text:p>0,32856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44132" calcext:value-type="float">
            <text:p>-0,044132</text:p>
          </table:table-cell>
          <table:table-cell office:value-type="float" office:value="0.165027" calcext:value-type="float">
            <text:p>0,165027</text:p>
          </table:table-cell>
          <table:table-cell office:value-type="float" office:value="0.248056" calcext:value-type="float">
            <text:p>0,248056</text:p>
          </table:table-cell>
          <table:table-cell office:value-type="float" office:value="0.276005" calcext:value-type="float">
            <text:p>0,276005</text:p>
          </table:table-cell>
          <table:table-cell office:value-type="float" office:value="0.300708" calcext:value-type="float">
            <text:p>0,300708</text:p>
          </table:table-cell>
          <table:table-cell office:value-type="float" office:value="0.323335" calcext:value-type="float">
            <text:p>0,323335</text:p>
          </table:table-cell>
          <table:table-cell office:value-type="float" office:value="0.345893" calcext:value-type="float">
            <text:p>0,345893</text:p>
          </table:table-cell>
          <table:table-cell office:value-type="float" office:value="0.362078" calcext:value-type="float">
            <text:p>0,362078</text:p>
          </table:table-cell>
          <table:table-cell office:value-type="float" office:value="0.375829" calcext:value-type="float">
            <text:p>0,375829</text:p>
          </table:table-cell>
          <table:table-cell office:value-type="float" office:value="0.38825" calcext:value-type="float">
            <text:p>0,38825</text:p>
          </table:table-cell>
          <table:table-cell office:value-type="float" office:value="0.424692" calcext:value-type="float">
            <text:p>0,424692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0987" calcext:value-type="float">
            <text:p>0,32098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6549" calcext:value-type="float">
            <text:p>0,066549</text:p>
          </table:table-cell>
          <table:table-cell office:value-type="float" office:value="0.18265" calcext:value-type="float">
            <text:p>0,18265</text:p>
          </table:table-cell>
          <table:table-cell office:value-type="float" office:value="0.256714" calcext:value-type="float">
            <text:p>0,256714</text:p>
          </table:table-cell>
          <table:table-cell office:value-type="float" office:value="0.284737" calcext:value-type="float">
            <text:p>0,284737</text:p>
          </table:table-cell>
          <table:table-cell office:value-type="float" office:value="0.303919" calcext:value-type="float">
            <text:p>0,303919</text:p>
          </table:table-cell>
          <table:table-cell office:value-type="float" office:value="0.327544" calcext:value-type="float">
            <text:p>0,327544</text:p>
          </table:table-cell>
          <table:table-cell office:value-type="float" office:value="0.349514" calcext:value-type="float">
            <text:p>0,349514</text:p>
          </table:table-cell>
          <table:table-cell office:value-type="float" office:value="0.364293" calcext:value-type="float">
            <text:p>0,364293</text:p>
          </table:table-cell>
          <table:table-cell office:value-type="float" office:value="0.377631" calcext:value-type="float">
            <text:p>0,377631</text:p>
          </table:table-cell>
          <table:table-cell office:value-type="float" office:value="0.392111" calcext:value-type="float">
            <text:p>0,392111</text:p>
          </table:table-cell>
          <table:table-cell office:value-type="float" office:value="0.425538" calcext:value-type="float">
            <text:p>0,425538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6465" calcext:value-type="float">
            <text:p>0,32646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6473" calcext:value-type="float">
            <text:p>0,006473</text:p>
          </table:table-cell>
          <table:table-cell office:value-type="float" office:value="0.153028" calcext:value-type="float">
            <text:p>0,153028</text:p>
          </table:table-cell>
          <table:table-cell office:value-type="float" office:value="0.234886" calcext:value-type="float">
            <text:p>0,234886</text:p>
          </table:table-cell>
          <table:table-cell office:value-type="float" office:value="0.281023" calcext:value-type="float">
            <text:p>0,281023</text:p>
          </table:table-cell>
          <table:table-cell office:value-type="float" office:value="0.301787" calcext:value-type="float">
            <text:p>0,301787</text:p>
          </table:table-cell>
          <table:table-cell office:value-type="float" office:value="0.32682" calcext:value-type="float">
            <text:p>0,32682</text:p>
          </table:table-cell>
          <table:table-cell office:value-type="float" office:value="0.353758" calcext:value-type="float">
            <text:p>0,353758</text:p>
          </table:table-cell>
          <table:table-cell office:value-type="float" office:value="0.368963" calcext:value-type="float">
            <text:p>0,368963</text:p>
          </table:table-cell>
          <table:table-cell office:value-type="float" office:value="0.381886" calcext:value-type="float">
            <text:p>0,381886</text:p>
          </table:table-cell>
          <table:table-cell office:value-type="float" office:value="0.396112" calcext:value-type="float">
            <text:p>0,396112</text:p>
          </table:table-cell>
          <table:table-cell office:value-type="float" office:value="0.426488" calcext:value-type="float">
            <text:p>0,426488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2475" calcext:value-type="float">
            <text:p>0,32247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104077" calcext:value-type="float">
            <text:p>0,104077</text:p>
          </table:table-cell>
          <table:table-cell office:value-type="float" office:value="0.245582" calcext:value-type="float">
            <text:p>0,245582</text:p>
          </table:table-cell>
          <table:table-cell office:value-type="float" office:value="0.284412" calcext:value-type="float">
            <text:p>0,284412</text:p>
          </table:table-cell>
          <table:table-cell office:value-type="float" office:value="0.307004" calcext:value-type="float">
            <text:p>0,307004</text:p>
          </table:table-cell>
          <table:table-cell office:value-type="float" office:value="0.328868" calcext:value-type="float">
            <text:p>0,328868</text:p>
          </table:table-cell>
          <table:table-cell office:value-type="float" office:value="0.350406" calcext:value-type="float">
            <text:p>0,350406</text:p>
          </table:table-cell>
          <table:table-cell office:value-type="float" office:value="0.366447" calcext:value-type="float">
            <text:p>0,366447</text:p>
          </table:table-cell>
          <table:table-cell office:value-type="float" office:value="0.381379" calcext:value-type="float">
            <text:p>0,381379</text:p>
          </table:table-cell>
          <table:table-cell office:value-type="float" office:value="0.398518" calcext:value-type="float">
            <text:p>0,398518</text:p>
          </table:table-cell>
          <table:table-cell office:value-type="float" office:value="0.438244" calcext:value-type="float">
            <text:p>0,438244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0494" calcext:value-type="float">
            <text:p>0,32049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0097" calcext:value-type="float">
            <text:p>0,050097</text:p>
          </table:table-cell>
          <table:table-cell office:value-type="float" office:value="0.151904" calcext:value-type="float">
            <text:p>0,151904</text:p>
          </table:table-cell>
          <table:table-cell office:value-type="float" office:value="0.245288" calcext:value-type="float">
            <text:p>0,245288</text:p>
          </table:table-cell>
          <table:table-cell office:value-type="float" office:value="0.290294" calcext:value-type="float">
            <text:p>0,290294</text:p>
          </table:table-cell>
          <table:table-cell office:value-type="float" office:value="0.314679" calcext:value-type="float">
            <text:p>0,314679</text:p>
          </table:table-cell>
          <table:table-cell office:value-type="float" office:value="0.338457" calcext:value-type="float">
            <text:p>0,338457</text:p>
          </table:table-cell>
          <table:table-cell office:value-type="float" office:value="0.358312" calcext:value-type="float">
            <text:p>0,358312</text:p>
          </table:table-cell>
          <table:table-cell office:value-type="float" office:value="0.370608" calcext:value-type="float">
            <text:p>0,370608</text:p>
          </table:table-cell>
          <table:table-cell office:value-type="float" office:value="0.383961" calcext:value-type="float">
            <text:p>0,383961</text:p>
          </table:table-cell>
          <table:table-cell office:value-type="float" office:value="0.400598" calcext:value-type="float">
            <text:p>0,400598</text:p>
          </table:table-cell>
          <table:table-cell office:value-type="float" office:value="0.432151" calcext:value-type="float">
            <text:p>0,432151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28625" calcext:value-type="float">
            <text:p>0,3286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371" calcext:value-type="float">
            <text:p>0,05371</text:p>
          </table:table-cell>
          <table:table-cell office:value-type="float" office:value="0.155355" calcext:value-type="float">
            <text:p>0,155355</text:p>
          </table:table-cell>
          <table:table-cell office:value-type="float" office:value="0.254287" calcext:value-type="float">
            <text:p>0,254287</text:p>
          </table:table-cell>
          <table:table-cell office:value-type="float" office:value="0.299536" calcext:value-type="float">
            <text:p>0,299536</text:p>
          </table:table-cell>
          <table:table-cell office:value-type="float" office:value="0.328562" calcext:value-type="float">
            <text:p>0,328562</text:p>
          </table:table-cell>
          <table:table-cell office:value-type="float" office:value="0.347127" calcext:value-type="float">
            <text:p>0,347127</text:p>
          </table:table-cell>
          <table:table-cell office:value-type="float" office:value="0.361387" calcext:value-type="float">
            <text:p>0,361387</text:p>
          </table:table-cell>
          <table:table-cell office:value-type="float" office:value="0.373569" calcext:value-type="float">
            <text:p>0,373569</text:p>
          </table:table-cell>
          <table:table-cell office:value-type="float" office:value="0.385018" calcext:value-type="float">
            <text:p>0,385018</text:p>
          </table:table-cell>
          <table:table-cell office:value-type="float" office:value="0.402187" calcext:value-type="float">
            <text:p>0,402187</text:p>
          </table:table-cell>
          <table:table-cell office:value-type="float" office:value="0.431323" calcext:value-type="float">
            <text:p>0,431323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33835" calcext:value-type="float">
            <text:p>0,33383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46738" calcext:value-type="float">
            <text:p>-0,046738</text:p>
          </table:table-cell>
          <table:table-cell office:value-type="float" office:value="0.165235" calcext:value-type="float">
            <text:p>0,165235</text:p>
          </table:table-cell>
          <table:table-cell office:value-type="float" office:value="0.24868" calcext:value-type="float">
            <text:p>0,24868</text:p>
          </table:table-cell>
          <table:table-cell office:value-type="float" office:value="0.292954" calcext:value-type="float">
            <text:p>0,292954</text:p>
          </table:table-cell>
          <table:table-cell office:value-type="float" office:value="0.32353" calcext:value-type="float">
            <text:p>0,32353</text:p>
          </table:table-cell>
          <table:table-cell office:value-type="float" office:value="0.342374" calcext:value-type="float">
            <text:p>0,342374</text:p>
          </table:table-cell>
          <table:table-cell office:value-type="float" office:value="0.356277" calcext:value-type="float">
            <text:p>0,356277</text:p>
          </table:table-cell>
          <table:table-cell office:value-type="float" office:value="0.36976" calcext:value-type="float">
            <text:p>0,3697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7221" calcext:value-type="float">
            <text:p>0,397221</text:p>
          </table:table-cell>
          <table:table-cell office:value-type="float" office:value="0.424815" calcext:value-type="float">
            <text:p>0,424815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30354" calcext:value-type="float">
            <text:p>0,33035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2098" calcext:value-type="float">
            <text:p>0,072098</text:p>
          </table:table-cell>
          <table:table-cell office:value-type="float" office:value="0.20768" calcext:value-type="float">
            <text:p>0,20768</text:p>
          </table:table-cell>
          <table:table-cell office:value-type="float" office:value="0.262066" calcext:value-type="float">
            <text:p>0,262066</text:p>
          </table:table-cell>
          <table:table-cell office:value-type="float" office:value="0.297408" calcext:value-type="float">
            <text:p>0,297408</text:p>
          </table:table-cell>
          <table:table-cell office:value-type="float" office:value="0.321779" calcext:value-type="float">
            <text:p>0,321779</text:p>
          </table:table-cell>
          <table:table-cell office:value-type="float" office:value="0.341947" calcext:value-type="float">
            <text:p>0,341947</text:p>
          </table:table-cell>
          <table:table-cell office:value-type="float" office:value="0.355118" calcext:value-type="float">
            <text:p>0,355118</text:p>
          </table:table-cell>
          <table:table-cell office:value-type="float" office:value="0.369645" calcext:value-type="float">
            <text:p>0,369645</text:p>
          </table:table-cell>
          <table:table-cell office:value-type="float" office:value="0.380154" calcext:value-type="float">
            <text:p>0,380154</text:p>
          </table:table-cell>
          <table:table-cell office:value-type="float" office:value="0.391325" calcext:value-type="float">
            <text:p>0,391325</text:p>
          </table:table-cell>
          <table:table-cell office:value-type="float" office:value="0.42303" calcext:value-type="float">
            <text:p>0,42303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35015" calcext:value-type="float">
            <text:p>0,33501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4527" calcext:value-type="float">
            <text:p>0,034527</text:p>
          </table:table-cell>
          <table:table-cell office:value-type="float" office:value="0.204234" calcext:value-type="float">
            <text:p>0,204234</text:p>
          </table:table-cell>
          <table:table-cell office:value-type="float" office:value="0.266351" calcext:value-type="float">
            <text:p>0,266351</text:p>
          </table:table-cell>
          <table:table-cell office:value-type="float" office:value="0.302035" calcext:value-type="float">
            <text:p>0,302035</text:p>
          </table:table-cell>
          <table:table-cell office:value-type="float" office:value="0.330337" calcext:value-type="float">
            <text:p>0,330337</text:p>
          </table:table-cell>
          <table:table-cell office:value-type="float" office:value="0.350056" calcext:value-type="float">
            <text:p>0,350056</text:p>
          </table:table-cell>
          <table:table-cell office:value-type="float" office:value="0.363922" calcext:value-type="float">
            <text:p>0,363922</text:p>
          </table:table-cell>
          <table:table-cell office:value-type="float" office:value="0.374451" calcext:value-type="float">
            <text:p>0,374451</text:p>
          </table:table-cell>
          <table:table-cell office:value-type="float" office:value="0.384815" calcext:value-type="float">
            <text:p>0,384815</text:p>
          </table:table-cell>
          <table:table-cell office:value-type="float" office:value="0.397169" calcext:value-type="float">
            <text:p>0,397169</text:p>
          </table:table-cell>
          <table:table-cell office:value-type="float" office:value="0.427388" calcext:value-type="float">
            <text:p>0,427388</text:p>
          </table:table-cell>
          <table:table-cell office:value-type="float" office:value="0.504852" calcext:value-type="float">
            <text:p>0,504852</text:p>
          </table:table-cell>
          <table:table-cell office:value-type="float" office:value="0.340076" calcext:value-type="float">
            <text:p>0,3400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1819" calcext:value-type="float">
            <text:p>0,11819</text:p>
          </table:table-cell>
          <table:table-cell office:value-type="float" office:value="0.227549" calcext:value-type="float">
            <text:p>0,227549</text:p>
          </table:table-cell>
          <table:table-cell office:value-type="float" office:value="0.282745" calcext:value-type="float">
            <text:p>0,282745</text:p>
          </table:table-cell>
          <table:table-cell office:value-type="float" office:value="0.309047" calcext:value-type="float">
            <text:p>0,309047</text:p>
          </table:table-cell>
          <table:table-cell office:value-type="float" office:value="0.331503" calcext:value-type="float">
            <text:p>0,331503</text:p>
          </table:table-cell>
          <table:table-cell office:value-type="float" office:value="0.35168" calcext:value-type="float">
            <text:p>0,35168</text:p>
          </table:table-cell>
          <table:table-cell office:value-type="float" office:value="0.365293" calcext:value-type="float">
            <text:p>0,365293</text:p>
          </table:table-cell>
          <table:table-cell office:value-type="float" office:value="0.374011" calcext:value-type="float">
            <text:p>0,374011</text:p>
          </table:table-cell>
          <table:table-cell office:value-type="float" office:value="0.38437" calcext:value-type="float">
            <text:p>0,38437</text:p>
          </table:table-cell>
          <table:table-cell office:value-type="float" office:value="0.396884" calcext:value-type="float">
            <text:p>0,396884</text:p>
          </table:table-cell>
          <table:table-cell office:value-type="float" office:value="0.43322" calcext:value-type="float">
            <text:p>0,43322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563" calcext:value-type="float">
            <text:p>0,3456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73072" calcext:value-type="float">
            <text:p>0,173072</text:p>
          </table:table-cell>
          <table:table-cell office:value-type="float" office:value="0.230641" calcext:value-type="float">
            <text:p>0,230641</text:p>
          </table:table-cell>
          <table:table-cell office:value-type="float" office:value="0.281774" calcext:value-type="float">
            <text:p>0,281774</text:p>
          </table:table-cell>
          <table:table-cell office:value-type="float" office:value="0.306543" calcext:value-type="float">
            <text:p>0,306543</text:p>
          </table:table-cell>
          <table:table-cell office:value-type="float" office:value="0.325548" calcext:value-type="float">
            <text:p>0,325548</text:p>
          </table:table-cell>
          <table:table-cell office:value-type="float" office:value="0.34687" calcext:value-type="float">
            <text:p>0,34687</text:p>
          </table:table-cell>
          <table:table-cell office:value-type="float" office:value="0.361949" calcext:value-type="float">
            <text:p>0,361949</text:p>
          </table:table-cell>
          <table:table-cell office:value-type="float" office:value="0.373295" calcext:value-type="float">
            <text:p>0,373295</text:p>
          </table:table-cell>
          <table:table-cell office:value-type="float" office:value="0.383462" calcext:value-type="float">
            <text:p>0,383462</text:p>
          </table:table-cell>
          <table:table-cell office:value-type="float" office:value="0.397627" calcext:value-type="float">
            <text:p>0,397627</text:p>
          </table:table-cell>
          <table:table-cell office:value-type="float" office:value="0.433876" calcext:value-type="float">
            <text:p>0,433876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4158" calcext:value-type="float">
            <text:p>0,34415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5765" calcext:value-type="float">
            <text:p>0,035765</text:p>
          </table:table-cell>
          <table:table-cell office:value-type="float" office:value="0.216554" calcext:value-type="float">
            <text:p>0,216554</text:p>
          </table:table-cell>
          <table:table-cell office:value-type="float" office:value="0.284527" calcext:value-type="float">
            <text:p>0,284527</text:p>
          </table:table-cell>
          <table:table-cell office:value-type="float" office:value="0.319043" calcext:value-type="float">
            <text:p>0,319043</text:p>
          </table:table-cell>
          <table:table-cell office:value-type="float" office:value="0.33921" calcext:value-type="float">
            <text:p>0,33921</text:p>
          </table:table-cell>
          <table:table-cell office:value-type="float" office:value="0.355763" calcext:value-type="float">
            <text:p>0,355763</text:p>
          </table:table-cell>
          <table:table-cell office:value-type="float" office:value="0.368495" calcext:value-type="float">
            <text:p>0,368495</text:p>
          </table:table-cell>
          <table:table-cell office:value-type="float" office:value="0.377496" calcext:value-type="float">
            <text:p>0,377496</text:p>
          </table:table-cell>
          <table:table-cell office:value-type="float" office:value="0.389511" calcext:value-type="float">
            <text:p>0,389511</text:p>
          </table:table-cell>
          <table:table-cell office:value-type="float" office:value="0.403704" calcext:value-type="float">
            <text:p>0,403704</text:p>
          </table:table-cell>
          <table:table-cell office:value-type="float" office:value="0.433171" calcext:value-type="float">
            <text:p>0,433171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8747" calcext:value-type="float">
            <text:p>0,34874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66233" calcext:value-type="float">
            <text:p>0,166233</text:p>
          </table:table-cell>
          <table:table-cell office:value-type="float" office:value="0.223303" calcext:value-type="float">
            <text:p>0,223303</text:p>
          </table:table-cell>
          <table:table-cell office:value-type="float" office:value="0.273564" calcext:value-type="float">
            <text:p>0,273564</text:p>
          </table:table-cell>
          <table:table-cell office:value-type="float" office:value="0.304058" calcext:value-type="float">
            <text:p>0,304058</text:p>
          </table:table-cell>
          <table:table-cell office:value-type="float" office:value="0.323311" calcext:value-type="float">
            <text:p>0,323311</text:p>
          </table:table-cell>
          <table:table-cell office:value-type="float" office:value="0.343707" calcext:value-type="float">
            <text:p>0,343707</text:p>
          </table:table-cell>
          <table:table-cell office:value-type="float" office:value="0.362036" calcext:value-type="float">
            <text:p>0,362036</text:p>
          </table:table-cell>
          <table:table-cell office:value-type="float" office:value="0.371567" calcext:value-type="float">
            <text:p>0,371567</text:p>
          </table:table-cell>
          <table:table-cell office:value-type="float" office:value="0.383828" calcext:value-type="float">
            <text:p>0,383828</text:p>
          </table:table-cell>
          <table:table-cell office:value-type="float" office:value="0.400832" calcext:value-type="float">
            <text:p>0,400832</text:p>
          </table:table-cell>
          <table:table-cell office:value-type="float" office:value="0.434313" calcext:value-type="float">
            <text:p>0,434313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2052" calcext:value-type="float">
            <text:p>0,3420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7494" calcext:value-type="float">
            <text:p>0,077494</text:p>
          </table:table-cell>
          <table:table-cell office:value-type="float" office:value="0.244574" calcext:value-type="float">
            <text:p>0,244574</text:p>
          </table:table-cell>
          <table:table-cell office:value-type="float" office:value="0.289496" calcext:value-type="float">
            <text:p>0,289496</text:p>
          </table:table-cell>
          <table:table-cell office:value-type="float" office:value="0.316127" calcext:value-type="float">
            <text:p>0,316127</text:p>
          </table:table-cell>
          <table:table-cell office:value-type="float" office:value="0.337334" calcext:value-type="float">
            <text:p>0,337334</text:p>
          </table:table-cell>
          <table:table-cell office:value-type="float" office:value="0.354309" calcext:value-type="float">
            <text:p>0,354309</text:p>
          </table:table-cell>
          <table:table-cell office:value-type="float" office:value="0.368309" calcext:value-type="float">
            <text:p>0,368309</text:p>
          </table:table-cell>
          <table:table-cell office:value-type="float" office:value="0.377041" calcext:value-type="float">
            <text:p>0,377041</text:p>
          </table:table-cell>
          <table:table-cell office:value-type="float" office:value="0.38886" calcext:value-type="float">
            <text:p>0,38886</text:p>
          </table:table-cell>
          <table:table-cell office:value-type="float" office:value="0.40339" calcext:value-type="float">
            <text:p>0,40339</text:p>
          </table:table-cell>
          <table:table-cell office:value-type="float" office:value="0.433778" calcext:value-type="float">
            <text:p>0,433778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51322" calcext:value-type="float">
            <text:p>0,35132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81379" calcext:value-type="float">
            <text:p>0,081379</text:p>
          </table:table-cell>
          <table:table-cell office:value-type="float" office:value="0.249533" calcext:value-type="float">
            <text:p>0,249533</text:p>
          </table:table-cell>
          <table:table-cell office:value-type="float" office:value="0.30362" calcext:value-type="float">
            <text:p>0,30362</text:p>
          </table:table-cell>
          <table:table-cell office:value-type="float" office:value="0.325243" calcext:value-type="float">
            <text:p>0,325243</text:p>
          </table:table-cell>
          <table:table-cell office:value-type="float" office:value="0.340253" calcext:value-type="float">
            <text:p>0,340253</text:p>
          </table:table-cell>
          <table:table-cell office:value-type="float" office:value="0.355514" calcext:value-type="float">
            <text:p>0,355514</text:p>
          </table:table-cell>
          <table:table-cell office:value-type="float" office:value="0.366094" calcext:value-type="float">
            <text:p>0,366094</text:p>
          </table:table-cell>
          <table:table-cell office:value-type="float" office:value="0.373738" calcext:value-type="float">
            <text:p>0,373738</text:p>
          </table:table-cell>
          <table:table-cell office:value-type="float" office:value="0.382764" calcext:value-type="float">
            <text:p>0,382764</text:p>
          </table:table-cell>
          <table:table-cell office:value-type="float" office:value="0.397844" calcext:value-type="float">
            <text:p>0,397844</text:p>
          </table:table-cell>
          <table:table-cell office:value-type="float" office:value="0.42942" calcext:value-type="float">
            <text:p>0,42942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52402" calcext:value-type="float">
            <text:p>0,3524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1379" calcext:value-type="float">
            <text:p>0,081379</text:p>
          </table:table-cell>
          <table:table-cell office:value-type="float" office:value="0.21696" calcext:value-type="float">
            <text:p>0,21696</text:p>
          </table:table-cell>
          <table:table-cell office:value-type="float" office:value="0.293718" calcext:value-type="float">
            <text:p>0,293718</text:p>
          </table:table-cell>
          <table:table-cell office:value-type="float" office:value="0.320357" calcext:value-type="float">
            <text:p>0,320357</text:p>
          </table:table-cell>
          <table:table-cell office:value-type="float" office:value="0.335429" calcext:value-type="float">
            <text:p>0,335429</text:p>
          </table:table-cell>
          <table:table-cell office:value-type="float" office:value="0.347763" calcext:value-type="float">
            <text:p>0,347763</text:p>
          </table:table-cell>
          <table:table-cell office:value-type="float" office:value="0.360866" calcext:value-type="float">
            <text:p>0,360866</text:p>
          </table:table-cell>
          <table:table-cell office:value-type="float" office:value="0.371207" calcext:value-type="float">
            <text:p>0,371207</text:p>
          </table:table-cell>
          <table:table-cell office:value-type="float" office:value="0.379126" calcext:value-type="float">
            <text:p>0,379126</text:p>
          </table:table-cell>
          <table:table-cell office:value-type="float" office:value="0.394127" calcext:value-type="float">
            <text:p>0,394127</text:p>
          </table:table-cell>
          <table:table-cell office:value-type="float" office:value="0.420911" calcext:value-type="float">
            <text:p>0,420911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4046" calcext:value-type="float">
            <text:p>0,34404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92407" calcext:value-type="float">
            <text:p>0,092407</text:p>
          </table:table-cell>
          <table:table-cell office:value-type="float" office:value="0.219767" calcext:value-type="float">
            <text:p>0,219767</text:p>
          </table:table-cell>
          <table:table-cell office:value-type="float" office:value="0.28518" calcext:value-type="float">
            <text:p>0,28518</text:p>
          </table:table-cell>
          <table:table-cell office:value-type="float" office:value="0.314717" calcext:value-type="float">
            <text:p>0,314717</text:p>
          </table:table-cell>
          <table:table-cell office:value-type="float" office:value="0.336313" calcext:value-type="float">
            <text:p>0,336313</text:p>
          </table:table-cell>
          <table:table-cell office:value-type="float" office:value="0.349028" calcext:value-type="float">
            <text:p>0,349028</text:p>
          </table:table-cell>
          <table:table-cell office:value-type="float" office:value="0.36031" calcext:value-type="float">
            <text:p>0,36031</text:p>
          </table:table-cell>
          <table:table-cell office:value-type="float" office:value="0.372685" calcext:value-type="float">
            <text:p>0,372685</text:p>
          </table:table-cell>
          <table:table-cell office:value-type="float" office:value="0.380481" calcext:value-type="float">
            <text:p>0,380481</text:p>
          </table:table-cell>
          <table:table-cell office:value-type="float" office:value="0.390046" calcext:value-type="float">
            <text:p>0,390046</text:p>
          </table:table-cell>
          <table:table-cell office:value-type="float" office:value="0.417697" calcext:value-type="float">
            <text:p>0,417697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2622" calcext:value-type="float">
            <text:p>0,3426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2534" calcext:value-type="float">
            <text:p>0,152534</text:p>
          </table:table-cell>
          <table:table-cell office:value-type="float" office:value="0.233796" calcext:value-type="float">
            <text:p>0,233796</text:p>
          </table:table-cell>
          <table:table-cell office:value-type="float" office:value="0.287955" calcext:value-type="float">
            <text:p>0,287955</text:p>
          </table:table-cell>
          <table:table-cell office:value-type="float" office:value="0.322573" calcext:value-type="float">
            <text:p>0,322573</text:p>
          </table:table-cell>
          <table:table-cell office:value-type="float" office:value="0.34201" calcext:value-type="float">
            <text:p>0,34201</text:p>
          </table:table-cell>
          <table:table-cell office:value-type="float" office:value="0.355391" calcext:value-type="float">
            <text:p>0,355391</text:p>
          </table:table-cell>
          <table:table-cell office:value-type="float" office:value="0.365125" calcext:value-type="float">
            <text:p>0,365125</text:p>
          </table:table-cell>
          <table:table-cell office:value-type="float" office:value="0.372669" calcext:value-type="float">
            <text:p>0,372669</text:p>
          </table:table-cell>
          <table:table-cell office:value-type="float" office:value="0.380661" calcext:value-type="float">
            <text:p>0,380661</text:p>
          </table:table-cell>
          <table:table-cell office:value-type="float" office:value="0.391809" calcext:value-type="float">
            <text:p>0,391809</text:p>
          </table:table-cell>
          <table:table-cell office:value-type="float" office:value="0.415914" calcext:value-type="float">
            <text:p>0,415914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679" calcext:value-type="float">
            <text:p>0,3467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76474" calcext:value-type="float">
            <text:p>0,176474</text:p>
          </table:table-cell>
          <table:table-cell office:value-type="float" office:value="0.225088" calcext:value-type="float">
            <text:p>0,225088</text:p>
          </table:table-cell>
          <table:table-cell office:value-type="float" office:value="0.278872" calcext:value-type="float">
            <text:p>0,278872</text:p>
          </table:table-cell>
          <table:table-cell office:value-type="float" office:value="0.309929" calcext:value-type="float">
            <text:p>0,309929</text:p>
          </table:table-cell>
          <table:table-cell office:value-type="float" office:value="0.334263" calcext:value-type="float">
            <text:p>0,334263</text:p>
          </table:table-cell>
          <table:table-cell office:value-type="float" office:value="0.353303" calcext:value-type="float">
            <text:p>0,353303</text:p>
          </table:table-cell>
          <table:table-cell office:value-type="float" office:value="0.365778" calcext:value-type="float">
            <text:p>0,365778</text:p>
          </table:table-cell>
          <table:table-cell office:value-type="float" office:value="0.373745" calcext:value-type="float">
            <text:p>0,373745</text:p>
          </table:table-cell>
          <table:table-cell office:value-type="float" office:value="0.381971" calcext:value-type="float">
            <text:p>0,381971</text:p>
          </table:table-cell>
          <table:table-cell office:value-type="float" office:value="0.391755" calcext:value-type="float">
            <text:p>0,391755</text:p>
          </table:table-cell>
          <table:table-cell office:value-type="float" office:value="0.420874" calcext:value-type="float">
            <text:p>0,420874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3558" calcext:value-type="float">
            <text:p>0,34355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51702" calcext:value-type="float">
            <text:p>0,151702</text:p>
          </table:table-cell>
          <table:table-cell office:value-type="float" office:value="0.207188" calcext:value-type="float">
            <text:p>0,207188</text:p>
          </table:table-cell>
          <table:table-cell office:value-type="float" office:value="0.275368" calcext:value-type="float">
            <text:p>0,275368</text:p>
          </table:table-cell>
          <table:table-cell office:value-type="float" office:value="0.316311" calcext:value-type="float">
            <text:p>0,316311</text:p>
          </table:table-cell>
          <table:table-cell office:value-type="float" office:value="0.338722" calcext:value-type="float">
            <text:p>0,338722</text:p>
          </table:table-cell>
          <table:table-cell office:value-type="float" office:value="0.356711" calcext:value-type="float">
            <text:p>0,356711</text:p>
          </table:table-cell>
          <table:table-cell office:value-type="float" office:value="0.367114" calcext:value-type="float">
            <text:p>0,367114</text:p>
          </table:table-cell>
          <table:table-cell office:value-type="float" office:value="0.374439" calcext:value-type="float">
            <text:p>0,374439</text:p>
          </table:table-cell>
          <table:table-cell office:value-type="float" office:value="0.38467" calcext:value-type="float">
            <text:p>0,38467</text:p>
          </table:table-cell>
          <table:table-cell office:value-type="float" office:value="0.395662" calcext:value-type="float">
            <text:p>0,395662</text:p>
          </table:table-cell>
          <table:table-cell office:value-type="float" office:value="0.427524" calcext:value-type="float">
            <text:p>0,427524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4371" calcext:value-type="float">
            <text:p>0,34437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0366" calcext:value-type="float">
            <text:p>0,040366</text:p>
          </table:table-cell>
          <table:table-cell office:value-type="float" office:value="0.211841" calcext:value-type="float">
            <text:p>0,211841</text:p>
          </table:table-cell>
          <table:table-cell office:value-type="float" office:value="0.284289" calcext:value-type="float">
            <text:p>0,284289</text:p>
          </table:table-cell>
          <table:table-cell office:value-type="float" office:value="0.316659" calcext:value-type="float">
            <text:p>0,316659</text:p>
          </table:table-cell>
          <table:table-cell office:value-type="float" office:value="0.347894" calcext:value-type="float">
            <text:p>0,347894</text:p>
          </table:table-cell>
          <table:table-cell office:value-type="float" office:value="0.361518" calcext:value-type="float">
            <text:p>0,361518</text:p>
          </table:table-cell>
          <table:table-cell office:value-type="float" office:value="0.370575" calcext:value-type="float">
            <text:p>0,370575</text:p>
          </table:table-cell>
          <table:table-cell office:value-type="float" office:value="0.377963" calcext:value-type="float">
            <text:p>0,377963</text:p>
          </table:table-cell>
          <table:table-cell office:value-type="float" office:value="0.387024" calcext:value-type="float">
            <text:p>0,387024</text:p>
          </table:table-cell>
          <table:table-cell office:value-type="float" office:value="0.396631" calcext:value-type="float">
            <text:p>0,396631</text:p>
          </table:table-cell>
          <table:table-cell office:value-type="float" office:value="0.427125" calcext:value-type="float">
            <text:p>0,427125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48152" calcext:value-type="float">
            <text:p>0,34815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62643" calcext:value-type="float">
            <text:p>0,162643</text:p>
          </table:table-cell>
          <table:table-cell office:value-type="float" office:value="0.235989" calcext:value-type="float">
            <text:p>0,235989</text:p>
          </table:table-cell>
          <table:table-cell office:value-type="float" office:value="0.300186" calcext:value-type="float">
            <text:p>0,300186</text:p>
          </table:table-cell>
          <table:table-cell office:value-type="float" office:value="0.326921" calcext:value-type="float">
            <text:p>0,326921</text:p>
          </table:table-cell>
          <table:table-cell office:value-type="float" office:value="0.349254" calcext:value-type="float">
            <text:p>0,349254</text:p>
          </table:table-cell>
          <table:table-cell office:value-type="float" office:value="0.363962" calcext:value-type="float">
            <text:p>0,363962</text:p>
          </table:table-cell>
          <table:table-cell office:value-type="float" office:value="0.373433" calcext:value-type="float">
            <text:p>0,373433</text:p>
          </table:table-cell>
          <table:table-cell office:value-type="float" office:value="0.380435" calcext:value-type="float">
            <text:p>0,380435</text:p>
          </table:table-cell>
          <table:table-cell office:value-type="float" office:value="0.387753" calcext:value-type="float">
            <text:p>0,387753</text:p>
          </table:table-cell>
          <table:table-cell office:value-type="float" office:value="0.398239" calcext:value-type="float">
            <text:p>0,398239</text:p>
          </table:table-cell>
          <table:table-cell office:value-type="float" office:value="0.432891" calcext:value-type="float">
            <text:p>0,432891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54906" calcext:value-type="float">
            <text:p>0,35490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71523" calcext:value-type="float">
            <text:p>0,071523</text:p>
          </table:table-cell>
          <table:table-cell office:value-type="float" office:value="0.223013" calcext:value-type="float">
            <text:p>0,223013</text:p>
          </table:table-cell>
          <table:table-cell office:value-type="float" office:value="0.300393" calcext:value-type="float">
            <text:p>0,300393</text:p>
          </table:table-cell>
          <table:table-cell office:value-type="float" office:value="0.329394" calcext:value-type="float">
            <text:p>0,329394</text:p>
          </table:table-cell>
          <table:table-cell office:value-type="float" office:value="0.350304" calcext:value-type="float">
            <text:p>0,350304</text:p>
          </table:table-cell>
          <table:table-cell office:value-type="float" office:value="0.363371" calcext:value-type="float">
            <text:p>0,363371</text:p>
          </table:table-cell>
          <table:table-cell office:value-type="float" office:value="0.374067" calcext:value-type="float">
            <text:p>0,374067</text:p>
          </table:table-cell>
          <table:table-cell office:value-type="float" office:value="0.380729" calcext:value-type="float">
            <text:p>0,380729</text:p>
          </table:table-cell>
          <table:table-cell office:value-type="float" office:value="0.389098" calcext:value-type="float">
            <text:p>0,389098</text:p>
          </table:table-cell>
          <table:table-cell office:value-type="float" office:value="0.398585" calcext:value-type="float">
            <text:p>0,398585</text:p>
          </table:table-cell>
          <table:table-cell office:value-type="float" office:value="0.428857" calcext:value-type="float">
            <text:p>0,428857</text:p>
          </table:table-cell>
          <table:table-cell office:value-type="float" office:value="0.504997" calcext:value-type="float">
            <text:p>0,504997</text:p>
          </table:table-cell>
          <table:table-cell office:value-type="float" office:value="0.353781" calcext:value-type="float">
            <text:p>0,35378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5532" calcext:value-type="float">
            <text:p>0,055532</text:p>
          </table:table-cell>
          <table:table-cell office:value-type="float" office:value="0.212583" calcext:value-type="float">
            <text:p>0,212583</text:p>
          </table:table-cell>
          <table:table-cell office:value-type="float" office:value="0.306183" calcext:value-type="float">
            <text:p>0,306183</text:p>
          </table:table-cell>
          <table:table-cell office:value-type="float" office:value="0.334736" calcext:value-type="float">
            <text:p>0,334736</text:p>
          </table:table-cell>
          <table:table-cell office:value-type="float" office:value="0.352764" calcext:value-type="float">
            <text:p>0,352764</text:p>
          </table:table-cell>
          <table:table-cell office:value-type="float" office:value="0.3683" calcext:value-type="float">
            <text:p>0,3683</text:p>
          </table:table-cell>
          <table:table-cell office:value-type="float" office:value="0.376137" calcext:value-type="float">
            <text:p>0,376137</text:p>
          </table:table-cell>
          <table:table-cell office:value-type="float" office:value="0.38349" calcext:value-type="float">
            <text:p>0,38349</text:p>
          </table:table-cell>
          <table:table-cell office:value-type="float" office:value="0.390847" calcext:value-type="float">
            <text:p>0,390847</text:p>
          </table:table-cell>
          <table:table-cell office:value-type="float" office:value="0.400897" calcext:value-type="float">
            <text:p>0,400897</text:p>
          </table:table-cell>
          <table:table-cell office:value-type="float" office:value="0.436795" calcext:value-type="float">
            <text:p>0,436795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6273" calcext:value-type="float">
            <text:p>0,35627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7937" calcext:value-type="float">
            <text:p>0,087937</text:p>
          </table:table-cell>
          <table:table-cell office:value-type="float" office:value="0.207913" calcext:value-type="float">
            <text:p>0,207913</text:p>
          </table:table-cell>
          <table:table-cell office:value-type="float" office:value="0.301416" calcext:value-type="float">
            <text:p>0,301416</text:p>
          </table:table-cell>
          <table:table-cell office:value-type="float" office:value="0.331535" calcext:value-type="float">
            <text:p>0,331535</text:p>
          </table:table-cell>
          <table:table-cell office:value-type="float" office:value="0.351674" calcext:value-type="float">
            <text:p>0,351674</text:p>
          </table:table-cell>
          <table:table-cell office:value-type="float" office:value="0.366463" calcext:value-type="float">
            <text:p>0,366463</text:p>
          </table:table-cell>
          <table:table-cell office:value-type="float" office:value="0.375365" calcext:value-type="float">
            <text:p>0,375365</text:p>
          </table:table-cell>
          <table:table-cell office:value-type="float" office:value="0.383243" calcext:value-type="float">
            <text:p>0,383243</text:p>
          </table:table-cell>
          <table:table-cell office:value-type="float" office:value="0.392927" calcext:value-type="float">
            <text:p>0,392927</text:p>
          </table:table-cell>
          <table:table-cell office:value-type="float" office:value="0.404181" calcext:value-type="float">
            <text:p>0,404181</text:p>
          </table:table-cell>
          <table:table-cell office:value-type="float" office:value="0.44431" calcext:value-type="float">
            <text:p>0,44431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5903" calcext:value-type="float">
            <text:p>0,35590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4477" calcext:value-type="float">
            <text:p>0,14477</text:p>
          </table:table-cell>
          <table:table-cell office:value-type="float" office:value="0.222612" calcext:value-type="float">
            <text:p>0,222612</text:p>
          </table:table-cell>
          <table:table-cell office:value-type="float" office:value="0.295926" calcext:value-type="float">
            <text:p>0,295926</text:p>
          </table:table-cell>
          <table:table-cell office:value-type="float" office:value="0.328194" calcext:value-type="float">
            <text:p>0,328194</text:p>
          </table:table-cell>
          <table:table-cell office:value-type="float" office:value="0.350575" calcext:value-type="float">
            <text:p>0,350575</text:p>
          </table:table-cell>
          <table:table-cell office:value-type="float" office:value="0.365436" calcext:value-type="float">
            <text:p>0,365436</text:p>
          </table:table-cell>
          <table:table-cell office:value-type="float" office:value="0.374204" calcext:value-type="float">
            <text:p>0,374204</text:p>
          </table:table-cell>
          <table:table-cell office:value-type="float" office:value="0.382459" calcext:value-type="float">
            <text:p>0,382459</text:p>
          </table:table-cell>
          <table:table-cell office:value-type="float" office:value="0.392527" calcext:value-type="float">
            <text:p>0,392527</text:p>
          </table:table-cell>
          <table:table-cell office:value-type="float" office:value="0.406386" calcext:value-type="float">
            <text:p>0,406386</text:p>
          </table:table-cell>
          <table:table-cell office:value-type="float" office:value="0.452044" calcext:value-type="float">
            <text:p>0,452044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7036" calcext:value-type="float">
            <text:p>0,35703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4348" calcext:value-type="float">
            <text:p>0,054348</text:p>
          </table:table-cell>
          <table:table-cell office:value-type="float" office:value="0.207235" calcext:value-type="float">
            <text:p>0,207235</text:p>
          </table:table-cell>
          <table:table-cell office:value-type="float" office:value="0.285934" calcext:value-type="float">
            <text:p>0,285934</text:p>
          </table:table-cell>
          <table:table-cell office:value-type="float" office:value="0.322641" calcext:value-type="float">
            <text:p>0,322641</text:p>
          </table:table-cell>
          <table:table-cell office:value-type="float" office:value="0.345218" calcext:value-type="float">
            <text:p>0,345218</text:p>
          </table:table-cell>
          <table:table-cell office:value-type="float" office:value="0.360533" calcext:value-type="float">
            <text:p>0,360533</text:p>
          </table:table-cell>
          <table:table-cell office:value-type="float" office:value="0.372207" calcext:value-type="float">
            <text:p>0,372207</text:p>
          </table:table-cell>
          <table:table-cell office:value-type="float" office:value="0.380949" calcext:value-type="float">
            <text:p>0,380949</text:p>
          </table:table-cell>
          <table:table-cell office:value-type="float" office:value="0.39192" calcext:value-type="float">
            <text:p>0,39192</text:p>
          </table:table-cell>
          <table:table-cell office:value-type="float" office:value="0.404627" calcext:value-type="float">
            <text:p>0,404627</text:p>
          </table:table-cell>
          <table:table-cell office:value-type="float" office:value="0.447157" calcext:value-type="float">
            <text:p>0,447157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1842" calcext:value-type="float">
            <text:p>0,3518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14775" calcext:value-type="float">
            <text:p>0,214775</text:p>
          </table:table-cell>
          <table:table-cell office:value-type="float" office:value="0.25099" calcext:value-type="float">
            <text:p>0,25099</text:p>
          </table:table-cell>
          <table:table-cell office:value-type="float" office:value="0.293823" calcext:value-type="float">
            <text:p>0,293823</text:p>
          </table:table-cell>
          <table:table-cell office:value-type="float" office:value="0.32117" calcext:value-type="float">
            <text:p>0,32117</text:p>
          </table:table-cell>
          <table:table-cell office:value-type="float" office:value="0.34178" calcext:value-type="float">
            <text:p>0,34178</text:p>
          </table:table-cell>
          <table:table-cell office:value-type="float" office:value="0.357788" calcext:value-type="float">
            <text:p>0,357788</text:p>
          </table:table-cell>
          <table:table-cell office:value-type="float" office:value="0.370909" calcext:value-type="float">
            <text:p>0,370909</text:p>
          </table:table-cell>
          <table:table-cell office:value-type="float" office:value="0.379261" calcext:value-type="float">
            <text:p>0,379261</text:p>
          </table:table-cell>
          <table:table-cell office:value-type="float" office:value="0.388776" calcext:value-type="float">
            <text:p>0,388776</text:p>
          </table:table-cell>
          <table:table-cell office:value-type="float" office:value="0.402791" calcext:value-type="float">
            <text:p>0,402791</text:p>
          </table:table-cell>
          <table:table-cell office:value-type="float" office:value="0.447276" calcext:value-type="float">
            <text:p>0,447276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5456" calcext:value-type="float">
            <text:p>0,35545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8352" calcext:value-type="float">
            <text:p>0,178352</text:p>
          </table:table-cell>
          <table:table-cell office:value-type="float" office:value="0.233556" calcext:value-type="float">
            <text:p>0,233556</text:p>
          </table:table-cell>
          <table:table-cell office:value-type="float" office:value="0.287214" calcext:value-type="float">
            <text:p>0,287214</text:p>
          </table:table-cell>
          <table:table-cell office:value-type="float" office:value="0.313889" calcext:value-type="float">
            <text:p>0,313889</text:p>
          </table:table-cell>
          <table:table-cell office:value-type="float" office:value="0.337171" calcext:value-type="float">
            <text:p>0,337171</text:p>
          </table:table-cell>
          <table:table-cell office:value-type="float" office:value="0.352804" calcext:value-type="float">
            <text:p>0,352804</text:p>
          </table:table-cell>
          <table:table-cell office:value-type="float" office:value="0.364199" calcext:value-type="float">
            <text:p>0,364199</text:p>
          </table:table-cell>
          <table:table-cell office:value-type="float" office:value="0.376562" calcext:value-type="float">
            <text:p>0,376562</text:p>
          </table:table-cell>
          <table:table-cell office:value-type="float" office:value="0.387718" calcext:value-type="float">
            <text:p>0,387718</text:p>
          </table:table-cell>
          <table:table-cell office:value-type="float" office:value="0.402752" calcext:value-type="float">
            <text:p>0,402752</text:p>
          </table:table-cell>
          <table:table-cell office:value-type="float" office:value="0.43419" calcext:value-type="float">
            <text:p>0,43419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49005" calcext:value-type="float">
            <text:p>0,3490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7097" calcext:value-type="float">
            <text:p>0,057097</text:p>
          </table:table-cell>
          <table:table-cell office:value-type="float" office:value="0.2212" calcext:value-type="float">
            <text:p>0,2212</text:p>
          </table:table-cell>
          <table:table-cell office:value-type="float" office:value="0.289915" calcext:value-type="float">
            <text:p>0,289915</text:p>
          </table:table-cell>
          <table:table-cell office:value-type="float" office:value="0.323431" calcext:value-type="float">
            <text:p>0,323431</text:p>
          </table:table-cell>
          <table:table-cell office:value-type="float" office:value="0.347305" calcext:value-type="float">
            <text:p>0,347305</text:p>
          </table:table-cell>
          <table:table-cell office:value-type="float" office:value="0.362787" calcext:value-type="float">
            <text:p>0,362787</text:p>
          </table:table-cell>
          <table:table-cell office:value-type="float" office:value="0.374326" calcext:value-type="float">
            <text:p>0,374326</text:p>
          </table:table-cell>
          <table:table-cell office:value-type="float" office:value="0.383826" calcext:value-type="float">
            <text:p>0,383826</text:p>
          </table:table-cell>
          <table:table-cell office:value-type="float" office:value="0.395296" calcext:value-type="float">
            <text:p>0,395296</text:p>
          </table:table-cell>
          <table:table-cell office:value-type="float" office:value="0.407758" calcext:value-type="float">
            <text:p>0,407758</text:p>
          </table:table-cell>
          <table:table-cell office:value-type="float" office:value="0.439737" calcext:value-type="float">
            <text:p>0,439737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4558" calcext:value-type="float">
            <text:p>0,35455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7097" calcext:value-type="float">
            <text:p>0,057097</text:p>
          </table:table-cell>
          <table:table-cell office:value-type="float" office:value="0.193382" calcext:value-type="float">
            <text:p>0,193382</text:p>
          </table:table-cell>
          <table:table-cell office:value-type="float" office:value="0.277016" calcext:value-type="float">
            <text:p>0,277016</text:p>
          </table:table-cell>
          <table:table-cell office:value-type="float" office:value="0.309446" calcext:value-type="float">
            <text:p>0,309446</text:p>
          </table:table-cell>
          <table:table-cell office:value-type="float" office:value="0.342229" calcext:value-type="float">
            <text:p>0,342229</text:p>
          </table:table-cell>
          <table:table-cell office:value-type="float" office:value="0.363252" calcext:value-type="float">
            <text:p>0,363252</text:p>
          </table:table-cell>
          <table:table-cell office:value-type="float" office:value="0.376867" calcext:value-type="float">
            <text:p>0,376867</text:p>
          </table:table-cell>
          <table:table-cell office:value-type="float" office:value="0.388615" calcext:value-type="float">
            <text:p>0,388615</text:p>
          </table:table-cell>
          <table:table-cell office:value-type="float" office:value="0.399253" calcext:value-type="float">
            <text:p>0,399253</text:p>
          </table:table-cell>
          <table:table-cell office:value-type="float" office:value="0.413425" calcext:value-type="float">
            <text:p>0,413425</text:p>
          </table:table-cell>
          <table:table-cell office:value-type="float" office:value="0.443492" calcext:value-type="float">
            <text:p>0,443492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0698" calcext:value-type="float">
            <text:p>0,35069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71368" calcext:value-type="float">
            <text:p>0,071368</text:p>
          </table:table-cell>
          <table:table-cell office:value-type="float" office:value="0.212723" calcext:value-type="float">
            <text:p>0,212723</text:p>
          </table:table-cell>
          <table:table-cell office:value-type="float" office:value="0.278758" calcext:value-type="float">
            <text:p>0,278758</text:p>
          </table:table-cell>
          <table:table-cell office:value-type="float" office:value="0.314146" calcext:value-type="float">
            <text:p>0,314146</text:p>
          </table:table-cell>
          <table:table-cell office:value-type="float" office:value="0.343198" calcext:value-type="float">
            <text:p>0,343198</text:p>
          </table:table-cell>
          <table:table-cell office:value-type="float" office:value="0.3607" calcext:value-type="float">
            <text:p>0,3607</text:p>
          </table:table-cell>
          <table:table-cell office:value-type="float" office:value="0.37357" calcext:value-type="float">
            <text:p>0,37357</text:p>
          </table:table-cell>
          <table:table-cell office:value-type="float" office:value="0.384924" calcext:value-type="float">
            <text:p>0,384924</text:p>
          </table:table-cell>
          <table:table-cell office:value-type="float" office:value="0.394509" calcext:value-type="float">
            <text:p>0,394509</text:p>
          </table:table-cell>
          <table:table-cell office:value-type="float" office:value="0.404922" calcext:value-type="float">
            <text:p>0,404922</text:p>
          </table:table-cell>
          <table:table-cell office:value-type="float" office:value="0.443416" calcext:value-type="float">
            <text:p>0,443416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51086" calcext:value-type="float">
            <text:p>0,35108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86779" calcext:value-type="float">
            <text:p>0,086779</text:p>
          </table:table-cell>
          <table:table-cell office:value-type="float" office:value="0.209085" calcext:value-type="float">
            <text:p>0,209085</text:p>
          </table:table-cell>
          <table:table-cell office:value-type="float" office:value="0.27704" calcext:value-type="float">
            <text:p>0,27704</text:p>
          </table:table-cell>
          <table:table-cell office:value-type="float" office:value="0.310716" calcext:value-type="float">
            <text:p>0,310716</text:p>
          </table:table-cell>
          <table:table-cell office:value-type="float" office:value="0.3347" calcext:value-type="float">
            <text:p>0,3347</text:p>
          </table:table-cell>
          <table:table-cell office:value-type="float" office:value="0.353513" calcext:value-type="float">
            <text:p>0,353513</text:p>
          </table:table-cell>
          <table:table-cell office:value-type="float" office:value="0.368257" calcext:value-type="float">
            <text:p>0,368257</text:p>
          </table:table-cell>
          <table:table-cell office:value-type="float" office:value="0.380304" calcext:value-type="float">
            <text:p>0,380304</text:p>
          </table:table-cell>
          <table:table-cell office:value-type="float" office:value="0.391052" calcext:value-type="float">
            <text:p>0,391052</text:p>
          </table:table-cell>
          <table:table-cell office:value-type="float" office:value="0.404564" calcext:value-type="float">
            <text:p>0,404564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47075" calcext:value-type="float">
            <text:p>0,34707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89384" calcext:value-type="float">
            <text:p>0,089384</text:p>
          </table:table-cell>
          <table:table-cell office:value-type="float" office:value="0.208551" calcext:value-type="float">
            <text:p>0,208551</text:p>
          </table:table-cell>
          <table:table-cell office:value-type="float" office:value="0.274769" calcext:value-type="float">
            <text:p>0,274769</text:p>
          </table:table-cell>
          <table:table-cell office:value-type="float" office:value="0.306907" calcext:value-type="float">
            <text:p>0,306907</text:p>
          </table:table-cell>
          <table:table-cell office:value-type="float" office:value="0.332623" calcext:value-type="float">
            <text:p>0,332623</text:p>
          </table:table-cell>
          <table:table-cell office:value-type="float" office:value="0.351216" calcext:value-type="float">
            <text:p>0,351216</text:p>
          </table:table-cell>
          <table:table-cell office:value-type="float" office:value="0.368276" calcext:value-type="float">
            <text:p>0,368276</text:p>
          </table:table-cell>
          <table:table-cell office:value-type="float" office:value="0.383347" calcext:value-type="float">
            <text:p>0,383347</text:p>
          </table:table-cell>
          <table:table-cell office:value-type="float" office:value="0.392678" calcext:value-type="float">
            <text:p>0,392678</text:p>
          </table:table-cell>
          <table:table-cell office:value-type="float" office:value="0.406982" calcext:value-type="float">
            <text:p>0,406982</text:p>
          </table:table-cell>
          <table:table-cell office:value-type="float" office:value="0.442126" calcext:value-type="float">
            <text:p>0,442126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46747" calcext:value-type="float">
            <text:p>0,34674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7748" calcext:value-type="float">
            <text:p>0,057748</text:p>
          </table:table-cell>
          <table:table-cell office:value-type="float" office:value="0.196706" calcext:value-type="float">
            <text:p>0,196706</text:p>
          </table:table-cell>
          <table:table-cell office:value-type="float" office:value="0.269746" calcext:value-type="float">
            <text:p>0,269746</text:p>
          </table:table-cell>
          <table:table-cell office:value-type="float" office:value="0.300308" calcext:value-type="float">
            <text:p>0,300308</text:p>
          </table:table-cell>
          <table:table-cell office:value-type="float" office:value="0.328409" calcext:value-type="float">
            <text:p>0,328409</text:p>
          </table:table-cell>
          <table:table-cell office:value-type="float" office:value="0.344357" calcext:value-type="float">
            <text:p>0,344357</text:p>
          </table:table-cell>
          <table:table-cell office:value-type="float" office:value="0.363081" calcext:value-type="float">
            <text:p>0,363081</text:p>
          </table:table-cell>
          <table:table-cell office:value-type="float" office:value="0.378471" calcext:value-type="float">
            <text:p>0,378471</text:p>
          </table:table-cell>
          <table:table-cell office:value-type="float" office:value="0.392864" calcext:value-type="float">
            <text:p>0,392864</text:p>
          </table:table-cell>
          <table:table-cell office:value-type="float" office:value="0.408869" calcext:value-type="float">
            <text:p>0,408869</text:p>
          </table:table-cell>
          <table:table-cell office:value-type="float" office:value="0.44811" calcext:value-type="float">
            <text:p>0,44811</text:p>
          </table:table-cell>
          <table:table-cell office:value-type="float" office:value="0.505017" calcext:value-type="float">
            <text:p>0,505017</text:p>
          </table:table-cell>
          <table:table-cell office:value-type="float" office:value="0.343092" calcext:value-type="float">
            <text:p>0,34309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7748" calcext:value-type="float">
            <text:p>0,057748</text:p>
          </table:table-cell>
          <table:table-cell office:value-type="float" office:value="0.187132" calcext:value-type="float">
            <text:p>0,187132</text:p>
          </table:table-cell>
          <table:table-cell office:value-type="float" office:value="0.274915" calcext:value-type="float">
            <text:p>0,274915</text:p>
          </table:table-cell>
          <table:table-cell office:value-type="float" office:value="0.300342" calcext:value-type="float">
            <text:p>0,300342</text:p>
          </table:table-cell>
          <table:table-cell office:value-type="float" office:value="0.328371" calcext:value-type="float">
            <text:p>0,328371</text:p>
          </table:table-cell>
          <table:table-cell office:value-type="float" office:value="0.342314" calcext:value-type="float">
            <text:p>0,342314</text:p>
          </table:table-cell>
          <table:table-cell office:value-type="float" office:value="0.357914" calcext:value-type="float">
            <text:p>0,357914</text:p>
          </table:table-cell>
          <table:table-cell office:value-type="float" office:value="0.370235" calcext:value-type="float">
            <text:p>0,370235</text:p>
          </table:table-cell>
          <table:table-cell office:value-type="float" office:value="0.38257" calcext:value-type="float">
            <text:p>0,38257</text:p>
          </table:table-cell>
          <table:table-cell office:value-type="float" office:value="0.400633" calcext:value-type="float">
            <text:p>0,400633</text:p>
          </table:table-cell>
          <table:table-cell office:value-type="float" office:value="0.456729" calcext:value-type="float">
            <text:p>0,456729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40116" calcext:value-type="float">
            <text:p>0,3401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10103" calcext:value-type="float">
            <text:p>0,110103</text:p>
          </table:table-cell>
          <table:table-cell office:value-type="float" office:value="0.196504" calcext:value-type="float">
            <text:p>0,196504</text:p>
          </table:table-cell>
          <table:table-cell office:value-type="float" office:value="0.275266" calcext:value-type="float">
            <text:p>0,275266</text:p>
          </table:table-cell>
          <table:table-cell office:value-type="float" office:value="0.298533" calcext:value-type="float">
            <text:p>0,298533</text:p>
          </table:table-cell>
          <table:table-cell office:value-type="float" office:value="0.322516" calcext:value-type="float">
            <text:p>0,322516</text:p>
          </table:table-cell>
          <table:table-cell office:value-type="float" office:value="0.338833" calcext:value-type="float">
            <text:p>0,338833</text:p>
          </table:table-cell>
          <table:table-cell office:value-type="float" office:value="0.351766" calcext:value-type="float">
            <text:p>0,351766</text:p>
          </table:table-cell>
          <table:table-cell office:value-type="float" office:value="0.364629" calcext:value-type="float">
            <text:p>0,364629</text:p>
          </table:table-cell>
          <table:table-cell office:value-type="float" office:value="0.38103" calcext:value-type="float">
            <text:p>0,38103</text:p>
          </table:table-cell>
          <table:table-cell office:value-type="float" office:value="0.400567" calcext:value-type="float">
            <text:p>0,400567</text:p>
          </table:table-cell>
          <table:table-cell office:value-type="float" office:value="0.452217" calcext:value-type="float">
            <text:p>0,452217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38186" calcext:value-type="float">
            <text:p>0,33818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10103" calcext:value-type="float">
            <text:p>0,110103</text:p>
          </table:table-cell>
          <table:table-cell office:value-type="float" office:value="0.206899" calcext:value-type="float">
            <text:p>0,206899</text:p>
          </table:table-cell>
          <table:table-cell office:value-type="float" office:value="0.278625" calcext:value-type="float">
            <text:p>0,278625</text:p>
          </table:table-cell>
          <table:table-cell office:value-type="float" office:value="0.310117" calcext:value-type="float">
            <text:p>0,310117</text:p>
          </table:table-cell>
          <table:table-cell office:value-type="float" office:value="0.335055" calcext:value-type="float">
            <text:p>0,335055</text:p>
          </table:table-cell>
          <table:table-cell office:value-type="float" office:value="0.353761" calcext:value-type="float">
            <text:p>0,353761</text:p>
          </table:table-cell>
          <table:table-cell office:value-type="float" office:value="0.366621" calcext:value-type="float">
            <text:p>0,366621</text:p>
          </table:table-cell>
          <table:table-cell office:value-type="float" office:value="0.381139" calcext:value-type="float">
            <text:p>0,381139</text:p>
          </table:table-cell>
          <table:table-cell office:value-type="float" office:value="0.396324" calcext:value-type="float">
            <text:p>0,396324</text:p>
          </table:table-cell>
          <table:table-cell office:value-type="float" office:value="0.417606" calcext:value-type="float">
            <text:p>0,417606</text:p>
          </table:table-cell>
          <table:table-cell office:value-type="float" office:value="0.465376" calcext:value-type="float">
            <text:p>0,465376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51152" calcext:value-type="float">
            <text:p>0,35115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10103" calcext:value-type="float">
            <text:p>0,110103</text:p>
          </table:table-cell>
          <table:table-cell office:value-type="float" office:value="0.219815" calcext:value-type="float">
            <text:p>0,219815</text:p>
          </table:table-cell>
          <table:table-cell office:value-type="float" office:value="0.295211" calcext:value-type="float">
            <text:p>0,295211</text:p>
          </table:table-cell>
          <table:table-cell office:value-type="float" office:value="0.32247" calcext:value-type="float">
            <text:p>0,32247</text:p>
          </table:table-cell>
          <table:table-cell office:value-type="float" office:value="0.341753" calcext:value-type="float">
            <text:p>0,341753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366844" calcext:value-type="float">
            <text:p>0,366844</text:p>
          </table:table-cell>
          <table:table-cell office:value-type="float" office:value="0.378961" calcext:value-type="float">
            <text:p>0,378961</text:p>
          </table:table-cell>
          <table:table-cell office:value-type="float" office:value="0.394974" calcext:value-type="float">
            <text:p>0,394974</text:p>
          </table:table-cell>
          <table:table-cell office:value-type="float" office:value="0.417252" calcext:value-type="float">
            <text:p>0,417252</text:p>
          </table:table-cell>
          <table:table-cell office:value-type="float" office:value="0.459386" calcext:value-type="float">
            <text:p>0,459386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55279" calcext:value-type="float">
            <text:p>0,35527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5043" calcext:value-type="float">
            <text:p>0,15043</text:p>
          </table:table-cell>
          <table:table-cell office:value-type="float" office:value="0.209999" calcext:value-type="float">
            <text:p>0,209999</text:p>
          </table:table-cell>
          <table:table-cell office:value-type="float" office:value="0.286872" calcext:value-type="float">
            <text:p>0,286872</text:p>
          </table:table-cell>
          <table:table-cell office:value-type="float" office:value="0.323393" calcext:value-type="float">
            <text:p>0,323393</text:p>
          </table:table-cell>
          <table:table-cell office:value-type="float" office:value="0.344703" calcext:value-type="float">
            <text:p>0,344703</text:p>
          </table:table-cell>
          <table:table-cell office:value-type="float" office:value="0.360013" calcext:value-type="float">
            <text:p>0,360013</text:p>
          </table:table-cell>
          <table:table-cell office:value-type="float" office:value="0.370987" calcext:value-type="float">
            <text:p>0,370987</text:p>
          </table:table-cell>
          <table:table-cell office:value-type="float" office:value="0.386747" calcext:value-type="float">
            <text:p>0,386747</text:p>
          </table:table-cell>
          <table:table-cell office:value-type="float" office:value="0.401047" calcext:value-type="float">
            <text:p>0,401047</text:p>
          </table:table-cell>
          <table:table-cell office:value-type="float" office:value="0.422104" calcext:value-type="float">
            <text:p>0,422104</text:p>
          </table:table-cell>
          <table:table-cell office:value-type="float" office:value="0.461911" calcext:value-type="float">
            <text:p>0,461911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56778" calcext:value-type="float">
            <text:p>0,35677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27519" calcext:value-type="float">
            <text:p>0,127519</text:p>
          </table:table-cell>
          <table:table-cell office:value-type="float" office:value="0.228715" calcext:value-type="float">
            <text:p>0,228715</text:p>
          </table:table-cell>
          <table:table-cell office:value-type="float" office:value="0.289284" calcext:value-type="float">
            <text:p>0,289284</text:p>
          </table:table-cell>
          <table:table-cell office:value-type="float" office:value="0.316936" calcext:value-type="float">
            <text:p>0,316936</text:p>
          </table:table-cell>
          <table:table-cell office:value-type="float" office:value="0.341198" calcext:value-type="float">
            <text:p>0,341198</text:p>
          </table:table-cell>
          <table:table-cell office:value-type="float" office:value="0.35915" calcext:value-type="float">
            <text:p>0,35915</text:p>
          </table:table-cell>
          <table:table-cell office:value-type="float" office:value="0.370999" calcext:value-type="float">
            <text:p>0,370999</text:p>
          </table:table-cell>
          <table:table-cell office:value-type="float" office:value="0.386385" calcext:value-type="float">
            <text:p>0,386385</text:p>
          </table:table-cell>
          <table:table-cell office:value-type="float" office:value="0.400904" calcext:value-type="float">
            <text:p>0,400904</text:p>
          </table:table-cell>
          <table:table-cell office:value-type="float" office:value="0.421621" calcext:value-type="float">
            <text:p>0,421621</text:p>
          </table:table-cell>
          <table:table-cell office:value-type="float" office:value="0.462699" calcext:value-type="float">
            <text:p>0,462699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57789" calcext:value-type="float">
            <text:p>0,35778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0067" calcext:value-type="float">
            <text:p>0,070067</text:p>
          </table:table-cell>
          <table:table-cell office:value-type="float" office:value="0.233286" calcext:value-type="float">
            <text:p>0,233286</text:p>
          </table:table-cell>
          <table:table-cell office:value-type="float" office:value="0.298674" calcext:value-type="float">
            <text:p>0,298674</text:p>
          </table:table-cell>
          <table:table-cell office:value-type="float" office:value="0.321079" calcext:value-type="float">
            <text:p>0,321079</text:p>
          </table:table-cell>
          <table:table-cell office:value-type="float" office:value="0.341679" calcext:value-type="float">
            <text:p>0,341679</text:p>
          </table:table-cell>
          <table:table-cell office:value-type="float" office:value="0.359206" calcext:value-type="float">
            <text:p>0,359206</text:p>
          </table:table-cell>
          <table:table-cell office:value-type="float" office:value="0.369837" calcext:value-type="float">
            <text:p>0,369837</text:p>
          </table:table-cell>
          <table:table-cell office:value-type="float" office:value="0.38265" calcext:value-type="float">
            <text:p>0,38265</text:p>
          </table:table-cell>
          <table:table-cell office:value-type="float" office:value="0.39672" calcext:value-type="float">
            <text:p>0,39672</text:p>
          </table:table-cell>
          <table:table-cell office:value-type="float" office:value="0.419524" calcext:value-type="float">
            <text:p>0,419524</text:p>
          </table:table-cell>
          <table:table-cell office:value-type="float" office:value="0.466097" calcext:value-type="float">
            <text:p>0,466097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58875" calcext:value-type="float">
            <text:p>0,35887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70067" calcext:value-type="float">
            <text:p>0,070067</text:p>
          </table:table-cell>
          <table:table-cell office:value-type="float" office:value="0.198348" calcext:value-type="float">
            <text:p>0,198348</text:p>
          </table:table-cell>
          <table:table-cell office:value-type="float" office:value="0.292004" calcext:value-type="float">
            <text:p>0,292004</text:p>
          </table:table-cell>
          <table:table-cell office:value-type="float" office:value="0.322125" calcext:value-type="float">
            <text:p>0,322125</text:p>
          </table:table-cell>
          <table:table-cell office:value-type="float" office:value="0.338098" calcext:value-type="float">
            <text:p>0,338098</text:p>
          </table:table-cell>
          <table:table-cell office:value-type="float" office:value="0.356054" calcext:value-type="float">
            <text:p>0,356054</text:p>
          </table:table-cell>
          <table:table-cell office:value-type="float" office:value="0.3673" calcext:value-type="float">
            <text:p>0,3673</text:p>
          </table:table-cell>
          <table:table-cell office:value-type="float" office:value="0.379916" calcext:value-type="float">
            <text:p>0,379916</text:p>
          </table:table-cell>
          <table:table-cell office:value-type="float" office:value="0.394391" calcext:value-type="float">
            <text:p>0,394391</text:p>
          </table:table-cell>
          <table:table-cell office:value-type="float" office:value="0.418032" calcext:value-type="float">
            <text:p>0,418032</text:p>
          </table:table-cell>
          <table:table-cell office:value-type="float" office:value="0.466845" calcext:value-type="float">
            <text:p>0,466845</text:p>
          </table:table-cell>
          <table:table-cell office:value-type="float" office:value="0.534379" calcext:value-type="float">
            <text:p>0,534379</text:p>
          </table:table-cell>
          <table:table-cell office:value-type="float" office:value="0.353311" calcext:value-type="float">
            <text:p>0,35331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7084" calcext:value-type="float">
            <text:p>0,07084</text:p>
          </table:table-cell>
          <table:table-cell office:value-type="float" office:value="0.201346" calcext:value-type="float">
            <text:p>0,201346</text:p>
          </table:table-cell>
          <table:table-cell office:value-type="float" office:value="0.288183" calcext:value-type="float">
            <text:p>0,288183</text:p>
          </table:table-cell>
          <table:table-cell office:value-type="float" office:value="0.318256" calcext:value-type="float">
            <text:p>0,318256</text:p>
          </table:table-cell>
          <table:table-cell office:value-type="float" office:value="0.333732" calcext:value-type="float">
            <text:p>0,333732</text:p>
          </table:table-cell>
          <table:table-cell office:value-type="float" office:value="0.353885" calcext:value-type="float">
            <text:p>0,353885</text:p>
          </table:table-cell>
          <table:table-cell office:value-type="float" office:value="0.371729" calcext:value-type="float">
            <text:p>0,371729</text:p>
          </table:table-cell>
          <table:table-cell office:value-type="float" office:value="0.384097" calcext:value-type="float">
            <text:p>0,384097</text:p>
          </table:table-cell>
          <table:table-cell office:value-type="float" office:value="0.399982" calcext:value-type="float">
            <text:p>0,399982</text:p>
          </table:table-cell>
          <table:table-cell office:value-type="float" office:value="0.424205" calcext:value-type="float">
            <text:p>0,424205</text:p>
          </table:table-cell>
          <table:table-cell office:value-type="float" office:value="0.4744" calcext:value-type="float">
            <text:p>0,4744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54981" calcext:value-type="float">
            <text:p>0,35498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84261" calcext:value-type="float">
            <text:p>0,084261</text:p>
          </table:table-cell>
          <table:table-cell office:value-type="float" office:value="0.193207" calcext:value-type="float">
            <text:p>0,193207</text:p>
          </table:table-cell>
          <table:table-cell office:value-type="float" office:value="0.265935" calcext:value-type="float">
            <text:p>0,265935</text:p>
          </table:table-cell>
          <table:table-cell office:value-type="float" office:value="0.303643" calcext:value-type="float">
            <text:p>0,303643</text:p>
          </table:table-cell>
          <table:table-cell office:value-type="float" office:value="0.323987" calcext:value-type="float">
            <text:p>0,323987</text:p>
          </table:table-cell>
          <table:table-cell office:value-type="float" office:value="0.344891" calcext:value-type="float">
            <text:p>0,344891</text:p>
          </table:table-cell>
          <table:table-cell office:value-type="float" office:value="0.361809" calcext:value-type="float">
            <text:p>0,361809</text:p>
          </table:table-cell>
          <table:table-cell office:value-type="float" office:value="0.375953" calcext:value-type="float">
            <text:p>0,375953</text:p>
          </table:table-cell>
          <table:table-cell office:value-type="float" office:value="0.391392" calcext:value-type="float">
            <text:p>0,391392</text:p>
          </table:table-cell>
          <table:table-cell office:value-type="float" office:value="0.411516" calcext:value-type="float">
            <text:p>0,411516</text:p>
          </table:table-cell>
          <table:table-cell office:value-type="float" office:value="0.461078" calcext:value-type="float">
            <text:p>0,461078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43341" calcext:value-type="float">
            <text:p>0,34334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12437" calcext:value-type="float">
            <text:p>0,112437</text:p>
          </table:table-cell>
          <table:table-cell office:value-type="float" office:value="0.202949" calcext:value-type="float">
            <text:p>0,202949</text:p>
          </table:table-cell>
          <table:table-cell office:value-type="float" office:value="0.287591" calcext:value-type="float">
            <text:p>0,287591</text:p>
          </table:table-cell>
          <table:table-cell office:value-type="float" office:value="0.315075" calcext:value-type="float">
            <text:p>0,315075</text:p>
          </table:table-cell>
          <table:table-cell office:value-type="float" office:value="0.341062" calcext:value-type="float">
            <text:p>0,341062</text:p>
          </table:table-cell>
          <table:table-cell office:value-type="float" office:value="0.361023" calcext:value-type="float">
            <text:p>0,361023</text:p>
          </table:table-cell>
          <table:table-cell office:value-type="float" office:value="0.375832" calcext:value-type="float">
            <text:p>0,375832</text:p>
          </table:table-cell>
          <table:table-cell office:value-type="float" office:value="0.390365" calcext:value-type="float">
            <text:p>0,390365</text:p>
          </table:table-cell>
          <table:table-cell office:value-type="float" office:value="0.406681" calcext:value-type="float">
            <text:p>0,406681</text:p>
          </table:table-cell>
          <table:table-cell office:value-type="float" office:value="0.424724" calcext:value-type="float">
            <text:p>0,424724</text:p>
          </table:table-cell>
          <table:table-cell office:value-type="float" office:value="0.467817" calcext:value-type="float">
            <text:p>0,467817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57312" calcext:value-type="float">
            <text:p>0,35731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12437" calcext:value-type="float">
            <text:p>0,112437</text:p>
          </table:table-cell>
          <table:table-cell office:value-type="float" office:value="0.207181" calcext:value-type="float">
            <text:p>0,207181</text:p>
          </table:table-cell>
          <table:table-cell office:value-type="float" office:value="0.284635" calcext:value-type="float">
            <text:p>0,284635</text:p>
          </table:table-cell>
          <table:table-cell office:value-type="float" office:value="0.314364" calcext:value-type="float">
            <text:p>0,314364</text:p>
          </table:table-cell>
          <table:table-cell office:value-type="float" office:value="0.337042" calcext:value-type="float">
            <text:p>0,337042</text:p>
          </table:table-cell>
          <table:table-cell office:value-type="float" office:value="0.356641" calcext:value-type="float">
            <text:p>0,356641</text:p>
          </table:table-cell>
          <table:table-cell office:value-type="float" office:value="0.374285" calcext:value-type="float">
            <text:p>0,374285</text:p>
          </table:table-cell>
          <table:table-cell office:value-type="float" office:value="0.393684" calcext:value-type="float">
            <text:p>0,393684</text:p>
          </table:table-cell>
          <table:table-cell office:value-type="float" office:value="0.410546" calcext:value-type="float">
            <text:p>0,410546</text:p>
          </table:table-cell>
          <table:table-cell office:value-type="float" office:value="0.425486" calcext:value-type="float">
            <text:p>0,425486</text:p>
          </table:table-cell>
          <table:table-cell office:value-type="float" office:value="0.466649" calcext:value-type="float">
            <text:p>0,466649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57051" calcext:value-type="float">
            <text:p>0,35705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12034" calcext:value-type="float">
            <text:p>0,112034</text:p>
          </table:table-cell>
          <table:table-cell office:value-type="float" office:value="0.207994" calcext:value-type="float">
            <text:p>0,207994</text:p>
          </table:table-cell>
          <table:table-cell office:value-type="float" office:value="0.281273" calcext:value-type="float">
            <text:p>0,281273</text:p>
          </table:table-cell>
          <table:table-cell office:value-type="float" office:value="0.314522" calcext:value-type="float">
            <text:p>0,314522</text:p>
          </table:table-cell>
          <table:table-cell office:value-type="float" office:value="0.337444" calcext:value-type="float">
            <text:p>0,337444</text:p>
          </table:table-cell>
          <table:table-cell office:value-type="float" office:value="0.361595" calcext:value-type="float">
            <text:p>0,361595</text:p>
          </table:table-cell>
          <table:table-cell office:value-type="float" office:value="0.380143" calcext:value-type="float">
            <text:p>0,380143</text:p>
          </table:table-cell>
          <table:table-cell office:value-type="float" office:value="0.395601" calcext:value-type="float">
            <text:p>0,395601</text:p>
          </table:table-cell>
          <table:table-cell office:value-type="float" office:value="0.414126" calcext:value-type="float">
            <text:p>0,414126</text:p>
          </table:table-cell>
          <table:table-cell office:value-type="float" office:value="0.437706" calcext:value-type="float">
            <text:p>0,437706</text:p>
          </table:table-cell>
          <table:table-cell office:value-type="float" office:value="0.482405" calcext:value-type="float">
            <text:p>0,482405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1281" calcext:value-type="float">
            <text:p>0,36128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9801" calcext:value-type="float">
            <text:p>0,09801</text:p>
          </table:table-cell>
          <table:table-cell office:value-type="float" office:value="0.20177" calcext:value-type="float">
            <text:p>0,20177</text:p>
          </table:table-cell>
          <table:table-cell office:value-type="float" office:value="0.289341" calcext:value-type="float">
            <text:p>0,289341</text:p>
          </table:table-cell>
          <table:table-cell office:value-type="float" office:value="0.32589" calcext:value-type="float">
            <text:p>0,32589</text:p>
          </table:table-cell>
          <table:table-cell office:value-type="float" office:value="0.353059" calcext:value-type="float">
            <text:p>0,353059</text:p>
          </table:table-cell>
          <table:table-cell office:value-type="float" office:value="0.372638" calcext:value-type="float">
            <text:p>0,372638</text:p>
          </table:table-cell>
          <table:table-cell office:value-type="float" office:value="0.38588" calcext:value-type="float">
            <text:p>0,38588</text:p>
          </table:table-cell>
          <table:table-cell office:value-type="float" office:value="0.398994" calcext:value-type="float">
            <text:p>0,398994</text:p>
          </table:table-cell>
          <table:table-cell office:value-type="float" office:value="0.415663" calcext:value-type="float">
            <text:p>0,415663</text:p>
          </table:table-cell>
          <table:table-cell office:value-type="float" office:value="0.436621" calcext:value-type="float">
            <text:p>0,436621</text:p>
          </table:table-cell>
          <table:table-cell office:value-type="float" office:value="0.479514" calcext:value-type="float">
            <text:p>0,479514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5937" calcext:value-type="float">
            <text:p>0,3659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12437" calcext:value-type="float">
            <text:p>0,112437</text:p>
          </table:table-cell>
          <table:table-cell office:value-type="float" office:value="0.211601" calcext:value-type="float">
            <text:p>0,211601</text:p>
          </table:table-cell>
          <table:table-cell office:value-type="float" office:value="0.289065" calcext:value-type="float">
            <text:p>0,289065</text:p>
          </table:table-cell>
          <table:table-cell office:value-type="float" office:value="0.329171" calcext:value-type="float">
            <text:p>0,329171</text:p>
          </table:table-cell>
          <table:table-cell office:value-type="float" office:value="0.355284" calcext:value-type="float">
            <text:p>0,355284</text:p>
          </table:table-cell>
          <table:table-cell office:value-type="float" office:value="0.374602" calcext:value-type="float">
            <text:p>0,374602</text:p>
          </table:table-cell>
          <table:table-cell office:value-type="float" office:value="0.392242" calcext:value-type="float">
            <text:p>0,392242</text:p>
          </table:table-cell>
          <table:table-cell office:value-type="float" office:value="0.40334" calcext:value-type="float">
            <text:p>0,40334</text:p>
          </table:table-cell>
          <table:table-cell office:value-type="float" office:value="0.42037" calcext:value-type="float">
            <text:p>0,42037</text:p>
          </table:table-cell>
          <table:table-cell office:value-type="float" office:value="0.438971" calcext:value-type="float">
            <text:p>0,438971</text:p>
          </table:table-cell>
          <table:table-cell office:value-type="float" office:value="0.475021" calcext:value-type="float">
            <text:p>0,475021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8967" calcext:value-type="float">
            <text:p>0,3689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06155" calcext:value-type="float">
            <text:p>-0,006155</text:p>
          </table:table-cell>
          <table:table-cell office:value-type="float" office:value="0.185613" calcext:value-type="float">
            <text:p>0,185613</text:p>
          </table:table-cell>
          <table:table-cell office:value-type="float" office:value="0.28455" calcext:value-type="float">
            <text:p>0,28455</text:p>
          </table:table-cell>
          <table:table-cell office:value-type="float" office:value="0.322191" calcext:value-type="float">
            <text:p>0,322191</text:p>
          </table:table-cell>
          <table:table-cell office:value-type="float" office:value="0.346799" calcext:value-type="float">
            <text:p>0,346799</text:p>
          </table:table-cell>
          <table:table-cell office:value-type="float" office:value="0.359148" calcext:value-type="float">
            <text:p>0,359148</text:p>
          </table:table-cell>
          <table:table-cell office:value-type="float" office:value="0.380527" calcext:value-type="float">
            <text:p>0,380527</text:p>
          </table:table-cell>
          <table:table-cell office:value-type="float" office:value="0.399733" calcext:value-type="float">
            <text:p>0,399733</text:p>
          </table:table-cell>
          <table:table-cell office:value-type="float" office:value="0.415999" calcext:value-type="float">
            <text:p>0,415999</text:p>
          </table:table-cell>
          <table:table-cell office:value-type="float" office:value="0.435997" calcext:value-type="float">
            <text:p>0,435997</text:p>
          </table:table-cell>
          <table:table-cell office:value-type="float" office:value="0.472824" calcext:value-type="float">
            <text:p>0,472824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0338" calcext:value-type="float">
            <text:p>0,36033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99898" calcext:value-type="float">
            <text:p>0,099898</text:p>
          </table:table-cell>
          <table:table-cell office:value-type="float" office:value="0.189912" calcext:value-type="float">
            <text:p>0,189912</text:p>
          </table:table-cell>
          <table:table-cell office:value-type="float" office:value="0.285633" calcext:value-type="float">
            <text:p>0,285633</text:p>
          </table:table-cell>
          <table:table-cell office:value-type="float" office:value="0.322881" calcext:value-type="float">
            <text:p>0,322881</text:p>
          </table:table-cell>
          <table:table-cell office:value-type="float" office:value="0.348248" calcext:value-type="float">
            <text:p>0,348248</text:p>
          </table:table-cell>
          <table:table-cell office:value-type="float" office:value="0.364153" calcext:value-type="float">
            <text:p>0,364153</text:p>
          </table:table-cell>
          <table:table-cell office:value-type="float" office:value="0.382953" calcext:value-type="float">
            <text:p>0,382953</text:p>
          </table:table-cell>
          <table:table-cell office:value-type="float" office:value="0.396873" calcext:value-type="float">
            <text:p>0,396873</text:p>
          </table:table-cell>
          <table:table-cell office:value-type="float" office:value="0.409938" calcext:value-type="float">
            <text:p>0,409938</text:p>
          </table:table-cell>
          <table:table-cell office:value-type="float" office:value="0.428897" calcext:value-type="float">
            <text:p>0,428897</text:p>
          </table:table-cell>
          <table:table-cell office:value-type="float" office:value="0.467345" calcext:value-type="float">
            <text:p>0,467345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59683" calcext:value-type="float">
            <text:p>0,35968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99898" calcext:value-type="float">
            <text:p>0,099898</text:p>
          </table:table-cell>
          <table:table-cell office:value-type="float" office:value="0.226871" calcext:value-type="float">
            <text:p>0,226871</text:p>
          </table:table-cell>
          <table:table-cell office:value-type="float" office:value="0.303667" calcext:value-type="float">
            <text:p>0,303667</text:p>
          </table:table-cell>
          <table:table-cell office:value-type="float" office:value="0.336895" calcext:value-type="float">
            <text:p>0,336895</text:p>
          </table:table-cell>
          <table:table-cell office:value-type="float" office:value="0.355363" calcext:value-type="float">
            <text:p>0,355363</text:p>
          </table:table-cell>
          <table:table-cell office:value-type="float" office:value="0.372217" calcext:value-type="float">
            <text:p>0,372217</text:p>
          </table:table-cell>
          <table:table-cell office:value-type="float" office:value="0.383673" calcext:value-type="float">
            <text:p>0,383673</text:p>
          </table:table-cell>
          <table:table-cell office:value-type="float" office:value="0.396374" calcext:value-type="float">
            <text:p>0,396374</text:p>
          </table:table-cell>
          <table:table-cell office:value-type="float" office:value="0.410719" calcext:value-type="float">
            <text:p>0,410719</text:p>
          </table:table-cell>
          <table:table-cell office:value-type="float" office:value="0.432483" calcext:value-type="float">
            <text:p>0,432483</text:p>
          </table:table-cell>
          <table:table-cell office:value-type="float" office:value="0.471106" calcext:value-type="float">
            <text:p>0,471106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8937" calcext:value-type="float">
            <text:p>0,36893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44992" calcext:value-type="float">
            <text:p>0,144992</text:p>
          </table:table-cell>
          <table:table-cell office:value-type="float" office:value="0.225006" calcext:value-type="float">
            <text:p>0,225006</text:p>
          </table:table-cell>
          <table:table-cell office:value-type="float" office:value="0.29858" calcext:value-type="float">
            <text:p>0,29858</text:p>
          </table:table-cell>
          <table:table-cell office:value-type="float" office:value="0.329456" calcext:value-type="float">
            <text:p>0,329456</text:p>
          </table:table-cell>
          <table:table-cell office:value-type="float" office:value="0.353156" calcext:value-type="float">
            <text:p>0,353156</text:p>
          </table:table-cell>
          <table:table-cell office:value-type="float" office:value="0.36912" calcext:value-type="float">
            <text:p>0,36912</text:p>
          </table:table-cell>
          <table:table-cell office:value-type="float" office:value="0.382485" calcext:value-type="float">
            <text:p>0,382485</text:p>
          </table:table-cell>
          <table:table-cell office:value-type="float" office:value="0.395158" calcext:value-type="float">
            <text:p>0,395158</text:p>
          </table:table-cell>
          <table:table-cell office:value-type="float" office:value="0.410996" calcext:value-type="float">
            <text:p>0,410996</text:p>
          </table:table-cell>
          <table:table-cell office:value-type="float" office:value="0.433852" calcext:value-type="float">
            <text:p>0,433852</text:p>
          </table:table-cell>
          <table:table-cell office:value-type="float" office:value="0.469349" calcext:value-type="float">
            <text:p>0,469349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6716" calcext:value-type="float">
            <text:p>0,36671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51826" calcext:value-type="float">
            <text:p>0,151826</text:p>
          </table:table-cell>
          <table:table-cell office:value-type="float" office:value="0.226193" calcext:value-type="float">
            <text:p>0,226193</text:p>
          </table:table-cell>
          <table:table-cell office:value-type="float" office:value="0.305182" calcext:value-type="float">
            <text:p>0,305182</text:p>
          </table:table-cell>
          <table:table-cell office:value-type="float" office:value="0.337588" calcext:value-type="float">
            <text:p>0,337588</text:p>
          </table:table-cell>
          <table:table-cell office:value-type="float" office:value="0.356305" calcext:value-type="float">
            <text:p>0,356305</text:p>
          </table:table-cell>
          <table:table-cell office:value-type="float" office:value="0.371203" calcext:value-type="float">
            <text:p>0,371203</text:p>
          </table:table-cell>
          <table:table-cell office:value-type="float" office:value="0.384522" calcext:value-type="float">
            <text:p>0,384522</text:p>
          </table:table-cell>
          <table:table-cell office:value-type="float" office:value="0.397741" calcext:value-type="float">
            <text:p>0,397741</text:p>
          </table:table-cell>
          <table:table-cell office:value-type="float" office:value="0.412861" calcext:value-type="float">
            <text:p>0,412861</text:p>
          </table:table-cell>
          <table:table-cell office:value-type="float" office:value="0.435076" calcext:value-type="float">
            <text:p>0,435076</text:p>
          </table:table-cell>
          <table:table-cell office:value-type="float" office:value="0.467233" calcext:value-type="float">
            <text:p>0,467233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9391" calcext:value-type="float">
            <text:p>0,36939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51826" calcext:value-type="float">
            <text:p>0,151826</text:p>
          </table:table-cell>
          <table:table-cell office:value-type="float" office:value="0.207461" calcext:value-type="float">
            <text:p>0,207461</text:p>
          </table:table-cell>
          <table:table-cell office:value-type="float" office:value="0.293996" calcext:value-type="float">
            <text:p>0,293996</text:p>
          </table:table-cell>
          <table:table-cell office:value-type="float" office:value="0.326956" calcext:value-type="float">
            <text:p>0,326956</text:p>
          </table:table-cell>
          <table:table-cell office:value-type="float" office:value="0.353427" calcext:value-type="float">
            <text:p>0,353427</text:p>
          </table:table-cell>
          <table:table-cell office:value-type="float" office:value="0.369098" calcext:value-type="float">
            <text:p>0,369098</text:p>
          </table:table-cell>
          <table:table-cell office:value-type="float" office:value="0.381805" calcext:value-type="float">
            <text:p>0,381805</text:p>
          </table:table-cell>
          <table:table-cell office:value-type="float" office:value="0.392998" calcext:value-type="float">
            <text:p>0,392998</text:p>
          </table:table-cell>
          <table:table-cell office:value-type="float" office:value="0.406992" calcext:value-type="float">
            <text:p>0,406992</text:p>
          </table:table-cell>
          <table:table-cell office:value-type="float" office:value="0.426029" calcext:value-type="float">
            <text:p>0,426029</text:p>
          </table:table-cell>
          <table:table-cell office:value-type="float" office:value="0.46056" calcext:value-type="float">
            <text:p>0,46056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1932" calcext:value-type="float">
            <text:p>0,36193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5772" calcext:value-type="float">
            <text:p>0,135772</text:p>
          </table:table-cell>
          <table:table-cell office:value-type="float" office:value="0.238901" calcext:value-type="float">
            <text:p>0,238901</text:p>
          </table:table-cell>
          <table:table-cell office:value-type="float" office:value="0.306129" calcext:value-type="float">
            <text:p>0,306129</text:p>
          </table:table-cell>
          <table:table-cell office:value-type="float" office:value="0.333431" calcext:value-type="float">
            <text:p>0,333431</text:p>
          </table:table-cell>
          <table:table-cell office:value-type="float" office:value="0.356003" calcext:value-type="float">
            <text:p>0,356003</text:p>
          </table:table-cell>
          <table:table-cell office:value-type="float" office:value="0.370104" calcext:value-type="float">
            <text:p>0,370104</text:p>
          </table:table-cell>
          <table:table-cell office:value-type="float" office:value="0.380771" calcext:value-type="float">
            <text:p>0,380771</text:p>
          </table:table-cell>
          <table:table-cell office:value-type="float" office:value="0.391438" calcext:value-type="float">
            <text:p>0,391438</text:p>
          </table:table-cell>
          <table:table-cell office:value-type="float" office:value="0.406322" calcext:value-type="float">
            <text:p>0,406322</text:p>
          </table:table-cell>
          <table:table-cell office:value-type="float" office:value="0.427211" calcext:value-type="float">
            <text:p>0,427211</text:p>
          </table:table-cell>
          <table:table-cell office:value-type="float" office:value="0.468918" calcext:value-type="float">
            <text:p>0,468918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7923" calcext:value-type="float">
            <text:p>0,36792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756" calcext:value-type="float">
            <text:p>0,038756</text:p>
          </table:table-cell>
          <table:table-cell office:value-type="float" office:value="0.23844" calcext:value-type="float">
            <text:p>0,23844</text:p>
          </table:table-cell>
          <table:table-cell office:value-type="float" office:value="0.306631" calcext:value-type="float">
            <text:p>0,306631</text:p>
          </table:table-cell>
          <table:table-cell office:value-type="float" office:value="0.338067" calcext:value-type="float">
            <text:p>0,338067</text:p>
          </table:table-cell>
          <table:table-cell office:value-type="float" office:value="0.352887" calcext:value-type="float">
            <text:p>0,352887</text:p>
          </table:table-cell>
          <table:table-cell office:value-type="float" office:value="0.366474" calcext:value-type="float">
            <text:p>0,366474</text:p>
          </table:table-cell>
          <table:table-cell office:value-type="float" office:value="0.377313" calcext:value-type="float">
            <text:p>0,377313</text:p>
          </table:table-cell>
          <table:table-cell office:value-type="float" office:value="0.391056" calcext:value-type="float">
            <text:p>0,391056</text:p>
          </table:table-cell>
          <table:table-cell office:value-type="float" office:value="0.405388" calcext:value-type="float">
            <text:p>0,405388</text:p>
          </table:table-cell>
          <table:table-cell office:value-type="float" office:value="0.432626" calcext:value-type="float">
            <text:p>0,432626</text:p>
          </table:table-cell>
          <table:table-cell office:value-type="float" office:value="0.479314" calcext:value-type="float">
            <text:p>0,479314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882" calcext:value-type="float">
            <text:p>0,3688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75652" calcext:value-type="float">
            <text:p>0,075652</text:p>
          </table:table-cell>
          <table:table-cell office:value-type="float" office:value="0.228852" calcext:value-type="float">
            <text:p>0,228852</text:p>
          </table:table-cell>
          <table:table-cell office:value-type="float" office:value="0.303048" calcext:value-type="float">
            <text:p>0,303048</text:p>
          </table:table-cell>
          <table:table-cell office:value-type="float" office:value="0.329344" calcext:value-type="float">
            <text:p>0,329344</text:p>
          </table:table-cell>
          <table:table-cell office:value-type="float" office:value="0.348436" calcext:value-type="float">
            <text:p>0,348436</text:p>
          </table:table-cell>
          <table:table-cell office:value-type="float" office:value="0.365584" calcext:value-type="float">
            <text:p>0,365584</text:p>
          </table:table-cell>
          <table:table-cell office:value-type="float" office:value="0.381799" calcext:value-type="float">
            <text:p>0,381799</text:p>
          </table:table-cell>
          <table:table-cell office:value-type="float" office:value="0.396785" calcext:value-type="float">
            <text:p>0,396785</text:p>
          </table:table-cell>
          <table:table-cell office:value-type="float" office:value="0.413565" calcext:value-type="float">
            <text:p>0,413565</text:p>
          </table:table-cell>
          <table:table-cell office:value-type="float" office:value="0.440759" calcext:value-type="float">
            <text:p>0,440759</text:p>
          </table:table-cell>
          <table:table-cell office:value-type="float" office:value="0.483094" calcext:value-type="float">
            <text:p>0,483094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69127" calcext:value-type="float">
            <text:p>0,36912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93135" calcext:value-type="float">
            <text:p>0,093135</text:p>
          </table:table-cell>
          <table:table-cell office:value-type="float" office:value="0.245868" calcext:value-type="float">
            <text:p>0,245868</text:p>
          </table:table-cell>
          <table:table-cell office:value-type="float" office:value="0.302356" calcext:value-type="float">
            <text:p>0,302356</text:p>
          </table:table-cell>
          <table:table-cell office:value-type="float" office:value="0.333691" calcext:value-type="float">
            <text:p>0,333691</text:p>
          </table:table-cell>
          <table:table-cell office:value-type="float" office:value="0.357395" calcext:value-type="float">
            <text:p>0,357395</text:p>
          </table:table-cell>
          <table:table-cell office:value-type="float" office:value="0.379274" calcext:value-type="float">
            <text:p>0,379274</text:p>
          </table:table-cell>
          <table:table-cell office:value-type="float" office:value="0.393445" calcext:value-type="float">
            <text:p>0,393445</text:p>
          </table:table-cell>
          <table:table-cell office:value-type="float" office:value="0.411096" calcext:value-type="float">
            <text:p>0,411096</text:p>
          </table:table-cell>
          <table:table-cell office:value-type="float" office:value="0.431875" calcext:value-type="float">
            <text:p>0,431875</text:p>
          </table:table-cell>
          <table:table-cell office:value-type="float" office:value="0.453978" calcext:value-type="float">
            <text:p>0,453978</text:p>
          </table:table-cell>
          <table:table-cell office:value-type="float" office:value="0.490524" calcext:value-type="float">
            <text:p>0,490524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7995" calcext:value-type="float">
            <text:p>0,3799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63074" calcext:value-type="float">
            <text:p>0,163074</text:p>
          </table:table-cell>
          <table:table-cell office:value-type="float" office:value="0.273749" calcext:value-type="float">
            <text:p>0,273749</text:p>
          </table:table-cell>
          <table:table-cell office:value-type="float" office:value="0.308862" calcext:value-type="float">
            <text:p>0,308862</text:p>
          </table:table-cell>
          <table:table-cell office:value-type="float" office:value="0.332752" calcext:value-type="float">
            <text:p>0,332752</text:p>
          </table:table-cell>
          <table:table-cell office:value-type="float" office:value="0.353555" calcext:value-type="float">
            <text:p>0,353555</text:p>
          </table:table-cell>
          <table:table-cell office:value-type="float" office:value="0.376939" calcext:value-type="float">
            <text:p>0,376939</text:p>
          </table:table-cell>
          <table:table-cell office:value-type="float" office:value="0.397509" calcext:value-type="float">
            <text:p>0,397509</text:p>
          </table:table-cell>
          <table:table-cell office:value-type="float" office:value="0.420063" calcext:value-type="float">
            <text:p>0,420063</text:p>
          </table:table-cell>
          <table:table-cell office:value-type="float" office:value="0.437587" calcext:value-type="float">
            <text:p>0,437587</text:p>
          </table:table-cell>
          <table:table-cell office:value-type="float" office:value="0.458417" calcext:value-type="float">
            <text:p>0,458417</text:p>
          </table:table-cell>
          <table:table-cell office:value-type="float" office:value="0.493873" calcext:value-type="float">
            <text:p>0,493873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85331" calcext:value-type="float">
            <text:p>0,3853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46649" calcext:value-type="float">
            <text:p>0,146649</text:p>
          </table:table-cell>
          <table:table-cell office:value-type="float" office:value="0.26418" calcext:value-type="float">
            <text:p>0,26418</text:p>
          </table:table-cell>
          <table:table-cell office:value-type="float" office:value="0.304582" calcext:value-type="float">
            <text:p>0,304582</text:p>
          </table:table-cell>
          <table:table-cell office:value-type="float" office:value="0.330309" calcext:value-type="float">
            <text:p>0,330309</text:p>
          </table:table-cell>
          <table:table-cell office:value-type="float" office:value="0.353077" calcext:value-type="float">
            <text:p>0,353077</text:p>
          </table:table-cell>
          <table:table-cell office:value-type="float" office:value="0.375849" calcext:value-type="float">
            <text:p>0,375849</text:p>
          </table:table-cell>
          <table:table-cell office:value-type="float" office:value="0.397708" calcext:value-type="float">
            <text:p>0,397708</text:p>
          </table:table-cell>
          <table:table-cell office:value-type="float" office:value="0.419962" calcext:value-type="float">
            <text:p>0,419962</text:p>
          </table:table-cell>
          <table:table-cell office:value-type="float" office:value="0.443273" calcext:value-type="float">
            <text:p>0,443273</text:p>
          </table:table-cell>
          <table:table-cell office:value-type="float" office:value="0.468028" calcext:value-type="float">
            <text:p>0,468028</text:p>
          </table:table-cell>
          <table:table-cell office:value-type="float" office:value="0.497215" calcext:value-type="float">
            <text:p>0,497215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85418" calcext:value-type="float">
            <text:p>0,3854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14364" calcext:value-type="float">
            <text:p>0,114364</text:p>
          </table:table-cell>
          <table:table-cell office:value-type="float" office:value="0.258552" calcext:value-type="float">
            <text:p>0,258552</text:p>
          </table:table-cell>
          <table:table-cell office:value-type="float" office:value="0.319404" calcext:value-type="float">
            <text:p>0,319404</text:p>
          </table:table-cell>
          <table:table-cell office:value-type="float" office:value="0.344771" calcext:value-type="float">
            <text:p>0,344771</text:p>
          </table:table-cell>
          <table:table-cell office:value-type="float" office:value="0.364932" calcext:value-type="float">
            <text:p>0,364932</text:p>
          </table:table-cell>
          <table:table-cell office:value-type="float" office:value="0.387138" calcext:value-type="float">
            <text:p>0,387138</text:p>
          </table:table-cell>
          <table:table-cell office:value-type="float" office:value="0.407616" calcext:value-type="float">
            <text:p>0,407616</text:p>
          </table:table-cell>
          <table:table-cell office:value-type="float" office:value="0.42938" calcext:value-type="float">
            <text:p>0,42938</text:p>
          </table:table-cell>
          <table:table-cell office:value-type="float" office:value="0.447938" calcext:value-type="float">
            <text:p>0,447938</text:p>
          </table:table-cell>
          <table:table-cell office:value-type="float" office:value="0.46809" calcext:value-type="float">
            <text:p>0,46809</text:p>
          </table:table-cell>
          <table:table-cell office:value-type="float" office:value="0.498007" calcext:value-type="float">
            <text:p>0,498007</text:p>
          </table:table-cell>
          <table:table-cell office:value-type="float" office:value="0.539735" calcext:value-type="float">
            <text:p>0,539735</text:p>
          </table:table-cell>
          <table:table-cell office:value-type="float" office:value="0.392583" calcext:value-type="float">
            <text:p>0,39258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0.270007" calcext:value-type="float">
            <text:p>0,270007</text:p>
          </table:table-cell>
          <table:table-cell office:value-type="float" office:value="0.319152" calcext:value-type="float">
            <text:p>0,319152</text:p>
          </table:table-cell>
          <table:table-cell office:value-type="float" office:value="0.338227" calcext:value-type="float">
            <text:p>0,338227</text:p>
          </table:table-cell>
          <table:table-cell office:value-type="float" office:value="0.362976" calcext:value-type="float">
            <text:p>0,362976</text:p>
          </table:table-cell>
          <table:table-cell office:value-type="float" office:value="0.392425" calcext:value-type="float">
            <text:p>0,392425</text:p>
          </table:table-cell>
          <table:table-cell office:value-type="float" office:value="0.41403" calcext:value-type="float">
            <text:p>0,41403</text:p>
          </table:table-cell>
          <table:table-cell office:value-type="float" office:value="0.433478" calcext:value-type="float">
            <text:p>0,433478</text:p>
          </table:table-cell>
          <table:table-cell office:value-type="float" office:value="0.448412" calcext:value-type="float">
            <text:p>0,448412</text:p>
          </table:table-cell>
          <table:table-cell office:value-type="float" office:value="0.46594" calcext:value-type="float">
            <text:p>0,46594</text:p>
          </table:table-cell>
          <table:table-cell office:value-type="float" office:value="0.499445" calcext:value-type="float">
            <text:p>0,499445</text:p>
          </table:table-cell>
          <table:table-cell office:value-type="float" office:value="0.544204" calcext:value-type="float">
            <text:p>0,544204</text:p>
          </table:table-cell>
          <table:table-cell office:value-type="float" office:value="0.394409" calcext:value-type="float">
            <text:p>0,3944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0.265424" calcext:value-type="float">
            <text:p>0,265424</text:p>
          </table:table-cell>
          <table:table-cell office:value-type="float" office:value="0.322526" calcext:value-type="float">
            <text:p>0,322526</text:p>
          </table:table-cell>
          <table:table-cell office:value-type="float" office:value="0.350817" calcext:value-type="float">
            <text:p>0,350817</text:p>
          </table:table-cell>
          <table:table-cell office:value-type="float" office:value="0.384717" calcext:value-type="float">
            <text:p>0,384717</text:p>
          </table:table-cell>
          <table:table-cell office:value-type="float" office:value="0.40754" calcext:value-type="float">
            <text:p>0,40754</text:p>
          </table:table-cell>
          <table:table-cell office:value-type="float" office:value="0.426468" calcext:value-type="float">
            <text:p>0,426468</text:p>
          </table:table-cell>
          <table:table-cell office:value-type="float" office:value="0.441088" calcext:value-type="float">
            <text:p>0,441088</text:p>
          </table:table-cell>
          <table:table-cell office:value-type="float" office:value="0.457567" calcext:value-type="float">
            <text:p>0,457567</text:p>
          </table:table-cell>
          <table:table-cell office:value-type="float" office:value="0.471189" calcext:value-type="float">
            <text:p>0,471189</text:p>
          </table:table-cell>
          <table:table-cell office:value-type="float" office:value="0.502104" calcext:value-type="float">
            <text:p>0,502104</text:p>
          </table:table-cell>
          <table:table-cell office:value-type="float" office:value="0.544204" calcext:value-type="float">
            <text:p>0,544204</text:p>
          </table:table-cell>
          <table:table-cell office:value-type="float" office:value="0.402944" calcext:value-type="float">
            <text:p>0,40294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5626" calcext:value-type="float">
            <text:p>0,075626</text:p>
          </table:table-cell>
          <table:table-cell office:value-type="float" office:value="0.264072" calcext:value-type="float">
            <text:p>0,264072</text:p>
          </table:table-cell>
          <table:table-cell office:value-type="float" office:value="0.328273" calcext:value-type="float">
            <text:p>0,328273</text:p>
          </table:table-cell>
          <table:table-cell office:value-type="float" office:value="0.362235" calcext:value-type="float">
            <text:p>0,362235</text:p>
          </table:table-cell>
          <table:table-cell office:value-type="float" office:value="0.394163" calcext:value-type="float">
            <text:p>0,394163</text:p>
          </table:table-cell>
          <table:table-cell office:value-type="float" office:value="0.414533" calcext:value-type="float">
            <text:p>0,414533</text:p>
          </table:table-cell>
          <table:table-cell office:value-type="float" office:value="0.431809" calcext:value-type="float">
            <text:p>0,431809</text:p>
          </table:table-cell>
          <table:table-cell office:value-type="float" office:value="0.445373" calcext:value-type="float">
            <text:p>0,445373</text:p>
          </table:table-cell>
          <table:table-cell office:value-type="float" office:value="0.458386" calcext:value-type="float">
            <text:p>0,458386</text:p>
          </table:table-cell>
          <table:table-cell office:value-type="float" office:value="0.47134" calcext:value-type="float">
            <text:p>0,47134</text:p>
          </table:table-cell>
          <table:table-cell office:value-type="float" office:value="0.509292" calcext:value-type="float">
            <text:p>0,509292</text:p>
          </table:table-cell>
          <table:table-cell office:value-type="float" office:value="0.544204" calcext:value-type="float">
            <text:p>0,544204</text:p>
          </table:table-cell>
          <table:table-cell office:value-type="float" office:value="0.407948" calcext:value-type="float">
            <text:p>0,4079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98714" calcext:value-type="float">
            <text:p>0,198714</text:p>
          </table:table-cell>
          <table:table-cell office:value-type="float" office:value="0.291112" calcext:value-type="float">
            <text:p>0,291112</text:p>
          </table:table-cell>
          <table:table-cell office:value-type="float" office:value="0.339829" calcext:value-type="float">
            <text:p>0,339829</text:p>
          </table:table-cell>
          <table:table-cell office:value-type="float" office:value="0.374992" calcext:value-type="float">
            <text:p>0,374992</text:p>
          </table:table-cell>
          <table:table-cell office:value-type="float" office:value="0.404479" calcext:value-type="float">
            <text:p>0,404479</text:p>
          </table:table-cell>
          <table:table-cell office:value-type="float" office:value="0.421575" calcext:value-type="float">
            <text:p>0,421575</text:p>
          </table:table-cell>
          <table:table-cell office:value-type="float" office:value="0.434946" calcext:value-type="float">
            <text:p>0,434946</text:p>
          </table:table-cell>
          <table:table-cell office:value-type="float" office:value="0.450193" calcext:value-type="float">
            <text:p>0,450193</text:p>
          </table:table-cell>
          <table:table-cell office:value-type="float" office:value="0.46328" calcext:value-type="float">
            <text:p>0,46328</text:p>
          </table:table-cell>
          <table:table-cell office:value-type="float" office:value="0.47734" calcext:value-type="float">
            <text:p>0,47734</text:p>
          </table:table-cell>
          <table:table-cell office:value-type="float" office:value="0.51481" calcext:value-type="float">
            <text:p>0,51481</text:p>
          </table:table-cell>
          <table:table-cell office:value-type="float" office:value="0.544204" calcext:value-type="float">
            <text:p>0,544204</text:p>
          </table:table-cell>
          <table:table-cell office:value-type="float" office:value="0.417256" calcext:value-type="float">
            <text:p>0,4172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88679" calcext:value-type="float">
            <text:p>0,188679</text:p>
          </table:table-cell>
          <table:table-cell office:value-type="float" office:value="0.293726" calcext:value-type="float">
            <text:p>0,293726</text:p>
          </table:table-cell>
          <table:table-cell office:value-type="float" office:value="0.34062" calcext:value-type="float">
            <text:p>0,34062</text:p>
          </table:table-cell>
          <table:table-cell office:value-type="float" office:value="0.377179" calcext:value-type="float">
            <text:p>0,377179</text:p>
          </table:table-cell>
          <table:table-cell office:value-type="float" office:value="0.406155" calcext:value-type="float">
            <text:p>0,406155</text:p>
          </table:table-cell>
          <table:table-cell office:value-type="float" office:value="0.426074" calcext:value-type="float">
            <text:p>0,426074</text:p>
          </table:table-cell>
          <table:table-cell office:value-type="float" office:value="0.441916" calcext:value-type="float">
            <text:p>0,441916</text:p>
          </table:table-cell>
          <table:table-cell office:value-type="float" office:value="0.454691" calcext:value-type="float">
            <text:p>0,454691</text:p>
          </table:table-cell>
          <table:table-cell office:value-type="float" office:value="0.46627" calcext:value-type="float">
            <text:p>0,46627</text:p>
          </table:table-cell>
          <table:table-cell office:value-type="float" office:value="0.479362" calcext:value-type="float">
            <text:p>0,479362</text:p>
          </table:table-cell>
          <table:table-cell office:value-type="float" office:value="0.513721" calcext:value-type="float">
            <text:p>0,513721</text:p>
          </table:table-cell>
          <table:table-cell office:value-type="float" office:value="0.549268" calcext:value-type="float">
            <text:p>0,549268</text:p>
          </table:table-cell>
          <table:table-cell office:value-type="float" office:value="0.419971" calcext:value-type="float">
            <text:p>0,41997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34134" calcext:value-type="float">
            <text:p>0,234134</text:p>
          </table:table-cell>
          <table:table-cell office:value-type="float" office:value="0.304551" calcext:value-type="float">
            <text:p>0,304551</text:p>
          </table:table-cell>
          <table:table-cell office:value-type="float" office:value="0.350581" calcext:value-type="float">
            <text:p>0,350581</text:p>
          </table:table-cell>
          <table:table-cell office:value-type="float" office:value="0.378645" calcext:value-type="float">
            <text:p>0,378645</text:p>
          </table:table-cell>
          <table:table-cell office:value-type="float" office:value="0.402798" calcext:value-type="float">
            <text:p>0,402798</text:p>
          </table:table-cell>
          <table:table-cell office:value-type="float" office:value="0.423014" calcext:value-type="float">
            <text:p>0,423014</text:p>
          </table:table-cell>
          <table:table-cell office:value-type="float" office:value="0.43701" calcext:value-type="float">
            <text:p>0,43701</text:p>
          </table:table-cell>
          <table:table-cell office:value-type="float" office:value="0.447467" calcext:value-type="float">
            <text:p>0,447467</text:p>
          </table:table-cell>
          <table:table-cell office:value-type="float" office:value="0.463571" calcext:value-type="float">
            <text:p>0,463571</text:p>
          </table:table-cell>
          <table:table-cell office:value-type="float" office:value="0.477317" calcext:value-type="float">
            <text:p>0,477317</text:p>
          </table:table-cell>
          <table:table-cell office:value-type="float" office:value="0.508114" calcext:value-type="float">
            <text:p>0,508114</text:p>
          </table:table-cell>
          <table:table-cell office:value-type="float" office:value="0.549268" calcext:value-type="float">
            <text:p>0,549268</text:p>
          </table:table-cell>
          <table:table-cell office:value-type="float" office:value="0.419307" calcext:value-type="float">
            <text:p>0,4193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01054" calcext:value-type="float">
            <text:p>0,201054</text:p>
          </table:table-cell>
          <table:table-cell office:value-type="float" office:value="0.312328" calcext:value-type="float">
            <text:p>0,312328</text:p>
          </table:table-cell>
          <table:table-cell office:value-type="float" office:value="0.349772" calcext:value-type="float">
            <text:p>0,349772</text:p>
          </table:table-cell>
          <table:table-cell office:value-type="float" office:value="0.373054" calcext:value-type="float">
            <text:p>0,373054</text:p>
          </table:table-cell>
          <table:table-cell office:value-type="float" office:value="0.397632" calcext:value-type="float">
            <text:p>0,397632</text:p>
          </table:table-cell>
          <table:table-cell office:value-type="float" office:value="0.422776" calcext:value-type="float">
            <text:p>0,422776</text:p>
          </table:table-cell>
          <table:table-cell office:value-type="float" office:value="0.437911" calcext:value-type="float">
            <text:p>0,437911</text:p>
          </table:table-cell>
          <table:table-cell office:value-type="float" office:value="0.449623" calcext:value-type="float">
            <text:p>0,449623</text:p>
          </table:table-cell>
          <table:table-cell office:value-type="float" office:value="0.461618" calcext:value-type="float">
            <text:p>0,461618</text:p>
          </table:table-cell>
          <table:table-cell office:value-type="float" office:value="0.475797" calcext:value-type="float">
            <text:p>0,475797</text:p>
          </table:table-cell>
          <table:table-cell office:value-type="float" office:value="0.509392" calcext:value-type="float">
            <text:p>0,509392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899" calcext:value-type="float">
            <text:p>0,4189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8842" calcext:value-type="float">
            <text:p>0,128842</text:p>
          </table:table-cell>
          <table:table-cell office:value-type="float" office:value="0.30167" calcext:value-type="float">
            <text:p>0,30167</text:p>
          </table:table-cell>
          <table:table-cell office:value-type="float" office:value="0.343956" calcext:value-type="float">
            <text:p>0,343956</text:p>
          </table:table-cell>
          <table:table-cell office:value-type="float" office:value="0.368542" calcext:value-type="float">
            <text:p>0,368542</text:p>
          </table:table-cell>
          <table:table-cell office:value-type="float" office:value="0.395922" calcext:value-type="float">
            <text:p>0,395922</text:p>
          </table:table-cell>
          <table:table-cell office:value-type="float" office:value="0.422899" calcext:value-type="float">
            <text:p>0,422899</text:p>
          </table:table-cell>
          <table:table-cell office:value-type="float" office:value="0.438244" calcext:value-type="float">
            <text:p>0,438244</text:p>
          </table:table-cell>
          <table:table-cell office:value-type="float" office:value="0.451885" calcext:value-type="float">
            <text:p>0,451885</text:p>
          </table:table-cell>
          <table:table-cell office:value-type="float" office:value="0.462326" calcext:value-type="float">
            <text:p>0,462326</text:p>
          </table:table-cell>
          <table:table-cell office:value-type="float" office:value="0.477391" calcext:value-type="float">
            <text:p>0,477391</text:p>
          </table:table-cell>
          <table:table-cell office:value-type="float" office:value="0.506907" calcext:value-type="float">
            <text:p>0,506907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6974" calcext:value-type="float">
            <text:p>0,41697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8842" calcext:value-type="float">
            <text:p>0,128842</text:p>
          </table:table-cell>
          <table:table-cell office:value-type="float" office:value="0.281502" calcext:value-type="float">
            <text:p>0,281502</text:p>
          </table:table-cell>
          <table:table-cell office:value-type="float" office:value="0.345102" calcext:value-type="float">
            <text:p>0,345102</text:p>
          </table:table-cell>
          <table:table-cell office:value-type="float" office:value="0.378479" calcext:value-type="float">
            <text:p>0,378479</text:p>
          </table:table-cell>
          <table:table-cell office:value-type="float" office:value="0.406187" calcext:value-type="float">
            <text:p>0,406187</text:p>
          </table:table-cell>
          <table:table-cell office:value-type="float" office:value="0.431699" calcext:value-type="float">
            <text:p>0,431699</text:p>
          </table:table-cell>
          <table:table-cell office:value-type="float" office:value="0.441324" calcext:value-type="float">
            <text:p>0,441324</text:p>
          </table:table-cell>
          <table:table-cell office:value-type="float" office:value="0.453232" calcext:value-type="float">
            <text:p>0,453232</text:p>
          </table:table-cell>
          <table:table-cell office:value-type="float" office:value="0.460802" calcext:value-type="float">
            <text:p>0,460802</text:p>
          </table:table-cell>
          <table:table-cell office:value-type="float" office:value="0.474841" calcext:value-type="float">
            <text:p>0,474841</text:p>
          </table:table-cell>
          <table:table-cell office:value-type="float" office:value="0.504484" calcext:value-type="float">
            <text:p>0,504484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7765" calcext:value-type="float">
            <text:p>0,41776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12886" calcext:value-type="float">
            <text:p>0,112886</text:p>
          </table:table-cell>
          <table:table-cell office:value-type="float" office:value="0.285613" calcext:value-type="float">
            <text:p>0,285613</text:p>
          </table:table-cell>
          <table:table-cell office:value-type="float" office:value="0.338028" calcext:value-type="float">
            <text:p>0,338028</text:p>
          </table:table-cell>
          <table:table-cell office:value-type="float" office:value="0.371273" calcext:value-type="float">
            <text:p>0,371273</text:p>
          </table:table-cell>
          <table:table-cell office:value-type="float" office:value="0.398062" calcext:value-type="float">
            <text:p>0,398062</text:p>
          </table:table-cell>
          <table:table-cell office:value-type="float" office:value="0.42819" calcext:value-type="float">
            <text:p>0,42819</text:p>
          </table:table-cell>
          <table:table-cell office:value-type="float" office:value="0.438186" calcext:value-type="float">
            <text:p>0,438186</text:p>
          </table:table-cell>
          <table:table-cell office:value-type="float" office:value="0.450743" calcext:value-type="float">
            <text:p>0,450743</text:p>
          </table:table-cell>
          <table:table-cell office:value-type="float" office:value="0.46224" calcext:value-type="float">
            <text:p>0,46224</text:p>
          </table:table-cell>
          <table:table-cell office:value-type="float" office:value="0.47582" calcext:value-type="float">
            <text:p>0,47582</text:p>
          </table:table-cell>
          <table:table-cell office:value-type="float" office:value="0.504051" calcext:value-type="float">
            <text:p>0,504051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5221" calcext:value-type="float">
            <text:p>0,41522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87082" calcext:value-type="float">
            <text:p>0,187082</text:p>
          </table:table-cell>
          <table:table-cell office:value-type="float" office:value="0.286319" calcext:value-type="float">
            <text:p>0,286319</text:p>
          </table:table-cell>
          <table:table-cell office:value-type="float" office:value="0.335631" calcext:value-type="float">
            <text:p>0,335631</text:p>
          </table:table-cell>
          <table:table-cell office:value-type="float" office:value="0.375347" calcext:value-type="float">
            <text:p>0,375347</text:p>
          </table:table-cell>
          <table:table-cell office:value-type="float" office:value="0.400977" calcext:value-type="float">
            <text:p>0,400977</text:p>
          </table:table-cell>
          <table:table-cell office:value-type="float" office:value="0.427011" calcext:value-type="float">
            <text:p>0,427011</text:p>
          </table:table-cell>
          <table:table-cell office:value-type="float" office:value="0.436863" calcext:value-type="float">
            <text:p>0,436863</text:p>
          </table:table-cell>
          <table:table-cell office:value-type="float" office:value="0.44745" calcext:value-type="float">
            <text:p>0,44745</text:p>
          </table:table-cell>
          <table:table-cell office:value-type="float" office:value="0.46117" calcext:value-type="float">
            <text:p>0,46117</text:p>
          </table:table-cell>
          <table:table-cell office:value-type="float" office:value="0.474518" calcext:value-type="float">
            <text:p>0,474518</text:p>
          </table:table-cell>
          <table:table-cell office:value-type="float" office:value="0.501755" calcext:value-type="float">
            <text:p>0,501755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4704" calcext:value-type="float">
            <text:p>0,41470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1096" calcext:value-type="float">
            <text:p>0,11096</text:p>
          </table:table-cell>
          <table:table-cell office:value-type="float" office:value="0.284452" calcext:value-type="float">
            <text:p>0,284452</text:p>
          </table:table-cell>
          <table:table-cell office:value-type="float" office:value="0.337641" calcext:value-type="float">
            <text:p>0,337641</text:p>
          </table:table-cell>
          <table:table-cell office:value-type="float" office:value="0.375591" calcext:value-type="float">
            <text:p>0,375591</text:p>
          </table:table-cell>
          <table:table-cell office:value-type="float" office:value="0.397301" calcext:value-type="float">
            <text:p>0,397301</text:p>
          </table:table-cell>
          <table:table-cell office:value-type="float" office:value="0.424445" calcext:value-type="float">
            <text:p>0,424445</text:p>
          </table:table-cell>
          <table:table-cell office:value-type="float" office:value="0.437422" calcext:value-type="float">
            <text:p>0,437422</text:p>
          </table:table-cell>
          <table:table-cell office:value-type="float" office:value="0.44802" calcext:value-type="float">
            <text:p>0,44802</text:p>
          </table:table-cell>
          <table:table-cell office:value-type="float" office:value="0.459563" calcext:value-type="float">
            <text:p>0,459563</text:p>
          </table:table-cell>
          <table:table-cell office:value-type="float" office:value="0.470802" calcext:value-type="float">
            <text:p>0,470802</text:p>
          </table:table-cell>
          <table:table-cell office:value-type="float" office:value="0.503359" calcext:value-type="float">
            <text:p>0,503359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386" calcext:value-type="float">
            <text:p>0,4138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288" calcext:value-type="float">
            <text:p>0,1288</text:p>
          </table:table-cell>
          <table:table-cell office:value-type="float" office:value="0.277469" calcext:value-type="float">
            <text:p>0,277469</text:p>
          </table:table-cell>
          <table:table-cell office:value-type="float" office:value="0.333466" calcext:value-type="float">
            <text:p>0,333466</text:p>
          </table:table-cell>
          <table:table-cell office:value-type="float" office:value="0.372126" calcext:value-type="float">
            <text:p>0,372126</text:p>
          </table:table-cell>
          <table:table-cell office:value-type="float" office:value="0.401242" calcext:value-type="float">
            <text:p>0,401242</text:p>
          </table:table-cell>
          <table:table-cell office:value-type="float" office:value="0.423966" calcext:value-type="float">
            <text:p>0,423966</text:p>
          </table:table-cell>
          <table:table-cell office:value-type="float" office:value="0.440484" calcext:value-type="float">
            <text:p>0,440484</text:p>
          </table:table-cell>
          <table:table-cell office:value-type="float" office:value="0.455766" calcext:value-type="float">
            <text:p>0,455766</text:p>
          </table:table-cell>
          <table:table-cell office:value-type="float" office:value="0.466371" calcext:value-type="float">
            <text:p>0,466371</text:p>
          </table:table-cell>
          <table:table-cell office:value-type="float" office:value="0.478949" calcext:value-type="float">
            <text:p>0,478949</text:p>
          </table:table-cell>
          <table:table-cell office:value-type="float" office:value="0.512104" calcext:value-type="float">
            <text:p>0,512104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16194" calcext:value-type="float">
            <text:p>0,41619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49465" calcext:value-type="float">
            <text:p>0,149465</text:p>
          </table:table-cell>
          <table:table-cell office:value-type="float" office:value="0.27185" calcext:value-type="float">
            <text:p>0,27185</text:p>
          </table:table-cell>
          <table:table-cell office:value-type="float" office:value="0.341041" calcext:value-type="float">
            <text:p>0,341041</text:p>
          </table:table-cell>
          <table:table-cell office:value-type="float" office:value="0.392679" calcext:value-type="float">
            <text:p>0,392679</text:p>
          </table:table-cell>
          <table:table-cell office:value-type="float" office:value="0.416594" calcext:value-type="float">
            <text:p>0,416594</text:p>
          </table:table-cell>
          <table:table-cell office:value-type="float" office:value="0.429444" calcext:value-type="float">
            <text:p>0,429444</text:p>
          </table:table-cell>
          <table:table-cell office:value-type="float" office:value="0.440386" calcext:value-type="float">
            <text:p>0,440386</text:p>
          </table:table-cell>
          <table:table-cell office:value-type="float" office:value="0.453056" calcext:value-type="float">
            <text:p>0,453056</text:p>
          </table:table-cell>
          <table:table-cell office:value-type="float" office:value="0.466022" calcext:value-type="float">
            <text:p>0,466022</text:p>
          </table:table-cell>
          <table:table-cell office:value-type="float" office:value="0.47942" calcext:value-type="float">
            <text:p>0,47942</text:p>
          </table:table-cell>
          <table:table-cell office:value-type="float" office:value="0.515018" calcext:value-type="float">
            <text:p>0,515018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20551" calcext:value-type="float">
            <text:p>0,4205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49465" calcext:value-type="float">
            <text:p>0,149465</text:p>
          </table:table-cell>
          <table:table-cell office:value-type="float" office:value="0.291182" calcext:value-type="float">
            <text:p>0,291182</text:p>
          </table:table-cell>
          <table:table-cell office:value-type="float" office:value="0.366513" calcext:value-type="float">
            <text:p>0,366513</text:p>
          </table:table-cell>
          <table:table-cell office:value-type="float" office:value="0.409602" calcext:value-type="float">
            <text:p>0,409602</text:p>
          </table:table-cell>
          <table:table-cell office:value-type="float" office:value="0.424084" calcext:value-type="float">
            <text:p>0,424084</text:p>
          </table:table-cell>
          <table:table-cell office:value-type="float" office:value="0.435415" calcext:value-type="float">
            <text:p>0,435415</text:p>
          </table:table-cell>
          <table:table-cell office:value-type="float" office:value="0.444852" calcext:value-type="float">
            <text:p>0,444852</text:p>
          </table:table-cell>
          <table:table-cell office:value-type="float" office:value="0.458018" calcext:value-type="float">
            <text:p>0,458018</text:p>
          </table:table-cell>
          <table:table-cell office:value-type="float" office:value="0.468815" calcext:value-type="float">
            <text:p>0,468815</text:p>
          </table:table-cell>
          <table:table-cell office:value-type="float" office:value="0.48329" calcext:value-type="float">
            <text:p>0,48329</text:p>
          </table:table-cell>
          <table:table-cell office:value-type="float" office:value="0.517302" calcext:value-type="float">
            <text:p>0,517302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29907" calcext:value-type="float">
            <text:p>0,4299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10443" calcext:value-type="float">
            <text:p>0,110443</text:p>
          </table:table-cell>
          <table:table-cell office:value-type="float" office:value="0.316306" calcext:value-type="float">
            <text:p>0,316306</text:p>
          </table:table-cell>
          <table:table-cell office:value-type="float" office:value="0.400923" calcext:value-type="float">
            <text:p>0,400923</text:p>
          </table:table-cell>
          <table:table-cell office:value-type="float" office:value="0.42019" calcext:value-type="float">
            <text:p>0,42019</text:p>
          </table:table-cell>
          <table:table-cell office:value-type="float" office:value="0.433958" calcext:value-type="float">
            <text:p>0,433958</text:p>
          </table:table-cell>
          <table:table-cell office:value-type="float" office:value="0.441505" calcext:value-type="float">
            <text:p>0,441505</text:p>
          </table:table-cell>
          <table:table-cell office:value-type="float" office:value="0.45339" calcext:value-type="float">
            <text:p>0,45339</text:p>
          </table:table-cell>
          <table:table-cell office:value-type="float" office:value="0.464031" calcext:value-type="float">
            <text:p>0,464031</text:p>
          </table:table-cell>
          <table:table-cell office:value-type="float" office:value="0.474377" calcext:value-type="float">
            <text:p>0,474377</text:p>
          </table:table-cell>
          <table:table-cell office:value-type="float" office:value="0.489406" calcext:value-type="float">
            <text:p>0,489406</text:p>
          </table:table-cell>
          <table:table-cell office:value-type="float" office:value="0.5235" calcext:value-type="float">
            <text:p>0,5235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41759" calcext:value-type="float">
            <text:p>0,44175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20705" calcext:value-type="float">
            <text:p>0,220705</text:p>
          </table:table-cell>
          <table:table-cell office:value-type="float" office:value="0.325193" calcext:value-type="float">
            <text:p>0,325193</text:p>
          </table:table-cell>
          <table:table-cell office:value-type="float" office:value="0.396943" calcext:value-type="float">
            <text:p>0,396943</text:p>
          </table:table-cell>
          <table:table-cell office:value-type="float" office:value="0.420014" calcext:value-type="float">
            <text:p>0,420014</text:p>
          </table:table-cell>
          <table:table-cell office:value-type="float" office:value="0.436835" calcext:value-type="float">
            <text:p>0,436835</text:p>
          </table:table-cell>
          <table:table-cell office:value-type="float" office:value="0.446414" calcext:value-type="float">
            <text:p>0,446414</text:p>
          </table:table-cell>
          <table:table-cell office:value-type="float" office:value="0.456249" calcext:value-type="float">
            <text:p>0,456249</text:p>
          </table:table-cell>
          <table:table-cell office:value-type="float" office:value="0.463985" calcext:value-type="float">
            <text:p>0,463985</text:p>
          </table:table-cell>
          <table:table-cell office:value-type="float" office:value="0.473132" calcext:value-type="float">
            <text:p>0,473132</text:p>
          </table:table-cell>
          <table:table-cell office:value-type="float" office:value="0.487853" calcext:value-type="float">
            <text:p>0,487853</text:p>
          </table:table-cell>
          <table:table-cell office:value-type="float" office:value="0.52166" calcext:value-type="float">
            <text:p>0,52166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42828" calcext:value-type="float">
            <text:p>0,44282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88578" calcext:value-type="float">
            <text:p>0,288578</text:p>
          </table:table-cell>
          <table:table-cell office:value-type="float" office:value="0.33169" calcext:value-type="float">
            <text:p>0,33169</text:p>
          </table:table-cell>
          <table:table-cell office:value-type="float" office:value="0.384788" calcext:value-type="float">
            <text:p>0,384788</text:p>
          </table:table-cell>
          <table:table-cell office:value-type="float" office:value="0.415127" calcext:value-type="float">
            <text:p>0,415127</text:p>
          </table:table-cell>
          <table:table-cell office:value-type="float" office:value="0.432403" calcext:value-type="float">
            <text:p>0,432403</text:p>
          </table:table-cell>
          <table:table-cell office:value-type="float" office:value="0.440545" calcext:value-type="float">
            <text:p>0,440545</text:p>
          </table:table-cell>
          <table:table-cell office:value-type="float" office:value="0.453505" calcext:value-type="float">
            <text:p>0,453505</text:p>
          </table:table-cell>
          <table:table-cell office:value-type="float" office:value="0.462227" calcext:value-type="float">
            <text:p>0,462227</text:p>
          </table:table-cell>
          <table:table-cell office:value-type="float" office:value="0.473352" calcext:value-type="float">
            <text:p>0,473352</text:p>
          </table:table-cell>
          <table:table-cell office:value-type="float" office:value="0.489014" calcext:value-type="float">
            <text:p>0,489014</text:p>
          </table:table-cell>
          <table:table-cell office:value-type="float" office:value="0.520598" calcext:value-type="float">
            <text:p>0,520598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40325" calcext:value-type="float">
            <text:p>0,44032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2119" calcext:value-type="float">
            <text:p>0,22119</text:p>
          </table:table-cell>
          <table:table-cell office:value-type="float" office:value="0.313788" calcext:value-type="float">
            <text:p>0,313788</text:p>
          </table:table-cell>
          <table:table-cell office:value-type="float" office:value="0.375211" calcext:value-type="float">
            <text:p>0,375211</text:p>
          </table:table-cell>
          <table:table-cell office:value-type="float" office:value="0.4147" calcext:value-type="float">
            <text:p>0,4147</text:p>
          </table:table-cell>
          <table:table-cell office:value-type="float" office:value="0.434677" calcext:value-type="float">
            <text:p>0,434677</text:p>
          </table:table-cell>
          <table:table-cell office:value-type="float" office:value="0.444127" calcext:value-type="float">
            <text:p>0,444127</text:p>
          </table:table-cell>
          <table:table-cell office:value-type="float" office:value="0.455512" calcext:value-type="float">
            <text:p>0,455512</text:p>
          </table:table-cell>
          <table:table-cell office:value-type="float" office:value="0.461646" calcext:value-type="float">
            <text:p>0,461646</text:p>
          </table:table-cell>
          <table:table-cell office:value-type="float" office:value="0.471335" calcext:value-type="float">
            <text:p>0,471335</text:p>
          </table:table-cell>
          <table:table-cell office:value-type="float" office:value="0.487688" calcext:value-type="float">
            <text:p>0,487688</text:p>
          </table:table-cell>
          <table:table-cell office:value-type="float" office:value="0.520549" calcext:value-type="float">
            <text:p>0,520549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37923" calcext:value-type="float">
            <text:p>0,43792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25093" calcext:value-type="float">
            <text:p>0,225093</text:p>
          </table:table-cell>
          <table:table-cell office:value-type="float" office:value="0.343541" calcext:value-type="float">
            <text:p>0,343541</text:p>
          </table:table-cell>
          <table:table-cell office:value-type="float" office:value="0.401119" calcext:value-type="float">
            <text:p>0,401119</text:p>
          </table:table-cell>
          <table:table-cell office:value-type="float" office:value="0.42535" calcext:value-type="float">
            <text:p>0,42535</text:p>
          </table:table-cell>
          <table:table-cell office:value-type="float" office:value="0.437759" calcext:value-type="float">
            <text:p>0,437759</text:p>
          </table:table-cell>
          <table:table-cell office:value-type="float" office:value="0.446053" calcext:value-type="float">
            <text:p>0,446053</text:p>
          </table:table-cell>
          <table:table-cell office:value-type="float" office:value="0.455802" calcext:value-type="float">
            <text:p>0,455802</text:p>
          </table:table-cell>
          <table:table-cell office:value-type="float" office:value="0.463474" calcext:value-type="float">
            <text:p>0,463474</text:p>
          </table:table-cell>
          <table:table-cell office:value-type="float" office:value="0.474373" calcext:value-type="float">
            <text:p>0,474373</text:p>
          </table:table-cell>
          <table:table-cell office:value-type="float" office:value="0.4908" calcext:value-type="float">
            <text:p>0,4908</text:p>
          </table:table-cell>
          <table:table-cell office:value-type="float" office:value="0.521399" calcext:value-type="float">
            <text:p>0,521399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45967" calcext:value-type="float">
            <text:p>0,44596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6966" calcext:value-type="float">
            <text:p>0,156966</text:p>
          </table:table-cell>
          <table:table-cell office:value-type="float" office:value="0.352305" calcext:value-type="float">
            <text:p>0,352305</text:p>
          </table:table-cell>
          <table:table-cell office:value-type="float" office:value="0.407618" calcext:value-type="float">
            <text:p>0,407618</text:p>
          </table:table-cell>
          <table:table-cell office:value-type="float" office:value="0.428465" calcext:value-type="float">
            <text:p>0,428465</text:p>
          </table:table-cell>
          <table:table-cell office:value-type="float" office:value="0.439168" calcext:value-type="float">
            <text:p>0,439168</text:p>
          </table:table-cell>
          <table:table-cell office:value-type="float" office:value="0.448397" calcext:value-type="float">
            <text:p>0,448397</text:p>
          </table:table-cell>
          <table:table-cell office:value-type="float" office:value="0.459587" calcext:value-type="float">
            <text:p>0,459587</text:p>
          </table:table-cell>
          <table:table-cell office:value-type="float" office:value="0.468702" calcext:value-type="float">
            <text:p>0,468702</text:p>
          </table:table-cell>
          <table:table-cell office:value-type="float" office:value="0.48081" calcext:value-type="float">
            <text:p>0,48081</text:p>
          </table:table-cell>
          <table:table-cell office:value-type="float" office:value="0.499242" calcext:value-type="float">
            <text:p>0,499242</text:p>
          </table:table-cell>
          <table:table-cell office:value-type="float" office:value="0.527388" calcext:value-type="float">
            <text:p>0,527388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1168" calcext:value-type="float">
            <text:p>0,45116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372045" calcext:value-type="float">
            <text:p>0,372045</text:p>
          </table:table-cell>
          <table:table-cell office:value-type="float" office:value="0.408737" calcext:value-type="float">
            <text:p>0,408737</text:p>
          </table:table-cell>
          <table:table-cell office:value-type="float" office:value="0.427223" calcext:value-type="float">
            <text:p>0,427223</text:p>
          </table:table-cell>
          <table:table-cell office:value-type="float" office:value="0.438982" calcext:value-type="float">
            <text:p>0,438982</text:p>
          </table:table-cell>
          <table:table-cell office:value-type="float" office:value="0.446901" calcext:value-type="float">
            <text:p>0,446901</text:p>
          </table:table-cell>
          <table:table-cell office:value-type="float" office:value="0.456356" calcext:value-type="float">
            <text:p>0,456356</text:p>
          </table:table-cell>
          <table:table-cell office:value-type="float" office:value="0.46564" calcext:value-type="float">
            <text:p>0,46564</text:p>
          </table:table-cell>
          <table:table-cell office:value-type="float" office:value="0.478005" calcext:value-type="float">
            <text:p>0,478005</text:p>
          </table:table-cell>
          <table:table-cell office:value-type="float" office:value="0.496165" calcext:value-type="float">
            <text:p>0,496165</text:p>
          </table:table-cell>
          <table:table-cell office:value-type="float" office:value="0.520986" calcext:value-type="float">
            <text:p>0,520986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1104" calcext:value-type="float">
            <text:p>0,45110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26687" calcext:value-type="float">
            <text:p>0,226687</text:p>
          </table:table-cell>
          <table:table-cell office:value-type="float" office:value="0.340354" calcext:value-type="float">
            <text:p>0,340354</text:p>
          </table:table-cell>
          <table:table-cell office:value-type="float" office:value="0.398238" calcext:value-type="float">
            <text:p>0,398238</text:p>
          </table:table-cell>
          <table:table-cell office:value-type="float" office:value="0.416602" calcext:value-type="float">
            <text:p>0,416602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41395" calcext:value-type="float">
            <text:p>0,441395</text:p>
          </table:table-cell>
          <table:table-cell office:value-type="float" office:value="0.454637" calcext:value-type="float">
            <text:p>0,454637</text:p>
          </table:table-cell>
          <table:table-cell office:value-type="float" office:value="0.467419" calcext:value-type="float">
            <text:p>0,467419</text:p>
          </table:table-cell>
          <table:table-cell office:value-type="float" office:value="0.478729" calcext:value-type="float">
            <text:p>0,478729</text:p>
          </table:table-cell>
          <table:table-cell office:value-type="float" office:value="0.495661" calcext:value-type="float">
            <text:p>0,495661</text:p>
          </table:table-cell>
          <table:table-cell office:value-type="float" office:value="0.520772" calcext:value-type="float">
            <text:p>0,520772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44551" calcext:value-type="float">
            <text:p>0,44455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15247" calcext:value-type="float">
            <text:p>0,215247</text:p>
          </table:table-cell>
          <table:table-cell office:value-type="float" office:value="0.357221" calcext:value-type="float">
            <text:p>0,357221</text:p>
          </table:table-cell>
          <table:table-cell office:value-type="float" office:value="0.415803" calcext:value-type="float">
            <text:p>0,415803</text:p>
          </table:table-cell>
          <table:table-cell office:value-type="float" office:value="0.431857" calcext:value-type="float">
            <text:p>0,431857</text:p>
          </table:table-cell>
          <table:table-cell office:value-type="float" office:value="0.440716" calcext:value-type="float">
            <text:p>0,440716</text:p>
          </table:table-cell>
          <table:table-cell office:value-type="float" office:value="0.450153" calcext:value-type="float">
            <text:p>0,450153</text:p>
          </table:table-cell>
          <table:table-cell office:value-type="float" office:value="0.460633" calcext:value-type="float">
            <text:p>0,460633</text:p>
          </table:table-cell>
          <table:table-cell office:value-type="float" office:value="0.470043" calcext:value-type="float">
            <text:p>0,470043</text:p>
          </table:table-cell>
          <table:table-cell office:value-type="float" office:value="0.480276" calcext:value-type="float">
            <text:p>0,480276</text:p>
          </table:table-cell>
          <table:table-cell office:value-type="float" office:value="0.497381" calcext:value-type="float">
            <text:p>0,497381</text:p>
          </table:table-cell>
          <table:table-cell office:value-type="float" office:value="0.52293" calcext:value-type="float">
            <text:p>0,52293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2701" calcext:value-type="float">
            <text:p>0,45270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3493" calcext:value-type="float">
            <text:p>0,333493</text:p>
          </table:table-cell>
          <table:table-cell office:value-type="float" office:value="0.388118" calcext:value-type="float">
            <text:p>0,388118</text:p>
          </table:table-cell>
          <table:table-cell office:value-type="float" office:value="0.42174" calcext:value-type="float">
            <text:p>0,42174</text:p>
          </table:table-cell>
          <table:table-cell office:value-type="float" office:value="0.433692" calcext:value-type="float">
            <text:p>0,433692</text:p>
          </table:table-cell>
          <table:table-cell office:value-type="float" office:value="0.444391" calcext:value-type="float">
            <text:p>0,444391</text:p>
          </table:table-cell>
          <table:table-cell office:value-type="float" office:value="0.455128" calcext:value-type="float">
            <text:p>0,455128</text:p>
          </table:table-cell>
          <table:table-cell office:value-type="float" office:value="0.467367" calcext:value-type="float">
            <text:p>0,467367</text:p>
          </table:table-cell>
          <table:table-cell office:value-type="float" office:value="0.477411" calcext:value-type="float">
            <text:p>0,477411</text:p>
          </table:table-cell>
          <table:table-cell office:value-type="float" office:value="0.489799" calcext:value-type="float">
            <text:p>0,489799</text:p>
          </table:table-cell>
          <table:table-cell office:value-type="float" office:value="0.508312" calcext:value-type="float">
            <text:p>0,508312</text:p>
          </table:table-cell>
          <table:table-cell office:value-type="float" office:value="0.528722" calcext:value-type="float">
            <text:p>0,528722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1468" calcext:value-type="float">
            <text:p>0,46146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60713" calcext:value-type="float">
            <text:p>0,160713</text:p>
          </table:table-cell>
          <table:table-cell office:value-type="float" office:value="0.373783" calcext:value-type="float">
            <text:p>0,373783</text:p>
          </table:table-cell>
          <table:table-cell office:value-type="float" office:value="0.419509" calcext:value-type="float">
            <text:p>0,419509</text:p>
          </table:table-cell>
          <table:table-cell office:value-type="float" office:value="0.434323" calcext:value-type="float">
            <text:p>0,434323</text:p>
          </table:table-cell>
          <table:table-cell office:value-type="float" office:value="0.445531" calcext:value-type="float">
            <text:p>0,445531</text:p>
          </table:table-cell>
          <table:table-cell office:value-type="float" office:value="0.455241" calcext:value-type="float">
            <text:p>0,455241</text:p>
          </table:table-cell>
          <table:table-cell office:value-type="float" office:value="0.4661" calcext:value-type="float">
            <text:p>0,4661</text:p>
          </table:table-cell>
          <table:table-cell office:value-type="float" office:value="0.478427" calcext:value-type="float">
            <text:p>0,478427</text:p>
          </table:table-cell>
          <table:table-cell office:value-type="float" office:value="0.490853" calcext:value-type="float">
            <text:p>0,490853</text:p>
          </table:table-cell>
          <table:table-cell office:value-type="float" office:value="0.509214" calcext:value-type="float">
            <text:p>0,509214</text:p>
          </table:table-cell>
          <table:table-cell office:value-type="float" office:value="0.528292" calcext:value-type="float">
            <text:p>0,528292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0127" calcext:value-type="float">
            <text:p>0,460127</text:p>
          </table:table-cell>
          <table:table-cell>
            <draw:frame draw:z-index="0" draw:style-name="gr1" draw:text-style-name="P1" svg:width="22.348cm" svg:height="12.57cm" svg:x="0.06cm" svg:y="0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79981" calcext:value-type="float">
            <text:p>0,179981</text:p>
          </table:table-cell>
          <table:table-cell office:value-type="float" office:value="0.371165" calcext:value-type="float">
            <text:p>0,371165</text:p>
          </table:table-cell>
          <table:table-cell office:value-type="float" office:value="0.420283" calcext:value-type="float">
            <text:p>0,420283</text:p>
          </table:table-cell>
          <table:table-cell office:value-type="float" office:value="0.437795" calcext:value-type="float">
            <text:p>0,437795</text:p>
          </table:table-cell>
          <table:table-cell office:value-type="float" office:value="0.449486" calcext:value-type="float">
            <text:p>0,449486</text:p>
          </table:table-cell>
          <table:table-cell office:value-type="float" office:value="0.458843" calcext:value-type="float">
            <text:p>0,458843</text:p>
          </table:table-cell>
          <table:table-cell office:value-type="float" office:value="0.468649" calcext:value-type="float">
            <text:p>0,468649</text:p>
          </table:table-cell>
          <table:table-cell office:value-type="float" office:value="0.480744" calcext:value-type="float">
            <text:p>0,480744</text:p>
          </table:table-cell>
          <table:table-cell office:value-type="float" office:value="0.493401" calcext:value-type="float">
            <text:p>0,493401</text:p>
          </table:table-cell>
          <table:table-cell office:value-type="float" office:value="0.507254" calcext:value-type="float">
            <text:p>0,507254</text:p>
          </table:table-cell>
          <table:table-cell office:value-type="float" office:value="0.528604" calcext:value-type="float">
            <text:p>0,528604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1622" calcext:value-type="float">
            <text:p>0,46162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79981" calcext:value-type="float">
            <text:p>0,179981</text:p>
          </table:table-cell>
          <table:table-cell office:value-type="float" office:value="0.361851" calcext:value-type="float">
            <text:p>0,361851</text:p>
          </table:table-cell>
          <table:table-cell office:value-type="float" office:value="0.418741" calcext:value-type="float">
            <text:p>0,418741</text:p>
          </table:table-cell>
          <table:table-cell office:value-type="float" office:value="0.437964" calcext:value-type="float">
            <text:p>0,437964</text:p>
          </table:table-cell>
          <table:table-cell office:value-type="float" office:value="0.447788" calcext:value-type="float">
            <text:p>0,447788</text:p>
          </table:table-cell>
          <table:table-cell office:value-type="float" office:value="0.455701" calcext:value-type="float">
            <text:p>0,455701</text:p>
          </table:table-cell>
          <table:table-cell office:value-type="float" office:value="0.463712" calcext:value-type="float">
            <text:p>0,463712</text:p>
          </table:table-cell>
          <table:table-cell office:value-type="float" office:value="0.474715" calcext:value-type="float">
            <text:p>0,474715</text:p>
          </table:table-cell>
          <table:table-cell office:value-type="float" office:value="0.486069" calcext:value-type="float">
            <text:p>0,486069</text:p>
          </table:table-cell>
          <table:table-cell office:value-type="float" office:value="0.498539" calcext:value-type="float">
            <text:p>0,498539</text:p>
          </table:table-cell>
          <table:table-cell office:value-type="float" office:value="0.524767" calcext:value-type="float">
            <text:p>0,524767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6985" calcext:value-type="float">
            <text:p>0,45698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61863" calcext:value-type="float">
            <text:p>0,161863</text:p>
          </table:table-cell>
          <table:table-cell office:value-type="float" office:value="0.354699" calcext:value-type="float">
            <text:p>0,354699</text:p>
          </table:table-cell>
          <table:table-cell office:value-type="float" office:value="0.41597" calcext:value-type="float">
            <text:p>0,41597</text:p>
          </table:table-cell>
          <table:table-cell office:value-type="float" office:value="0.435757" calcext:value-type="float">
            <text:p>0,435757</text:p>
          </table:table-cell>
          <table:table-cell office:value-type="float" office:value="0.447531" calcext:value-type="float">
            <text:p>0,447531</text:p>
          </table:table-cell>
          <table:table-cell office:value-type="float" office:value="0.456268" calcext:value-type="float">
            <text:p>0,456268</text:p>
          </table:table-cell>
          <table:table-cell office:value-type="float" office:value="0.463274" calcext:value-type="float">
            <text:p>0,463274</text:p>
          </table:table-cell>
          <table:table-cell office:value-type="float" office:value="0.47532" calcext:value-type="float">
            <text:p>0,47532</text:p>
          </table:table-cell>
          <table:table-cell office:value-type="float" office:value="0.489225" calcext:value-type="float">
            <text:p>0,489225</text:p>
          </table:table-cell>
          <table:table-cell office:value-type="float" office:value="0.50089" calcext:value-type="float">
            <text:p>0,50089</text:p>
          </table:table-cell>
          <table:table-cell office:value-type="float" office:value="0.529466" calcext:value-type="float">
            <text:p>0,529466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684" calcext:value-type="float">
            <text:p>0,4568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55703" calcext:value-type="float">
            <text:p>0,355703</text:p>
          </table:table-cell>
          <table:table-cell office:value-type="float" office:value="0.387467" calcext:value-type="float">
            <text:p>0,387467</text:p>
          </table:table-cell>
          <table:table-cell office:value-type="float" office:value="0.425332" calcext:value-type="float">
            <text:p>0,425332</text:p>
          </table:table-cell>
          <table:table-cell office:value-type="float" office:value="0.437908" calcext:value-type="float">
            <text:p>0,437908</text:p>
          </table:table-cell>
          <table:table-cell office:value-type="float" office:value="0.447244" calcext:value-type="float">
            <text:p>0,447244</text:p>
          </table:table-cell>
          <table:table-cell office:value-type="float" office:value="0.455047" calcext:value-type="float">
            <text:p>0,455047</text:p>
          </table:table-cell>
          <table:table-cell office:value-type="float" office:value="0.459769" calcext:value-type="float">
            <text:p>0,459769</text:p>
          </table:table-cell>
          <table:table-cell office:value-type="float" office:value="0.471753" calcext:value-type="float">
            <text:p>0,471753</text:p>
          </table:table-cell>
          <table:table-cell office:value-type="float" office:value="0.487683" calcext:value-type="float">
            <text:p>0,487683</text:p>
          </table:table-cell>
          <table:table-cell office:value-type="float" office:value="0.504136" calcext:value-type="float">
            <text:p>0,504136</text:p>
          </table:table-cell>
          <table:table-cell office:value-type="float" office:value="0.530649" calcext:value-type="float">
            <text:p>0,530649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0699" calcext:value-type="float">
            <text:p>0,46069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2586" calcext:value-type="float">
            <text:p>0,132586</text:p>
          </table:table-cell>
          <table:table-cell office:value-type="float" office:value="0.37207" calcext:value-type="float">
            <text:p>0,37207</text:p>
          </table:table-cell>
          <table:table-cell office:value-type="float" office:value="0.425438" calcext:value-type="float">
            <text:p>0,425438</text:p>
          </table:table-cell>
          <table:table-cell office:value-type="float" office:value="0.439111" calcext:value-type="float">
            <text:p>0,439111</text:p>
          </table:table-cell>
          <table:table-cell office:value-type="float" office:value="0.450109" calcext:value-type="float">
            <text:p>0,450109</text:p>
          </table:table-cell>
          <table:table-cell office:value-type="float" office:value="0.457062" calcext:value-type="float">
            <text:p>0,457062</text:p>
          </table:table-cell>
          <table:table-cell office:value-type="float" office:value="0.465586" calcext:value-type="float">
            <text:p>0,465586</text:p>
          </table:table-cell>
          <table:table-cell office:value-type="float" office:value="0.476786" calcext:value-type="float">
            <text:p>0,476786</text:p>
          </table:table-cell>
          <table:table-cell office:value-type="float" office:value="0.489201" calcext:value-type="float">
            <text:p>0,489201</text:p>
          </table:table-cell>
          <table:table-cell office:value-type="float" office:value="0.50952" calcext:value-type="float">
            <text:p>0,50952</text:p>
          </table:table-cell>
          <table:table-cell office:value-type="float" office:value="0.533315" calcext:value-type="float">
            <text:p>0,533315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182" calcext:value-type="float">
            <text:p>0,4618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32586" calcext:value-type="float">
            <text:p>0,132586</text:p>
          </table:table-cell>
          <table:table-cell office:value-type="float" office:value="0.317608" calcext:value-type="float">
            <text:p>0,317608</text:p>
          </table:table-cell>
          <table:table-cell office:value-type="float" office:value="0.409528" calcext:value-type="float">
            <text:p>0,409528</text:p>
          </table:table-cell>
          <table:table-cell office:value-type="float" office:value="0.434412" calcext:value-type="float">
            <text:p>0,434412</text:p>
          </table:table-cell>
          <table:table-cell office:value-type="float" office:value="0.446117" calcext:value-type="float">
            <text:p>0,446117</text:p>
          </table:table-cell>
          <table:table-cell office:value-type="float" office:value="0.455579" calcext:value-type="float">
            <text:p>0,455579</text:p>
          </table:table-cell>
          <table:table-cell office:value-type="float" office:value="0.46487" calcext:value-type="float">
            <text:p>0,46487</text:p>
          </table:table-cell>
          <table:table-cell office:value-type="float" office:value="0.475208" calcext:value-type="float">
            <text:p>0,475208</text:p>
          </table:table-cell>
          <table:table-cell office:value-type="float" office:value="0.487395" calcext:value-type="float">
            <text:p>0,487395</text:p>
          </table:table-cell>
          <table:table-cell office:value-type="float" office:value="0.500603" calcext:value-type="float">
            <text:p>0,500603</text:p>
          </table:table-cell>
          <table:table-cell office:value-type="float" office:value="0.528273" calcext:value-type="float">
            <text:p>0,528273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1959" calcext:value-type="float">
            <text:p>0,45195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86591" calcext:value-type="float">
            <text:p>0,186591</text:p>
          </table:table-cell>
          <table:table-cell office:value-type="float" office:value="0.367226" calcext:value-type="float">
            <text:p>0,367226</text:p>
          </table:table-cell>
          <table:table-cell office:value-type="float" office:value="0.417099" calcext:value-type="float">
            <text:p>0,417099</text:p>
          </table:table-cell>
          <table:table-cell office:value-type="float" office:value="0.435848" calcext:value-type="float">
            <text:p>0,435848</text:p>
          </table:table-cell>
          <table:table-cell office:value-type="float" office:value="0.449093" calcext:value-type="float">
            <text:p>0,449093</text:p>
          </table:table-cell>
          <table:table-cell office:value-type="float" office:value="0.458047" calcext:value-type="float">
            <text:p>0,458047</text:p>
          </table:table-cell>
          <table:table-cell office:value-type="float" office:value="0.466683" calcext:value-type="float">
            <text:p>0,466683</text:p>
          </table:table-cell>
          <table:table-cell office:value-type="float" office:value="0.477952" calcext:value-type="float">
            <text:p>0,477952</text:p>
          </table:table-cell>
          <table:table-cell office:value-type="float" office:value="0.489269" calcext:value-type="float">
            <text:p>0,489269</text:p>
          </table:table-cell>
          <table:table-cell office:value-type="float" office:value="0.504169" calcext:value-type="float">
            <text:p>0,504169</text:p>
          </table:table-cell>
          <table:table-cell office:value-type="float" office:value="0.526476" calcext:value-type="float">
            <text:p>0,526476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9186" calcext:value-type="float">
            <text:p>0,45918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84691" calcext:value-type="float">
            <text:p>0,184691</text:p>
          </table:table-cell>
          <table:table-cell office:value-type="float" office:value="0.350359" calcext:value-type="float">
            <text:p>0,350359</text:p>
          </table:table-cell>
          <table:table-cell office:value-type="float" office:value="0.413191" calcext:value-type="float">
            <text:p>0,413191</text:p>
          </table:table-cell>
          <table:table-cell office:value-type="float" office:value="0.43424" calcext:value-type="float">
            <text:p>0,43424</text:p>
          </table:table-cell>
          <table:table-cell office:value-type="float" office:value="0.449156" calcext:value-type="float">
            <text:p>0,449156</text:p>
          </table:table-cell>
          <table:table-cell office:value-type="float" office:value="0.458349" calcext:value-type="float">
            <text:p>0,458349</text:p>
          </table:table-cell>
          <table:table-cell office:value-type="float" office:value="0.467202" calcext:value-type="float">
            <text:p>0,467202</text:p>
          </table:table-cell>
          <table:table-cell office:value-type="float" office:value="0.477117" calcext:value-type="float">
            <text:p>0,477117</text:p>
          </table:table-cell>
          <table:table-cell office:value-type="float" office:value="0.487282" calcext:value-type="float">
            <text:p>0,487282</text:p>
          </table:table-cell>
          <table:table-cell office:value-type="float" office:value="0.502317" calcext:value-type="float">
            <text:p>0,502317</text:p>
          </table:table-cell>
          <table:table-cell office:value-type="float" office:value="0.525831" calcext:value-type="float">
            <text:p>0,525831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6504" calcext:value-type="float">
            <text:p>0,45650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6934" calcext:value-type="float">
            <text:p>0,016934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409106" calcext:value-type="float">
            <text:p>0,409106</text:p>
          </table:table-cell>
          <table:table-cell office:value-type="float" office:value="0.438629" calcext:value-type="float">
            <text:p>0,438629</text:p>
          </table:table-cell>
          <table:table-cell office:value-type="float" office:value="0.453554" calcext:value-type="float">
            <text:p>0,453554</text:p>
          </table:table-cell>
          <table:table-cell office:value-type="float" office:value="0.461236" calcext:value-type="float">
            <text:p>0,461236</text:p>
          </table:table-cell>
          <table:table-cell office:value-type="float" office:value="0.471982" calcext:value-type="float">
            <text:p>0,471982</text:p>
          </table:table-cell>
          <table:table-cell office:value-type="float" office:value="0.482864" calcext:value-type="float">
            <text:p>0,482864</text:p>
          </table:table-cell>
          <table:table-cell office:value-type="float" office:value="0.492895" calcext:value-type="float">
            <text:p>0,492895</text:p>
          </table:table-cell>
          <table:table-cell office:value-type="float" office:value="0.508872" calcext:value-type="float">
            <text:p>0,508872</text:p>
          </table:table-cell>
          <table:table-cell office:value-type="float" office:value="0.531041" calcext:value-type="float">
            <text:p>0,531041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6769" calcext:value-type="float">
            <text:p>0,4567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12384" calcext:value-type="float">
            <text:p>0,112384</text:p>
          </table:table-cell>
          <table:table-cell office:value-type="float" office:value="0.349856" calcext:value-type="float">
            <text:p>0,349856</text:p>
          </table:table-cell>
          <table:table-cell office:value-type="float" office:value="0.424375" calcext:value-type="float">
            <text:p>0,424375</text:p>
          </table:table-cell>
          <table:table-cell office:value-type="float" office:value="0.445954" calcext:value-type="float">
            <text:p>0,445954</text:p>
          </table:table-cell>
          <table:table-cell office:value-type="float" office:value="0.458554" calcext:value-type="float">
            <text:p>0,458554</text:p>
          </table:table-cell>
          <table:table-cell office:value-type="float" office:value="0.465786" calcext:value-type="float">
            <text:p>0,465786</text:p>
          </table:table-cell>
          <table:table-cell office:value-type="float" office:value="0.473934" calcext:value-type="float">
            <text:p>0,473934</text:p>
          </table:table-cell>
          <table:table-cell office:value-type="float" office:value="0.484362" calcext:value-type="float">
            <text:p>0,484362</text:p>
          </table:table-cell>
          <table:table-cell office:value-type="float" office:value="0.496272" calcext:value-type="float">
            <text:p>0,496272</text:p>
          </table:table-cell>
          <table:table-cell office:value-type="float" office:value="0.512195" calcext:value-type="float">
            <text:p>0,512195</text:p>
          </table:table-cell>
          <table:table-cell office:value-type="float" office:value="0.529481" calcext:value-type="float">
            <text:p>0,529481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4077" calcext:value-type="float">
            <text:p>0,46407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08737" calcext:value-type="float">
            <text:p>0,208737</text:p>
          </table:table-cell>
          <table:table-cell office:value-type="float" office:value="0.343088" calcext:value-type="float">
            <text:p>0,343088</text:p>
          </table:table-cell>
          <table:table-cell office:value-type="float" office:value="0.423016" calcext:value-type="float">
            <text:p>0,423016</text:p>
          </table:table-cell>
          <table:table-cell office:value-type="float" office:value="0.442159" calcext:value-type="float">
            <text:p>0,442159</text:p>
          </table:table-cell>
          <table:table-cell office:value-type="float" office:value="0.455667" calcext:value-type="float">
            <text:p>0,455667</text:p>
          </table:table-cell>
          <table:table-cell office:value-type="float" office:value="0.464759" calcext:value-type="float">
            <text:p>0,464759</text:p>
          </table:table-cell>
          <table:table-cell office:value-type="float" office:value="0.472365" calcext:value-type="float">
            <text:p>0,472365</text:p>
          </table:table-cell>
          <table:table-cell office:value-type="float" office:value="0.482231" calcext:value-type="float">
            <text:p>0,482231</text:p>
          </table:table-cell>
          <table:table-cell office:value-type="float" office:value="0.493719" calcext:value-type="float">
            <text:p>0,493719</text:p>
          </table:table-cell>
          <table:table-cell office:value-type="float" office:value="0.511606" calcext:value-type="float">
            <text:p>0,511606</text:p>
          </table:table-cell>
          <table:table-cell office:value-type="float" office:value="0.53098" calcext:value-type="float">
            <text:p>0,53098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1959" calcext:value-type="float">
            <text:p>0,46195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66577" calcext:value-type="float">
            <text:p>0,166577</text:p>
          </table:table-cell>
          <table:table-cell office:value-type="float" office:value="0.330765" calcext:value-type="float">
            <text:p>0,330765</text:p>
          </table:table-cell>
          <table:table-cell office:value-type="float" office:value="0.429111" calcext:value-type="float">
            <text:p>0,429111</text:p>
          </table:table-cell>
          <table:table-cell office:value-type="float" office:value="0.447931" calcext:value-type="float">
            <text:p>0,447931</text:p>
          </table:table-cell>
          <table:table-cell office:value-type="float" office:value="0.458123" calcext:value-type="float">
            <text:p>0,458123</text:p>
          </table:table-cell>
          <table:table-cell office:value-type="float" office:value="0.467377" calcext:value-type="float">
            <text:p>0,467377</text:p>
          </table:table-cell>
          <table:table-cell office:value-type="float" office:value="0.476663" calcext:value-type="float">
            <text:p>0,476663</text:p>
          </table:table-cell>
          <table:table-cell office:value-type="float" office:value="0.485383" calcext:value-type="float">
            <text:p>0,485383</text:p>
          </table:table-cell>
          <table:table-cell office:value-type="float" office:value="0.499602" calcext:value-type="float">
            <text:p>0,499602</text:p>
          </table:table-cell>
          <table:table-cell office:value-type="float" office:value="0.512896" calcext:value-type="float">
            <text:p>0,512896</text:p>
          </table:table-cell>
          <table:table-cell office:value-type="float" office:value="0.531591" calcext:value-type="float">
            <text:p>0,531591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63944" calcext:value-type="float">
            <text:p>0,46394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83498" calcext:value-type="float">
            <text:p>0,083498</text:p>
          </table:table-cell>
          <table:table-cell office:value-type="float" office:value="0.291181" calcext:value-type="float">
            <text:p>0,291181</text:p>
          </table:table-cell>
          <table:table-cell office:value-type="float" office:value="0.424063" calcext:value-type="float">
            <text:p>0,424063</text:p>
          </table:table-cell>
          <table:table-cell office:value-type="float" office:value="0.446802" calcext:value-type="float">
            <text:p>0,446802</text:p>
          </table:table-cell>
          <table:table-cell office:value-type="float" office:value="0.458541" calcext:value-type="float">
            <text:p>0,458541</text:p>
          </table:table-cell>
          <table:table-cell office:value-type="float" office:value="0.467607" calcext:value-type="float">
            <text:p>0,467607</text:p>
          </table:table-cell>
          <table:table-cell office:value-type="float" office:value="0.477337" calcext:value-type="float">
            <text:p>0,477337</text:p>
          </table:table-cell>
          <table:table-cell office:value-type="float" office:value="0.487754" calcext:value-type="float">
            <text:p>0,487754</text:p>
          </table:table-cell>
          <table:table-cell office:value-type="float" office:value="0.499408" calcext:value-type="float">
            <text:p>0,499408</text:p>
          </table:table-cell>
          <table:table-cell office:value-type="float" office:value="0.513513" calcext:value-type="float">
            <text:p>0,513513</text:p>
          </table:table-cell>
          <table:table-cell office:value-type="float" office:value="0.533248" calcext:value-type="float">
            <text:p>0,533248</text:p>
          </table:table-cell>
          <table:table-cell office:value-type="float" office:value="0.549853" calcext:value-type="float">
            <text:p>0,549853</text:p>
          </table:table-cell>
          <table:table-cell office:value-type="float" office:value="0.459945" calcext:value-type="float">
            <text:p>0,45994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3498" calcext:value-type="float">
            <text:p>0,083498</text:p>
          </table:table-cell>
          <table:table-cell office:value-type="float" office:value="0.351492" calcext:value-type="float">
            <text:p>0,351492</text:p>
          </table:table-cell>
          <table:table-cell office:value-type="float" office:value="0.437452" calcext:value-type="float">
            <text:p>0,437452</text:p>
          </table:table-cell>
          <table:table-cell office:value-type="float" office:value="0.450441" calcext:value-type="float">
            <text:p>0,450441</text:p>
          </table:table-cell>
          <table:table-cell office:value-type="float" office:value="0.460481" calcext:value-type="float">
            <text:p>0,460481</text:p>
          </table:table-cell>
          <table:table-cell office:value-type="float" office:value="0.470202" calcext:value-type="float">
            <text:p>0,470202</text:p>
          </table:table-cell>
          <table:table-cell office:value-type="float" office:value="0.481509" calcext:value-type="float">
            <text:p>0,481509</text:p>
          </table:table-cell>
          <table:table-cell office:value-type="float" office:value="0.493166" calcext:value-type="float">
            <text:p>0,493166</text:p>
          </table:table-cell>
          <table:table-cell office:value-type="float" office:value="0.505213" calcext:value-type="float">
            <text:p>0,505213</text:p>
          </table:table-cell>
          <table:table-cell office:value-type="float" office:value="0.519751" calcext:value-type="float">
            <text:p>0,519751</text:p>
          </table:table-cell>
          <table:table-cell office:value-type="float" office:value="0.537166" calcext:value-type="float">
            <text:p>0,537166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70687" calcext:value-type="float">
            <text:p>0,47068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3498" calcext:value-type="float">
            <text:p>0,083498</text:p>
          </table:table-cell>
          <table:table-cell office:value-type="float" office:value="0.243339" calcext:value-type="float">
            <text:p>0,243339</text:p>
          </table:table-cell>
          <table:table-cell office:value-type="float" office:value="0.426261" calcext:value-type="float">
            <text:p>0,426261</text:p>
          </table:table-cell>
          <table:table-cell office:value-type="float" office:value="0.444951" calcext:value-type="float">
            <text:p>0,444951</text:p>
          </table:table-cell>
          <table:table-cell office:value-type="float" office:value="0.455239" calcext:value-type="float">
            <text:p>0,455239</text:p>
          </table:table-cell>
          <table:table-cell office:value-type="float" office:value="0.467359" calcext:value-type="float">
            <text:p>0,467359</text:p>
          </table:table-cell>
          <table:table-cell office:value-type="float" office:value="0.478622" calcext:value-type="float">
            <text:p>0,478622</text:p>
          </table:table-cell>
          <table:table-cell office:value-type="float" office:value="0.488796" calcext:value-type="float">
            <text:p>0,488796</text:p>
          </table:table-cell>
          <table:table-cell office:value-type="float" office:value="0.501017" calcext:value-type="float">
            <text:p>0,501017</text:p>
          </table:table-cell>
          <table:table-cell office:value-type="float" office:value="0.513366" calcext:value-type="float">
            <text:p>0,513366</text:p>
          </table:table-cell>
          <table:table-cell office:value-type="float" office:value="0.536824" calcext:value-type="float">
            <text:p>0,536824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55577" calcext:value-type="float">
            <text:p>0,45557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15332" calcext:value-type="float">
            <text:p>0,115332</text:p>
          </table:table-cell>
          <table:table-cell office:value-type="float" office:value="0.319388" calcext:value-type="float">
            <text:p>0,319388</text:p>
          </table:table-cell>
          <table:table-cell office:value-type="float" office:value="0.432436" calcext:value-type="float">
            <text:p>0,432436</text:p>
          </table:table-cell>
          <table:table-cell office:value-type="float" office:value="0.447627" calcext:value-type="float">
            <text:p>0,447627</text:p>
          </table:table-cell>
          <table:table-cell office:value-type="float" office:value="0.459613" calcext:value-type="float">
            <text:p>0,459613</text:p>
          </table:table-cell>
          <table:table-cell office:value-type="float" office:value="0.473241" calcext:value-type="float">
            <text:p>0,473241</text:p>
          </table:table-cell>
          <table:table-cell office:value-type="float" office:value="0.483319" calcext:value-type="float">
            <text:p>0,483319</text:p>
          </table:table-cell>
          <table:table-cell office:value-type="float" office:value="0.49331" calcext:value-type="float">
            <text:p>0,49331</text:p>
          </table:table-cell>
          <table:table-cell office:value-type="float" office:value="0.505287" calcext:value-type="float">
            <text:p>0,505287</text:p>
          </table:table-cell>
          <table:table-cell office:value-type="float" office:value="0.518918" calcext:value-type="float">
            <text:p>0,518918</text:p>
          </table:table-cell>
          <table:table-cell office:value-type="float" office:value="0.541128" calcext:value-type="float">
            <text:p>0,541128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67427" calcext:value-type="float">
            <text:p>0,46742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04376" calcext:value-type="float">
            <text:p>0,204376</text:p>
          </table:table-cell>
          <table:table-cell office:value-type="float" office:value="0.339774" calcext:value-type="float">
            <text:p>0,339774</text:p>
          </table:table-cell>
          <table:table-cell office:value-type="float" office:value="0.431603" calcext:value-type="float">
            <text:p>0,431603</text:p>
          </table:table-cell>
          <table:table-cell office:value-type="float" office:value="0.444804" calcext:value-type="float">
            <text:p>0,444804</text:p>
          </table:table-cell>
          <table:table-cell office:value-type="float" office:value="0.45884" calcext:value-type="float">
            <text:p>0,45884</text:p>
          </table:table-cell>
          <table:table-cell office:value-type="float" office:value="0.471345" calcext:value-type="float">
            <text:p>0,471345</text:p>
          </table:table-cell>
          <table:table-cell office:value-type="float" office:value="0.483587" calcext:value-type="float">
            <text:p>0,483587</text:p>
          </table:table-cell>
          <table:table-cell office:value-type="float" office:value="0.49563" calcext:value-type="float">
            <text:p>0,49563</text:p>
          </table:table-cell>
          <table:table-cell office:value-type="float" office:value="0.511133" calcext:value-type="float">
            <text:p>0,511133</text:p>
          </table:table-cell>
          <table:table-cell office:value-type="float" office:value="0.524179" calcext:value-type="float">
            <text:p>0,524179</text:p>
          </table:table-cell>
          <table:table-cell office:value-type="float" office:value="0.544658" calcext:value-type="float">
            <text:p>0,544658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70555" calcext:value-type="float">
            <text:p>0,47055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50333" calcext:value-type="float">
            <text:p>0,150333</text:p>
          </table:table-cell>
          <table:table-cell office:value-type="float" office:value="0.300897" calcext:value-type="float">
            <text:p>0,300897</text:p>
          </table:table-cell>
          <table:table-cell office:value-type="float" office:value="0.431918" calcext:value-type="float">
            <text:p>0,431918</text:p>
          </table:table-cell>
          <table:table-cell office:value-type="float" office:value="0.451984" calcext:value-type="float">
            <text:p>0,451984</text:p>
          </table:table-cell>
          <table:table-cell office:value-type="float" office:value="0.466281" calcext:value-type="float">
            <text:p>0,466281</text:p>
          </table:table-cell>
          <table:table-cell office:value-type="float" office:value="0.478059" calcext:value-type="float">
            <text:p>0,478059</text:p>
          </table:table-cell>
          <table:table-cell office:value-type="float" office:value="0.487992" calcext:value-type="float">
            <text:p>0,487992</text:p>
          </table:table-cell>
          <table:table-cell office:value-type="float" office:value="0.497335" calcext:value-type="float">
            <text:p>0,497335</text:p>
          </table:table-cell>
          <table:table-cell office:value-type="float" office:value="0.511012" calcext:value-type="float">
            <text:p>0,511012</text:p>
          </table:table-cell>
          <table:table-cell office:value-type="float" office:value="0.524843" calcext:value-type="float">
            <text:p>0,524843</text:p>
          </table:table-cell>
          <table:table-cell office:value-type="float" office:value="0.544427" calcext:value-type="float">
            <text:p>0,544427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69475" calcext:value-type="float">
            <text:p>0,4694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9889" calcext:value-type="float">
            <text:p>0,09889</text:p>
          </table:table-cell>
          <table:table-cell office:value-type="float" office:value="0.309796" calcext:value-type="float">
            <text:p>0,309796</text:p>
          </table:table-cell>
          <table:table-cell office:value-type="float" office:value="0.43762" calcext:value-type="float">
            <text:p>0,43762</text:p>
          </table:table-cell>
          <table:table-cell office:value-type="float" office:value="0.456774" calcext:value-type="float">
            <text:p>0,456774</text:p>
          </table:table-cell>
          <table:table-cell office:value-type="float" office:value="0.469362" calcext:value-type="float">
            <text:p>0,469362</text:p>
          </table:table-cell>
          <table:table-cell office:value-type="float" office:value="0.481476" calcext:value-type="float">
            <text:p>0,481476</text:p>
          </table:table-cell>
          <table:table-cell office:value-type="float" office:value="0.491735" calcext:value-type="float">
            <text:p>0,491735</text:p>
          </table:table-cell>
          <table:table-cell office:value-type="float" office:value="0.499609" calcext:value-type="float">
            <text:p>0,499609</text:p>
          </table:table-cell>
          <table:table-cell office:value-type="float" office:value="0.512235" calcext:value-type="float">
            <text:p>0,512235</text:p>
          </table:table-cell>
          <table:table-cell office:value-type="float" office:value="0.523712" calcext:value-type="float">
            <text:p>0,523712</text:p>
          </table:table-cell>
          <table:table-cell office:value-type="float" office:value="0.545722" calcext:value-type="float">
            <text:p>0,545722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72804" calcext:value-type="float">
            <text:p>0,47280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8125" calcext:value-type="float">
            <text:p>0,158125</text:p>
          </table:table-cell>
          <table:table-cell office:value-type="float" office:value="0.320528" calcext:value-type="float">
            <text:p>0,320528</text:p>
          </table:table-cell>
          <table:table-cell office:value-type="float" office:value="0.431148" calcext:value-type="float">
            <text:p>0,431148</text:p>
          </table:table-cell>
          <table:table-cell office:value-type="float" office:value="0.450632" calcext:value-type="float">
            <text:p>0,450632</text:p>
          </table:table-cell>
          <table:table-cell office:value-type="float" office:value="0.463829" calcext:value-type="float">
            <text:p>0,463829</text:p>
          </table:table-cell>
          <table:table-cell office:value-type="float" office:value="0.476508" calcext:value-type="float">
            <text:p>0,476508</text:p>
          </table:table-cell>
          <table:table-cell office:value-type="float" office:value="0.486734" calcext:value-type="float">
            <text:p>0,486734</text:p>
          </table:table-cell>
          <table:table-cell office:value-type="float" office:value="0.496588" calcext:value-type="float">
            <text:p>0,496588</text:p>
          </table:table-cell>
          <table:table-cell office:value-type="float" office:value="0.508135" calcext:value-type="float">
            <text:p>0,508135</text:p>
          </table:table-cell>
          <table:table-cell office:value-type="float" office:value="0.520741" calcext:value-type="float">
            <text:p>0,520741</text:p>
          </table:table-cell>
          <table:table-cell office:value-type="float" office:value="0.541467" calcext:value-type="float">
            <text:p>0,541467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69631" calcext:value-type="float">
            <text:p>0,46963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86563" calcext:value-type="float">
            <text:p>0,186563</text:p>
          </table:table-cell>
          <table:table-cell office:value-type="float" office:value="0.336526" calcext:value-type="float">
            <text:p>0,336526</text:p>
          </table:table-cell>
          <table:table-cell office:value-type="float" office:value="0.434919" calcext:value-type="float">
            <text:p>0,434919</text:p>
          </table:table-cell>
          <table:table-cell office:value-type="float" office:value="0.455626" calcext:value-type="float">
            <text:p>0,455626</text:p>
          </table:table-cell>
          <table:table-cell office:value-type="float" office:value="0.469976" calcext:value-type="float">
            <text:p>0,469976</text:p>
          </table:table-cell>
          <table:table-cell office:value-type="float" office:value="0.481584" calcext:value-type="float">
            <text:p>0,481584</text:p>
          </table:table-cell>
          <table:table-cell office:value-type="float" office:value="0.491047" calcext:value-type="float">
            <text:p>0,491047</text:p>
          </table:table-cell>
          <table:table-cell office:value-type="float" office:value="0.497797" calcext:value-type="float">
            <text:p>0,497797</text:p>
          </table:table-cell>
          <table:table-cell office:value-type="float" office:value="0.505771" calcext:value-type="float">
            <text:p>0,505771</text:p>
          </table:table-cell>
          <table:table-cell office:value-type="float" office:value="0.517997" calcext:value-type="float">
            <text:p>0,517997</text:p>
          </table:table-cell>
          <table:table-cell office:value-type="float" office:value="0.540861" calcext:value-type="float">
            <text:p>0,540861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7321" calcext:value-type="float">
            <text:p>0,4732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8813" calcext:value-type="float">
            <text:p>0,078813</text:p>
          </table:table-cell>
          <table:table-cell office:value-type="float" office:value="0.335082" calcext:value-type="float">
            <text:p>0,335082</text:p>
          </table:table-cell>
          <table:table-cell office:value-type="float" office:value="0.438691" calcext:value-type="float">
            <text:p>0,438691</text:p>
          </table:table-cell>
          <table:table-cell office:value-type="float" office:value="0.460199" calcext:value-type="float">
            <text:p>0,460199</text:p>
          </table:table-cell>
          <table:table-cell office:value-type="float" office:value="0.473228" calcext:value-type="float">
            <text:p>0,473228</text:p>
          </table:table-cell>
          <table:table-cell office:value-type="float" office:value="0.482023" calcext:value-type="float">
            <text:p>0,482023</text:p>
          </table:table-cell>
          <table:table-cell office:value-type="float" office:value="0.491063" calcext:value-type="float">
            <text:p>0,491063</text:p>
          </table:table-cell>
          <table:table-cell office:value-type="float" office:value="0.499925" calcext:value-type="float">
            <text:p>0,499925</text:p>
          </table:table-cell>
          <table:table-cell office:value-type="float" office:value="0.509314" calcext:value-type="float">
            <text:p>0,509314</text:p>
          </table:table-cell>
          <table:table-cell office:value-type="float" office:value="0.520693" calcext:value-type="float">
            <text:p>0,520693</text:p>
          </table:table-cell>
          <table:table-cell office:value-type="float" office:value="0.539977" calcext:value-type="float">
            <text:p>0,539977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7502" calcext:value-type="float">
            <text:p>0,4750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98903" calcext:value-type="float">
            <text:p>0,298903</text:p>
          </table:table-cell>
          <table:table-cell office:value-type="float" office:value="0.383614" calcext:value-type="float">
            <text:p>0,383614</text:p>
          </table:table-cell>
          <table:table-cell office:value-type="float" office:value="0.442642" calcext:value-type="float">
            <text:p>0,442642</text:p>
          </table:table-cell>
          <table:table-cell office:value-type="float" office:value="0.461976" calcext:value-type="float">
            <text:p>0,461976</text:p>
          </table:table-cell>
          <table:table-cell office:value-type="float" office:value="0.472356" calcext:value-type="float">
            <text:p>0,472356</text:p>
          </table:table-cell>
          <table:table-cell office:value-type="float" office:value="0.480736" calcext:value-type="float">
            <text:p>0,480736</text:p>
          </table:table-cell>
          <table:table-cell office:value-type="float" office:value="0.489153" calcext:value-type="float">
            <text:p>0,489153</text:p>
          </table:table-cell>
          <table:table-cell office:value-type="float" office:value="0.498493" calcext:value-type="float">
            <text:p>0,498493</text:p>
          </table:table-cell>
          <table:table-cell office:value-type="float" office:value="0.510928" calcext:value-type="float">
            <text:p>0,510928</text:p>
          </table:table-cell>
          <table:table-cell office:value-type="float" office:value="0.521924" calcext:value-type="float">
            <text:p>0,521924</text:p>
          </table:table-cell>
          <table:table-cell office:value-type="float" office:value="0.544701" calcext:value-type="float">
            <text:p>0,544701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80652" calcext:value-type="float">
            <text:p>0,4806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62419" calcext:value-type="float">
            <text:p>0,162419</text:p>
          </table:table-cell>
          <table:table-cell office:value-type="float" office:value="0.378684" calcext:value-type="float">
            <text:p>0,378684</text:p>
          </table:table-cell>
          <table:table-cell office:value-type="float" office:value="0.44715" calcext:value-type="float">
            <text:p>0,44715</text:p>
          </table:table-cell>
          <table:table-cell office:value-type="float" office:value="0.463454" calcext:value-type="float">
            <text:p>0,463454</text:p>
          </table:table-cell>
          <table:table-cell office:value-type="float" office:value="0.472098" calcext:value-type="float">
            <text:p>0,472098</text:p>
          </table:table-cell>
          <table:table-cell office:value-type="float" office:value="0.479959" calcext:value-type="float">
            <text:p>0,479959</text:p>
          </table:table-cell>
          <table:table-cell office:value-type="float" office:value="0.487306" calcext:value-type="float">
            <text:p>0,487306</text:p>
          </table:table-cell>
          <table:table-cell office:value-type="float" office:value="0.49612" calcext:value-type="float">
            <text:p>0,49612</text:p>
          </table:table-cell>
          <table:table-cell office:value-type="float" office:value="0.51122" calcext:value-type="float">
            <text:p>0,51122</text:p>
          </table:table-cell>
          <table:table-cell office:value-type="float" office:value="0.522457" calcext:value-type="float">
            <text:p>0,522457</text:p>
          </table:table-cell>
          <table:table-cell office:value-type="float" office:value="0.545986" calcext:value-type="float">
            <text:p>0,545986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80443" calcext:value-type="float">
            <text:p>0,48044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42703" calcext:value-type="float">
            <text:p>0,142703</text:p>
          </table:table-cell>
          <table:table-cell office:value-type="float" office:value="0.341046" calcext:value-type="float">
            <text:p>0,341046</text:p>
          </table:table-cell>
          <table:table-cell office:value-type="float" office:value="0.44151" calcext:value-type="float">
            <text:p>0,44151</text:p>
          </table:table-cell>
          <table:table-cell office:value-type="float" office:value="0.459992" calcext:value-type="float">
            <text:p>0,459992</text:p>
          </table:table-cell>
          <table:table-cell office:value-type="float" office:value="0.471212" calcext:value-type="float">
            <text:p>0,471212</text:p>
          </table:table-cell>
          <table:table-cell office:value-type="float" office:value="0.480102" calcext:value-type="float">
            <text:p>0,480102</text:p>
          </table:table-cell>
          <table:table-cell office:value-type="float" office:value="0.488519" calcext:value-type="float">
            <text:p>0,488519</text:p>
          </table:table-cell>
          <table:table-cell office:value-type="float" office:value="0.499412" calcext:value-type="float">
            <text:p>0,499412</text:p>
          </table:table-cell>
          <table:table-cell office:value-type="float" office:value="0.513549" calcext:value-type="float">
            <text:p>0,513549</text:p>
          </table:table-cell>
          <table:table-cell office:value-type="float" office:value="0.523287" calcext:value-type="float">
            <text:p>0,523287</text:p>
          </table:table-cell>
          <table:table-cell office:value-type="float" office:value="0.545086" calcext:value-type="float">
            <text:p>0,545086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76372" calcext:value-type="float">
            <text:p>0,47637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8581" calcext:value-type="float">
            <text:p>0,28581</text:p>
          </table:table-cell>
          <table:table-cell office:value-type="float" office:value="0.402318" calcext:value-type="float">
            <text:p>0,402318</text:p>
          </table:table-cell>
          <table:table-cell office:value-type="float" office:value="0.449716" calcext:value-type="float">
            <text:p>0,449716</text:p>
          </table:table-cell>
          <table:table-cell office:value-type="float" office:value="0.463385" calcext:value-type="float">
            <text:p>0,463385</text:p>
          </table:table-cell>
          <table:table-cell office:value-type="float" office:value="0.473214" calcext:value-type="float">
            <text:p>0,473214</text:p>
          </table:table-cell>
          <table:table-cell office:value-type="float" office:value="0.481256" calcext:value-type="float">
            <text:p>0,481256</text:p>
          </table:table-cell>
          <table:table-cell office:value-type="float" office:value="0.488548" calcext:value-type="float">
            <text:p>0,488548</text:p>
          </table:table-cell>
          <table:table-cell office:value-type="float" office:value="0.497357" calcext:value-type="float">
            <text:p>0,497357</text:p>
          </table:table-cell>
          <table:table-cell office:value-type="float" office:value="0.51059" calcext:value-type="float">
            <text:p>0,51059</text:p>
          </table:table-cell>
          <table:table-cell office:value-type="float" office:value="0.523438" calcext:value-type="float">
            <text:p>0,523438</text:p>
          </table:table-cell>
          <table:table-cell office:value-type="float" office:value="0.543967" calcext:value-type="float">
            <text:p>0,543967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83379" calcext:value-type="float">
            <text:p>0,48337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96656" calcext:value-type="float">
            <text:p>0,296656</text:p>
          </table:table-cell>
          <table:table-cell office:value-type="float" office:value="0.391247" calcext:value-type="float">
            <text:p>0,391247</text:p>
          </table:table-cell>
          <table:table-cell office:value-type="float" office:value="0.448543" calcext:value-type="float">
            <text:p>0,448543</text:p>
          </table:table-cell>
          <table:table-cell office:value-type="float" office:value="0.464122" calcext:value-type="float">
            <text:p>0,464122</text:p>
          </table:table-cell>
          <table:table-cell office:value-type="float" office:value="0.476012" calcext:value-type="float">
            <text:p>0,476012</text:p>
          </table:table-cell>
          <table:table-cell office:value-type="float" office:value="0.485189" calcext:value-type="float">
            <text:p>0,485189</text:p>
          </table:table-cell>
          <table:table-cell office:value-type="float" office:value="0.49163" calcext:value-type="float">
            <text:p>0,49163</text:p>
          </table:table-cell>
          <table:table-cell office:value-type="float" office:value="0.50118" calcext:value-type="float">
            <text:p>0,50118</text:p>
          </table:table-cell>
          <table:table-cell office:value-type="float" office:value="0.513621" calcext:value-type="float">
            <text:p>0,513621</text:p>
          </table:table-cell>
          <table:table-cell office:value-type="float" office:value="0.524395" calcext:value-type="float">
            <text:p>0,524395</text:p>
          </table:table-cell>
          <table:table-cell office:value-type="float" office:value="0.544293" calcext:value-type="float">
            <text:p>0,544293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84023" calcext:value-type="float">
            <text:p>0,48402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96656" calcext:value-type="float">
            <text:p>0,296656</text:p>
          </table:table-cell>
          <table:table-cell office:value-type="float" office:value="0.407694" calcext:value-type="float">
            <text:p>0,407694</text:p>
          </table:table-cell>
          <table:table-cell office:value-type="float" office:value="0.450936" calcext:value-type="float">
            <text:p>0,450936</text:p>
          </table:table-cell>
          <table:table-cell office:value-type="float" office:value="0.466062" calcext:value-type="float">
            <text:p>0,466062</text:p>
          </table:table-cell>
          <table:table-cell office:value-type="float" office:value="0.476744" calcext:value-type="float">
            <text:p>0,476744</text:p>
          </table:table-cell>
          <table:table-cell office:value-type="float" office:value="0.484046" calcext:value-type="float">
            <text:p>0,484046</text:p>
          </table:table-cell>
          <table:table-cell office:value-type="float" office:value="0.489696" calcext:value-type="float">
            <text:p>0,489696</text:p>
          </table:table-cell>
          <table:table-cell office:value-type="float" office:value="0.498767" calcext:value-type="float">
            <text:p>0,498767</text:p>
          </table:table-cell>
          <table:table-cell office:value-type="float" office:value="0.508352" calcext:value-type="float">
            <text:p>0,508352</text:p>
          </table:table-cell>
          <table:table-cell office:value-type="float" office:value="0.520515" calcext:value-type="float">
            <text:p>0,520515</text:p>
          </table:table-cell>
          <table:table-cell office:value-type="float" office:value="0.538509" calcext:value-type="float">
            <text:p>0,538509</text:p>
          </table:table-cell>
          <table:table-cell office:value-type="float" office:value="0.56454" calcext:value-type="float">
            <text:p>0,56454</text:p>
          </table:table-cell>
          <table:table-cell office:value-type="float" office:value="0.484132" calcext:value-type="float">
            <text:p>0,484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0:28:15.464526499</dc:date>
    <meta:editing-duration>PT45S</meta:editing-duration>
    <meta:editing-cycles>2</meta:editing-cycles>
    <meta:generator>LibreOffice/7.6.4.1$Linux_X86_64 LibreOffice_project/60$Build-1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201 mcc.C1:mcc.N201" chart:data-source-has-labels="both" svg:x="1.457cm" svg:y="0.251cm" svg:width="17.567cm" svg:height="11.088cm">
          <chart:coordinate-region svg:x="2.29cm" svg:y="0.45cm" svg:width="16.734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0.971031">
                <text:p>-0.971031</text:p>
                <draw:g>
                  <svg:desc>mcc.E2:mcc.E201</svg:desc>
                </draw:g>
              </table:table-cell>
              <table:table-cell office:value-type="float" office:value="-0.141981">
                <text:p>-0.141981</text:p>
                <draw:g>
                  <svg:desc>mcc.F2:mcc.F201</svg:desc>
                </draw:g>
              </table:table-cell>
              <table:table-cell office:value-type="float" office:value="-0.052277">
                <text:p>-0.052277</text:p>
                <draw:g>
                  <svg:desc>mcc.G2:mcc.G201</svg:desc>
                </draw:g>
              </table:table-cell>
              <table:table-cell office:value-type="float" office:value="-0.021564">
                <text:p>-0.021564</text:p>
                <draw:g>
                  <svg:desc>mcc.H2:mcc.H201</svg:desc>
                </draw:g>
              </table:table-cell>
              <table:table-cell office:value-type="float" office:value="-0.000789">
                <text:p>-0.000789</text:p>
                <draw:g>
                  <svg:desc>mcc.I2:mcc.I201</svg:desc>
                </draw:g>
              </table:table-cell>
              <table:table-cell office:value-type="float" office:value="0.018412">
                <text:p>0.018412</text:p>
                <draw:g>
                  <svg:desc>mcc.J2:mcc.J201</svg:desc>
                </draw:g>
              </table:table-cell>
              <table:table-cell office:value-type="float" office:value="0.047038">
                <text:p>0.047038</text:p>
                <draw:g>
                  <svg:desc>mcc.K2:mcc.K201</svg:desc>
                </draw:g>
              </table:table-cell>
              <table:table-cell office:value-type="float" office:value="0.120978">
                <text:p>0.120978</text:p>
                <draw:g>
                  <svg:desc>mcc.L2:mcc.L201</svg:desc>
                </draw:g>
              </table:table-cell>
              <table:table-cell office:value-type="float" office:value="0.21286">
                <text:p>0.21286</text:p>
                <draw:g>
                  <svg:desc>mcc.M2:mcc.M201</svg:desc>
                </draw:g>
              </table:table-cell>
              <table:table-cell office:value-type="float" office:value="-0.300122">
                <text:p>-0.300122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844023">
                <text:p>-0.844023</text:p>
              </table:table-cell>
              <table:table-cell office:value-type="float" office:value="-0.109562">
                <text:p>-0.109562</text:p>
              </table:table-cell>
              <table:table-cell office:value-type="float" office:value="-0.049086">
                <text:p>-0.049086</text:p>
              </table:table-cell>
              <table:table-cell office:value-type="float" office:value="-0.021247">
                <text:p>-0.021247</text:p>
              </table:table-cell>
              <table:table-cell office:value-type="float" office:value="-0.004193">
                <text:p>-0.004193</text:p>
              </table:table-cell>
              <table:table-cell office:value-type="float" office:value="0.008223">
                <text:p>0.008223</text:p>
              </table:table-cell>
              <table:table-cell office:value-type="float" office:value="0.02327">
                <text:p>0.02327</text:p>
              </table:table-cell>
              <table:table-cell office:value-type="float" office:value="0.042478">
                <text:p>0.042478</text:p>
              </table:table-cell>
              <table:table-cell office:value-type="float" office:value="0.071897">
                <text:p>0.071897</text:p>
              </table:table-cell>
              <table:table-cell office:value-type="float" office:value="0.150645">
                <text:p>0.150645</text:p>
              </table:table-cell>
              <table:table-cell office:value-type="float" office:value="0.261668">
                <text:p>0.261668</text:p>
              </table:table-cell>
              <table:table-cell office:value-type="float" office:value="-0.07316">
                <text:p>-0.073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680487">
                <text:p>-0.680487</text:p>
              </table:table-cell>
              <table:table-cell office:value-type="float" office:value="-0.074662">
                <text:p>-0.074662</text:p>
              </table:table-cell>
              <table:table-cell office:value-type="float" office:value="-0.031166">
                <text:p>-0.031166</text:p>
              </table:table-cell>
              <table:table-cell office:value-type="float" office:value="-0.011574">
                <text:p>-0.011574</text:p>
              </table:table-cell>
              <table:table-cell office:value-type="float" office:value="0.000666">
                <text:p>0.000666</text:p>
              </table:table-cell>
              <table:table-cell office:value-type="float" office:value="0.011864">
                <text:p>0.011864</text:p>
              </table:table-cell>
              <table:table-cell office:value-type="float" office:value="0.028161">
                <text:p>0.028161</text:p>
              </table:table-cell>
              <table:table-cell office:value-type="float" office:value="0.051424">
                <text:p>0.051424</text:p>
              </table:table-cell>
              <table:table-cell office:value-type="float" office:value="0.088934">
                <text:p>0.088934</text:p>
              </table:table-cell>
              <table:table-cell office:value-type="float" office:value="0.168359">
                <text:p>0.168359</text:p>
              </table:table-cell>
              <table:table-cell office:value-type="float" office:value="0.283856">
                <text:p>0.283856</text:p>
              </table:table-cell>
              <table:table-cell office:value-type="float" office:value="-0.044848">
                <text:p>-0.0448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908073">
                <text:p>-0.908073</text:p>
              </table:table-cell>
              <table:table-cell office:value-type="float" office:value="-0.120017">
                <text:p>-0.120017</text:p>
              </table:table-cell>
              <table:table-cell office:value-type="float" office:value="-0.04567">
                <text:p>-0.04567</text:p>
              </table:table-cell>
              <table:table-cell office:value-type="float" office:value="-0.018171">
                <text:p>-0.018171</text:p>
              </table:table-cell>
              <table:table-cell office:value-type="float" office:value="-0.000248">
                <text:p>-0.000248</text:p>
              </table:table-cell>
              <table:table-cell office:value-type="float" office:value="0.013242">
                <text:p>0.013242</text:p>
              </table:table-cell>
              <table:table-cell office:value-type="float" office:value="0.031686">
                <text:p>0.031686</text:p>
              </table:table-cell>
              <table:table-cell office:value-type="float" office:value="0.056952">
                <text:p>0.056952</text:p>
              </table:table-cell>
              <table:table-cell office:value-type="float" office:value="0.101333">
                <text:p>0.101333</text:p>
              </table:table-cell>
              <table:table-cell office:value-type="float" office:value="0.185581">
                <text:p>0.185581</text:p>
              </table:table-cell>
              <table:table-cell office:value-type="float" office:value="0.283856">
                <text:p>0.283856</text:p>
              </table:table-cell>
              <table:table-cell office:value-type="float" office:value="-0.070339">
                <text:p>-0.0703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22222">
                <text:p>-0.722222</text:p>
              </table:table-cell>
              <table:table-cell office:value-type="float" office:value="-0.087982">
                <text:p>-0.087982</text:p>
              </table:table-cell>
              <table:table-cell office:value-type="float" office:value="-0.037624">
                <text:p>-0.037624</text:p>
              </table:table-cell>
              <table:table-cell office:value-type="float" office:value="-0.014484">
                <text:p>-0.014484</text:p>
              </table:table-cell>
              <table:table-cell office:value-type="float" office:value="0.001722">
                <text:p>0.001722</text:p>
              </table:table-cell>
              <table:table-cell office:value-type="float" office:value="0.016649">
                <text:p>0.016649</text:p>
              </table:table-cell>
              <table:table-cell office:value-type="float" office:value="0.032699">
                <text:p>0.032699</text:p>
              </table:table-cell>
              <table:table-cell office:value-type="float" office:value="0.054395">
                <text:p>0.054395</text:p>
              </table:table-cell>
              <table:table-cell office:value-type="float" office:value="0.096318">
                <text:p>0.096318</text:p>
              </table:table-cell>
              <table:table-cell office:value-type="float" office:value="0.178618">
                <text:p>0.178618</text:p>
              </table:table-cell>
              <table:table-cell office:value-type="float" office:value="0.283856">
                <text:p>0.283856</text:p>
              </table:table-cell>
              <table:table-cell office:value-type="float" office:value="-0.048191">
                <text:p>-0.0481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01589">
                <text:p>-0.601589</text:p>
              </table:table-cell>
              <table:table-cell office:value-type="float" office:value="-0.067146">
                <text:p>-0.067146</text:p>
              </table:table-cell>
              <table:table-cell office:value-type="float" office:value="-0.029441">
                <text:p>-0.029441</text:p>
              </table:table-cell>
              <table:table-cell office:value-type="float" office:value="-0.004203">
                <text:p>-0.004203</text:p>
              </table:table-cell>
              <table:table-cell office:value-type="float" office:value="0.010858">
                <text:p>0.010858</text:p>
              </table:table-cell>
              <table:table-cell office:value-type="float" office:value="0.027828">
                <text:p>0.027828</text:p>
              </table:table-cell>
              <table:table-cell office:value-type="float" office:value="0.045214">
                <text:p>0.045214</text:p>
              </table:table-cell>
              <table:table-cell office:value-type="float" office:value="0.073395">
                <text:p>0.073395</text:p>
              </table:table-cell>
              <table:table-cell office:value-type="float" office:value="0.111879">
                <text:p>0.111879</text:p>
              </table:table-cell>
              <table:table-cell office:value-type="float" office:value="0.196847">
                <text:p>0.196847</text:p>
              </table:table-cell>
              <table:table-cell office:value-type="float" office:value="0.283856">
                <text:p>0.283856</text:p>
              </table:table-cell>
              <table:table-cell office:value-type="float" office:value="-0.023636">
                <text:p>-0.0236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639968">
                <text:p>-0.639968</text:p>
              </table:table-cell>
              <table:table-cell office:value-type="float" office:value="-0.077033">
                <text:p>-0.077033</text:p>
              </table:table-cell>
              <table:table-cell office:value-type="float" office:value="-0.031287">
                <text:p>-0.031287</text:p>
              </table:table-cell>
              <table:table-cell office:value-type="float" office:value="-0.005841">
                <text:p>-0.005841</text:p>
              </table:table-cell>
              <table:table-cell office:value-type="float" office:value="0.012567">
                <text:p>0.012567</text:p>
              </table:table-cell>
              <table:table-cell office:value-type="float" office:value="0.029744">
                <text:p>0.029744</text:p>
              </table:table-cell>
              <table:table-cell office:value-type="float" office:value="0.053727">
                <text:p>0.053727</text:p>
              </table:table-cell>
              <table:table-cell office:value-type="float" office:value="0.079554">
                <text:p>0.079554</text:p>
              </table:table-cell>
              <table:table-cell office:value-type="float" office:value="0.119039">
                <text:p>0.119039</text:p>
              </table:table-cell>
              <table:table-cell office:value-type="float" office:value="0.204459">
                <text:p>0.204459</text:p>
              </table:table-cell>
              <table:table-cell office:value-type="float" office:value="0.3029">
                <text:p>0.3029</text:p>
              </table:table-cell>
              <table:table-cell office:value-type="float" office:value="-0.025504">
                <text:p>-0.0255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26575">
                <text:p>-0.626575</text:p>
              </table:table-cell>
              <table:table-cell office:value-type="float" office:value="-0.066251">
                <text:p>-0.066251</text:p>
              </table:table-cell>
              <table:table-cell office:value-type="float" office:value="-0.025517">
                <text:p>-0.025517</text:p>
              </table:table-cell>
              <table:table-cell office:value-type="float" office:value="-0.002765">
                <text:p>-0.002765</text:p>
              </table:table-cell>
              <table:table-cell office:value-type="float" office:value="0.015068">
                <text:p>0.015068</text:p>
              </table:table-cell>
              <table:table-cell office:value-type="float" office:value="0.036149">
                <text:p>0.036149</text:p>
              </table:table-cell>
              <table:table-cell office:value-type="float" office:value="0.062485">
                <text:p>0.062485</text:p>
              </table:table-cell>
              <table:table-cell office:value-type="float" office:value="0.094937">
                <text:p>0.094937</text:p>
              </table:table-cell>
              <table:table-cell office:value-type="float" office:value="0.137736">
                <text:p>0.137736</text:p>
              </table:table-cell>
              <table:table-cell office:value-type="float" office:value="0.224354">
                <text:p>0.224354</text:p>
              </table:table-cell>
              <table:table-cell office:value-type="float" office:value="0.3029">
                <text:p>0.3029</text:p>
              </table:table-cell>
              <table:table-cell office:value-type="float" office:value="-0.015038">
                <text:p>-0.0150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49944">
                <text:p>-0.549944</text:p>
              </table:table-cell>
              <table:table-cell office:value-type="float" office:value="-0.055084">
                <text:p>-0.055084</text:p>
              </table:table-cell>
              <table:table-cell office:value-type="float" office:value="-0.008923">
                <text:p>-0.008923</text:p>
              </table:table-cell>
              <table:table-cell office:value-type="float" office:value="0.009767">
                <text:p>0.009767</text:p>
              </table:table-cell>
              <table:table-cell office:value-type="float" office:value="0.02927">
                <text:p>0.02927</text:p>
              </table:table-cell>
              <table:table-cell office:value-type="float" office:value="0.048641">
                <text:p>0.048641</text:p>
              </table:table-cell>
              <table:table-cell office:value-type="float" office:value="0.069768">
                <text:p>0.069768</text:p>
              </table:table-cell>
              <table:table-cell office:value-type="float" office:value="0.103062">
                <text:p>0.103062</text:p>
              </table:table-cell>
              <table:table-cell office:value-type="float" office:value="0.143015">
                <text:p>0.143015</text:p>
              </table:table-cell>
              <table:table-cell office:value-type="float" office:value="0.224888">
                <text:p>0.224888</text:p>
              </table:table-cell>
              <table:table-cell office:value-type="float" office:value="0.3029">
                <text:p>0.3029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451152">
                <text:p>-0.451152</text:p>
              </table:table-cell>
              <table:table-cell office:value-type="float" office:value="-0.047569">
                <text:p>-0.047569</text:p>
              </table:table-cell>
              <table:table-cell office:value-type="float" office:value="-0.011675">
                <text:p>-0.011675</text:p>
              </table:table-cell>
              <table:table-cell office:value-type="float" office:value="0.00737">
                <text:p>0.00737</text:p>
              </table:table-cell>
              <table:table-cell office:value-type="float" office:value="0.028587">
                <text:p>0.028587</text:p>
              </table:table-cell>
              <table:table-cell office:value-type="float" office:value="0.045137">
                <text:p>0.045137</text:p>
              </table:table-cell>
              <table:table-cell office:value-type="float" office:value="0.072132">
                <text:p>0.072132</text:p>
              </table:table-cell>
              <table:table-cell office:value-type="float" office:value="0.108608">
                <text:p>0.108608</text:p>
              </table:table-cell>
              <table:table-cell office:value-type="float" office:value="0.149462">
                <text:p>0.149462</text:p>
              </table:table-cell>
              <table:table-cell office:value-type="float" office:value="0.218108">
                <text:p>0.218108</text:p>
              </table:table-cell>
              <table:table-cell office:value-type="float" office:value="0.3029">
                <text:p>0.3029</text:p>
              </table:table-cell>
              <table:table-cell office:value-type="float" office:value="0.011901">
                <text:p>0.0119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819042">
                <text:p>-0.819042</text:p>
              </table:table-cell>
              <table:table-cell office:value-type="float" office:value="-0.082432">
                <text:p>-0.082432</text:p>
              </table:table-cell>
              <table:table-cell office:value-type="float" office:value="-0.024468">
                <text:p>-0.024468</text:p>
              </table:table-cell>
              <table:table-cell office:value-type="float" office:value="0.004192">
                <text:p>0.004192</text:p>
              </table:table-cell>
              <table:table-cell office:value-type="float" office:value="0.027606">
                <text:p>0.027606</text:p>
              </table:table-cell>
              <table:table-cell office:value-type="float" office:value="0.047908">
                <text:p>0.047908</text:p>
              </table:table-cell>
              <table:table-cell office:value-type="float" office:value="0.077116">
                <text:p>0.077116</text:p>
              </table:table-cell>
              <table:table-cell office:value-type="float" office:value="0.115618">
                <text:p>0.115618</text:p>
              </table:table-cell>
              <table:table-cell office:value-type="float" office:value="0.155854">
                <text:p>0.155854</text:p>
              </table:table-cell>
              <table:table-cell office:value-type="float" office:value="0.222584">
                <text:p>0.222584</text:p>
              </table:table-cell>
              <table:table-cell office:value-type="float" office:value="0.3029">
                <text:p>0.3029</text:p>
              </table:table-cell>
              <table:table-cell office:value-type="float" office:value="-0.027506">
                <text:p>-0.027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742307">
                <text:p>-0.742307</text:p>
              </table:table-cell>
              <table:table-cell office:value-type="float" office:value="-0.074106">
                <text:p>-0.074106</text:p>
              </table:table-cell>
              <table:table-cell office:value-type="float" office:value="-0.0232">
                <text:p>-0.0232</text:p>
              </table:table-cell>
              <table:table-cell office:value-type="float" office:value="-0.000851">
                <text:p>-0.000851</text:p>
              </table:table-cell>
              <table:table-cell office:value-type="float" office:value="0.019366">
                <text:p>0.019366</text:p>
              </table:table-cell>
              <table:table-cell office:value-type="float" office:value="0.044486">
                <text:p>0.044486</text:p>
              </table:table-cell>
              <table:table-cell office:value-type="float" office:value="0.070549">
                <text:p>0.070549</text:p>
              </table:table-cell>
              <table:table-cell office:value-type="float" office:value="0.098751">
                <text:p>0.098751</text:p>
              </table:table-cell>
              <table:table-cell office:value-type="float" office:value="0.143779">
                <text:p>0.143779</text:p>
              </table:table-cell>
              <table:table-cell office:value-type="float" office:value="0.221513">
                <text:p>0.221513</text:p>
              </table:table-cell>
              <table:table-cell office:value-type="float" office:value="0.3029">
                <text:p>0.3029</text:p>
              </table:table-cell>
              <table:table-cell office:value-type="float" office:value="-0.024202">
                <text:p>-0.0242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655275">
                <text:p>-0.655275</text:p>
              </table:table-cell>
              <table:table-cell office:value-type="float" office:value="-0.062652">
                <text:p>-0.062652</text:p>
              </table:table-cell>
              <table:table-cell office:value-type="float" office:value="-0.006263">
                <text:p>-0.006263</text:p>
              </table:table-cell>
              <table:table-cell office:value-type="float" office:value="0.018058">
                <text:p>0.018058</text:p>
              </table:table-cell>
              <table:table-cell office:value-type="float" office:value="0.038212">
                <text:p>0.038212</text:p>
              </table:table-cell>
              <table:table-cell office:value-type="float" office:value="0.068833">
                <text:p>0.068833</text:p>
              </table:table-cell>
              <table:table-cell office:value-type="float" office:value="0.095964">
                <text:p>0.095964</text:p>
              </table:table-cell>
              <table:table-cell office:value-type="float" office:value="0.132828">
                <text:p>0.132828</text:p>
              </table:table-cell>
              <table:table-cell office:value-type="float" office:value="0.165673">
                <text:p>0.165673</text:p>
              </table:table-cell>
              <table:table-cell office:value-type="float" office:value="0.248801">
                <text:p>0.248801</text:p>
              </table:table-cell>
              <table:table-cell office:value-type="float" office:value="0.332472">
                <text:p>0.332472</text:p>
              </table:table-cell>
              <table:table-cell office:value-type="float" office:value="0.004418">
                <text:p>0.0044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25294">
                <text:p>-0.325294</text:p>
              </table:table-cell>
              <table:table-cell office:value-type="float" office:value="-0.025647">
                <text:p>-0.025647</text:p>
              </table:table-cell>
              <table:table-cell office:value-type="float" office:value="0.005332">
                <text:p>0.005332</text:p>
              </table:table-cell>
              <table:table-cell office:value-type="float" office:value="0.026931">
                <text:p>0.026931</text:p>
              </table:table-cell>
              <table:table-cell office:value-type="float" office:value="0.048931">
                <text:p>0.048931</text:p>
              </table:table-cell>
              <table:table-cell office:value-type="float" office:value="0.069972">
                <text:p>0.069972</text:p>
              </table:table-cell>
              <table:table-cell office:value-type="float" office:value="0.09157">
                <text:p>0.09157</text:p>
              </table:table-cell>
              <table:table-cell office:value-type="float" office:value="0.128801">
                <text:p>0.128801</text:p>
              </table:table-cell>
              <table:table-cell office:value-type="float" office:value="0.17338">
                <text:p>0.17338</text:p>
              </table:table-cell>
              <table:table-cell office:value-type="float" office:value="0.269134">
                <text:p>0.269134</text:p>
              </table:table-cell>
              <table:table-cell office:value-type="float" office:value="0.332472">
                <text:p>0.332472</text:p>
              </table:table-cell>
              <table:table-cell office:value-type="float" office:value="0.046311">
                <text:p>0.0463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656718">
                <text:p>-0.656718</text:p>
              </table:table-cell>
              <table:table-cell office:value-type="float" office:value="-0.041215">
                <text:p>-0.041215</text:p>
              </table:table-cell>
              <table:table-cell office:value-type="float" office:value="0.00006">
                <text:p>0.00006</text:p>
              </table:table-cell>
              <table:table-cell office:value-type="float" office:value="0.028653">
                <text:p>0.028653</text:p>
              </table:table-cell>
              <table:table-cell office:value-type="float" office:value="0.052175">
                <text:p>0.052175</text:p>
              </table:table-cell>
              <table:table-cell office:value-type="float" office:value="0.075733">
                <text:p>0.075733</text:p>
              </table:table-cell>
              <table:table-cell office:value-type="float" office:value="0.100501">
                <text:p>0.100501</text:p>
              </table:table-cell>
              <table:table-cell office:value-type="float" office:value="0.127594">
                <text:p>0.127594</text:p>
              </table:table-cell>
              <table:table-cell office:value-type="float" office:value="0.190087">
                <text:p>0.190087</text:p>
              </table:table-cell>
              <table:table-cell office:value-type="float" office:value="0.264232">
                <text:p>0.264232</text:p>
              </table:table-cell>
              <table:table-cell office:value-type="float" office:value="0.332472">
                <text:p>0.33247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38004">
                <text:p>-0.438004</text:p>
              </table:table-cell>
              <table:table-cell office:value-type="float" office:value="-0.023471">
                <text:p>-0.023471</text:p>
              </table:table-cell>
              <table:table-cell office:value-type="float" office:value="0.008498">
                <text:p>0.008498</text:p>
              </table:table-cell>
              <table:table-cell office:value-type="float" office:value="0.037254">
                <text:p>0.037254</text:p>
              </table:table-cell>
              <table:table-cell office:value-type="float" office:value="0.065691">
                <text:p>0.065691</text:p>
              </table:table-cell>
              <table:table-cell office:value-type="float" office:value="0.08648">
                <text:p>0.08648</text:p>
              </table:table-cell>
              <table:table-cell office:value-type="float" office:value="0.11406">
                <text:p>0.11406</text:p>
              </table:table-cell>
              <table:table-cell office:value-type="float" office:value="0.142591">
                <text:p>0.142591</text:p>
              </table:table-cell>
              <table:table-cell office:value-type="float" office:value="0.20061">
                <text:p>0.20061</text:p>
              </table:table-cell>
              <table:table-cell office:value-type="float" office:value="0.277198">
                <text:p>0.277198</text:p>
              </table:table-cell>
              <table:table-cell office:value-type="float" office:value="0.332472">
                <text:p>0.332472</text:p>
              </table:table-cell>
              <table:table-cell office:value-type="float" office:value="0.047091">
                <text:p>0.0470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377595">
                <text:p>-0.377595</text:p>
              </table:table-cell>
              <table:table-cell office:value-type="float" office:value="-0.014154">
                <text:p>-0.014154</text:p>
              </table:table-cell>
              <table:table-cell office:value-type="float" office:value="0.014671">
                <text:p>0.014671</text:p>
              </table:table-cell>
              <table:table-cell office:value-type="float" office:value="0.034301">
                <text:p>0.034301</text:p>
              </table:table-cell>
              <table:table-cell office:value-type="float" office:value="0.057261">
                <text:p>0.057261</text:p>
              </table:table-cell>
              <table:table-cell office:value-type="float" office:value="0.081576">
                <text:p>0.081576</text:p>
              </table:table-cell>
              <table:table-cell office:value-type="float" office:value="0.109989">
                <text:p>0.109989</text:p>
              </table:table-cell>
              <table:table-cell office:value-type="float" office:value="0.147896">
                <text:p>0.147896</text:p>
              </table:table-cell>
              <table:table-cell office:value-type="float" office:value="0.202541">
                <text:p>0.202541</text:p>
              </table:table-cell>
              <table:table-cell office:value-type="float" office:value="0.274742">
                <text:p>0.274742</text:p>
              </table:table-cell>
              <table:table-cell office:value-type="float" office:value="0.332472">
                <text:p>0.332472</text:p>
              </table:table-cell>
              <table:table-cell office:value-type="float" office:value="0.053123">
                <text:p>0.0531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34665">
                <text:p>-0.634665</text:p>
              </table:table-cell>
              <table:table-cell office:value-type="float" office:value="-0.02663">
                <text:p>-0.02663</text:p>
              </table:table-cell>
              <table:table-cell office:value-type="float" office:value="0.008596">
                <text:p>0.008596</text:p>
              </table:table-cell>
              <table:table-cell office:value-type="float" office:value="0.035832">
                <text:p>0.035832</text:p>
              </table:table-cell>
              <table:table-cell office:value-type="float" office:value="0.059713">
                <text:p>0.059713</text:p>
              </table:table-cell>
              <table:table-cell office:value-type="float" office:value="0.080501">
                <text:p>0.080501</text:p>
              </table:table-cell>
              <table:table-cell office:value-type="float" office:value="0.107699">
                <text:p>0.107699</text:p>
              </table:table-cell>
              <table:table-cell office:value-type="float" office:value="0.144012">
                <text:p>0.144012</text:p>
              </table:table-cell>
              <table:table-cell office:value-type="float" office:value="0.201322">
                <text:p>0.201322</text:p>
              </table:table-cell>
              <table:table-cell office:value-type="float" office:value="0.27624">
                <text:p>0.27624</text:p>
              </table:table-cell>
              <table:table-cell office:value-type="float" office:value="0.332472">
                <text:p>0.332472</text:p>
              </table:table-cell>
              <table:table-cell office:value-type="float" office:value="0.025262">
                <text:p>0.0252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20744">
                <text:p>-0.520744</text:p>
              </table:table-cell>
              <table:table-cell office:value-type="float" office:value="-0.015685">
                <text:p>-0.015685</text:p>
              </table:table-cell>
              <table:table-cell office:value-type="float" office:value="0.014681">
                <text:p>0.014681</text:p>
              </table:table-cell>
              <table:table-cell office:value-type="float" office:value="0.043662">
                <text:p>0.043662</text:p>
              </table:table-cell>
              <table:table-cell office:value-type="float" office:value="0.066305">
                <text:p>0.066305</text:p>
              </table:table-cell>
              <table:table-cell office:value-type="float" office:value="0.089243">
                <text:p>0.089243</text:p>
              </table:table-cell>
              <table:table-cell office:value-type="float" office:value="0.11764">
                <text:p>0.11764</text:p>
              </table:table-cell>
              <table:table-cell office:value-type="float" office:value="0.158818">
                <text:p>0.158818</text:p>
              </table:table-cell>
              <table:table-cell office:value-type="float" office:value="0.206854">
                <text:p>0.206854</text:p>
              </table:table-cell>
              <table:table-cell office:value-type="float" office:value="0.282876">
                <text:p>0.282876</text:p>
              </table:table-cell>
              <table:table-cell office:value-type="float" office:value="0.394118">
                <text:p>0.394118</text:p>
              </table:table-cell>
              <table:table-cell office:value-type="float" office:value="0.044365">
                <text:p>0.0443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284515">
                <text:p>-0.284515</text:p>
              </table:table-cell>
              <table:table-cell office:value-type="float" office:value="-0.011686">
                <text:p>-0.011686</text:p>
              </table:table-cell>
              <table:table-cell office:value-type="float" office:value="0.013333">
                <text:p>0.013333</text:p>
              </table:table-cell>
              <table:table-cell office:value-type="float" office:value="0.039487">
                <text:p>0.039487</text:p>
              </table:table-cell>
              <table:table-cell office:value-type="float" office:value="0.064822">
                <text:p>0.064822</text:p>
              </table:table-cell>
              <table:table-cell office:value-type="float" office:value="0.092874">
                <text:p>0.092874</text:p>
              </table:table-cell>
              <table:table-cell office:value-type="float" office:value="0.125537">
                <text:p>0.125537</text:p>
              </table:table-cell>
              <table:table-cell office:value-type="float" office:value="0.168082">
                <text:p>0.168082</text:p>
              </table:table-cell>
              <table:table-cell office:value-type="float" office:value="0.221345">
                <text:p>0.221345</text:p>
              </table:table-cell>
              <table:table-cell office:value-type="float" office:value="0.296183">
                <text:p>0.296183</text:p>
              </table:table-cell>
              <table:table-cell office:value-type="float" office:value="0.394118">
                <text:p>0.394118</text:p>
              </table:table-cell>
              <table:table-cell office:value-type="float" office:value="0.072546">
                <text:p>0.0725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32495">
                <text:p>-0.32495</text:p>
              </table:table-cell>
              <table:table-cell office:value-type="float" office:value="-0.010291">
                <text:p>-0.010291</text:p>
              </table:table-cell>
              <table:table-cell office:value-type="float" office:value="0.019354">
                <text:p>0.019354</text:p>
              </table:table-cell>
              <table:table-cell office:value-type="float" office:value="0.039317">
                <text:p>0.039317</text:p>
              </table:table-cell>
              <table:table-cell office:value-type="float" office:value="0.06555">
                <text:p>0.06555</text:p>
              </table:table-cell>
              <table:table-cell office:value-type="float" office:value="0.09746">
                <text:p>0.09746</text:p>
              </table:table-cell>
              <table:table-cell office:value-type="float" office:value="0.132866">
                <text:p>0.132866</text:p>
              </table:table-cell>
              <table:table-cell office:value-type="float" office:value="0.167218">
                <text:p>0.167218</text:p>
              </table:table-cell>
              <table:table-cell office:value-type="float" office:value="0.217369">
                <text:p>0.217369</text:p>
              </table:table-cell>
              <table:table-cell office:value-type="float" office:value="0.294623">
                <text:p>0.294623</text:p>
              </table:table-cell>
              <table:table-cell office:value-type="float" office:value="0.394118">
                <text:p>0.394118</text:p>
              </table:table-cell>
              <table:table-cell office:value-type="float" office:value="0.069852">
                <text:p>0.0698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279115">
                <text:p>-0.279115</text:p>
              </table:table-cell>
              <table:table-cell office:value-type="float" office:value="-0.007344">
                <text:p>-0.007344</text:p>
              </table:table-cell>
              <table:table-cell office:value-type="float" office:value="0.02253">
                <text:p>0.02253</text:p>
              </table:table-cell>
              <table:table-cell office:value-type="float" office:value="0.042283">
                <text:p>0.042283</text:p>
              </table:table-cell>
              <table:table-cell office:value-type="float" office:value="0.064849">
                <text:p>0.064849</text:p>
              </table:table-cell>
              <table:table-cell office:value-type="float" office:value="0.09573">
                <text:p>0.09573</text:p>
              </table:table-cell>
              <table:table-cell office:value-type="float" office:value="0.127904">
                <text:p>0.127904</text:p>
              </table:table-cell>
              <table:table-cell office:value-type="float" office:value="0.158582">
                <text:p>0.158582</text:p>
              </table:table-cell>
              <table:table-cell office:value-type="float" office:value="0.215014">
                <text:p>0.215014</text:p>
              </table:table-cell>
              <table:table-cell office:value-type="float" office:value="0.291915">
                <text:p>0.291915</text:p>
              </table:table-cell>
              <table:table-cell office:value-type="float" office:value="0.394118">
                <text:p>0.394118</text:p>
              </table:table-cell>
              <table:table-cell office:value-type="float" office:value="0.073235">
                <text:p>0.0732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105968">
                <text:p>-0.105968</text:p>
              </table:table-cell>
              <table:table-cell office:value-type="float" office:value="0.018469">
                <text:p>0.018469</text:p>
              </table:table-cell>
              <table:table-cell office:value-type="float" office:value="0.040853">
                <text:p>0.040853</text:p>
              </table:table-cell>
              <table:table-cell office:value-type="float" office:value="0.062654">
                <text:p>0.062654</text:p>
              </table:table-cell>
              <table:table-cell office:value-type="float" office:value="0.085514">
                <text:p>0.085514</text:p>
              </table:table-cell>
              <table:table-cell office:value-type="float" office:value="0.12085">
                <text:p>0.12085</text:p>
              </table:table-cell>
              <table:table-cell office:value-type="float" office:value="0.149199">
                <text:p>0.149199</text:p>
              </table:table-cell>
              <table:table-cell office:value-type="float" office:value="0.184174">
                <text:p>0.184174</text:p>
              </table:table-cell>
              <table:table-cell office:value-type="float" office:value="0.230402">
                <text:p>0.230402</text:p>
              </table:table-cell>
              <table:table-cell office:value-type="float" office:value="0.314032">
                <text:p>0.314032</text:p>
              </table:table-cell>
              <table:table-cell office:value-type="float" office:value="0.412405">
                <text:p>0.412405</text:p>
              </table:table-cell>
              <table:table-cell office:value-type="float" office:value="0.110018">
                <text:p>0.1100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8242">
                <text:p>-0.58242</text:p>
              </table:table-cell>
              <table:table-cell office:value-type="float" office:value="0.00815">
                <text:p>0.00815</text:p>
              </table:table-cell>
              <table:table-cell office:value-type="float" office:value="0.036476">
                <text:p>0.036476</text:p>
              </table:table-cell>
              <table:table-cell office:value-type="float" office:value="0.059129">
                <text:p>0.059129</text:p>
              </table:table-cell>
              <table:table-cell office:value-type="float" office:value="0.082855">
                <text:p>0.082855</text:p>
              </table:table-cell>
              <table:table-cell office:value-type="float" office:value="0.114904">
                <text:p>0.114904</text:p>
              </table:table-cell>
              <table:table-cell office:value-type="float" office:value="0.147986">
                <text:p>0.147986</text:p>
              </table:table-cell>
              <table:table-cell office:value-type="float" office:value="0.181063">
                <text:p>0.181063</text:p>
              </table:table-cell>
              <table:table-cell office:value-type="float" office:value="0.224951">
                <text:p>0.224951</text:p>
              </table:table-cell>
              <table:table-cell office:value-type="float" office:value="0.312548">
                <text:p>0.312548</text:p>
              </table:table-cell>
              <table:table-cell office:value-type="float" office:value="0.412405">
                <text:p>0.412405</text:p>
              </table:table-cell>
              <table:table-cell office:value-type="float" office:value="0.058564">
                <text:p>0.0585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302165">
                <text:p>-0.302165</text:p>
              </table:table-cell>
              <table:table-cell office:value-type="float" office:value="0.013045">
                <text:p>0.013045</text:p>
              </table:table-cell>
              <table:table-cell office:value-type="float" office:value="0.037852">
                <text:p>0.037852</text:p>
              </table:table-cell>
              <table:table-cell office:value-type="float" office:value="0.061505">
                <text:p>0.061505</text:p>
              </table:table-cell>
              <table:table-cell office:value-type="float" office:value="0.085864">
                <text:p>0.085864</text:p>
              </table:table-cell>
              <table:table-cell office:value-type="float" office:value="0.118706">
                <text:p>0.118706</text:p>
              </table:table-cell>
              <table:table-cell office:value-type="float" office:value="0.151145">
                <text:p>0.151145</text:p>
              </table:table-cell>
              <table:table-cell office:value-type="float" office:value="0.182721">
                <text:p>0.182721</text:p>
              </table:table-cell>
              <table:table-cell office:value-type="float" office:value="0.227697">
                <text:p>0.227697</text:p>
              </table:table-cell>
              <table:table-cell office:value-type="float" office:value="0.305162">
                <text:p>0.305162</text:p>
              </table:table-cell>
              <table:table-cell office:value-type="float" office:value="0.412405">
                <text:p>0.412405</text:p>
              </table:table-cell>
              <table:table-cell office:value-type="float" office:value="0.088153">
                <text:p>0.0881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12717">
                <text:p>-0.312717</text:p>
              </table:table-cell>
              <table:table-cell office:value-type="float" office:value="0.006892">
                <text:p>0.006892</text:p>
              </table:table-cell>
              <table:table-cell office:value-type="float" office:value="0.045061">
                <text:p>0.045061</text:p>
              </table:table-cell>
              <table:table-cell office:value-type="float" office:value="0.073389">
                <text:p>0.073389</text:p>
              </table:table-cell>
              <table:table-cell office:value-type="float" office:value="0.098201">
                <text:p>0.098201</text:p>
              </table:table-cell>
              <table:table-cell office:value-type="float" office:value="0.125203">
                <text:p>0.125203</text:p>
              </table:table-cell>
              <table:table-cell office:value-type="float" office:value="0.153862">
                <text:p>0.153862</text:p>
              </table:table-cell>
              <table:table-cell office:value-type="float" office:value="0.190507">
                <text:p>0.190507</text:p>
              </table:table-cell>
              <table:table-cell office:value-type="float" office:value="0.230692">
                <text:p>0.230692</text:p>
              </table:table-cell>
              <table:table-cell office:value-type="float" office:value="0.313575">
                <text:p>0.313575</text:p>
              </table:table-cell>
              <table:table-cell office:value-type="float" office:value="0.412405">
                <text:p>0.412405</text:p>
              </table:table-cell>
              <table:table-cell office:value-type="float" office:value="0.092467">
                <text:p>0.0924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63582">
                <text:p>-0.263582</text:p>
              </table:table-cell>
              <table:table-cell office:value-type="float" office:value="0.011032">
                <text:p>0.011032</text:p>
              </table:table-cell>
              <table:table-cell office:value-type="float" office:value="0.044954">
                <text:p>0.044954</text:p>
              </table:table-cell>
              <table:table-cell office:value-type="float" office:value="0.075388">
                <text:p>0.075388</text:p>
              </table:table-cell>
              <table:table-cell office:value-type="float" office:value="0.09591">
                <text:p>0.09591</text:p>
              </table:table-cell>
              <table:table-cell office:value-type="float" office:value="0.126162">
                <text:p>0.126162</text:p>
              </table:table-cell>
              <table:table-cell office:value-type="float" office:value="0.1577">
                <text:p>0.1577</text:p>
              </table:table-cell>
              <table:table-cell office:value-type="float" office:value="0.188831">
                <text:p>0.188831</text:p>
              </table:table-cell>
              <table:table-cell office:value-type="float" office:value="0.228604">
                <text:p>0.228604</text:p>
              </table:table-cell>
              <table:table-cell office:value-type="float" office:value="0.314119">
                <text:p>0.314119</text:p>
              </table:table-cell>
              <table:table-cell office:value-type="float" office:value="0.429917">
                <text:p>0.429917</text:p>
              </table:table-cell>
              <table:table-cell office:value-type="float" office:value="0.097912">
                <text:p>0.0979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514168">
                <text:p>-0.514168</text:p>
              </table:table-cell>
              <table:table-cell office:value-type="float" office:value="-0.004999">
                <text:p>-0.004999</text:p>
              </table:table-cell>
              <table:table-cell office:value-type="float" office:value="0.024161">
                <text:p>0.024161</text:p>
              </table:table-cell>
              <table:table-cell office:value-type="float" office:value="0.055314">
                <text:p>0.055314</text:p>
              </table:table-cell>
              <table:table-cell office:value-type="float" office:value="0.08282">
                <text:p>0.08282</text:p>
              </table:table-cell>
              <table:table-cell office:value-type="float" office:value="0.118982">
                <text:p>0.118982</text:p>
              </table:table-cell>
              <table:table-cell office:value-type="float" office:value="0.14834">
                <text:p>0.14834</text:p>
              </table:table-cell>
              <table:table-cell office:value-type="float" office:value="0.184273">
                <text:p>0.184273</text:p>
              </table:table-cell>
              <table:table-cell office:value-type="float" office:value="0.229621">
                <text:p>0.229621</text:p>
              </table:table-cell>
              <table:table-cell office:value-type="float" office:value="0.320409">
                <text:p>0.320409</text:p>
              </table:table-cell>
              <table:table-cell office:value-type="float" office:value="0.429917">
                <text:p>0.429917</text:p>
              </table:table-cell>
              <table:table-cell office:value-type="float" office:value="0.064475">
                <text:p>0.0644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71834">
                <text:p>-0.171834</text:p>
              </table:table-cell>
              <table:table-cell office:value-type="float" office:value="0.023568">
                <text:p>0.023568</text:p>
              </table:table-cell>
              <table:table-cell office:value-type="float" office:value="0.048235">
                <text:p>0.048235</text:p>
              </table:table-cell>
              <table:table-cell office:value-type="float" office:value="0.077625">
                <text:p>0.077625</text:p>
              </table:table-cell>
              <table:table-cell office:value-type="float" office:value="0.105361">
                <text:p>0.105361</text:p>
              </table:table-cell>
              <table:table-cell office:value-type="float" office:value="0.134302">
                <text:p>0.134302</text:p>
              </table:table-cell>
              <table:table-cell office:value-type="float" office:value="0.161532">
                <text:p>0.161532</text:p>
              </table:table-cell>
              <table:table-cell office:value-type="float" office:value="0.208411">
                <text:p>0.208411</text:p>
              </table:table-cell>
              <table:table-cell office:value-type="float" office:value="0.255461">
                <text:p>0.255461</text:p>
              </table:table-cell>
              <table:table-cell office:value-type="float" office:value="0.341527">
                <text:p>0.341527</text:p>
              </table:table-cell>
              <table:table-cell office:value-type="float" office:value="0.429917">
                <text:p>0.429917</text:p>
              </table:table-cell>
              <table:table-cell office:value-type="float" office:value="0.118419">
                <text:p>0.1184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289318">
                <text:p>-0.289318</text:p>
              </table:table-cell>
              <table:table-cell office:value-type="float" office:value="0.019977">
                <text:p>0.019977</text:p>
              </table:table-cell>
              <table:table-cell office:value-type="float" office:value="0.03952">
                <text:p>0.03952</text:p>
              </table:table-cell>
              <table:table-cell office:value-type="float" office:value="0.071438">
                <text:p>0.071438</text:p>
              </table:table-cell>
              <table:table-cell office:value-type="float" office:value="0.097623">
                <text:p>0.097623</text:p>
              </table:table-cell>
              <table:table-cell office:value-type="float" office:value="0.128182">
                <text:p>0.128182</text:p>
              </table:table-cell>
              <table:table-cell office:value-type="float" office:value="0.157663">
                <text:p>0.157663</text:p>
              </table:table-cell>
              <table:table-cell office:value-type="float" office:value="0.200974">
                <text:p>0.200974</text:p>
              </table:table-cell>
              <table:table-cell office:value-type="float" office:value="0.247953">
                <text:p>0.247953</text:p>
              </table:table-cell>
              <table:table-cell office:value-type="float" office:value="0.334807">
                <text:p>0.334807</text:p>
              </table:table-cell>
              <table:table-cell office:value-type="float" office:value="0.429917">
                <text:p>0.429917</text:p>
              </table:table-cell>
              <table:table-cell office:value-type="float" office:value="0.100882">
                <text:p>0.1008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18657">
                <text:p>-0.418657</text:p>
              </table:table-cell>
              <table:table-cell office:value-type="float" office:value="0.015143">
                <text:p>0.015143</text:p>
              </table:table-cell>
              <table:table-cell office:value-type="float" office:value="0.041887">
                <text:p>0.041887</text:p>
              </table:table-cell>
              <table:table-cell office:value-type="float" office:value="0.070949">
                <text:p>0.070949</text:p>
              </table:table-cell>
              <table:table-cell office:value-type="float" office:value="0.104207">
                <text:p>0.104207</text:p>
              </table:table-cell>
              <table:table-cell office:value-type="float" office:value="0.135031">
                <text:p>0.135031</text:p>
              </table:table-cell>
              <table:table-cell office:value-type="float" office:value="0.167897">
                <text:p>0.167897</text:p>
              </table:table-cell>
              <table:table-cell office:value-type="float" office:value="0.206077">
                <text:p>0.206077</text:p>
              </table:table-cell>
              <table:table-cell office:value-type="float" office:value="0.260123">
                <text:p>0.260123</text:p>
              </table:table-cell>
              <table:table-cell office:value-type="float" office:value="0.346827">
                <text:p>0.346827</text:p>
              </table:table-cell>
              <table:table-cell office:value-type="float" office:value="0.429917">
                <text:p>0.429917</text:p>
              </table:table-cell>
              <table:table-cell office:value-type="float" office:value="0.092948">
                <text:p>0.0929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87492">
                <text:p>-0.287492</text:p>
              </table:table-cell>
              <table:table-cell office:value-type="float" office:value="0.03084">
                <text:p>0.03084</text:p>
              </table:table-cell>
              <table:table-cell office:value-type="float" office:value="0.067451">
                <text:p>0.067451</text:p>
              </table:table-cell>
              <table:table-cell office:value-type="float" office:value="0.096174">
                <text:p>0.096174</text:p>
              </table:table-cell>
              <table:table-cell office:value-type="float" office:value="0.127213">
                <text:p>0.127213</text:p>
              </table:table-cell>
              <table:table-cell office:value-type="float" office:value="0.155915">
                <text:p>0.155915</text:p>
              </table:table-cell>
              <table:table-cell office:value-type="float" office:value="0.191601">
                <text:p>0.191601</text:p>
              </table:table-cell>
              <table:table-cell office:value-type="float" office:value="0.21431">
                <text:p>0.21431</text:p>
              </table:table-cell>
              <table:table-cell office:value-type="float" office:value="0.267331">
                <text:p>0.267331</text:p>
              </table:table-cell>
              <table:table-cell office:value-type="float" office:value="0.350583">
                <text:p>0.350583</text:p>
              </table:table-cell>
              <table:table-cell office:value-type="float" office:value="0.429917">
                <text:p>0.429917</text:p>
              </table:table-cell>
              <table:table-cell office:value-type="float" office:value="0.121393">
                <text:p>0.1213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07998">
                <text:p>-0.207998</text:p>
              </table:table-cell>
              <table:table-cell office:value-type="float" office:value="0.03799">
                <text:p>0.03799</text:p>
              </table:table-cell>
              <table:table-cell office:value-type="float" office:value="0.065727">
                <text:p>0.065727</text:p>
              </table:table-cell>
              <table:table-cell office:value-type="float" office:value="0.093936">
                <text:p>0.093936</text:p>
              </table:table-cell>
              <table:table-cell office:value-type="float" office:value="0.12504">
                <text:p>0.12504</text:p>
              </table:table-cell>
              <table:table-cell office:value-type="float" office:value="0.158464">
                <text:p>0.158464</text:p>
              </table:table-cell>
              <table:table-cell office:value-type="float" office:value="0.189711">
                <text:p>0.189711</text:p>
              </table:table-cell>
              <table:table-cell office:value-type="float" office:value="0.212289">
                <text:p>0.212289</text:p>
              </table:table-cell>
              <table:table-cell office:value-type="float" office:value="0.262335">
                <text:p>0.262335</text:p>
              </table:table-cell>
              <table:table-cell office:value-type="float" office:value="0.350567">
                <text:p>0.350567</text:p>
              </table:table-cell>
              <table:table-cell office:value-type="float" office:value="0.429917">
                <text:p>0.429917</text:p>
              </table:table-cell>
              <table:table-cell office:value-type="float" office:value="0.128806">
                <text:p>0.1288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251599">
                <text:p>-0.251599</text:p>
              </table:table-cell>
              <table:table-cell office:value-type="float" office:value="0.040858">
                <text:p>0.040858</text:p>
              </table:table-cell>
              <table:table-cell office:value-type="float" office:value="0.065868">
                <text:p>0.065868</text:p>
              </table:table-cell>
              <table:table-cell office:value-type="float" office:value="0.099171">
                <text:p>0.099171</text:p>
              </table:table-cell>
              <table:table-cell office:value-type="float" office:value="0.133977">
                <text:p>0.133977</text:p>
              </table:table-cell>
              <table:table-cell office:value-type="float" office:value="0.175798">
                <text:p>0.175798</text:p>
              </table:table-cell>
              <table:table-cell office:value-type="float" office:value="0.208238">
                <text:p>0.208238</text:p>
              </table:table-cell>
              <table:table-cell office:value-type="float" office:value="0.233675">
                <text:p>0.233675</text:p>
              </table:table-cell>
              <table:table-cell office:value-type="float" office:value="0.284139">
                <text:p>0.284139</text:p>
              </table:table-cell>
              <table:table-cell office:value-type="float" office:value="0.361786">
                <text:p>0.361786</text:p>
              </table:table-cell>
              <table:table-cell office:value-type="float" office:value="0.429917">
                <text:p>0.429917</text:p>
              </table:table-cell>
              <table:table-cell office:value-type="float" office:value="0.135191">
                <text:p>0.13519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298169">
                <text:p>-0.298169</text:p>
              </table:table-cell>
              <table:table-cell office:value-type="float" office:value="0.044201">
                <text:p>0.044201</text:p>
              </table:table-cell>
              <table:table-cell office:value-type="float" office:value="0.066598">
                <text:p>0.066598</text:p>
              </table:table-cell>
              <table:table-cell office:value-type="float" office:value="0.101678">
                <text:p>0.101678</text:p>
              </table:table-cell>
              <table:table-cell office:value-type="float" office:value="0.134273">
                <text:p>0.134273</text:p>
              </table:table-cell>
              <table:table-cell office:value-type="float" office:value="0.176486">
                <text:p>0.176486</text:p>
              </table:table-cell>
              <table:table-cell office:value-type="float" office:value="0.206505">
                <text:p>0.206505</text:p>
              </table:table-cell>
              <table:table-cell office:value-type="float" office:value="0.233072">
                <text:p>0.233072</text:p>
              </table:table-cell>
              <table:table-cell office:value-type="float" office:value="0.281494">
                <text:p>0.281494</text:p>
              </table:table-cell>
              <table:table-cell office:value-type="float" office:value="0.36749">
                <text:p>0.36749</text:p>
              </table:table-cell>
              <table:table-cell office:value-type="float" office:value="0.429917">
                <text:p>0.429917</text:p>
              </table:table-cell>
              <table:table-cell office:value-type="float" office:value="0.131363">
                <text:p>0.1313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374054">
                <text:p>-0.374054</text:p>
              </table:table-cell>
              <table:table-cell office:value-type="float" office:value="0.034245">
                <text:p>0.034245</text:p>
              </table:table-cell>
              <table:table-cell office:value-type="float" office:value="0.064592">
                <text:p>0.064592</text:p>
              </table:table-cell>
              <table:table-cell office:value-type="float" office:value="0.098925">
                <text:p>0.098925</text:p>
              </table:table-cell>
              <table:table-cell office:value-type="float" office:value="0.138234">
                <text:p>0.138234</text:p>
              </table:table-cell>
              <table:table-cell office:value-type="float" office:value="0.177348">
                <text:p>0.177348</text:p>
              </table:table-cell>
              <table:table-cell office:value-type="float" office:value="0.204404">
                <text:p>0.204404</text:p>
              </table:table-cell>
              <table:table-cell office:value-type="float" office:value="0.228685">
                <text:p>0.228685</text:p>
              </table:table-cell>
              <table:table-cell office:value-type="float" office:value="0.276067">
                <text:p>0.276067</text:p>
              </table:table-cell>
              <table:table-cell office:value-type="float" office:value="0.363538">
                <text:p>0.363538</text:p>
              </table:table-cell>
              <table:table-cell office:value-type="float" office:value="0.429917">
                <text:p>0.429917</text:p>
              </table:table-cell>
              <table:table-cell office:value-type="float" office:value="0.121198">
                <text:p>0.12119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338574">
                <text:p>-0.338574</text:p>
              </table:table-cell>
              <table:table-cell office:value-type="float" office:value="0.030958">
                <text:p>0.030958</text:p>
              </table:table-cell>
              <table:table-cell office:value-type="float" office:value="0.071875">
                <text:p>0.071875</text:p>
              </table:table-cell>
              <table:table-cell office:value-type="float" office:value="0.10724">
                <text:p>0.10724</text:p>
              </table:table-cell>
              <table:table-cell office:value-type="float" office:value="0.155903">
                <text:p>0.155903</text:p>
              </table:table-cell>
              <table:table-cell office:value-type="float" office:value="0.18975">
                <text:p>0.18975</text:p>
              </table:table-cell>
              <table:table-cell office:value-type="float" office:value="0.21359">
                <text:p>0.21359</text:p>
              </table:table-cell>
              <table:table-cell office:value-type="float" office:value="0.236596">
                <text:p>0.236596</text:p>
              </table:table-cell>
              <table:table-cell office:value-type="float" office:value="0.268283">
                <text:p>0.268283</text:p>
              </table:table-cell>
              <table:table-cell office:value-type="float" office:value="0.356845">
                <text:p>0.356845</text:p>
              </table:table-cell>
              <table:table-cell office:value-type="float" office:value="0.429917">
                <text:p>0.429917</text:p>
              </table:table-cell>
              <table:table-cell office:value-type="float" office:value="0.129246">
                <text:p>0.1292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291834">
                <text:p>-0.291834</text:p>
              </table:table-cell>
              <table:table-cell office:value-type="float" office:value="0.036156">
                <text:p>0.036156</text:p>
              </table:table-cell>
              <table:table-cell office:value-type="float" office:value="0.089368">
                <text:p>0.089368</text:p>
              </table:table-cell>
              <table:table-cell office:value-type="float" office:value="0.13457">
                <text:p>0.13457</text:p>
              </table:table-cell>
              <table:table-cell office:value-type="float" office:value="0.169631">
                <text:p>0.169631</text:p>
              </table:table-cell>
              <table:table-cell office:value-type="float" office:value="0.19489">
                <text:p>0.19489</text:p>
              </table:table-cell>
              <table:table-cell office:value-type="float" office:value="0.218664">
                <text:p>0.218664</text:p>
              </table:table-cell>
              <table:table-cell office:value-type="float" office:value="0.244617">
                <text:p>0.244617</text:p>
              </table:table-cell>
              <table:table-cell office:value-type="float" office:value="0.288156">
                <text:p>0.288156</text:p>
              </table:table-cell>
              <table:table-cell office:value-type="float" office:value="0.383909">
                <text:p>0.383909</text:p>
              </table:table-cell>
              <table:table-cell office:value-type="float" office:value="0.429917">
                <text:p>0.429917</text:p>
              </table:table-cell>
              <table:table-cell office:value-type="float" office:value="0.146813">
                <text:p>0.14681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167461">
                <text:p>-0.167461</text:p>
              </table:table-cell>
              <table:table-cell office:value-type="float" office:value="0.068893">
                <text:p>0.068893</text:p>
              </table:table-cell>
              <table:table-cell office:value-type="float" office:value="0.11151">
                <text:p>0.11151</text:p>
              </table:table-cell>
              <table:table-cell office:value-type="float" office:value="0.146151">
                <text:p>0.146151</text:p>
              </table:table-cell>
              <table:table-cell office:value-type="float" office:value="0.174235">
                <text:p>0.174235</text:p>
              </table:table-cell>
              <table:table-cell office:value-type="float" office:value="0.19908">
                <text:p>0.19908</text:p>
              </table:table-cell>
              <table:table-cell office:value-type="float" office:value="0.224721">
                <text:p>0.224721</text:p>
              </table:table-cell>
              <table:table-cell office:value-type="float" office:value="0.256076">
                <text:p>0.256076</text:p>
              </table:table-cell>
              <table:table-cell office:value-type="float" office:value="0.291045">
                <text:p>0.291045</text:p>
              </table:table-cell>
              <table:table-cell office:value-type="float" office:value="0.369273">
                <text:p>0.369273</text:p>
              </table:table-cell>
              <table:table-cell office:value-type="float" office:value="0.429917">
                <text:p>0.429917</text:p>
              </table:table-cell>
              <table:table-cell office:value-type="float" office:value="0.167352">
                <text:p>0.1673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78864">
                <text:p>-0.078864</text:p>
              </table:table-cell>
              <table:table-cell office:value-type="float" office:value="0.081334">
                <text:p>0.081334</text:p>
              </table:table-cell>
              <table:table-cell office:value-type="float" office:value="0.124613">
                <text:p>0.124613</text:p>
              </table:table-cell>
              <table:table-cell office:value-type="float" office:value="0.160283">
                <text:p>0.160283</text:p>
              </table:table-cell>
              <table:table-cell office:value-type="float" office:value="0.18491">
                <text:p>0.18491</text:p>
              </table:table-cell>
              <table:table-cell office:value-type="float" office:value="0.208078">
                <text:p>0.208078</text:p>
              </table:table-cell>
              <table:table-cell office:value-type="float" office:value="0.232154">
                <text:p>0.232154</text:p>
              </table:table-cell>
              <table:table-cell office:value-type="float" office:value="0.262837">
                <text:p>0.262837</text:p>
              </table:table-cell>
              <table:table-cell office:value-type="float" office:value="0.30117">
                <text:p>0.30117</text:p>
              </table:table-cell>
              <table:table-cell office:value-type="float" office:value="0.378049">
                <text:p>0.378049</text:p>
              </table:table-cell>
              <table:table-cell office:value-type="float" office:value="0.429917">
                <text:p>0.429917</text:p>
              </table:table-cell>
              <table:table-cell office:value-type="float" office:value="0.185456">
                <text:p>0.1854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8196">
                <text:p>-0.068196</text:p>
              </table:table-cell>
              <table:table-cell office:value-type="float" office:value="0.082308">
                <text:p>0.082308</text:p>
              </table:table-cell>
              <table:table-cell office:value-type="float" office:value="0.118097">
                <text:p>0.118097</text:p>
              </table:table-cell>
              <table:table-cell office:value-type="float" office:value="0.158048">
                <text:p>0.158048</text:p>
              </table:table-cell>
              <table:table-cell office:value-type="float" office:value="0.189359">
                <text:p>0.189359</text:p>
              </table:table-cell>
              <table:table-cell office:value-type="float" office:value="0.211895">
                <text:p>0.211895</text:p>
              </table:table-cell>
              <table:table-cell office:value-type="float" office:value="0.239463">
                <text:p>0.239463</text:p>
              </table:table-cell>
              <table:table-cell office:value-type="float" office:value="0.272789">
                <text:p>0.272789</text:p>
              </table:table-cell>
              <table:table-cell office:value-type="float" office:value="0.308098">
                <text:p>0.308098</text:p>
              </table:table-cell>
              <table:table-cell office:value-type="float" office:value="0.388366">
                <text:p>0.388366</text:p>
              </table:table-cell>
              <table:table-cell office:value-type="float" office:value="0.429917">
                <text:p>0.429917</text:p>
              </table:table-cell>
              <table:table-cell office:value-type="float" office:value="0.190023">
                <text:p>0.1900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75112">
                <text:p>-0.075112</text:p>
              </table:table-cell>
              <table:table-cell office:value-type="float" office:value="0.083774">
                <text:p>0.083774</text:p>
              </table:table-cell>
              <table:table-cell office:value-type="float" office:value="0.120657">
                <text:p>0.120657</text:p>
              </table:table-cell>
              <table:table-cell office:value-type="float" office:value="0.158622">
                <text:p>0.158622</text:p>
              </table:table-cell>
              <table:table-cell office:value-type="float" office:value="0.191709">
                <text:p>0.191709</text:p>
              </table:table-cell>
              <table:table-cell office:value-type="float" office:value="0.217192">
                <text:p>0.217192</text:p>
              </table:table-cell>
              <table:table-cell office:value-type="float" office:value="0.24954">
                <text:p>0.24954</text:p>
              </table:table-cell>
              <table:table-cell office:value-type="float" office:value="0.278419">
                <text:p>0.278419</text:p>
              </table:table-cell>
              <table:table-cell office:value-type="float" office:value="0.310839">
                <text:p>0.310839</text:p>
              </table:table-cell>
              <table:table-cell office:value-type="float" office:value="0.386585">
                <text:p>0.386585</text:p>
              </table:table-cell>
              <table:table-cell office:value-type="float" office:value="0.429917">
                <text:p>0.429917</text:p>
              </table:table-cell>
              <table:table-cell office:value-type="float" office:value="0.192223">
                <text:p>0.19222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125859">
                <text:p>-0.125859</text:p>
              </table:table-cell>
              <table:table-cell office:value-type="float" office:value="0.064818">
                <text:p>0.064818</text:p>
              </table:table-cell>
              <table:table-cell office:value-type="float" office:value="0.116836">
                <text:p>0.116836</text:p>
              </table:table-cell>
              <table:table-cell office:value-type="float" office:value="0.156058">
                <text:p>0.156058</text:p>
              </table:table-cell>
              <table:table-cell office:value-type="float" office:value="0.188633">
                <text:p>0.188633</text:p>
              </table:table-cell>
              <table:table-cell office:value-type="float" office:value="0.216257">
                <text:p>0.216257</text:p>
              </table:table-cell>
              <table:table-cell office:value-type="float" office:value="0.246254">
                <text:p>0.246254</text:p>
              </table:table-cell>
              <table:table-cell office:value-type="float" office:value="0.275159">
                <text:p>0.275159</text:p>
              </table:table-cell>
              <table:table-cell office:value-type="float" office:value="0.312947">
                <text:p>0.312947</text:p>
              </table:table-cell>
              <table:table-cell office:value-type="float" office:value="0.380697">
                <text:p>0.380697</text:p>
              </table:table-cell>
              <table:table-cell office:value-type="float" office:value="0.429917">
                <text:p>0.429917</text:p>
              </table:table-cell>
              <table:table-cell office:value-type="float" office:value="0.18318">
                <text:p>0.1831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206215">
                <text:p>-0.206215</text:p>
              </table:table-cell>
              <table:table-cell office:value-type="float" office:value="0.067187">
                <text:p>0.067187</text:p>
              </table:table-cell>
              <table:table-cell office:value-type="float" office:value="0.117781">
                <text:p>0.117781</text:p>
              </table:table-cell>
              <table:table-cell office:value-type="float" office:value="0.164629">
                <text:p>0.164629</text:p>
              </table:table-cell>
              <table:table-cell office:value-type="float" office:value="0.195444">
                <text:p>0.195444</text:p>
              </table:table-cell>
              <table:table-cell office:value-type="float" office:value="0.219394">
                <text:p>0.219394</text:p>
              </table:table-cell>
              <table:table-cell office:value-type="float" office:value="0.242955">
                <text:p>0.242955</text:p>
              </table:table-cell>
              <table:table-cell office:value-type="float" office:value="0.267881">
                <text:p>0.267881</text:p>
              </table:table-cell>
              <table:table-cell office:value-type="float" office:value="0.313438">
                <text:p>0.313438</text:p>
              </table:table-cell>
              <table:table-cell office:value-type="float" office:value="0.384032">
                <text:p>0.384032</text:p>
              </table:table-cell>
              <table:table-cell office:value-type="float" office:value="0.429917">
                <text:p>0.429917</text:p>
              </table:table-cell>
              <table:table-cell office:value-type="float" office:value="0.176653">
                <text:p>0.1766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187761">
                <text:p>-0.187761</text:p>
              </table:table-cell>
              <table:table-cell office:value-type="float" office:value="0.084183">
                <text:p>0.084183</text:p>
              </table:table-cell>
              <table:table-cell office:value-type="float" office:value="0.142476">
                <text:p>0.142476</text:p>
              </table:table-cell>
              <table:table-cell office:value-type="float" office:value="0.176665">
                <text:p>0.176665</text:p>
              </table:table-cell>
              <table:table-cell office:value-type="float" office:value="0.199905">
                <text:p>0.199905</text:p>
              </table:table-cell>
              <table:table-cell office:value-type="float" office:value="0.22358">
                <text:p>0.22358</text:p>
              </table:table-cell>
              <table:table-cell office:value-type="float" office:value="0.2513">
                <text:p>0.2513</text:p>
              </table:table-cell>
              <table:table-cell office:value-type="float" office:value="0.279556">
                <text:p>0.279556</text:p>
              </table:table-cell>
              <table:table-cell office:value-type="float" office:value="0.324842">
                <text:p>0.324842</text:p>
              </table:table-cell>
              <table:table-cell office:value-type="float" office:value="0.385111">
                <text:p>0.385111</text:p>
              </table:table-cell>
              <table:table-cell office:value-type="float" office:value="0.429917">
                <text:p>0.429917</text:p>
              </table:table-cell>
              <table:table-cell office:value-type="float" office:value="0.187986">
                <text:p>0.1879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262603">
                <text:p>-0.262603</text:p>
              </table:table-cell>
              <table:table-cell office:value-type="float" office:value="0.079392">
                <text:p>0.079392</text:p>
              </table:table-cell>
              <table:table-cell office:value-type="float" office:value="0.138247">
                <text:p>0.138247</text:p>
              </table:table-cell>
              <table:table-cell office:value-type="float" office:value="0.170136">
                <text:p>0.170136</text:p>
              </table:table-cell>
              <table:table-cell office:value-type="float" office:value="0.199019">
                <text:p>0.199019</text:p>
              </table:table-cell>
              <table:table-cell office:value-type="float" office:value="0.227474">
                <text:p>0.227474</text:p>
              </table:table-cell>
              <table:table-cell office:value-type="float" office:value="0.250492">
                <text:p>0.250492</text:p>
              </table:table-cell>
              <table:table-cell office:value-type="float" office:value="0.275918">
                <text:p>0.275918</text:p>
              </table:table-cell>
              <table:table-cell office:value-type="float" office:value="0.313086">
                <text:p>0.313086</text:p>
              </table:table-cell>
              <table:table-cell office:value-type="float" office:value="0.375799">
                <text:p>0.375799</text:p>
              </table:table-cell>
              <table:table-cell office:value-type="float" office:value="0.429917">
                <text:p>0.429917</text:p>
              </table:table-cell>
              <table:table-cell office:value-type="float" office:value="0.176696">
                <text:p>0.1766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6591">
                <text:p>0.026591</text:p>
              </table:table-cell>
              <table:table-cell office:value-type="float" office:value="0.092506">
                <text:p>0.092506</text:p>
              </table:table-cell>
              <table:table-cell office:value-type="float" office:value="0.144968">
                <text:p>0.144968</text:p>
              </table:table-cell>
              <table:table-cell office:value-type="float" office:value="0.178411">
                <text:p>0.178411</text:p>
              </table:table-cell>
              <table:table-cell office:value-type="float" office:value="0.204163">
                <text:p>0.204163</text:p>
              </table:table-cell>
              <table:table-cell office:value-type="float" office:value="0.226011">
                <text:p>0.226011</text:p>
              </table:table-cell>
              <table:table-cell office:value-type="float" office:value="0.248064">
                <text:p>0.248064</text:p>
              </table:table-cell>
              <table:table-cell office:value-type="float" office:value="0.278236">
                <text:p>0.278236</text:p>
              </table:table-cell>
              <table:table-cell office:value-type="float" office:value="0.313783">
                <text:p>0.313783</text:p>
              </table:table-cell>
              <table:table-cell office:value-type="float" office:value="0.381084">
                <text:p>0.381084</text:p>
              </table:table-cell>
              <table:table-cell office:value-type="float" office:value="0.468322">
                <text:p>0.468322</text:p>
              </table:table-cell>
              <table:table-cell office:value-type="float" office:value="0.209382">
                <text:p>0.2093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18385">
                <text:p>-0.018385</text:p>
              </table:table-cell>
              <table:table-cell office:value-type="float" office:value="0.090787">
                <text:p>0.090787</text:p>
              </table:table-cell>
              <table:table-cell office:value-type="float" office:value="0.129465">
                <text:p>0.129465</text:p>
              </table:table-cell>
              <table:table-cell office:value-type="float" office:value="0.170082">
                <text:p>0.170082</text:p>
              </table:table-cell>
              <table:table-cell office:value-type="float" office:value="0.202079">
                <text:p>0.202079</text:p>
              </table:table-cell>
              <table:table-cell office:value-type="float" office:value="0.224081">
                <text:p>0.224081</text:p>
              </table:table-cell>
              <table:table-cell office:value-type="float" office:value="0.249236">
                <text:p>0.249236</text:p>
              </table:table-cell>
              <table:table-cell office:value-type="float" office:value="0.277944">
                <text:p>0.277944</text:p>
              </table:table-cell>
              <table:table-cell office:value-type="float" office:value="0.315107">
                <text:p>0.315107</text:p>
              </table:table-cell>
              <table:table-cell office:value-type="float" office:value="0.387788">
                <text:p>0.387788</text:p>
              </table:table-cell>
              <table:table-cell office:value-type="float" office:value="0.468322">
                <text:p>0.468322</text:p>
              </table:table-cell>
              <table:table-cell office:value-type="float" office:value="0.202818">
                <text:p>0.202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65494">
                <text:p>-0.065494</text:p>
              </table:table-cell>
              <table:table-cell office:value-type="float" office:value="0.090054">
                <text:p>0.090054</text:p>
              </table:table-cell>
              <table:table-cell office:value-type="float" office:value="0.139442">
                <text:p>0.139442</text:p>
              </table:table-cell>
              <table:table-cell office:value-type="float" office:value="0.171327">
                <text:p>0.171327</text:p>
              </table:table-cell>
              <table:table-cell office:value-type="float" office:value="0.200564">
                <text:p>0.200564</text:p>
              </table:table-cell>
              <table:table-cell office:value-type="float" office:value="0.220238">
                <text:p>0.220238</text:p>
              </table:table-cell>
              <table:table-cell office:value-type="float" office:value="0.243815">
                <text:p>0.243815</text:p>
              </table:table-cell>
              <table:table-cell office:value-type="float" office:value="0.268129">
                <text:p>0.268129</text:p>
              </table:table-cell>
              <table:table-cell office:value-type="float" office:value="0.306828">
                <text:p>0.306828</text:p>
              </table:table-cell>
              <table:table-cell office:value-type="float" office:value="0.382021">
                <text:p>0.382021</text:p>
              </table:table-cell>
              <table:table-cell office:value-type="float" office:value="0.468322">
                <text:p>0.468322</text:p>
              </table:table-cell>
              <table:table-cell office:value-type="float" office:value="0.195692">
                <text:p>0.19569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19297">
                <text:p>-0.019297</text:p>
              </table:table-cell>
              <table:table-cell office:value-type="float" office:value="0.086767">
                <text:p>0.086767</text:p>
              </table:table-cell>
              <table:table-cell office:value-type="float" office:value="0.137525">
                <text:p>0.137525</text:p>
              </table:table-cell>
              <table:table-cell office:value-type="float" office:value="0.176622">
                <text:p>0.176622</text:p>
              </table:table-cell>
              <table:table-cell office:value-type="float" office:value="0.203676">
                <text:p>0.203676</text:p>
              </table:table-cell>
              <table:table-cell office:value-type="float" office:value="0.224987">
                <text:p>0.224987</text:p>
              </table:table-cell>
              <table:table-cell office:value-type="float" office:value="0.249307">
                <text:p>0.249307</text:p>
              </table:table-cell>
              <table:table-cell office:value-type="float" office:value="0.275776">
                <text:p>0.275776</text:p>
              </table:table-cell>
              <table:table-cell office:value-type="float" office:value="0.314011">
                <text:p>0.314011</text:p>
              </table:table-cell>
              <table:table-cell office:value-type="float" office:value="0.394808">
                <text:p>0.394808</text:p>
              </table:table-cell>
              <table:table-cell office:value-type="float" office:value="0.468322">
                <text:p>0.468322</text:p>
              </table:table-cell>
              <table:table-cell office:value-type="float" office:value="0.204418">
                <text:p>0.2044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0593">
                <text:p>0.030593</text:p>
              </table:table-cell>
              <table:table-cell office:value-type="float" office:value="0.094543">
                <text:p>0.094543</text:p>
              </table:table-cell>
              <table:table-cell office:value-type="float" office:value="0.137912">
                <text:p>0.137912</text:p>
              </table:table-cell>
              <table:table-cell office:value-type="float" office:value="0.166283">
                <text:p>0.166283</text:p>
              </table:table-cell>
              <table:table-cell office:value-type="float" office:value="0.19499">
                <text:p>0.19499</text:p>
              </table:table-cell>
              <table:table-cell office:value-type="float" office:value="0.217266">
                <text:p>0.217266</text:p>
              </table:table-cell>
              <table:table-cell office:value-type="float" office:value="0.237382">
                <text:p>0.237382</text:p>
              </table:table-cell>
              <table:table-cell office:value-type="float" office:value="0.269286">
                <text:p>0.269286</text:p>
              </table:table-cell>
              <table:table-cell office:value-type="float" office:value="0.314071">
                <text:p>0.314071</text:p>
              </table:table-cell>
              <table:table-cell office:value-type="float" office:value="0.4047">
                <text:p>0.4047</text:p>
              </table:table-cell>
              <table:table-cell office:value-type="float" office:value="0.468322">
                <text:p>0.468322</text:p>
              </table:table-cell>
              <table:table-cell office:value-type="float" office:value="0.206703">
                <text:p>0.2067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151">
                <text:p>0.003151</text:p>
              </table:table-cell>
              <table:table-cell office:value-type="float" office:value="0.104526">
                <text:p>0.104526</text:p>
              </table:table-cell>
              <table:table-cell office:value-type="float" office:value="0.143842">
                <text:p>0.143842</text:p>
              </table:table-cell>
              <table:table-cell office:value-type="float" office:value="0.179684">
                <text:p>0.179684</text:p>
              </table:table-cell>
              <table:table-cell office:value-type="float" office:value="0.204732">
                <text:p>0.204732</text:p>
              </table:table-cell>
              <table:table-cell office:value-type="float" office:value="0.228897">
                <text:p>0.228897</text:p>
              </table:table-cell>
              <table:table-cell office:value-type="float" office:value="0.255218">
                <text:p>0.255218</text:p>
              </table:table-cell>
              <table:table-cell office:value-type="float" office:value="0.284668">
                <text:p>0.284668</text:p>
              </table:table-cell>
              <table:table-cell office:value-type="float" office:value="0.32835">
                <text:p>0.32835</text:p>
              </table:table-cell>
              <table:table-cell office:value-type="float" office:value="0.407877">
                <text:p>0.407877</text:p>
              </table:table-cell>
              <table:table-cell office:value-type="float" office:value="0.468322">
                <text:p>0.468322</text:p>
              </table:table-cell>
              <table:table-cell office:value-type="float" office:value="0.214095">
                <text:p>0.2140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53278">
                <text:p>0.053278</text:p>
              </table:table-cell>
              <table:table-cell office:value-type="float" office:value="0.119102">
                <text:p>0.119102</text:p>
              </table:table-cell>
              <table:table-cell office:value-type="float" office:value="0.152024">
                <text:p>0.152024</text:p>
              </table:table-cell>
              <table:table-cell office:value-type="float" office:value="0.184235">
                <text:p>0.184235</text:p>
              </table:table-cell>
              <table:table-cell office:value-type="float" office:value="0.209039">
                <text:p>0.209039</text:p>
              </table:table-cell>
              <table:table-cell office:value-type="float" office:value="0.232097">
                <text:p>0.232097</text:p>
              </table:table-cell>
              <table:table-cell office:value-type="float" office:value="0.257478">
                <text:p>0.257478</text:p>
              </table:table-cell>
              <table:table-cell office:value-type="float" office:value="0.294052">
                <text:p>0.294052</text:p>
              </table:table-cell>
              <table:table-cell office:value-type="float" office:value="0.345182">
                <text:p>0.345182</text:p>
              </table:table-cell>
              <table:table-cell office:value-type="float" office:value="0.405034">
                <text:p>0.405034</text:p>
              </table:table-cell>
              <table:table-cell office:value-type="float" office:value="0.468322">
                <text:p>0.468322</text:p>
              </table:table-cell>
              <table:table-cell office:value-type="float" office:value="0.225152">
                <text:p>0.2251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039668">
                <text:p>-0.039668</text:p>
              </table:table-cell>
              <table:table-cell office:value-type="float" office:value="0.09805">
                <text:p>0.09805</text:p>
              </table:table-cell>
              <table:table-cell office:value-type="float" office:value="0.148768">
                <text:p>0.148768</text:p>
              </table:table-cell>
              <table:table-cell office:value-type="float" office:value="0.179424">
                <text:p>0.179424</text:p>
              </table:table-cell>
              <table:table-cell office:value-type="float" office:value="0.201303">
                <text:p>0.201303</text:p>
              </table:table-cell>
              <table:table-cell office:value-type="float" office:value="0.227367">
                <text:p>0.227367</text:p>
              </table:table-cell>
              <table:table-cell office:value-type="float" office:value="0.254448">
                <text:p>0.254448</text:p>
              </table:table-cell>
              <table:table-cell office:value-type="float" office:value="0.292543">
                <text:p>0.292543</text:p>
              </table:table-cell>
              <table:table-cell office:value-type="float" office:value="0.33895">
                <text:p>0.33895</text:p>
              </table:table-cell>
              <table:table-cell office:value-type="float" office:value="0.402341">
                <text:p>0.402341</text:p>
              </table:table-cell>
              <table:table-cell office:value-type="float" office:value="0.468322">
                <text:p>0.468322</text:p>
              </table:table-cell>
              <table:table-cell office:value-type="float" office:value="0.210352">
                <text:p>0.2103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46525">
                <text:p>0.046525</text:p>
              </table:table-cell>
              <table:table-cell office:value-type="float" office:value="0.12287">
                <text:p>0.12287</text:p>
              </table:table-cell>
              <table:table-cell office:value-type="float" office:value="0.171412">
                <text:p>0.171412</text:p>
              </table:table-cell>
              <table:table-cell office:value-type="float" office:value="0.192824">
                <text:p>0.192824</text:p>
              </table:table-cell>
              <table:table-cell office:value-type="float" office:value="0.212771">
                <text:p>0.212771</text:p>
              </table:table-cell>
              <table:table-cell office:value-type="float" office:value="0.234769">
                <text:p>0.234769</text:p>
              </table:table-cell>
              <table:table-cell office:value-type="float" office:value="0.263828">
                <text:p>0.263828</text:p>
              </table:table-cell>
              <table:table-cell office:value-type="float" office:value="0.291827">
                <text:p>0.291827</text:p>
              </table:table-cell>
              <table:table-cell office:value-type="float" office:value="0.330794">
                <text:p>0.330794</text:p>
              </table:table-cell>
              <table:table-cell office:value-type="float" office:value="0.394706">
                <text:p>0.394706</text:p>
              </table:table-cell>
              <table:table-cell office:value-type="float" office:value="0.468322">
                <text:p>0.468322</text:p>
              </table:table-cell>
              <table:table-cell office:value-type="float" office:value="0.226233">
                <text:p>0.2262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48914">
                <text:p>-0.048914</text:p>
              </table:table-cell>
              <table:table-cell office:value-type="float" office:value="0.093921">
                <text:p>0.093921</text:p>
              </table:table-cell>
              <table:table-cell office:value-type="float" office:value="0.137427">
                <text:p>0.137427</text:p>
              </table:table-cell>
              <table:table-cell office:value-type="float" office:value="0.176364">
                <text:p>0.176364</text:p>
              </table:table-cell>
              <table:table-cell office:value-type="float" office:value="0.199034">
                <text:p>0.199034</text:p>
              </table:table-cell>
              <table:table-cell office:value-type="float" office:value="0.229007">
                <text:p>0.229007</text:p>
              </table:table-cell>
              <table:table-cell office:value-type="float" office:value="0.261653">
                <text:p>0.261653</text:p>
              </table:table-cell>
              <table:table-cell office:value-type="float" office:value="0.289307">
                <text:p>0.289307</text:p>
              </table:table-cell>
              <table:table-cell office:value-type="float" office:value="0.322713">
                <text:p>0.322713</text:p>
              </table:table-cell>
              <table:table-cell office:value-type="float" office:value="0.392287">
                <text:p>0.392287</text:p>
              </table:table-cell>
              <table:table-cell office:value-type="float" office:value="0.468322">
                <text:p>0.468322</text:p>
              </table:table-cell>
              <table:table-cell office:value-type="float" office:value="0.20528">
                <text:p>0.205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35">
                <text:p>0.0135</text:p>
              </table:table-cell>
              <table:table-cell office:value-type="float" office:value="0.110646">
                <text:p>0.110646</text:p>
              </table:table-cell>
              <table:table-cell office:value-type="float" office:value="0.154129">
                <text:p>0.154129</text:p>
              </table:table-cell>
              <table:table-cell office:value-type="float" office:value="0.187067">
                <text:p>0.187067</text:p>
              </table:table-cell>
              <table:table-cell office:value-type="float" office:value="0.214593">
                <text:p>0.214593</text:p>
              </table:table-cell>
              <table:table-cell office:value-type="float" office:value="0.249206">
                <text:p>0.249206</text:p>
              </table:table-cell>
              <table:table-cell office:value-type="float" office:value="0.272156">
                <text:p>0.272156</text:p>
              </table:table-cell>
              <table:table-cell office:value-type="float" office:value="0.298834">
                <text:p>0.298834</text:p>
              </table:table-cell>
              <table:table-cell office:value-type="float" office:value="0.338582">
                <text:p>0.338582</text:p>
              </table:table-cell>
              <table:table-cell office:value-type="float" office:value="0.40162">
                <text:p>0.40162</text:p>
              </table:table-cell>
              <table:table-cell office:value-type="float" office:value="0.468322">
                <text:p>0.468322</text:p>
              </table:table-cell>
              <table:table-cell office:value-type="float" office:value="0.224033">
                <text:p>0.2240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47942">
                <text:p>0.047942</text:p>
              </table:table-cell>
              <table:table-cell office:value-type="float" office:value="0.120905">
                <text:p>0.120905</text:p>
              </table:table-cell>
              <table:table-cell office:value-type="float" office:value="0.176245">
                <text:p>0.176245</text:p>
              </table:table-cell>
              <table:table-cell office:value-type="float" office:value="0.2062">
                <text:p>0.2062</text:p>
              </table:table-cell>
              <table:table-cell office:value-type="float" office:value="0.239987">
                <text:p>0.239987</text:p>
              </table:table-cell>
              <table:table-cell office:value-type="float" office:value="0.261947">
                <text:p>0.261947</text:p>
              </table:table-cell>
              <table:table-cell office:value-type="float" office:value="0.285986">
                <text:p>0.285986</text:p>
              </table:table-cell>
              <table:table-cell office:value-type="float" office:value="0.320681">
                <text:p>0.320681</text:p>
              </table:table-cell>
              <table:table-cell office:value-type="float" office:value="0.35413">
                <text:p>0.35413</text:p>
              </table:table-cell>
              <table:table-cell office:value-type="float" office:value="0.407122">
                <text:p>0.407122</text:p>
              </table:table-cell>
              <table:table-cell office:value-type="float" office:value="0.468322">
                <text:p>0.468322</text:p>
              </table:table-cell>
              <table:table-cell office:value-type="float" office:value="0.242114">
                <text:p>0.2421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1702">
                <text:p>0.011702</text:p>
              </table:table-cell>
              <table:table-cell office:value-type="float" office:value="0.13521">
                <text:p>0.13521</text:p>
              </table:table-cell>
              <table:table-cell office:value-type="float" office:value="0.183992">
                <text:p>0.183992</text:p>
              </table:table-cell>
              <table:table-cell office:value-type="float" office:value="0.211698">
                <text:p>0.211698</text:p>
              </table:table-cell>
              <table:table-cell office:value-type="float" office:value="0.238629">
                <text:p>0.238629</text:p>
              </table:table-cell>
              <table:table-cell office:value-type="float" office:value="0.26292">
                <text:p>0.26292</text:p>
              </table:table-cell>
              <table:table-cell office:value-type="float" office:value="0.288881">
                <text:p>0.288881</text:p>
              </table:table-cell>
              <table:table-cell office:value-type="float" office:value="0.323101">
                <text:p>0.323101</text:p>
              </table:table-cell>
              <table:table-cell office:value-type="float" office:value="0.35668">
                <text:p>0.35668</text:p>
              </table:table-cell>
              <table:table-cell office:value-type="float" office:value="0.401575">
                <text:p>0.401575</text:p>
              </table:table-cell>
              <table:table-cell office:value-type="float" office:value="0.468322">
                <text:p>0.468322</text:p>
              </table:table-cell>
              <table:table-cell office:value-type="float" office:value="0.241439">
                <text:p>0.2414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6515">
                <text:p>0.06515</text:p>
              </table:table-cell>
              <table:table-cell office:value-type="float" office:value="0.160373">
                <text:p>0.160373</text:p>
              </table:table-cell>
              <table:table-cell office:value-type="float" office:value="0.198115">
                <text:p>0.198115</text:p>
              </table:table-cell>
              <table:table-cell office:value-type="float" office:value="0.226281">
                <text:p>0.226281</text:p>
              </table:table-cell>
              <table:table-cell office:value-type="float" office:value="0.247514">
                <text:p>0.247514</text:p>
              </table:table-cell>
              <table:table-cell office:value-type="float" office:value="0.269107">
                <text:p>0.269107</text:p>
              </table:table-cell>
              <table:table-cell office:value-type="float" office:value="0.294176">
                <text:p>0.294176</text:p>
              </table:table-cell>
              <table:table-cell office:value-type="float" office:value="0.328443">
                <text:p>0.328443</text:p>
              </table:table-cell>
              <table:table-cell office:value-type="float" office:value="0.360009">
                <text:p>0.360009</text:p>
              </table:table-cell>
              <table:table-cell office:value-type="float" office:value="0.405509">
                <text:p>0.405509</text:p>
              </table:table-cell>
              <table:table-cell office:value-type="float" office:value="0.468322">
                <text:p>0.468322</text:p>
              </table:table-cell>
              <table:table-cell office:value-type="float" office:value="0.255468">
                <text:p>0.2554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33">
                <text:p>0.01633</text:p>
              </table:table-cell>
              <table:table-cell office:value-type="float" office:value="0.146394">
                <text:p>0.146394</text:p>
              </table:table-cell>
              <table:table-cell office:value-type="float" office:value="0.199314">
                <text:p>0.199314</text:p>
              </table:table-cell>
              <table:table-cell office:value-type="float" office:value="0.228468">
                <text:p>0.228468</text:p>
              </table:table-cell>
              <table:table-cell office:value-type="float" office:value="0.255402">
                <text:p>0.255402</text:p>
              </table:table-cell>
              <table:table-cell office:value-type="float" office:value="0.281278">
                <text:p>0.281278</text:p>
              </table:table-cell>
              <table:table-cell office:value-type="float" office:value="0.316141">
                <text:p>0.316141</text:p>
              </table:table-cell>
              <table:table-cell office:value-type="float" office:value="0.343197">
                <text:p>0.343197</text:p>
              </table:table-cell>
              <table:table-cell office:value-type="float" office:value="0.372068">
                <text:p>0.372068</text:p>
              </table:table-cell>
              <table:table-cell office:value-type="float" office:value="0.412493">
                <text:p>0.412493</text:p>
              </table:table-cell>
              <table:table-cell office:value-type="float" office:value="0.468322">
                <text:p>0.468322</text:p>
              </table:table-cell>
              <table:table-cell office:value-type="float" office:value="0.257108">
                <text:p>0.2571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75953">
                <text:p>0.075953</text:p>
              </table:table-cell>
              <table:table-cell office:value-type="float" office:value="0.169424">
                <text:p>0.169424</text:p>
              </table:table-cell>
              <table:table-cell office:value-type="float" office:value="0.209624">
                <text:p>0.209624</text:p>
              </table:table-cell>
              <table:table-cell office:value-type="float" office:value="0.241761">
                <text:p>0.241761</text:p>
              </table:table-cell>
              <table:table-cell office:value-type="float" office:value="0.262307">
                <text:p>0.262307</text:p>
              </table:table-cell>
              <table:table-cell office:value-type="float" office:value="0.285053">
                <text:p>0.285053</text:p>
              </table:table-cell>
              <table:table-cell office:value-type="float" office:value="0.313873">
                <text:p>0.313873</text:p>
              </table:table-cell>
              <table:table-cell office:value-type="float" office:value="0.347833">
                <text:p>0.347833</text:p>
              </table:table-cell>
              <table:table-cell office:value-type="float" office:value="0.370134">
                <text:p>0.370134</text:p>
              </table:table-cell>
              <table:table-cell office:value-type="float" office:value="0.413151">
                <text:p>0.413151</text:p>
              </table:table-cell>
              <table:table-cell office:value-type="float" office:value="0.468322">
                <text:p>0.468322</text:p>
              </table:table-cell>
              <table:table-cell office:value-type="float" office:value="0.268911">
                <text:p>0.2689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56">
                <text:p>0.00056</text:p>
              </table:table-cell>
              <table:table-cell office:value-type="float" office:value="0.174825">
                <text:p>0.174825</text:p>
              </table:table-cell>
              <table:table-cell office:value-type="float" office:value="0.216978">
                <text:p>0.216978</text:p>
              </table:table-cell>
              <table:table-cell office:value-type="float" office:value="0.24532">
                <text:p>0.24532</text:p>
              </table:table-cell>
              <table:table-cell office:value-type="float" office:value="0.26883">
                <text:p>0.26883</text:p>
              </table:table-cell>
              <table:table-cell office:value-type="float" office:value="0.296166">
                <text:p>0.296166</text:p>
              </table:table-cell>
              <table:table-cell office:value-type="float" office:value="0.323356">
                <text:p>0.323356</text:p>
              </table:table-cell>
              <table:table-cell office:value-type="float" office:value="0.353475">
                <text:p>0.353475</text:p>
              </table:table-cell>
              <table:table-cell office:value-type="float" office:value="0.37575">
                <text:p>0.37575</text:p>
              </table:table-cell>
              <table:table-cell office:value-type="float" office:value="0.414669">
                <text:p>0.414669</text:p>
              </table:table-cell>
              <table:table-cell office:value-type="float" office:value="0.468322">
                <text:p>0.468322</text:p>
              </table:table-cell>
              <table:table-cell office:value-type="float" office:value="0.266993">
                <text:p>0.26699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8716">
                <text:p>0.08716</text:p>
              </table:table-cell>
              <table:table-cell office:value-type="float" office:value="0.173525">
                <text:p>0.173525</text:p>
              </table:table-cell>
              <table:table-cell office:value-type="float" office:value="0.220787">
                <text:p>0.220787</text:p>
              </table:table-cell>
              <table:table-cell office:value-type="float" office:value="0.251905">
                <text:p>0.251905</text:p>
              </table:table-cell>
              <table:table-cell office:value-type="float" office:value="0.275469">
                <text:p>0.275469</text:p>
              </table:table-cell>
              <table:table-cell office:value-type="float" office:value="0.308592">
                <text:p>0.308592</text:p>
              </table:table-cell>
              <table:table-cell office:value-type="float" office:value="0.341287">
                <text:p>0.341287</text:p>
              </table:table-cell>
              <table:table-cell office:value-type="float" office:value="0.360701">
                <text:p>0.360701</text:p>
              </table:table-cell>
              <table:table-cell office:value-type="float" office:value="0.379082">
                <text:p>0.379082</text:p>
              </table:table-cell>
              <table:table-cell office:value-type="float" office:value="0.414547">
                <text:p>0.414547</text:p>
              </table:table-cell>
              <table:table-cell office:value-type="float" office:value="0.468322">
                <text:p>0.468322</text:p>
              </table:table-cell>
              <table:table-cell office:value-type="float" office:value="0.281306">
                <text:p>0.2813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9466">
                <text:p>0.039466</text:p>
              </table:table-cell>
              <table:table-cell office:value-type="float" office:value="0.174121">
                <text:p>0.174121</text:p>
              </table:table-cell>
              <table:table-cell office:value-type="float" office:value="0.218267">
                <text:p>0.218267</text:p>
              </table:table-cell>
              <table:table-cell office:value-type="float" office:value="0.256248">
                <text:p>0.256248</text:p>
              </table:table-cell>
              <table:table-cell office:value-type="float" office:value="0.278985">
                <text:p>0.278985</text:p>
              </table:table-cell>
              <table:table-cell office:value-type="float" office:value="0.305594">
                <text:p>0.305594</text:p>
              </table:table-cell>
              <table:table-cell office:value-type="float" office:value="0.333516">
                <text:p>0.333516</text:p>
              </table:table-cell>
              <table:table-cell office:value-type="float" office:value="0.357781">
                <text:p>0.357781</text:p>
              </table:table-cell>
              <table:table-cell office:value-type="float" office:value="0.377815">
                <text:p>0.377815</text:p>
              </table:table-cell>
              <table:table-cell office:value-type="float" office:value="0.410906">
                <text:p>0.410906</text:p>
              </table:table-cell>
              <table:table-cell office:value-type="float" office:value="0.468322">
                <text:p>0.468322</text:p>
              </table:table-cell>
              <table:table-cell office:value-type="float" office:value="0.27527">
                <text:p>0.275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61131">
                <text:p>0.061131</text:p>
              </table:table-cell>
              <table:table-cell office:value-type="float" office:value="0.177149">
                <text:p>0.177149</text:p>
              </table:table-cell>
              <table:table-cell office:value-type="float" office:value="0.230687">
                <text:p>0.230687</text:p>
              </table:table-cell>
              <table:table-cell office:value-type="float" office:value="0.2575">
                <text:p>0.2575</text:p>
              </table:table-cell>
              <table:table-cell office:value-type="float" office:value="0.277691">
                <text:p>0.277691</text:p>
              </table:table-cell>
              <table:table-cell office:value-type="float" office:value="0.303406">
                <text:p>0.303406</text:p>
              </table:table-cell>
              <table:table-cell office:value-type="float" office:value="0.331445">
                <text:p>0.331445</text:p>
              </table:table-cell>
              <table:table-cell office:value-type="float" office:value="0.355649">
                <text:p>0.355649</text:p>
              </table:table-cell>
              <table:table-cell office:value-type="float" office:value="0.376613">
                <text:p>0.376613</text:p>
              </table:table-cell>
              <table:table-cell office:value-type="float" office:value="0.41262">
                <text:p>0.41262</text:p>
              </table:table-cell>
              <table:table-cell office:value-type="float" office:value="0.468322">
                <text:p>0.468322</text:p>
              </table:table-cell>
              <table:table-cell office:value-type="float" office:value="0.278389">
                <text:p>0.2783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73311">
                <text:p>0.073311</text:p>
              </table:table-cell>
              <table:table-cell office:value-type="float" office:value="0.171382">
                <text:p>0.171382</text:p>
              </table:table-cell>
              <table:table-cell office:value-type="float" office:value="0.218932">
                <text:p>0.218932</text:p>
              </table:table-cell>
              <table:table-cell office:value-type="float" office:value="0.243098">
                <text:p>0.243098</text:p>
              </table:table-cell>
              <table:table-cell office:value-type="float" office:value="0.269663">
                <text:p>0.269663</text:p>
              </table:table-cell>
              <table:table-cell office:value-type="float" office:value="0.30111">
                <text:p>0.30111</text:p>
              </table:table-cell>
              <table:table-cell office:value-type="float" office:value="0.32812">
                <text:p>0.32812</text:p>
              </table:table-cell>
              <table:table-cell office:value-type="float" office:value="0.351318">
                <text:p>0.351318</text:p>
              </table:table-cell>
              <table:table-cell office:value-type="float" office:value="0.374722">
                <text:p>0.374722</text:p>
              </table:table-cell>
              <table:table-cell office:value-type="float" office:value="0.416476">
                <text:p>0.416476</text:p>
              </table:table-cell>
              <table:table-cell office:value-type="float" office:value="0.468322">
                <text:p>0.468322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04175">
                <text:p>0.104175</text:p>
              </table:table-cell>
              <table:table-cell office:value-type="float" office:value="0.179753">
                <text:p>0.179753</text:p>
              </table:table-cell>
              <table:table-cell office:value-type="float" office:value="0.221194">
                <text:p>0.221194</text:p>
              </table:table-cell>
              <table:table-cell office:value-type="float" office:value="0.256988">
                <text:p>0.256988</text:p>
              </table:table-cell>
              <table:table-cell office:value-type="float" office:value="0.295034">
                <text:p>0.295034</text:p>
              </table:table-cell>
              <table:table-cell office:value-type="float" office:value="0.329278">
                <text:p>0.329278</text:p>
              </table:table-cell>
              <table:table-cell office:value-type="float" office:value="0.348136">
                <text:p>0.348136</text:p>
              </table:table-cell>
              <table:table-cell office:value-type="float" office:value="0.365133">
                <text:p>0.365133</text:p>
              </table:table-cell>
              <table:table-cell office:value-type="float" office:value="0.39142">
                <text:p>0.39142</text:p>
              </table:table-cell>
              <table:table-cell office:value-type="float" office:value="0.429014">
                <text:p>0.429014</text:p>
              </table:table-cell>
              <table:table-cell office:value-type="float" office:value="0.504852">
                <text:p>0.504852</text:p>
              </table:table-cell>
              <table:table-cell office:value-type="float" office:value="0.292013">
                <text:p>0.2920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03185">
                <text:p>0.103185</text:p>
              </table:table-cell>
              <table:table-cell office:value-type="float" office:value="0.198894">
                <text:p>0.198894</text:p>
              </table:table-cell>
              <table:table-cell office:value-type="float" office:value="0.232343">
                <text:p>0.232343</text:p>
              </table:table-cell>
              <table:table-cell office:value-type="float" office:value="0.266562">
                <text:p>0.266562</text:p>
              </table:table-cell>
              <table:table-cell office:value-type="float" office:value="0.293823">
                <text:p>0.293823</text:p>
              </table:table-cell>
              <table:table-cell office:value-type="float" office:value="0.320797">
                <text:p>0.320797</text:p>
              </table:table-cell>
              <table:table-cell office:value-type="float" office:value="0.345012">
                <text:p>0.345012</text:p>
              </table:table-cell>
              <table:table-cell office:value-type="float" office:value="0.365398">
                <text:p>0.365398</text:p>
              </table:table-cell>
              <table:table-cell office:value-type="float" office:value="0.393248">
                <text:p>0.393248</text:p>
              </table:table-cell>
              <table:table-cell office:value-type="float" office:value="0.438435">
                <text:p>0.438435</text:p>
              </table:table-cell>
              <table:table-cell office:value-type="float" office:value="0.504852">
                <text:p>0.504852</text:p>
              </table:table-cell>
              <table:table-cell office:value-type="float" office:value="0.29577">
                <text:p>0.295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69951">
                <text:p>0.069951</text:p>
              </table:table-cell>
              <table:table-cell office:value-type="float" office:value="0.20088">
                <text:p>0.20088</text:p>
              </table:table-cell>
              <table:table-cell office:value-type="float" office:value="0.236231">
                <text:p>0.236231</text:p>
              </table:table-cell>
              <table:table-cell office:value-type="float" office:value="0.269516">
                <text:p>0.269516</text:p>
              </table:table-cell>
              <table:table-cell office:value-type="float" office:value="0.297761">
                <text:p>0.297761</text:p>
              </table:table-cell>
              <table:table-cell office:value-type="float" office:value="0.328784">
                <text:p>0.328784</text:p>
              </table:table-cell>
              <table:table-cell office:value-type="float" office:value="0.355521">
                <text:p>0.355521</text:p>
              </table:table-cell>
              <table:table-cell office:value-type="float" office:value="0.379686">
                <text:p>0.379686</text:p>
              </table:table-cell>
              <table:table-cell office:value-type="float" office:value="0.402399">
                <text:p>0.402399</text:p>
              </table:table-cell>
              <table:table-cell office:value-type="float" office:value="0.443755">
                <text:p>0.443755</text:p>
              </table:table-cell>
              <table:table-cell office:value-type="float" office:value="0.504852">
                <text:p>0.504852</text:p>
              </table:table-cell>
              <table:table-cell office:value-type="float" office:value="0.298448">
                <text:p>0.2984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7177">
                <text:p>0.137177</text:p>
              </table:table-cell>
              <table:table-cell office:value-type="float" office:value="0.206592">
                <text:p>0.206592</text:p>
              </table:table-cell>
              <table:table-cell office:value-type="float" office:value="0.239642">
                <text:p>0.239642</text:p>
              </table:table-cell>
              <table:table-cell office:value-type="float" office:value="0.272535">
                <text:p>0.272535</text:p>
              </table:table-cell>
              <table:table-cell office:value-type="float" office:value="0.307815">
                <text:p>0.307815</text:p>
              </table:table-cell>
              <table:table-cell office:value-type="float" office:value="0.335503">
                <text:p>0.335503</text:p>
              </table:table-cell>
              <table:table-cell office:value-type="float" office:value="0.365432">
                <text:p>0.365432</text:p>
              </table:table-cell>
              <table:table-cell office:value-type="float" office:value="0.385889">
                <text:p>0.385889</text:p>
              </table:table-cell>
              <table:table-cell office:value-type="float" office:value="0.408101">
                <text:p>0.408101</text:p>
              </table:table-cell>
              <table:table-cell office:value-type="float" office:value="0.444288">
                <text:p>0.444288</text:p>
              </table:table-cell>
              <table:table-cell office:value-type="float" office:value="0.504852">
                <text:p>0.504852</text:p>
              </table:table-cell>
              <table:table-cell office:value-type="float" office:value="0.310297">
                <text:p>0.3102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1887">
                <text:p>0.11887</text:p>
              </table:table-cell>
              <table:table-cell office:value-type="float" office:value="0.203584">
                <text:p>0.203584</text:p>
              </table:table-cell>
              <table:table-cell office:value-type="float" office:value="0.235141">
                <text:p>0.235141</text:p>
              </table:table-cell>
              <table:table-cell office:value-type="float" office:value="0.267687">
                <text:p>0.267687</text:p>
              </table:table-cell>
              <table:table-cell office:value-type="float" office:value="0.305391">
                <text:p>0.305391</text:p>
              </table:table-cell>
              <table:table-cell office:value-type="float" office:value="0.329518">
                <text:p>0.329518</text:p>
              </table:table-cell>
              <table:table-cell office:value-type="float" office:value="0.354392">
                <text:p>0.354392</text:p>
              </table:table-cell>
              <table:table-cell office:value-type="float" office:value="0.37653">
                <text:p>0.37653</text:p>
              </table:table-cell>
              <table:table-cell office:value-type="float" office:value="0.39464">
                <text:p>0.39464</text:p>
              </table:table-cell>
              <table:table-cell office:value-type="float" office:value="0.43262">
                <text:p>0.43262</text:p>
              </table:table-cell>
              <table:table-cell office:value-type="float" office:value="0.504852">
                <text:p>0.504852</text:p>
              </table:table-cell>
              <table:table-cell office:value-type="float" office:value="0.301837">
                <text:p>0.3018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23512">
                <text:p>0.123512</text:p>
              </table:table-cell>
              <table:table-cell office:value-type="float" office:value="0.197905">
                <text:p>0.197905</text:p>
              </table:table-cell>
              <table:table-cell office:value-type="float" office:value="0.231168">
                <text:p>0.231168</text:p>
              </table:table-cell>
              <table:table-cell office:value-type="float" office:value="0.264916">
                <text:p>0.264916</text:p>
              </table:table-cell>
              <table:table-cell office:value-type="float" office:value="0.292809">
                <text:p>0.292809</text:p>
              </table:table-cell>
              <table:table-cell office:value-type="float" office:value="0.324777">
                <text:p>0.324777</text:p>
              </table:table-cell>
              <table:table-cell office:value-type="float" office:value="0.356617">
                <text:p>0.356617</text:p>
              </table:table-cell>
              <table:table-cell office:value-type="float" office:value="0.375203">
                <text:p>0.375203</text:p>
              </table:table-cell>
              <table:table-cell office:value-type="float" office:value="0.395842">
                <text:p>0.395842</text:p>
              </table:table-cell>
              <table:table-cell office:value-type="float" office:value="0.4324">
                <text:p>0.4324</text:p>
              </table:table-cell>
              <table:table-cell office:value-type="float" office:value="0.504852">
                <text:p>0.504852</text:p>
              </table:table-cell>
              <table:table-cell office:value-type="float" office:value="0.299515">
                <text:p>0.29951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31564">
                <text:p>0.131564</text:p>
              </table:table-cell>
              <table:table-cell office:value-type="float" office:value="0.212045">
                <text:p>0.212045</text:p>
              </table:table-cell>
              <table:table-cell office:value-type="float" office:value="0.23878">
                <text:p>0.23878</text:p>
              </table:table-cell>
              <table:table-cell office:value-type="float" office:value="0.268536">
                <text:p>0.268536</text:p>
              </table:table-cell>
              <table:table-cell office:value-type="float" office:value="0.301426">
                <text:p>0.301426</text:p>
              </table:table-cell>
              <table:table-cell office:value-type="float" office:value="0.332207">
                <text:p>0.332207</text:p>
              </table:table-cell>
              <table:table-cell office:value-type="float" office:value="0.356899">
                <text:p>0.356899</text:p>
              </table:table-cell>
              <table:table-cell office:value-type="float" office:value="0.376806">
                <text:p>0.376806</text:p>
              </table:table-cell>
              <table:table-cell office:value-type="float" office:value="0.394008">
                <text:p>0.394008</text:p>
              </table:table-cell>
              <table:table-cell office:value-type="float" office:value="0.428268">
                <text:p>0.428268</text:p>
              </table:table-cell>
              <table:table-cell office:value-type="float" office:value="0.504852">
                <text:p>0.504852</text:p>
              </table:table-cell>
              <table:table-cell office:value-type="float" office:value="0.304054">
                <text:p>0.30405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73432">
                <text:p>0.173432</text:p>
              </table:table-cell>
              <table:table-cell office:value-type="float" office:value="0.231821">
                <text:p>0.231821</text:p>
              </table:table-cell>
              <table:table-cell office:value-type="float" office:value="0.266734">
                <text:p>0.266734</text:p>
              </table:table-cell>
              <table:table-cell office:value-type="float" office:value="0.300658">
                <text:p>0.300658</text:p>
              </table:table-cell>
              <table:table-cell office:value-type="float" office:value="0.324311">
                <text:p>0.324311</text:p>
              </table:table-cell>
              <table:table-cell office:value-type="float" office:value="0.349299">
                <text:p>0.349299</text:p>
              </table:table-cell>
              <table:table-cell office:value-type="float" office:value="0.365059">
                <text:p>0.365059</text:p>
              </table:table-cell>
              <table:table-cell office:value-type="float" office:value="0.38237">
                <text:p>0.38237</text:p>
              </table:table-cell>
              <table:table-cell office:value-type="float" office:value="0.396618">
                <text:p>0.396618</text:p>
              </table:table-cell>
              <table:table-cell office:value-type="float" office:value="0.432334">
                <text:p>0.432334</text:p>
              </table:table-cell>
              <table:table-cell office:value-type="float" office:value="0.504852">
                <text:p>0.504852</text:p>
              </table:table-cell>
              <table:table-cell office:value-type="float" office:value="0.322264">
                <text:p>0.3222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72103">
                <text:p>0.172103</text:p>
              </table:table-cell>
              <table:table-cell office:value-type="float" office:value="0.232882">
                <text:p>0.232882</text:p>
              </table:table-cell>
              <table:table-cell office:value-type="float" office:value="0.266046">
                <text:p>0.266046</text:p>
              </table:table-cell>
              <table:table-cell office:value-type="float" office:value="0.302512">
                <text:p>0.302512</text:p>
              </table:table-cell>
              <table:table-cell office:value-type="float" office:value="0.326439">
                <text:p>0.326439</text:p>
              </table:table-cell>
              <table:table-cell office:value-type="float" office:value="0.350207">
                <text:p>0.350207</text:p>
              </table:table-cell>
              <table:table-cell office:value-type="float" office:value="0.364343">
                <text:p>0.364343</text:p>
              </table:table-cell>
              <table:table-cell office:value-type="float" office:value="0.37985">
                <text:p>0.37985</text:p>
              </table:table-cell>
              <table:table-cell office:value-type="float" office:value="0.394835">
                <text:p>0.394835</text:p>
              </table:table-cell>
              <table:table-cell office:value-type="float" office:value="0.428566">
                <text:p>0.428566</text:p>
              </table:table-cell>
              <table:table-cell office:value-type="float" office:value="0.504852">
                <text:p>0.504852</text:p>
              </table:table-cell>
              <table:table-cell office:value-type="float" office:value="0.321778">
                <text:p>0.32177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83226">
                <text:p>0.183226</text:p>
              </table:table-cell>
              <table:table-cell office:value-type="float" office:value="0.233562">
                <text:p>0.233562</text:p>
              </table:table-cell>
              <table:table-cell office:value-type="float" office:value="0.2658">
                <text:p>0.2658</text:p>
              </table:table-cell>
              <table:table-cell office:value-type="float" office:value="0.301763">
                <text:p>0.301763</text:p>
              </table:table-cell>
              <table:table-cell office:value-type="float" office:value="0.320707">
                <text:p>0.320707</text:p>
              </table:table-cell>
              <table:table-cell office:value-type="float" office:value="0.345541">
                <text:p>0.345541</text:p>
              </table:table-cell>
              <table:table-cell office:value-type="float" office:value="0.362876">
                <text:p>0.362876</text:p>
              </table:table-cell>
              <table:table-cell office:value-type="float" office:value="0.379678">
                <text:p>0.379678</text:p>
              </table:table-cell>
              <table:table-cell office:value-type="float" office:value="0.393226">
                <text:p>0.393226</text:p>
              </table:table-cell>
              <table:table-cell office:value-type="float" office:value="0.426765">
                <text:p>0.426765</text:p>
              </table:table-cell>
              <table:table-cell office:value-type="float" office:value="0.504852">
                <text:p>0.504852</text:p>
              </table:table-cell>
              <table:table-cell office:value-type="float" office:value="0.321314">
                <text:p>0.3213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71449">
                <text:p>0.171449</text:p>
              </table:table-cell>
              <table:table-cell office:value-type="float" office:value="0.227766">
                <text:p>0.227766</text:p>
              </table:table-cell>
              <table:table-cell office:value-type="float" office:value="0.260401">
                <text:p>0.260401</text:p>
              </table:table-cell>
              <table:table-cell office:value-type="float" office:value="0.299243">
                <text:p>0.299243</text:p>
              </table:table-cell>
              <table:table-cell office:value-type="float" office:value="0.326422">
                <text:p>0.326422</text:p>
              </table:table-cell>
              <table:table-cell office:value-type="float" office:value="0.350236">
                <text:p>0.350236</text:p>
              </table:table-cell>
              <table:table-cell office:value-type="float" office:value="0.368839">
                <text:p>0.368839</text:p>
              </table:table-cell>
              <table:table-cell office:value-type="float" office:value="0.384809">
                <text:p>0.384809</text:p>
              </table:table-cell>
              <table:table-cell office:value-type="float" office:value="0.398782">
                <text:p>0.398782</text:p>
              </table:table-cell>
              <table:table-cell office:value-type="float" office:value="0.426891">
                <text:p>0.426891</text:p>
              </table:table-cell>
              <table:table-cell office:value-type="float" office:value="0.504852">
                <text:p>0.504852</text:p>
              </table:table-cell>
              <table:table-cell office:value-type="float" office:value="0.321484">
                <text:p>0.32148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68972">
                <text:p>0.168972</text:p>
              </table:table-cell>
              <table:table-cell office:value-type="float" office:value="0.235382">
                <text:p>0.235382</text:p>
              </table:table-cell>
              <table:table-cell office:value-type="float" office:value="0.271443">
                <text:p>0.271443</text:p>
              </table:table-cell>
              <table:table-cell office:value-type="float" office:value="0.302507">
                <text:p>0.302507</text:p>
              </table:table-cell>
              <table:table-cell office:value-type="float" office:value="0.329193">
                <text:p>0.329193</text:p>
              </table:table-cell>
              <table:table-cell office:value-type="float" office:value="0.348459">
                <text:p>0.348459</text:p>
              </table:table-cell>
              <table:table-cell office:value-type="float" office:value="0.364646">
                <text:p>0.364646</text:p>
              </table:table-cell>
              <table:table-cell office:value-type="float" office:value="0.379747">
                <text:p>0.379747</text:p>
              </table:table-cell>
              <table:table-cell office:value-type="float" office:value="0.399593">
                <text:p>0.399593</text:p>
              </table:table-cell>
              <table:table-cell office:value-type="float" office:value="0.428619">
                <text:p>0.428619</text:p>
              </table:table-cell>
              <table:table-cell office:value-type="float" office:value="0.504852">
                <text:p>0.504852</text:p>
              </table:table-cell>
              <table:table-cell office:value-type="float" office:value="0.322856">
                <text:p>0.3228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93437">
                <text:p>0.193437</text:p>
              </table:table-cell>
              <table:table-cell office:value-type="float" office:value="0.256671">
                <text:p>0.256671</text:p>
              </table:table-cell>
              <table:table-cell office:value-type="float" office:value="0.301307">
                <text:p>0.301307</text:p>
              </table:table-cell>
              <table:table-cell office:value-type="float" office:value="0.328148">
                <text:p>0.328148</text:p>
              </table:table-cell>
              <table:table-cell office:value-type="float" office:value="0.346205">
                <text:p>0.346205</text:p>
              </table:table-cell>
              <table:table-cell office:value-type="float" office:value="0.361098">
                <text:p>0.361098</text:p>
              </table:table-cell>
              <table:table-cell office:value-type="float" office:value="0.373557">
                <text:p>0.373557</text:p>
              </table:table-cell>
              <table:table-cell office:value-type="float" office:value="0.386528">
                <text:p>0.386528</text:p>
              </table:table-cell>
              <table:table-cell office:value-type="float" office:value="0.403579">
                <text:p>0.403579</text:p>
              </table:table-cell>
              <table:table-cell office:value-type="float" office:value="0.431455">
                <text:p>0.431455</text:p>
              </table:table-cell>
              <table:table-cell office:value-type="float" office:value="0.504852">
                <text:p>0.504852</text:p>
              </table:table-cell>
              <table:table-cell office:value-type="float" office:value="0.338198">
                <text:p>0.3381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447">
                <text:p>0.18447</text:p>
              </table:table-cell>
              <table:table-cell office:value-type="float" office:value="0.257538">
                <text:p>0.257538</text:p>
              </table:table-cell>
              <table:table-cell office:value-type="float" office:value="0.298471">
                <text:p>0.298471</text:p>
              </table:table-cell>
              <table:table-cell office:value-type="float" office:value="0.328611">
                <text:p>0.328611</text:p>
              </table:table-cell>
              <table:table-cell office:value-type="float" office:value="0.348112">
                <text:p>0.348112</text:p>
              </table:table-cell>
              <table:table-cell office:value-type="float" office:value="0.362932">
                <text:p>0.362932</text:p>
              </table:table-cell>
              <table:table-cell office:value-type="float" office:value="0.373488">
                <text:p>0.373488</text:p>
              </table:table-cell>
              <table:table-cell office:value-type="float" office:value="0.385195">
                <text:p>0.385195</text:p>
              </table:table-cell>
              <table:table-cell office:value-type="float" office:value="0.400383">
                <text:p>0.400383</text:p>
              </table:table-cell>
              <table:table-cell office:value-type="float" office:value="0.427798">
                <text:p>0.427798</text:p>
              </table:table-cell>
              <table:table-cell office:value-type="float" office:value="0.504852">
                <text:p>0.504852</text:p>
              </table:table-cell>
              <table:table-cell office:value-type="float" office:value="0.3367">
                <text:p>0.33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72218">
                <text:p>0.172218</text:p>
              </table:table-cell>
              <table:table-cell office:value-type="float" office:value="0.25177">
                <text:p>0.25177</text:p>
              </table:table-cell>
              <table:table-cell office:value-type="float" office:value="0.293158">
                <text:p>0.293158</text:p>
              </table:table-cell>
              <table:table-cell office:value-type="float" office:value="0.317952">
                <text:p>0.317952</text:p>
              </table:table-cell>
              <table:table-cell office:value-type="float" office:value="0.338712">
                <text:p>0.338712</text:p>
              </table:table-cell>
              <table:table-cell office:value-type="float" office:value="0.353493">
                <text:p>0.353493</text:p>
              </table:table-cell>
              <table:table-cell office:value-type="float" office:value="0.367384">
                <text:p>0.367384</text:p>
              </table:table-cell>
              <table:table-cell office:value-type="float" office:value="0.381351">
                <text:p>0.381351</text:p>
              </table:table-cell>
              <table:table-cell office:value-type="float" office:value="0.3962">
                <text:p>0.3962</text:p>
              </table:table-cell>
              <table:table-cell office:value-type="float" office:value="0.426861">
                <text:p>0.426861</text:p>
              </table:table-cell>
              <table:table-cell office:value-type="float" office:value="0.504852">
                <text:p>0.504852</text:p>
              </table:table-cell>
              <table:table-cell office:value-type="float" office:value="0.32991">
                <text:p>0.3299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65053">
                <text:p>0.165053</text:p>
              </table:table-cell>
              <table:table-cell office:value-type="float" office:value="0.252457">
                <text:p>0.252457</text:p>
              </table:table-cell>
              <table:table-cell office:value-type="float" office:value="0.286943">
                <text:p>0.286943</text:p>
              </table:table-cell>
              <table:table-cell office:value-type="float" office:value="0.313168">
                <text:p>0.313168</text:p>
              </table:table-cell>
              <table:table-cell office:value-type="float" office:value="0.336051">
                <text:p>0.336051</text:p>
              </table:table-cell>
              <table:table-cell office:value-type="float" office:value="0.354413">
                <text:p>0.354413</text:p>
              </table:table-cell>
              <table:table-cell office:value-type="float" office:value="0.371115">
                <text:p>0.371115</text:p>
              </table:table-cell>
              <table:table-cell office:value-type="float" office:value="0.382389">
                <text:p>0.382389</text:p>
              </table:table-cell>
              <table:table-cell office:value-type="float" office:value="0.396148">
                <text:p>0.396148</text:p>
              </table:table-cell>
              <table:table-cell office:value-type="float" office:value="0.427923">
                <text:p>0.427923</text:p>
              </table:table-cell>
              <table:table-cell office:value-type="float" office:value="0.504852">
                <text:p>0.504852</text:p>
              </table:table-cell>
              <table:table-cell office:value-type="float" office:value="0.328566">
                <text:p>0.3285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65027">
                <text:p>0.165027</text:p>
              </table:table-cell>
              <table:table-cell office:value-type="float" office:value="0.248056">
                <text:p>0.248056</text:p>
              </table:table-cell>
              <table:table-cell office:value-type="float" office:value="0.276005">
                <text:p>0.276005</text:p>
              </table:table-cell>
              <table:table-cell office:value-type="float" office:value="0.300708">
                <text:p>0.300708</text:p>
              </table:table-cell>
              <table:table-cell office:value-type="float" office:value="0.323335">
                <text:p>0.323335</text:p>
              </table:table-cell>
              <table:table-cell office:value-type="float" office:value="0.345893">
                <text:p>0.345893</text:p>
              </table:table-cell>
              <table:table-cell office:value-type="float" office:value="0.362078">
                <text:p>0.362078</text:p>
              </table:table-cell>
              <table:table-cell office:value-type="float" office:value="0.375829">
                <text:p>0.375829</text:p>
              </table:table-cell>
              <table:table-cell office:value-type="float" office:value="0.38825">
                <text:p>0.38825</text:p>
              </table:table-cell>
              <table:table-cell office:value-type="float" office:value="0.424692">
                <text:p>0.424692</text:p>
              </table:table-cell>
              <table:table-cell office:value-type="float" office:value="0.504852">
                <text:p>0.504852</text:p>
              </table:table-cell>
              <table:table-cell office:value-type="float" office:value="0.320987">
                <text:p>0.3209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8265">
                <text:p>0.18265</text:p>
              </table:table-cell>
              <table:table-cell office:value-type="float" office:value="0.256714">
                <text:p>0.256714</text:p>
              </table:table-cell>
              <table:table-cell office:value-type="float" office:value="0.284737">
                <text:p>0.284737</text:p>
              </table:table-cell>
              <table:table-cell office:value-type="float" office:value="0.303919">
                <text:p>0.303919</text:p>
              </table:table-cell>
              <table:table-cell office:value-type="float" office:value="0.327544">
                <text:p>0.327544</text:p>
              </table:table-cell>
              <table:table-cell office:value-type="float" office:value="0.349514">
                <text:p>0.349514</text:p>
              </table:table-cell>
              <table:table-cell office:value-type="float" office:value="0.364293">
                <text:p>0.364293</text:p>
              </table:table-cell>
              <table:table-cell office:value-type="float" office:value="0.377631">
                <text:p>0.377631</text:p>
              </table:table-cell>
              <table:table-cell office:value-type="float" office:value="0.392111">
                <text:p>0.392111</text:p>
              </table:table-cell>
              <table:table-cell office:value-type="float" office:value="0.425538">
                <text:p>0.425538</text:p>
              </table:table-cell>
              <table:table-cell office:value-type="float" office:value="0.504852">
                <text:p>0.504852</text:p>
              </table:table-cell>
              <table:table-cell office:value-type="float" office:value="0.326465">
                <text:p>0.32646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53028">
                <text:p>0.153028</text:p>
              </table:table-cell>
              <table:table-cell office:value-type="float" office:value="0.234886">
                <text:p>0.234886</text:p>
              </table:table-cell>
              <table:table-cell office:value-type="float" office:value="0.281023">
                <text:p>0.281023</text:p>
              </table:table-cell>
              <table:table-cell office:value-type="float" office:value="0.301787">
                <text:p>0.301787</text:p>
              </table:table-cell>
              <table:table-cell office:value-type="float" office:value="0.32682">
                <text:p>0.32682</text:p>
              </table:table-cell>
              <table:table-cell office:value-type="float" office:value="0.353758">
                <text:p>0.353758</text:p>
              </table:table-cell>
              <table:table-cell office:value-type="float" office:value="0.368963">
                <text:p>0.368963</text:p>
              </table:table-cell>
              <table:table-cell office:value-type="float" office:value="0.381886">
                <text:p>0.381886</text:p>
              </table:table-cell>
              <table:table-cell office:value-type="float" office:value="0.396112">
                <text:p>0.396112</text:p>
              </table:table-cell>
              <table:table-cell office:value-type="float" office:value="0.426488">
                <text:p>0.426488</text:p>
              </table:table-cell>
              <table:table-cell office:value-type="float" office:value="0.504852">
                <text:p>0.504852</text:p>
              </table:table-cell>
              <table:table-cell office:value-type="float" office:value="0.322475">
                <text:p>0.32247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04077">
                <text:p>0.104077</text:p>
              </table:table-cell>
              <table:table-cell office:value-type="float" office:value="0.245582">
                <text:p>0.245582</text:p>
              </table:table-cell>
              <table:table-cell office:value-type="float" office:value="0.284412">
                <text:p>0.284412</text:p>
              </table:table-cell>
              <table:table-cell office:value-type="float" office:value="0.307004">
                <text:p>0.307004</text:p>
              </table:table-cell>
              <table:table-cell office:value-type="float" office:value="0.328868">
                <text:p>0.328868</text:p>
              </table:table-cell>
              <table:table-cell office:value-type="float" office:value="0.350406">
                <text:p>0.350406</text:p>
              </table:table-cell>
              <table:table-cell office:value-type="float" office:value="0.366447">
                <text:p>0.366447</text:p>
              </table:table-cell>
              <table:table-cell office:value-type="float" office:value="0.381379">
                <text:p>0.381379</text:p>
              </table:table-cell>
              <table:table-cell office:value-type="float" office:value="0.398518">
                <text:p>0.398518</text:p>
              </table:table-cell>
              <table:table-cell office:value-type="float" office:value="0.438244">
                <text:p>0.438244</text:p>
              </table:table-cell>
              <table:table-cell office:value-type="float" office:value="0.504852">
                <text:p>0.504852</text:p>
              </table:table-cell>
              <table:table-cell office:value-type="float" office:value="0.320494">
                <text:p>0.32049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51904">
                <text:p>0.151904</text:p>
              </table:table-cell>
              <table:table-cell office:value-type="float" office:value="0.245288">
                <text:p>0.245288</text:p>
              </table:table-cell>
              <table:table-cell office:value-type="float" office:value="0.290294">
                <text:p>0.290294</text:p>
              </table:table-cell>
              <table:table-cell office:value-type="float" office:value="0.314679">
                <text:p>0.314679</text:p>
              </table:table-cell>
              <table:table-cell office:value-type="float" office:value="0.338457">
                <text:p>0.338457</text:p>
              </table:table-cell>
              <table:table-cell office:value-type="float" office:value="0.358312">
                <text:p>0.358312</text:p>
              </table:table-cell>
              <table:table-cell office:value-type="float" office:value="0.370608">
                <text:p>0.370608</text:p>
              </table:table-cell>
              <table:table-cell office:value-type="float" office:value="0.383961">
                <text:p>0.383961</text:p>
              </table:table-cell>
              <table:table-cell office:value-type="float" office:value="0.400598">
                <text:p>0.400598</text:p>
              </table:table-cell>
              <table:table-cell office:value-type="float" office:value="0.432151">
                <text:p>0.432151</text:p>
              </table:table-cell>
              <table:table-cell office:value-type="float" office:value="0.504852">
                <text:p>0.504852</text:p>
              </table:table-cell>
              <table:table-cell office:value-type="float" office:value="0.328625">
                <text:p>0.3286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55355">
                <text:p>0.155355</text:p>
              </table:table-cell>
              <table:table-cell office:value-type="float" office:value="0.254287">
                <text:p>0.254287</text:p>
              </table:table-cell>
              <table:table-cell office:value-type="float" office:value="0.299536">
                <text:p>0.299536</text:p>
              </table:table-cell>
              <table:table-cell office:value-type="float" office:value="0.328562">
                <text:p>0.328562</text:p>
              </table:table-cell>
              <table:table-cell office:value-type="float" office:value="0.347127">
                <text:p>0.347127</text:p>
              </table:table-cell>
              <table:table-cell office:value-type="float" office:value="0.361387">
                <text:p>0.361387</text:p>
              </table:table-cell>
              <table:table-cell office:value-type="float" office:value="0.373569">
                <text:p>0.373569</text:p>
              </table:table-cell>
              <table:table-cell office:value-type="float" office:value="0.385018">
                <text:p>0.385018</text:p>
              </table:table-cell>
              <table:table-cell office:value-type="float" office:value="0.402187">
                <text:p>0.402187</text:p>
              </table:table-cell>
              <table:table-cell office:value-type="float" office:value="0.431323">
                <text:p>0.431323</text:p>
              </table:table-cell>
              <table:table-cell office:value-type="float" office:value="0.504852">
                <text:p>0.504852</text:p>
              </table:table-cell>
              <table:table-cell office:value-type="float" office:value="0.333835">
                <text:p>0.33383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65235">
                <text:p>0.165235</text:p>
              </table:table-cell>
              <table:table-cell office:value-type="float" office:value="0.24868">
                <text:p>0.24868</text:p>
              </table:table-cell>
              <table:table-cell office:value-type="float" office:value="0.292954">
                <text:p>0.292954</text:p>
              </table:table-cell>
              <table:table-cell office:value-type="float" office:value="0.32353">
                <text:p>0.32353</text:p>
              </table:table-cell>
              <table:table-cell office:value-type="float" office:value="0.342374">
                <text:p>0.342374</text:p>
              </table:table-cell>
              <table:table-cell office:value-type="float" office:value="0.356277">
                <text:p>0.356277</text:p>
              </table:table-cell>
              <table:table-cell office:value-type="float" office:value="0.36976">
                <text:p>0.36976</text:p>
              </table:table-cell>
              <table:table-cell office:value-type="float" office:value="0.38269">
                <text:p>0.38269</text:p>
              </table:table-cell>
              <table:table-cell office:value-type="float" office:value="0.397221">
                <text:p>0.397221</text:p>
              </table:table-cell>
              <table:table-cell office:value-type="float" office:value="0.424815">
                <text:p>0.424815</text:p>
              </table:table-cell>
              <table:table-cell office:value-type="float" office:value="0.504852">
                <text:p>0.504852</text:p>
              </table:table-cell>
              <table:table-cell office:value-type="float" office:value="0.330354">
                <text:p>0.3303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768">
                <text:p>0.20768</text:p>
              </table:table-cell>
              <table:table-cell office:value-type="float" office:value="0.262066">
                <text:p>0.262066</text:p>
              </table:table-cell>
              <table:table-cell office:value-type="float" office:value="0.297408">
                <text:p>0.297408</text:p>
              </table:table-cell>
              <table:table-cell office:value-type="float" office:value="0.321779">
                <text:p>0.321779</text:p>
              </table:table-cell>
              <table:table-cell office:value-type="float" office:value="0.341947">
                <text:p>0.341947</text:p>
              </table:table-cell>
              <table:table-cell office:value-type="float" office:value="0.355118">
                <text:p>0.355118</text:p>
              </table:table-cell>
              <table:table-cell office:value-type="float" office:value="0.369645">
                <text:p>0.369645</text:p>
              </table:table-cell>
              <table:table-cell office:value-type="float" office:value="0.380154">
                <text:p>0.380154</text:p>
              </table:table-cell>
              <table:table-cell office:value-type="float" office:value="0.391325">
                <text:p>0.391325</text:p>
              </table:table-cell>
              <table:table-cell office:value-type="float" office:value="0.42303">
                <text:p>0.42303</text:p>
              </table:table-cell>
              <table:table-cell office:value-type="float" office:value="0.504852">
                <text:p>0.504852</text:p>
              </table:table-cell>
              <table:table-cell office:value-type="float" office:value="0.335015">
                <text:p>0.33501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04234">
                <text:p>0.204234</text:p>
              </table:table-cell>
              <table:table-cell office:value-type="float" office:value="0.266351">
                <text:p>0.266351</text:p>
              </table:table-cell>
              <table:table-cell office:value-type="float" office:value="0.302035">
                <text:p>0.302035</text:p>
              </table:table-cell>
              <table:table-cell office:value-type="float" office:value="0.330337">
                <text:p>0.330337</text:p>
              </table:table-cell>
              <table:table-cell office:value-type="float" office:value="0.350056">
                <text:p>0.350056</text:p>
              </table:table-cell>
              <table:table-cell office:value-type="float" office:value="0.363922">
                <text:p>0.363922</text:p>
              </table:table-cell>
              <table:table-cell office:value-type="float" office:value="0.374451">
                <text:p>0.374451</text:p>
              </table:table-cell>
              <table:table-cell office:value-type="float" office:value="0.384815">
                <text:p>0.384815</text:p>
              </table:table-cell>
              <table:table-cell office:value-type="float" office:value="0.397169">
                <text:p>0.397169</text:p>
              </table:table-cell>
              <table:table-cell office:value-type="float" office:value="0.427388">
                <text:p>0.427388</text:p>
              </table:table-cell>
              <table:table-cell office:value-type="float" office:value="0.504852">
                <text:p>0.504852</text:p>
              </table:table-cell>
              <table:table-cell office:value-type="float" office:value="0.340076">
                <text:p>0.34007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27549">
                <text:p>0.227549</text:p>
              </table:table-cell>
              <table:table-cell office:value-type="float" office:value="0.282745">
                <text:p>0.282745</text:p>
              </table:table-cell>
              <table:table-cell office:value-type="float" office:value="0.309047">
                <text:p>0.309047</text:p>
              </table:table-cell>
              <table:table-cell office:value-type="float" office:value="0.331503">
                <text:p>0.331503</text:p>
              </table:table-cell>
              <table:table-cell office:value-type="float" office:value="0.35168">
                <text:p>0.35168</text:p>
              </table:table-cell>
              <table:table-cell office:value-type="float" office:value="0.365293">
                <text:p>0.365293</text:p>
              </table:table-cell>
              <table:table-cell office:value-type="float" office:value="0.374011">
                <text:p>0.374011</text:p>
              </table:table-cell>
              <table:table-cell office:value-type="float" office:value="0.38437">
                <text:p>0.38437</text:p>
              </table:table-cell>
              <table:table-cell office:value-type="float" office:value="0.396884">
                <text:p>0.396884</text:p>
              </table:table-cell>
              <table:table-cell office:value-type="float" office:value="0.43322">
                <text:p>0.43322</text:p>
              </table:table-cell>
              <table:table-cell office:value-type="float" office:value="0.504997">
                <text:p>0.504997</text:p>
              </table:table-cell>
              <table:table-cell office:value-type="float" office:value="0.34563">
                <text:p>0.345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30641">
                <text:p>0.230641</text:p>
              </table:table-cell>
              <table:table-cell office:value-type="float" office:value="0.281774">
                <text:p>0.281774</text:p>
              </table:table-cell>
              <table:table-cell office:value-type="float" office:value="0.306543">
                <text:p>0.306543</text:p>
              </table:table-cell>
              <table:table-cell office:value-type="float" office:value="0.325548">
                <text:p>0.325548</text:p>
              </table:table-cell>
              <table:table-cell office:value-type="float" office:value="0.34687">
                <text:p>0.34687</text:p>
              </table:table-cell>
              <table:table-cell office:value-type="float" office:value="0.361949">
                <text:p>0.361949</text:p>
              </table:table-cell>
              <table:table-cell office:value-type="float" office:value="0.373295">
                <text:p>0.373295</text:p>
              </table:table-cell>
              <table:table-cell office:value-type="float" office:value="0.383462">
                <text:p>0.383462</text:p>
              </table:table-cell>
              <table:table-cell office:value-type="float" office:value="0.397627">
                <text:p>0.397627</text:p>
              </table:table-cell>
              <table:table-cell office:value-type="float" office:value="0.433876">
                <text:p>0.433876</text:p>
              </table:table-cell>
              <table:table-cell office:value-type="float" office:value="0.504997">
                <text:p>0.504997</text:p>
              </table:table-cell>
              <table:table-cell office:value-type="float" office:value="0.344158">
                <text:p>0.3441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6554">
                <text:p>0.216554</text:p>
              </table:table-cell>
              <table:table-cell office:value-type="float" office:value="0.284527">
                <text:p>0.284527</text:p>
              </table:table-cell>
              <table:table-cell office:value-type="float" office:value="0.319043">
                <text:p>0.319043</text:p>
              </table:table-cell>
              <table:table-cell office:value-type="float" office:value="0.33921">
                <text:p>0.33921</text:p>
              </table:table-cell>
              <table:table-cell office:value-type="float" office:value="0.355763">
                <text:p>0.355763</text:p>
              </table:table-cell>
              <table:table-cell office:value-type="float" office:value="0.368495">
                <text:p>0.368495</text:p>
              </table:table-cell>
              <table:table-cell office:value-type="float" office:value="0.377496">
                <text:p>0.377496</text:p>
              </table:table-cell>
              <table:table-cell office:value-type="float" office:value="0.389511">
                <text:p>0.389511</text:p>
              </table:table-cell>
              <table:table-cell office:value-type="float" office:value="0.403704">
                <text:p>0.403704</text:p>
              </table:table-cell>
              <table:table-cell office:value-type="float" office:value="0.433171">
                <text:p>0.433171</text:p>
              </table:table-cell>
              <table:table-cell office:value-type="float" office:value="0.504997">
                <text:p>0.504997</text:p>
              </table:table-cell>
              <table:table-cell office:value-type="float" office:value="0.348747">
                <text:p>0.348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23303">
                <text:p>0.223303</text:p>
              </table:table-cell>
              <table:table-cell office:value-type="float" office:value="0.273564">
                <text:p>0.273564</text:p>
              </table:table-cell>
              <table:table-cell office:value-type="float" office:value="0.304058">
                <text:p>0.304058</text:p>
              </table:table-cell>
              <table:table-cell office:value-type="float" office:value="0.323311">
                <text:p>0.323311</text:p>
              </table:table-cell>
              <table:table-cell office:value-type="float" office:value="0.343707">
                <text:p>0.343707</text:p>
              </table:table-cell>
              <table:table-cell office:value-type="float" office:value="0.362036">
                <text:p>0.362036</text:p>
              </table:table-cell>
              <table:table-cell office:value-type="float" office:value="0.371567">
                <text:p>0.371567</text:p>
              </table:table-cell>
              <table:table-cell office:value-type="float" office:value="0.383828">
                <text:p>0.383828</text:p>
              </table:table-cell>
              <table:table-cell office:value-type="float" office:value="0.400832">
                <text:p>0.400832</text:p>
              </table:table-cell>
              <table:table-cell office:value-type="float" office:value="0.434313">
                <text:p>0.434313</text:p>
              </table:table-cell>
              <table:table-cell office:value-type="float" office:value="0.504997">
                <text:p>0.504997</text:p>
              </table:table-cell>
              <table:table-cell office:value-type="float" office:value="0.342052">
                <text:p>0.3420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44574">
                <text:p>0.244574</text:p>
              </table:table-cell>
              <table:table-cell office:value-type="float" office:value="0.289496">
                <text:p>0.289496</text:p>
              </table:table-cell>
              <table:table-cell office:value-type="float" office:value="0.316127">
                <text:p>0.316127</text:p>
              </table:table-cell>
              <table:table-cell office:value-type="float" office:value="0.337334">
                <text:p>0.337334</text:p>
              </table:table-cell>
              <table:table-cell office:value-type="float" office:value="0.354309">
                <text:p>0.354309</text:p>
              </table:table-cell>
              <table:table-cell office:value-type="float" office:value="0.368309">
                <text:p>0.368309</text:p>
              </table:table-cell>
              <table:table-cell office:value-type="float" office:value="0.377041">
                <text:p>0.377041</text:p>
              </table:table-cell>
              <table:table-cell office:value-type="float" office:value="0.38886">
                <text:p>0.38886</text:p>
              </table:table-cell>
              <table:table-cell office:value-type="float" office:value="0.40339">
                <text:p>0.40339</text:p>
              </table:table-cell>
              <table:table-cell office:value-type="float" office:value="0.433778">
                <text:p>0.433778</text:p>
              </table:table-cell>
              <table:table-cell office:value-type="float" office:value="0.504997">
                <text:p>0.504997</text:p>
              </table:table-cell>
              <table:table-cell office:value-type="float" office:value="0.351322">
                <text:p>0.3513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49533">
                <text:p>0.249533</text:p>
              </table:table-cell>
              <table:table-cell office:value-type="float" office:value="0.30362">
                <text:p>0.30362</text:p>
              </table:table-cell>
              <table:table-cell office:value-type="float" office:value="0.325243">
                <text:p>0.325243</text:p>
              </table:table-cell>
              <table:table-cell office:value-type="float" office:value="0.340253">
                <text:p>0.340253</text:p>
              </table:table-cell>
              <table:table-cell office:value-type="float" office:value="0.355514">
                <text:p>0.355514</text:p>
              </table:table-cell>
              <table:table-cell office:value-type="float" office:value="0.366094">
                <text:p>0.366094</text:p>
              </table:table-cell>
              <table:table-cell office:value-type="float" office:value="0.373738">
                <text:p>0.373738</text:p>
              </table:table-cell>
              <table:table-cell office:value-type="float" office:value="0.382764">
                <text:p>0.382764</text:p>
              </table:table-cell>
              <table:table-cell office:value-type="float" office:value="0.397844">
                <text:p>0.397844</text:p>
              </table:table-cell>
              <table:table-cell office:value-type="float" office:value="0.42942">
                <text:p>0.42942</text:p>
              </table:table-cell>
              <table:table-cell office:value-type="float" office:value="0.504997">
                <text:p>0.504997</text:p>
              </table:table-cell>
              <table:table-cell office:value-type="float" office:value="0.352402">
                <text:p>0.3524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1696">
                <text:p>0.21696</text:p>
              </table:table-cell>
              <table:table-cell office:value-type="float" office:value="0.293718">
                <text:p>0.293718</text:p>
              </table:table-cell>
              <table:table-cell office:value-type="float" office:value="0.320357">
                <text:p>0.320357</text:p>
              </table:table-cell>
              <table:table-cell office:value-type="float" office:value="0.335429">
                <text:p>0.335429</text:p>
              </table:table-cell>
              <table:table-cell office:value-type="float" office:value="0.347763">
                <text:p>0.347763</text:p>
              </table:table-cell>
              <table:table-cell office:value-type="float" office:value="0.360866">
                <text:p>0.360866</text:p>
              </table:table-cell>
              <table:table-cell office:value-type="float" office:value="0.371207">
                <text:p>0.371207</text:p>
              </table:table-cell>
              <table:table-cell office:value-type="float" office:value="0.379126">
                <text:p>0.379126</text:p>
              </table:table-cell>
              <table:table-cell office:value-type="float" office:value="0.394127">
                <text:p>0.394127</text:p>
              </table:table-cell>
              <table:table-cell office:value-type="float" office:value="0.420911">
                <text:p>0.420911</text:p>
              </table:table-cell>
              <table:table-cell office:value-type="float" office:value="0.504997">
                <text:p>0.504997</text:p>
              </table:table-cell>
              <table:table-cell office:value-type="float" office:value="0.344046">
                <text:p>0.34404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9767">
                <text:p>0.219767</text:p>
              </table:table-cell>
              <table:table-cell office:value-type="float" office:value="0.28518">
                <text:p>0.28518</text:p>
              </table:table-cell>
              <table:table-cell office:value-type="float" office:value="0.314717">
                <text:p>0.314717</text:p>
              </table:table-cell>
              <table:table-cell office:value-type="float" office:value="0.336313">
                <text:p>0.336313</text:p>
              </table:table-cell>
              <table:table-cell office:value-type="float" office:value="0.349028">
                <text:p>0.349028</text:p>
              </table:table-cell>
              <table:table-cell office:value-type="float" office:value="0.36031">
                <text:p>0.36031</text:p>
              </table:table-cell>
              <table:table-cell office:value-type="float" office:value="0.372685">
                <text:p>0.372685</text:p>
              </table:table-cell>
              <table:table-cell office:value-type="float" office:value="0.380481">
                <text:p>0.380481</text:p>
              </table:table-cell>
              <table:table-cell office:value-type="float" office:value="0.390046">
                <text:p>0.390046</text:p>
              </table:table-cell>
              <table:table-cell office:value-type="float" office:value="0.417697">
                <text:p>0.417697</text:p>
              </table:table-cell>
              <table:table-cell office:value-type="float" office:value="0.504997">
                <text:p>0.504997</text:p>
              </table:table-cell>
              <table:table-cell office:value-type="float" office:value="0.342622">
                <text:p>0.3426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33796">
                <text:p>0.233796</text:p>
              </table:table-cell>
              <table:table-cell office:value-type="float" office:value="0.287955">
                <text:p>0.287955</text:p>
              </table:table-cell>
              <table:table-cell office:value-type="float" office:value="0.322573">
                <text:p>0.322573</text:p>
              </table:table-cell>
              <table:table-cell office:value-type="float" office:value="0.34201">
                <text:p>0.34201</text:p>
              </table:table-cell>
              <table:table-cell office:value-type="float" office:value="0.355391">
                <text:p>0.355391</text:p>
              </table:table-cell>
              <table:table-cell office:value-type="float" office:value="0.365125">
                <text:p>0.365125</text:p>
              </table:table-cell>
              <table:table-cell office:value-type="float" office:value="0.372669">
                <text:p>0.372669</text:p>
              </table:table-cell>
              <table:table-cell office:value-type="float" office:value="0.380661">
                <text:p>0.380661</text:p>
              </table:table-cell>
              <table:table-cell office:value-type="float" office:value="0.391809">
                <text:p>0.391809</text:p>
              </table:table-cell>
              <table:table-cell office:value-type="float" office:value="0.415914">
                <text:p>0.415914</text:p>
              </table:table-cell>
              <table:table-cell office:value-type="float" office:value="0.504997">
                <text:p>0.504997</text:p>
              </table:table-cell>
              <table:table-cell office:value-type="float" office:value="0.34679">
                <text:p>0.3467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25088">
                <text:p>0.225088</text:p>
              </table:table-cell>
              <table:table-cell office:value-type="float" office:value="0.278872">
                <text:p>0.278872</text:p>
              </table:table-cell>
              <table:table-cell office:value-type="float" office:value="0.309929">
                <text:p>0.309929</text:p>
              </table:table-cell>
              <table:table-cell office:value-type="float" office:value="0.334263">
                <text:p>0.334263</text:p>
              </table:table-cell>
              <table:table-cell office:value-type="float" office:value="0.353303">
                <text:p>0.353303</text:p>
              </table:table-cell>
              <table:table-cell office:value-type="float" office:value="0.365778">
                <text:p>0.365778</text:p>
              </table:table-cell>
              <table:table-cell office:value-type="float" office:value="0.373745">
                <text:p>0.373745</text:p>
              </table:table-cell>
              <table:table-cell office:value-type="float" office:value="0.381971">
                <text:p>0.381971</text:p>
              </table:table-cell>
              <table:table-cell office:value-type="float" office:value="0.391755">
                <text:p>0.391755</text:p>
              </table:table-cell>
              <table:table-cell office:value-type="float" office:value="0.420874">
                <text:p>0.420874</text:p>
              </table:table-cell>
              <table:table-cell office:value-type="float" office:value="0.504997">
                <text:p>0.504997</text:p>
              </table:table-cell>
              <table:table-cell office:value-type="float" office:value="0.343558">
                <text:p>0.3435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07188">
                <text:p>0.207188</text:p>
              </table:table-cell>
              <table:table-cell office:value-type="float" office:value="0.275368">
                <text:p>0.275368</text:p>
              </table:table-cell>
              <table:table-cell office:value-type="float" office:value="0.316311">
                <text:p>0.316311</text:p>
              </table:table-cell>
              <table:table-cell office:value-type="float" office:value="0.338722">
                <text:p>0.338722</text:p>
              </table:table-cell>
              <table:table-cell office:value-type="float" office:value="0.356711">
                <text:p>0.356711</text:p>
              </table:table-cell>
              <table:table-cell office:value-type="float" office:value="0.367114">
                <text:p>0.367114</text:p>
              </table:table-cell>
              <table:table-cell office:value-type="float" office:value="0.374439">
                <text:p>0.374439</text:p>
              </table:table-cell>
              <table:table-cell office:value-type="float" office:value="0.38467">
                <text:p>0.38467</text:p>
              </table:table-cell>
              <table:table-cell office:value-type="float" office:value="0.395662">
                <text:p>0.395662</text:p>
              </table:table-cell>
              <table:table-cell office:value-type="float" office:value="0.427524">
                <text:p>0.427524</text:p>
              </table:table-cell>
              <table:table-cell office:value-type="float" office:value="0.504997">
                <text:p>0.504997</text:p>
              </table:table-cell>
              <table:table-cell office:value-type="float" office:value="0.344371">
                <text:p>0.34437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11841">
                <text:p>0.211841</text:p>
              </table:table-cell>
              <table:table-cell office:value-type="float" office:value="0.284289">
                <text:p>0.284289</text:p>
              </table:table-cell>
              <table:table-cell office:value-type="float" office:value="0.316659">
                <text:p>0.316659</text:p>
              </table:table-cell>
              <table:table-cell office:value-type="float" office:value="0.347894">
                <text:p>0.347894</text:p>
              </table:table-cell>
              <table:table-cell office:value-type="float" office:value="0.361518">
                <text:p>0.361518</text:p>
              </table:table-cell>
              <table:table-cell office:value-type="float" office:value="0.370575">
                <text:p>0.370575</text:p>
              </table:table-cell>
              <table:table-cell office:value-type="float" office:value="0.377963">
                <text:p>0.377963</text:p>
              </table:table-cell>
              <table:table-cell office:value-type="float" office:value="0.387024">
                <text:p>0.387024</text:p>
              </table:table-cell>
              <table:table-cell office:value-type="float" office:value="0.396631">
                <text:p>0.396631</text:p>
              </table:table-cell>
              <table:table-cell office:value-type="float" office:value="0.427125">
                <text:p>0.427125</text:p>
              </table:table-cell>
              <table:table-cell office:value-type="float" office:value="0.504997">
                <text:p>0.504997</text:p>
              </table:table-cell>
              <table:table-cell office:value-type="float" office:value="0.348152">
                <text:p>0.3481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35989">
                <text:p>0.235989</text:p>
              </table:table-cell>
              <table:table-cell office:value-type="float" office:value="0.300186">
                <text:p>0.300186</text:p>
              </table:table-cell>
              <table:table-cell office:value-type="float" office:value="0.326921">
                <text:p>0.326921</text:p>
              </table:table-cell>
              <table:table-cell office:value-type="float" office:value="0.349254">
                <text:p>0.349254</text:p>
              </table:table-cell>
              <table:table-cell office:value-type="float" office:value="0.363962">
                <text:p>0.363962</text:p>
              </table:table-cell>
              <table:table-cell office:value-type="float" office:value="0.373433">
                <text:p>0.373433</text:p>
              </table:table-cell>
              <table:table-cell office:value-type="float" office:value="0.380435">
                <text:p>0.380435</text:p>
              </table:table-cell>
              <table:table-cell office:value-type="float" office:value="0.387753">
                <text:p>0.387753</text:p>
              </table:table-cell>
              <table:table-cell office:value-type="float" office:value="0.398239">
                <text:p>0.398239</text:p>
              </table:table-cell>
              <table:table-cell office:value-type="float" office:value="0.432891">
                <text:p>0.432891</text:p>
              </table:table-cell>
              <table:table-cell office:value-type="float" office:value="0.504997">
                <text:p>0.504997</text:p>
              </table:table-cell>
              <table:table-cell office:value-type="float" office:value="0.354906">
                <text:p>0.35490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23013">
                <text:p>0.223013</text:p>
              </table:table-cell>
              <table:table-cell office:value-type="float" office:value="0.300393">
                <text:p>0.300393</text:p>
              </table:table-cell>
              <table:table-cell office:value-type="float" office:value="0.329394">
                <text:p>0.329394</text:p>
              </table:table-cell>
              <table:table-cell office:value-type="float" office:value="0.350304">
                <text:p>0.350304</text:p>
              </table:table-cell>
              <table:table-cell office:value-type="float" office:value="0.363371">
                <text:p>0.363371</text:p>
              </table:table-cell>
              <table:table-cell office:value-type="float" office:value="0.374067">
                <text:p>0.374067</text:p>
              </table:table-cell>
              <table:table-cell office:value-type="float" office:value="0.380729">
                <text:p>0.380729</text:p>
              </table:table-cell>
              <table:table-cell office:value-type="float" office:value="0.389098">
                <text:p>0.389098</text:p>
              </table:table-cell>
              <table:table-cell office:value-type="float" office:value="0.398585">
                <text:p>0.398585</text:p>
              </table:table-cell>
              <table:table-cell office:value-type="float" office:value="0.428857">
                <text:p>0.428857</text:p>
              </table:table-cell>
              <table:table-cell office:value-type="float" office:value="0.504997">
                <text:p>0.504997</text:p>
              </table:table-cell>
              <table:table-cell office:value-type="float" office:value="0.353781">
                <text:p>0.35378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12583">
                <text:p>0.212583</text:p>
              </table:table-cell>
              <table:table-cell office:value-type="float" office:value="0.306183">
                <text:p>0.306183</text:p>
              </table:table-cell>
              <table:table-cell office:value-type="float" office:value="0.334736">
                <text:p>0.334736</text:p>
              </table:table-cell>
              <table:table-cell office:value-type="float" office:value="0.352764">
                <text:p>0.352764</text:p>
              </table:table-cell>
              <table:table-cell office:value-type="float" office:value="0.3683">
                <text:p>0.3683</text:p>
              </table:table-cell>
              <table:table-cell office:value-type="float" office:value="0.376137">
                <text:p>0.376137</text:p>
              </table:table-cell>
              <table:table-cell office:value-type="float" office:value="0.38349">
                <text:p>0.38349</text:p>
              </table:table-cell>
              <table:table-cell office:value-type="float" office:value="0.390847">
                <text:p>0.390847</text:p>
              </table:table-cell>
              <table:table-cell office:value-type="float" office:value="0.400897">
                <text:p>0.400897</text:p>
              </table:table-cell>
              <table:table-cell office:value-type="float" office:value="0.436795">
                <text:p>0.436795</text:p>
              </table:table-cell>
              <table:table-cell office:value-type="float" office:value="0.505017">
                <text:p>0.505017</text:p>
              </table:table-cell>
              <table:table-cell office:value-type="float" office:value="0.356273">
                <text:p>0.35627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07913">
                <text:p>0.207913</text:p>
              </table:table-cell>
              <table:table-cell office:value-type="float" office:value="0.301416">
                <text:p>0.301416</text:p>
              </table:table-cell>
              <table:table-cell office:value-type="float" office:value="0.331535">
                <text:p>0.331535</text:p>
              </table:table-cell>
              <table:table-cell office:value-type="float" office:value="0.351674">
                <text:p>0.351674</text:p>
              </table:table-cell>
              <table:table-cell office:value-type="float" office:value="0.366463">
                <text:p>0.366463</text:p>
              </table:table-cell>
              <table:table-cell office:value-type="float" office:value="0.375365">
                <text:p>0.375365</text:p>
              </table:table-cell>
              <table:table-cell office:value-type="float" office:value="0.383243">
                <text:p>0.383243</text:p>
              </table:table-cell>
              <table:table-cell office:value-type="float" office:value="0.392927">
                <text:p>0.392927</text:p>
              </table:table-cell>
              <table:table-cell office:value-type="float" office:value="0.404181">
                <text:p>0.404181</text:p>
              </table:table-cell>
              <table:table-cell office:value-type="float" office:value="0.44431">
                <text:p>0.44431</text:p>
              </table:table-cell>
              <table:table-cell office:value-type="float" office:value="0.505017">
                <text:p>0.505017</text:p>
              </table:table-cell>
              <table:table-cell office:value-type="float" office:value="0.355903">
                <text:p>0.35590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22612">
                <text:p>0.222612</text:p>
              </table:table-cell>
              <table:table-cell office:value-type="float" office:value="0.295926">
                <text:p>0.295926</text:p>
              </table:table-cell>
              <table:table-cell office:value-type="float" office:value="0.328194">
                <text:p>0.328194</text:p>
              </table:table-cell>
              <table:table-cell office:value-type="float" office:value="0.350575">
                <text:p>0.350575</text:p>
              </table:table-cell>
              <table:table-cell office:value-type="float" office:value="0.365436">
                <text:p>0.365436</text:p>
              </table:table-cell>
              <table:table-cell office:value-type="float" office:value="0.374204">
                <text:p>0.374204</text:p>
              </table:table-cell>
              <table:table-cell office:value-type="float" office:value="0.382459">
                <text:p>0.382459</text:p>
              </table:table-cell>
              <table:table-cell office:value-type="float" office:value="0.392527">
                <text:p>0.392527</text:p>
              </table:table-cell>
              <table:table-cell office:value-type="float" office:value="0.406386">
                <text:p>0.406386</text:p>
              </table:table-cell>
              <table:table-cell office:value-type="float" office:value="0.452044">
                <text:p>0.452044</text:p>
              </table:table-cell>
              <table:table-cell office:value-type="float" office:value="0.505017">
                <text:p>0.505017</text:p>
              </table:table-cell>
              <table:table-cell office:value-type="float" office:value="0.357036">
                <text:p>0.35703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07235">
                <text:p>0.207235</text:p>
              </table:table-cell>
              <table:table-cell office:value-type="float" office:value="0.285934">
                <text:p>0.285934</text:p>
              </table:table-cell>
              <table:table-cell office:value-type="float" office:value="0.322641">
                <text:p>0.322641</text:p>
              </table:table-cell>
              <table:table-cell office:value-type="float" office:value="0.345218">
                <text:p>0.345218</text:p>
              </table:table-cell>
              <table:table-cell office:value-type="float" office:value="0.360533">
                <text:p>0.360533</text:p>
              </table:table-cell>
              <table:table-cell office:value-type="float" office:value="0.372207">
                <text:p>0.372207</text:p>
              </table:table-cell>
              <table:table-cell office:value-type="float" office:value="0.380949">
                <text:p>0.380949</text:p>
              </table:table-cell>
              <table:table-cell office:value-type="float" office:value="0.39192">
                <text:p>0.39192</text:p>
              </table:table-cell>
              <table:table-cell office:value-type="float" office:value="0.404627">
                <text:p>0.404627</text:p>
              </table:table-cell>
              <table:table-cell office:value-type="float" office:value="0.447157">
                <text:p>0.447157</text:p>
              </table:table-cell>
              <table:table-cell office:value-type="float" office:value="0.505017">
                <text:p>0.505017</text:p>
              </table:table-cell>
              <table:table-cell office:value-type="float" office:value="0.351842">
                <text:p>0.3518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5099">
                <text:p>0.25099</text:p>
              </table:table-cell>
              <table:table-cell office:value-type="float" office:value="0.293823">
                <text:p>0.293823</text:p>
              </table:table-cell>
              <table:table-cell office:value-type="float" office:value="0.32117">
                <text:p>0.32117</text:p>
              </table:table-cell>
              <table:table-cell office:value-type="float" office:value="0.34178">
                <text:p>0.34178</text:p>
              </table:table-cell>
              <table:table-cell office:value-type="float" office:value="0.357788">
                <text:p>0.357788</text:p>
              </table:table-cell>
              <table:table-cell office:value-type="float" office:value="0.370909">
                <text:p>0.370909</text:p>
              </table:table-cell>
              <table:table-cell office:value-type="float" office:value="0.379261">
                <text:p>0.379261</text:p>
              </table:table-cell>
              <table:table-cell office:value-type="float" office:value="0.388776">
                <text:p>0.388776</text:p>
              </table:table-cell>
              <table:table-cell office:value-type="float" office:value="0.402791">
                <text:p>0.402791</text:p>
              </table:table-cell>
              <table:table-cell office:value-type="float" office:value="0.447276">
                <text:p>0.447276</text:p>
              </table:table-cell>
              <table:table-cell office:value-type="float" office:value="0.505017">
                <text:p>0.505017</text:p>
              </table:table-cell>
              <table:table-cell office:value-type="float" office:value="0.355456">
                <text:p>0.35545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33556">
                <text:p>0.233556</text:p>
              </table:table-cell>
              <table:table-cell office:value-type="float" office:value="0.287214">
                <text:p>0.287214</text:p>
              </table:table-cell>
              <table:table-cell office:value-type="float" office:value="0.313889">
                <text:p>0.313889</text:p>
              </table:table-cell>
              <table:table-cell office:value-type="float" office:value="0.337171">
                <text:p>0.337171</text:p>
              </table:table-cell>
              <table:table-cell office:value-type="float" office:value="0.352804">
                <text:p>0.352804</text:p>
              </table:table-cell>
              <table:table-cell office:value-type="float" office:value="0.364199">
                <text:p>0.364199</text:p>
              </table:table-cell>
              <table:table-cell office:value-type="float" office:value="0.376562">
                <text:p>0.376562</text:p>
              </table:table-cell>
              <table:table-cell office:value-type="float" office:value="0.387718">
                <text:p>0.387718</text:p>
              </table:table-cell>
              <table:table-cell office:value-type="float" office:value="0.402752">
                <text:p>0.402752</text:p>
              </table:table-cell>
              <table:table-cell office:value-type="float" office:value="0.43419">
                <text:p>0.43419</text:p>
              </table:table-cell>
              <table:table-cell office:value-type="float" office:value="0.505017">
                <text:p>0.505017</text:p>
              </table:table-cell>
              <table:table-cell office:value-type="float" office:value="0.349005">
                <text:p>0.349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212">
                <text:p>0.2212</text:p>
              </table:table-cell>
              <table:table-cell office:value-type="float" office:value="0.289915">
                <text:p>0.289915</text:p>
              </table:table-cell>
              <table:table-cell office:value-type="float" office:value="0.323431">
                <text:p>0.323431</text:p>
              </table:table-cell>
              <table:table-cell office:value-type="float" office:value="0.347305">
                <text:p>0.347305</text:p>
              </table:table-cell>
              <table:table-cell office:value-type="float" office:value="0.362787">
                <text:p>0.362787</text:p>
              </table:table-cell>
              <table:table-cell office:value-type="float" office:value="0.374326">
                <text:p>0.374326</text:p>
              </table:table-cell>
              <table:table-cell office:value-type="float" office:value="0.383826">
                <text:p>0.383826</text:p>
              </table:table-cell>
              <table:table-cell office:value-type="float" office:value="0.395296">
                <text:p>0.395296</text:p>
              </table:table-cell>
              <table:table-cell office:value-type="float" office:value="0.407758">
                <text:p>0.407758</text:p>
              </table:table-cell>
              <table:table-cell office:value-type="float" office:value="0.439737">
                <text:p>0.439737</text:p>
              </table:table-cell>
              <table:table-cell office:value-type="float" office:value="0.505017">
                <text:p>0.505017</text:p>
              </table:table-cell>
              <table:table-cell office:value-type="float" office:value="0.354558">
                <text:p>0.35455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3382">
                <text:p>0.193382</text:p>
              </table:table-cell>
              <table:table-cell office:value-type="float" office:value="0.277016">
                <text:p>0.277016</text:p>
              </table:table-cell>
              <table:table-cell office:value-type="float" office:value="0.309446">
                <text:p>0.309446</text:p>
              </table:table-cell>
              <table:table-cell office:value-type="float" office:value="0.342229">
                <text:p>0.342229</text:p>
              </table:table-cell>
              <table:table-cell office:value-type="float" office:value="0.363252">
                <text:p>0.363252</text:p>
              </table:table-cell>
              <table:table-cell office:value-type="float" office:value="0.376867">
                <text:p>0.376867</text:p>
              </table:table-cell>
              <table:table-cell office:value-type="float" office:value="0.388615">
                <text:p>0.388615</text:p>
              </table:table-cell>
              <table:table-cell office:value-type="float" office:value="0.399253">
                <text:p>0.399253</text:p>
              </table:table-cell>
              <table:table-cell office:value-type="float" office:value="0.413425">
                <text:p>0.413425</text:p>
              </table:table-cell>
              <table:table-cell office:value-type="float" office:value="0.443492">
                <text:p>0.443492</text:p>
              </table:table-cell>
              <table:table-cell office:value-type="float" office:value="0.505017">
                <text:p>0.505017</text:p>
              </table:table-cell>
              <table:table-cell office:value-type="float" office:value="0.350698">
                <text:p>0.35069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12723">
                <text:p>0.212723</text:p>
              </table:table-cell>
              <table:table-cell office:value-type="float" office:value="0.278758">
                <text:p>0.278758</text:p>
              </table:table-cell>
              <table:table-cell office:value-type="float" office:value="0.314146">
                <text:p>0.314146</text:p>
              </table:table-cell>
              <table:table-cell office:value-type="float" office:value="0.343198">
                <text:p>0.343198</text:p>
              </table:table-cell>
              <table:table-cell office:value-type="float" office:value="0.3607">
                <text:p>0.3607</text:p>
              </table:table-cell>
              <table:table-cell office:value-type="float" office:value="0.37357">
                <text:p>0.37357</text:p>
              </table:table-cell>
              <table:table-cell office:value-type="float" office:value="0.384924">
                <text:p>0.384924</text:p>
              </table:table-cell>
              <table:table-cell office:value-type="float" office:value="0.394509">
                <text:p>0.394509</text:p>
              </table:table-cell>
              <table:table-cell office:value-type="float" office:value="0.404922">
                <text:p>0.404922</text:p>
              </table:table-cell>
              <table:table-cell office:value-type="float" office:value="0.443416">
                <text:p>0.443416</text:p>
              </table:table-cell>
              <table:table-cell office:value-type="float" office:value="0.505017">
                <text:p>0.505017</text:p>
              </table:table-cell>
              <table:table-cell office:value-type="float" office:value="0.351086">
                <text:p>0.3510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09085">
                <text:p>0.209085</text:p>
              </table:table-cell>
              <table:table-cell office:value-type="float" office:value="0.27704">
                <text:p>0.27704</text:p>
              </table:table-cell>
              <table:table-cell office:value-type="float" office:value="0.310716">
                <text:p>0.310716</text:p>
              </table:table-cell>
              <table:table-cell office:value-type="float" office:value="0.3347">
                <text:p>0.3347</text:p>
              </table:table-cell>
              <table:table-cell office:value-type="float" office:value="0.353513">
                <text:p>0.353513</text:p>
              </table:table-cell>
              <table:table-cell office:value-type="float" office:value="0.368257">
                <text:p>0.368257</text:p>
              </table:table-cell>
              <table:table-cell office:value-type="float" office:value="0.380304">
                <text:p>0.380304</text:p>
              </table:table-cell>
              <table:table-cell office:value-type="float" office:value="0.391052">
                <text:p>0.391052</text:p>
              </table:table-cell>
              <table:table-cell office:value-type="float" office:value="0.404564">
                <text:p>0.404564</text:p>
              </table:table-cell>
              <table:table-cell office:value-type="float" office:value="0.44152">
                <text:p>0.44152</text:p>
              </table:table-cell>
              <table:table-cell office:value-type="float" office:value="0.505017">
                <text:p>0.505017</text:p>
              </table:table-cell>
              <table:table-cell office:value-type="float" office:value="0.347075">
                <text:p>0.3470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08551">
                <text:p>0.208551</text:p>
              </table:table-cell>
              <table:table-cell office:value-type="float" office:value="0.274769">
                <text:p>0.274769</text:p>
              </table:table-cell>
              <table:table-cell office:value-type="float" office:value="0.306907">
                <text:p>0.306907</text:p>
              </table:table-cell>
              <table:table-cell office:value-type="float" office:value="0.332623">
                <text:p>0.332623</text:p>
              </table:table-cell>
              <table:table-cell office:value-type="float" office:value="0.351216">
                <text:p>0.351216</text:p>
              </table:table-cell>
              <table:table-cell office:value-type="float" office:value="0.368276">
                <text:p>0.368276</text:p>
              </table:table-cell>
              <table:table-cell office:value-type="float" office:value="0.383347">
                <text:p>0.383347</text:p>
              </table:table-cell>
              <table:table-cell office:value-type="float" office:value="0.392678">
                <text:p>0.392678</text:p>
              </table:table-cell>
              <table:table-cell office:value-type="float" office:value="0.406982">
                <text:p>0.406982</text:p>
              </table:table-cell>
              <table:table-cell office:value-type="float" office:value="0.442126">
                <text:p>0.442126</text:p>
              </table:table-cell>
              <table:table-cell office:value-type="float" office:value="0.505017">
                <text:p>0.505017</text:p>
              </table:table-cell>
              <table:table-cell office:value-type="float" office:value="0.346747">
                <text:p>0.34674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96706">
                <text:p>0.196706</text:p>
              </table:table-cell>
              <table:table-cell office:value-type="float" office:value="0.269746">
                <text:p>0.269746</text:p>
              </table:table-cell>
              <table:table-cell office:value-type="float" office:value="0.300308">
                <text:p>0.300308</text:p>
              </table:table-cell>
              <table:table-cell office:value-type="float" office:value="0.328409">
                <text:p>0.328409</text:p>
              </table:table-cell>
              <table:table-cell office:value-type="float" office:value="0.344357">
                <text:p>0.344357</text:p>
              </table:table-cell>
              <table:table-cell office:value-type="float" office:value="0.363081">
                <text:p>0.363081</text:p>
              </table:table-cell>
              <table:table-cell office:value-type="float" office:value="0.378471">
                <text:p>0.378471</text:p>
              </table:table-cell>
              <table:table-cell office:value-type="float" office:value="0.392864">
                <text:p>0.392864</text:p>
              </table:table-cell>
              <table:table-cell office:value-type="float" office:value="0.408869">
                <text:p>0.408869</text:p>
              </table:table-cell>
              <table:table-cell office:value-type="float" office:value="0.44811">
                <text:p>0.44811</text:p>
              </table:table-cell>
              <table:table-cell office:value-type="float" office:value="0.505017">
                <text:p>0.505017</text:p>
              </table:table-cell>
              <table:table-cell office:value-type="float" office:value="0.343092">
                <text:p>0.34309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87132">
                <text:p>0.187132</text:p>
              </table:table-cell>
              <table:table-cell office:value-type="float" office:value="0.274915">
                <text:p>0.274915</text:p>
              </table:table-cell>
              <table:table-cell office:value-type="float" office:value="0.300342">
                <text:p>0.300342</text:p>
              </table:table-cell>
              <table:table-cell office:value-type="float" office:value="0.328371">
                <text:p>0.328371</text:p>
              </table:table-cell>
              <table:table-cell office:value-type="float" office:value="0.342314">
                <text:p>0.342314</text:p>
              </table:table-cell>
              <table:table-cell office:value-type="float" office:value="0.357914">
                <text:p>0.357914</text:p>
              </table:table-cell>
              <table:table-cell office:value-type="float" office:value="0.370235">
                <text:p>0.370235</text:p>
              </table:table-cell>
              <table:table-cell office:value-type="float" office:value="0.38257">
                <text:p>0.38257</text:p>
              </table:table-cell>
              <table:table-cell office:value-type="float" office:value="0.400633">
                <text:p>0.400633</text:p>
              </table:table-cell>
              <table:table-cell office:value-type="float" office:value="0.456729">
                <text:p>0.456729</text:p>
              </table:table-cell>
              <table:table-cell office:value-type="float" office:value="0.534379">
                <text:p>0.534379</text:p>
              </table:table-cell>
              <table:table-cell office:value-type="float" office:value="0.340116">
                <text:p>0.3401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96504">
                <text:p>0.196504</text:p>
              </table:table-cell>
              <table:table-cell office:value-type="float" office:value="0.275266">
                <text:p>0.275266</text:p>
              </table:table-cell>
              <table:table-cell office:value-type="float" office:value="0.298533">
                <text:p>0.298533</text:p>
              </table:table-cell>
              <table:table-cell office:value-type="float" office:value="0.322516">
                <text:p>0.322516</text:p>
              </table:table-cell>
              <table:table-cell office:value-type="float" office:value="0.338833">
                <text:p>0.338833</text:p>
              </table:table-cell>
              <table:table-cell office:value-type="float" office:value="0.351766">
                <text:p>0.351766</text:p>
              </table:table-cell>
              <table:table-cell office:value-type="float" office:value="0.364629">
                <text:p>0.364629</text:p>
              </table:table-cell>
              <table:table-cell office:value-type="float" office:value="0.38103">
                <text:p>0.38103</text:p>
              </table:table-cell>
              <table:table-cell office:value-type="float" office:value="0.400567">
                <text:p>0.400567</text:p>
              </table:table-cell>
              <table:table-cell office:value-type="float" office:value="0.452217">
                <text:p>0.452217</text:p>
              </table:table-cell>
              <table:table-cell office:value-type="float" office:value="0.534379">
                <text:p>0.534379</text:p>
              </table:table-cell>
              <table:table-cell office:value-type="float" office:value="0.338186">
                <text:p>0.3381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06899">
                <text:p>0.206899</text:p>
              </table:table-cell>
              <table:table-cell office:value-type="float" office:value="0.278625">
                <text:p>0.278625</text:p>
              </table:table-cell>
              <table:table-cell office:value-type="float" office:value="0.310117">
                <text:p>0.310117</text:p>
              </table:table-cell>
              <table:table-cell office:value-type="float" office:value="0.335055">
                <text:p>0.335055</text:p>
              </table:table-cell>
              <table:table-cell office:value-type="float" office:value="0.353761">
                <text:p>0.353761</text:p>
              </table:table-cell>
              <table:table-cell office:value-type="float" office:value="0.366621">
                <text:p>0.366621</text:p>
              </table:table-cell>
              <table:table-cell office:value-type="float" office:value="0.381139">
                <text:p>0.381139</text:p>
              </table:table-cell>
              <table:table-cell office:value-type="float" office:value="0.396324">
                <text:p>0.396324</text:p>
              </table:table-cell>
              <table:table-cell office:value-type="float" office:value="0.417606">
                <text:p>0.417606</text:p>
              </table:table-cell>
              <table:table-cell office:value-type="float" office:value="0.465376">
                <text:p>0.465376</text:p>
              </table:table-cell>
              <table:table-cell office:value-type="float" office:value="0.534379">
                <text:p>0.534379</text:p>
              </table:table-cell>
              <table:table-cell office:value-type="float" office:value="0.351152">
                <text:p>0.35115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19815">
                <text:p>0.219815</text:p>
              </table:table-cell>
              <table:table-cell office:value-type="float" office:value="0.295211">
                <text:p>0.295211</text:p>
              </table:table-cell>
              <table:table-cell office:value-type="float" office:value="0.32247">
                <text:p>0.32247</text:p>
              </table:table-cell>
              <table:table-cell office:value-type="float" office:value="0.341753">
                <text:p>0.341753</text:p>
              </table:table-cell>
              <table:table-cell office:value-type="float" office:value="0.356122">
                <text:p>0.356122</text:p>
              </table:table-cell>
              <table:table-cell office:value-type="float" office:value="0.366844">
                <text:p>0.366844</text:p>
              </table:table-cell>
              <table:table-cell office:value-type="float" office:value="0.378961">
                <text:p>0.378961</text:p>
              </table:table-cell>
              <table:table-cell office:value-type="float" office:value="0.394974">
                <text:p>0.394974</text:p>
              </table:table-cell>
              <table:table-cell office:value-type="float" office:value="0.417252">
                <text:p>0.417252</text:p>
              </table:table-cell>
              <table:table-cell office:value-type="float" office:value="0.459386">
                <text:p>0.459386</text:p>
              </table:table-cell>
              <table:table-cell office:value-type="float" office:value="0.534379">
                <text:p>0.534379</text:p>
              </table:table-cell>
              <table:table-cell office:value-type="float" office:value="0.355279">
                <text:p>0.355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09999">
                <text:p>0.209999</text:p>
              </table:table-cell>
              <table:table-cell office:value-type="float" office:value="0.286872">
                <text:p>0.286872</text:p>
              </table:table-cell>
              <table:table-cell office:value-type="float" office:value="0.323393">
                <text:p>0.323393</text:p>
              </table:table-cell>
              <table:table-cell office:value-type="float" office:value="0.344703">
                <text:p>0.344703</text:p>
              </table:table-cell>
              <table:table-cell office:value-type="float" office:value="0.360013">
                <text:p>0.360013</text:p>
              </table:table-cell>
              <table:table-cell office:value-type="float" office:value="0.370987">
                <text:p>0.370987</text:p>
              </table:table-cell>
              <table:table-cell office:value-type="float" office:value="0.386747">
                <text:p>0.386747</text:p>
              </table:table-cell>
              <table:table-cell office:value-type="float" office:value="0.401047">
                <text:p>0.401047</text:p>
              </table:table-cell>
              <table:table-cell office:value-type="float" office:value="0.422104">
                <text:p>0.422104</text:p>
              </table:table-cell>
              <table:table-cell office:value-type="float" office:value="0.461911">
                <text:p>0.461911</text:p>
              </table:table-cell>
              <table:table-cell office:value-type="float" office:value="0.534379">
                <text:p>0.534379</text:p>
              </table:table-cell>
              <table:table-cell office:value-type="float" office:value="0.356778">
                <text:p>0.35677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28715">
                <text:p>0.228715</text:p>
              </table:table-cell>
              <table:table-cell office:value-type="float" office:value="0.289284">
                <text:p>0.289284</text:p>
              </table:table-cell>
              <table:table-cell office:value-type="float" office:value="0.316936">
                <text:p>0.316936</text:p>
              </table:table-cell>
              <table:table-cell office:value-type="float" office:value="0.341198">
                <text:p>0.341198</text:p>
              </table:table-cell>
              <table:table-cell office:value-type="float" office:value="0.35915">
                <text:p>0.35915</text:p>
              </table:table-cell>
              <table:table-cell office:value-type="float" office:value="0.370999">
                <text:p>0.370999</text:p>
              </table:table-cell>
              <table:table-cell office:value-type="float" office:value="0.386385">
                <text:p>0.386385</text:p>
              </table:table-cell>
              <table:table-cell office:value-type="float" office:value="0.400904">
                <text:p>0.400904</text:p>
              </table:table-cell>
              <table:table-cell office:value-type="float" office:value="0.421621">
                <text:p>0.421621</text:p>
              </table:table-cell>
              <table:table-cell office:value-type="float" office:value="0.462699">
                <text:p>0.462699</text:p>
              </table:table-cell>
              <table:table-cell office:value-type="float" office:value="0.534379">
                <text:p>0.534379</text:p>
              </table:table-cell>
              <table:table-cell office:value-type="float" office:value="0.357789">
                <text:p>0.35778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33286">
                <text:p>0.233286</text:p>
              </table:table-cell>
              <table:table-cell office:value-type="float" office:value="0.298674">
                <text:p>0.298674</text:p>
              </table:table-cell>
              <table:table-cell office:value-type="float" office:value="0.321079">
                <text:p>0.321079</text:p>
              </table:table-cell>
              <table:table-cell office:value-type="float" office:value="0.341679">
                <text:p>0.341679</text:p>
              </table:table-cell>
              <table:table-cell office:value-type="float" office:value="0.359206">
                <text:p>0.359206</text:p>
              </table:table-cell>
              <table:table-cell office:value-type="float" office:value="0.369837">
                <text:p>0.369837</text:p>
              </table:table-cell>
              <table:table-cell office:value-type="float" office:value="0.38265">
                <text:p>0.38265</text:p>
              </table:table-cell>
              <table:table-cell office:value-type="float" office:value="0.39672">
                <text:p>0.39672</text:p>
              </table:table-cell>
              <table:table-cell office:value-type="float" office:value="0.419524">
                <text:p>0.419524</text:p>
              </table:table-cell>
              <table:table-cell office:value-type="float" office:value="0.466097">
                <text:p>0.466097</text:p>
              </table:table-cell>
              <table:table-cell office:value-type="float" office:value="0.534379">
                <text:p>0.534379</text:p>
              </table:table-cell>
              <table:table-cell office:value-type="float" office:value="0.358875">
                <text:p>0.35887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98348">
                <text:p>0.198348</text:p>
              </table:table-cell>
              <table:table-cell office:value-type="float" office:value="0.292004">
                <text:p>0.292004</text:p>
              </table:table-cell>
              <table:table-cell office:value-type="float" office:value="0.322125">
                <text:p>0.322125</text:p>
              </table:table-cell>
              <table:table-cell office:value-type="float" office:value="0.338098">
                <text:p>0.338098</text:p>
              </table:table-cell>
              <table:table-cell office:value-type="float" office:value="0.356054">
                <text:p>0.356054</text:p>
              </table:table-cell>
              <table:table-cell office:value-type="float" office:value="0.3673">
                <text:p>0.3673</text:p>
              </table:table-cell>
              <table:table-cell office:value-type="float" office:value="0.379916">
                <text:p>0.379916</text:p>
              </table:table-cell>
              <table:table-cell office:value-type="float" office:value="0.394391">
                <text:p>0.394391</text:p>
              </table:table-cell>
              <table:table-cell office:value-type="float" office:value="0.418032">
                <text:p>0.418032</text:p>
              </table:table-cell>
              <table:table-cell office:value-type="float" office:value="0.466845">
                <text:p>0.466845</text:p>
              </table:table-cell>
              <table:table-cell office:value-type="float" office:value="0.534379">
                <text:p>0.534379</text:p>
              </table:table-cell>
              <table:table-cell office:value-type="float" office:value="0.353311">
                <text:p>0.35331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01346">
                <text:p>0.201346</text:p>
              </table:table-cell>
              <table:table-cell office:value-type="float" office:value="0.288183">
                <text:p>0.288183</text:p>
              </table:table-cell>
              <table:table-cell office:value-type="float" office:value="0.318256">
                <text:p>0.318256</text:p>
              </table:table-cell>
              <table:table-cell office:value-type="float" office:value="0.333732">
                <text:p>0.333732</text:p>
              </table:table-cell>
              <table:table-cell office:value-type="float" office:value="0.353885">
                <text:p>0.353885</text:p>
              </table:table-cell>
              <table:table-cell office:value-type="float" office:value="0.371729">
                <text:p>0.371729</text:p>
              </table:table-cell>
              <table:table-cell office:value-type="float" office:value="0.384097">
                <text:p>0.384097</text:p>
              </table:table-cell>
              <table:table-cell office:value-type="float" office:value="0.399982">
                <text:p>0.399982</text:p>
              </table:table-cell>
              <table:table-cell office:value-type="float" office:value="0.424205">
                <text:p>0.424205</text:p>
              </table:table-cell>
              <table:table-cell office:value-type="float" office:value="0.4744">
                <text:p>0.4744</text:p>
              </table:table-cell>
              <table:table-cell office:value-type="float" office:value="0.539735">
                <text:p>0.539735</text:p>
              </table:table-cell>
              <table:table-cell office:value-type="float" office:value="0.354981">
                <text:p>0.35498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193207">
                <text:p>0.193207</text:p>
              </table:table-cell>
              <table:table-cell office:value-type="float" office:value="0.265935">
                <text:p>0.265935</text:p>
              </table:table-cell>
              <table:table-cell office:value-type="float" office:value="0.303643">
                <text:p>0.303643</text:p>
              </table:table-cell>
              <table:table-cell office:value-type="float" office:value="0.323987">
                <text:p>0.323987</text:p>
              </table:table-cell>
              <table:table-cell office:value-type="float" office:value="0.344891">
                <text:p>0.344891</text:p>
              </table:table-cell>
              <table:table-cell office:value-type="float" office:value="0.361809">
                <text:p>0.361809</text:p>
              </table:table-cell>
              <table:table-cell office:value-type="float" office:value="0.375953">
                <text:p>0.375953</text:p>
              </table:table-cell>
              <table:table-cell office:value-type="float" office:value="0.391392">
                <text:p>0.391392</text:p>
              </table:table-cell>
              <table:table-cell office:value-type="float" office:value="0.411516">
                <text:p>0.411516</text:p>
              </table:table-cell>
              <table:table-cell office:value-type="float" office:value="0.461078">
                <text:p>0.461078</text:p>
              </table:table-cell>
              <table:table-cell office:value-type="float" office:value="0.539735">
                <text:p>0.539735</text:p>
              </table:table-cell>
              <table:table-cell office:value-type="float" office:value="0.343341">
                <text:p>0.3433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02949">
                <text:p>0.202949</text:p>
              </table:table-cell>
              <table:table-cell office:value-type="float" office:value="0.287591">
                <text:p>0.287591</text:p>
              </table:table-cell>
              <table:table-cell office:value-type="float" office:value="0.315075">
                <text:p>0.315075</text:p>
              </table:table-cell>
              <table:table-cell office:value-type="float" office:value="0.341062">
                <text:p>0.341062</text:p>
              </table:table-cell>
              <table:table-cell office:value-type="float" office:value="0.361023">
                <text:p>0.361023</text:p>
              </table:table-cell>
              <table:table-cell office:value-type="float" office:value="0.375832">
                <text:p>0.375832</text:p>
              </table:table-cell>
              <table:table-cell office:value-type="float" office:value="0.390365">
                <text:p>0.390365</text:p>
              </table:table-cell>
              <table:table-cell office:value-type="float" office:value="0.406681">
                <text:p>0.406681</text:p>
              </table:table-cell>
              <table:table-cell office:value-type="float" office:value="0.424724">
                <text:p>0.424724</text:p>
              </table:table-cell>
              <table:table-cell office:value-type="float" office:value="0.467817">
                <text:p>0.467817</text:p>
              </table:table-cell>
              <table:table-cell office:value-type="float" office:value="0.539735">
                <text:p>0.539735</text:p>
              </table:table-cell>
              <table:table-cell office:value-type="float" office:value="0.357312">
                <text:p>0.3573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07181">
                <text:p>0.207181</text:p>
              </table:table-cell>
              <table:table-cell office:value-type="float" office:value="0.284635">
                <text:p>0.284635</text:p>
              </table:table-cell>
              <table:table-cell office:value-type="float" office:value="0.314364">
                <text:p>0.314364</text:p>
              </table:table-cell>
              <table:table-cell office:value-type="float" office:value="0.337042">
                <text:p>0.337042</text:p>
              </table:table-cell>
              <table:table-cell office:value-type="float" office:value="0.356641">
                <text:p>0.356641</text:p>
              </table:table-cell>
              <table:table-cell office:value-type="float" office:value="0.374285">
                <text:p>0.374285</text:p>
              </table:table-cell>
              <table:table-cell office:value-type="float" office:value="0.393684">
                <text:p>0.393684</text:p>
              </table:table-cell>
              <table:table-cell office:value-type="float" office:value="0.410546">
                <text:p>0.410546</text:p>
              </table:table-cell>
              <table:table-cell office:value-type="float" office:value="0.425486">
                <text:p>0.425486</text:p>
              </table:table-cell>
              <table:table-cell office:value-type="float" office:value="0.466649">
                <text:p>0.466649</text:p>
              </table:table-cell>
              <table:table-cell office:value-type="float" office:value="0.539735">
                <text:p>0.539735</text:p>
              </table:table-cell>
              <table:table-cell office:value-type="float" office:value="0.357051">
                <text:p>0.3570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07994">
                <text:p>0.207994</text:p>
              </table:table-cell>
              <table:table-cell office:value-type="float" office:value="0.281273">
                <text:p>0.281273</text:p>
              </table:table-cell>
              <table:table-cell office:value-type="float" office:value="0.314522">
                <text:p>0.314522</text:p>
              </table:table-cell>
              <table:table-cell office:value-type="float" office:value="0.337444">
                <text:p>0.337444</text:p>
              </table:table-cell>
              <table:table-cell office:value-type="float" office:value="0.361595">
                <text:p>0.361595</text:p>
              </table:table-cell>
              <table:table-cell office:value-type="float" office:value="0.380143">
                <text:p>0.380143</text:p>
              </table:table-cell>
              <table:table-cell office:value-type="float" office:value="0.395601">
                <text:p>0.395601</text:p>
              </table:table-cell>
              <table:table-cell office:value-type="float" office:value="0.414126">
                <text:p>0.414126</text:p>
              </table:table-cell>
              <table:table-cell office:value-type="float" office:value="0.437706">
                <text:p>0.437706</text:p>
              </table:table-cell>
              <table:table-cell office:value-type="float" office:value="0.482405">
                <text:p>0.482405</text:p>
              </table:table-cell>
              <table:table-cell office:value-type="float" office:value="0.539735">
                <text:p>0.539735</text:p>
              </table:table-cell>
              <table:table-cell office:value-type="float" office:value="0.361281">
                <text:p>0.36128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0177">
                <text:p>0.20177</text:p>
              </table:table-cell>
              <table:table-cell office:value-type="float" office:value="0.289341">
                <text:p>0.289341</text:p>
              </table:table-cell>
              <table:table-cell office:value-type="float" office:value="0.32589">
                <text:p>0.32589</text:p>
              </table:table-cell>
              <table:table-cell office:value-type="float" office:value="0.353059">
                <text:p>0.353059</text:p>
              </table:table-cell>
              <table:table-cell office:value-type="float" office:value="0.372638">
                <text:p>0.372638</text:p>
              </table:table-cell>
              <table:table-cell office:value-type="float" office:value="0.38588">
                <text:p>0.38588</text:p>
              </table:table-cell>
              <table:table-cell office:value-type="float" office:value="0.398994">
                <text:p>0.398994</text:p>
              </table:table-cell>
              <table:table-cell office:value-type="float" office:value="0.415663">
                <text:p>0.415663</text:p>
              </table:table-cell>
              <table:table-cell office:value-type="float" office:value="0.436621">
                <text:p>0.436621</text:p>
              </table:table-cell>
              <table:table-cell office:value-type="float" office:value="0.479514">
                <text:p>0.479514</text:p>
              </table:table-cell>
              <table:table-cell office:value-type="float" office:value="0.539735">
                <text:p>0.539735</text:p>
              </table:table-cell>
              <table:table-cell office:value-type="float" office:value="0.365937">
                <text:p>0.36593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11601">
                <text:p>0.211601</text:p>
              </table:table-cell>
              <table:table-cell office:value-type="float" office:value="0.289065">
                <text:p>0.289065</text:p>
              </table:table-cell>
              <table:table-cell office:value-type="float" office:value="0.329171">
                <text:p>0.329171</text:p>
              </table:table-cell>
              <table:table-cell office:value-type="float" office:value="0.355284">
                <text:p>0.355284</text:p>
              </table:table-cell>
              <table:table-cell office:value-type="float" office:value="0.374602">
                <text:p>0.374602</text:p>
              </table:table-cell>
              <table:table-cell office:value-type="float" office:value="0.392242">
                <text:p>0.392242</text:p>
              </table:table-cell>
              <table:table-cell office:value-type="float" office:value="0.40334">
                <text:p>0.40334</text:p>
              </table:table-cell>
              <table:table-cell office:value-type="float" office:value="0.42037">
                <text:p>0.42037</text:p>
              </table:table-cell>
              <table:table-cell office:value-type="float" office:value="0.438971">
                <text:p>0.438971</text:p>
              </table:table-cell>
              <table:table-cell office:value-type="float" office:value="0.475021">
                <text:p>0.475021</text:p>
              </table:table-cell>
              <table:table-cell office:value-type="float" office:value="0.539735">
                <text:p>0.539735</text:p>
              </table:table-cell>
              <table:table-cell office:value-type="float" office:value="0.368967">
                <text:p>0.36896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85613">
                <text:p>0.185613</text:p>
              </table:table-cell>
              <table:table-cell office:value-type="float" office:value="0.28455">
                <text:p>0.28455</text:p>
              </table:table-cell>
              <table:table-cell office:value-type="float" office:value="0.322191">
                <text:p>0.322191</text:p>
              </table:table-cell>
              <table:table-cell office:value-type="float" office:value="0.346799">
                <text:p>0.346799</text:p>
              </table:table-cell>
              <table:table-cell office:value-type="float" office:value="0.359148">
                <text:p>0.359148</text:p>
              </table:table-cell>
              <table:table-cell office:value-type="float" office:value="0.380527">
                <text:p>0.380527</text:p>
              </table:table-cell>
              <table:table-cell office:value-type="float" office:value="0.399733">
                <text:p>0.399733</text:p>
              </table:table-cell>
              <table:table-cell office:value-type="float" office:value="0.415999">
                <text:p>0.415999</text:p>
              </table:table-cell>
              <table:table-cell office:value-type="float" office:value="0.435997">
                <text:p>0.435997</text:p>
              </table:table-cell>
              <table:table-cell office:value-type="float" office:value="0.472824">
                <text:p>0.472824</text:p>
              </table:table-cell>
              <table:table-cell office:value-type="float" office:value="0.539735">
                <text:p>0.539735</text:p>
              </table:table-cell>
              <table:table-cell office:value-type="float" office:value="0.360338">
                <text:p>0.36033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89912">
                <text:p>0.189912</text:p>
              </table:table-cell>
              <table:table-cell office:value-type="float" office:value="0.285633">
                <text:p>0.285633</text:p>
              </table:table-cell>
              <table:table-cell office:value-type="float" office:value="0.322881">
                <text:p>0.322881</text:p>
              </table:table-cell>
              <table:table-cell office:value-type="float" office:value="0.348248">
                <text:p>0.348248</text:p>
              </table:table-cell>
              <table:table-cell office:value-type="float" office:value="0.364153">
                <text:p>0.364153</text:p>
              </table:table-cell>
              <table:table-cell office:value-type="float" office:value="0.382953">
                <text:p>0.382953</text:p>
              </table:table-cell>
              <table:table-cell office:value-type="float" office:value="0.396873">
                <text:p>0.396873</text:p>
              </table:table-cell>
              <table:table-cell office:value-type="float" office:value="0.409938">
                <text:p>0.409938</text:p>
              </table:table-cell>
              <table:table-cell office:value-type="float" office:value="0.428897">
                <text:p>0.428897</text:p>
              </table:table-cell>
              <table:table-cell office:value-type="float" office:value="0.467345">
                <text:p>0.467345</text:p>
              </table:table-cell>
              <table:table-cell office:value-type="float" office:value="0.539735">
                <text:p>0.539735</text:p>
              </table:table-cell>
              <table:table-cell office:value-type="float" office:value="0.359683">
                <text:p>0.3596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26871">
                <text:p>0.226871</text:p>
              </table:table-cell>
              <table:table-cell office:value-type="float" office:value="0.303667">
                <text:p>0.303667</text:p>
              </table:table-cell>
              <table:table-cell office:value-type="float" office:value="0.336895">
                <text:p>0.336895</text:p>
              </table:table-cell>
              <table:table-cell office:value-type="float" office:value="0.355363">
                <text:p>0.355363</text:p>
              </table:table-cell>
              <table:table-cell office:value-type="float" office:value="0.372217">
                <text:p>0.372217</text:p>
              </table:table-cell>
              <table:table-cell office:value-type="float" office:value="0.383673">
                <text:p>0.383673</text:p>
              </table:table-cell>
              <table:table-cell office:value-type="float" office:value="0.396374">
                <text:p>0.396374</text:p>
              </table:table-cell>
              <table:table-cell office:value-type="float" office:value="0.410719">
                <text:p>0.410719</text:p>
              </table:table-cell>
              <table:table-cell office:value-type="float" office:value="0.432483">
                <text:p>0.432483</text:p>
              </table:table-cell>
              <table:table-cell office:value-type="float" office:value="0.471106">
                <text:p>0.471106</text:p>
              </table:table-cell>
              <table:table-cell office:value-type="float" office:value="0.539735">
                <text:p>0.539735</text:p>
              </table:table-cell>
              <table:table-cell office:value-type="float" office:value="0.368937">
                <text:p>0.36893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25006">
                <text:p>0.225006</text:p>
              </table:table-cell>
              <table:table-cell office:value-type="float" office:value="0.29858">
                <text:p>0.29858</text:p>
              </table:table-cell>
              <table:table-cell office:value-type="float" office:value="0.329456">
                <text:p>0.329456</text:p>
              </table:table-cell>
              <table:table-cell office:value-type="float" office:value="0.353156">
                <text:p>0.353156</text:p>
              </table:table-cell>
              <table:table-cell office:value-type="float" office:value="0.36912">
                <text:p>0.36912</text:p>
              </table:table-cell>
              <table:table-cell office:value-type="float" office:value="0.382485">
                <text:p>0.382485</text:p>
              </table:table-cell>
              <table:table-cell office:value-type="float" office:value="0.395158">
                <text:p>0.395158</text:p>
              </table:table-cell>
              <table:table-cell office:value-type="float" office:value="0.410996">
                <text:p>0.410996</text:p>
              </table:table-cell>
              <table:table-cell office:value-type="float" office:value="0.433852">
                <text:p>0.433852</text:p>
              </table:table-cell>
              <table:table-cell office:value-type="float" office:value="0.469349">
                <text:p>0.469349</text:p>
              </table:table-cell>
              <table:table-cell office:value-type="float" office:value="0.539735">
                <text:p>0.539735</text:p>
              </table:table-cell>
              <table:table-cell office:value-type="float" office:value="0.366716">
                <text:p>0.36671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26193">
                <text:p>0.226193</text:p>
              </table:table-cell>
              <table:table-cell office:value-type="float" office:value="0.305182">
                <text:p>0.305182</text:p>
              </table:table-cell>
              <table:table-cell office:value-type="float" office:value="0.337588">
                <text:p>0.337588</text:p>
              </table:table-cell>
              <table:table-cell office:value-type="float" office:value="0.356305">
                <text:p>0.356305</text:p>
              </table:table-cell>
              <table:table-cell office:value-type="float" office:value="0.371203">
                <text:p>0.371203</text:p>
              </table:table-cell>
              <table:table-cell office:value-type="float" office:value="0.384522">
                <text:p>0.384522</text:p>
              </table:table-cell>
              <table:table-cell office:value-type="float" office:value="0.397741">
                <text:p>0.397741</text:p>
              </table:table-cell>
              <table:table-cell office:value-type="float" office:value="0.412861">
                <text:p>0.412861</text:p>
              </table:table-cell>
              <table:table-cell office:value-type="float" office:value="0.435076">
                <text:p>0.435076</text:p>
              </table:table-cell>
              <table:table-cell office:value-type="float" office:value="0.467233">
                <text:p>0.467233</text:p>
              </table:table-cell>
              <table:table-cell office:value-type="float" office:value="0.539735">
                <text:p>0.539735</text:p>
              </table:table-cell>
              <table:table-cell office:value-type="float" office:value="0.369391">
                <text:p>0.36939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07461">
                <text:p>0.207461</text:p>
              </table:table-cell>
              <table:table-cell office:value-type="float" office:value="0.293996">
                <text:p>0.293996</text:p>
              </table:table-cell>
              <table:table-cell office:value-type="float" office:value="0.326956">
                <text:p>0.326956</text:p>
              </table:table-cell>
              <table:table-cell office:value-type="float" office:value="0.353427">
                <text:p>0.353427</text:p>
              </table:table-cell>
              <table:table-cell office:value-type="float" office:value="0.369098">
                <text:p>0.369098</text:p>
              </table:table-cell>
              <table:table-cell office:value-type="float" office:value="0.381805">
                <text:p>0.381805</text:p>
              </table:table-cell>
              <table:table-cell office:value-type="float" office:value="0.392998">
                <text:p>0.392998</text:p>
              </table:table-cell>
              <table:table-cell office:value-type="float" office:value="0.406992">
                <text:p>0.406992</text:p>
              </table:table-cell>
              <table:table-cell office:value-type="float" office:value="0.426029">
                <text:p>0.426029</text:p>
              </table:table-cell>
              <table:table-cell office:value-type="float" office:value="0.46056">
                <text:p>0.46056</text:p>
              </table:table-cell>
              <table:table-cell office:value-type="float" office:value="0.539735">
                <text:p>0.539735</text:p>
              </table:table-cell>
              <table:table-cell office:value-type="float" office:value="0.361932">
                <text:p>0.36193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38901">
                <text:p>0.238901</text:p>
              </table:table-cell>
              <table:table-cell office:value-type="float" office:value="0.306129">
                <text:p>0.306129</text:p>
              </table:table-cell>
              <table:table-cell office:value-type="float" office:value="0.333431">
                <text:p>0.333431</text:p>
              </table:table-cell>
              <table:table-cell office:value-type="float" office:value="0.356003">
                <text:p>0.356003</text:p>
              </table:table-cell>
              <table:table-cell office:value-type="float" office:value="0.370104">
                <text:p>0.370104</text:p>
              </table:table-cell>
              <table:table-cell office:value-type="float" office:value="0.380771">
                <text:p>0.380771</text:p>
              </table:table-cell>
              <table:table-cell office:value-type="float" office:value="0.391438">
                <text:p>0.391438</text:p>
              </table:table-cell>
              <table:table-cell office:value-type="float" office:value="0.406322">
                <text:p>0.406322</text:p>
              </table:table-cell>
              <table:table-cell office:value-type="float" office:value="0.427211">
                <text:p>0.427211</text:p>
              </table:table-cell>
              <table:table-cell office:value-type="float" office:value="0.468918">
                <text:p>0.468918</text:p>
              </table:table-cell>
              <table:table-cell office:value-type="float" office:value="0.539735">
                <text:p>0.539735</text:p>
              </table:table-cell>
              <table:table-cell office:value-type="float" office:value="0.367923">
                <text:p>0.3679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3844">
                <text:p>0.23844</text:p>
              </table:table-cell>
              <table:table-cell office:value-type="float" office:value="0.306631">
                <text:p>0.306631</text:p>
              </table:table-cell>
              <table:table-cell office:value-type="float" office:value="0.338067">
                <text:p>0.338067</text:p>
              </table:table-cell>
              <table:table-cell office:value-type="float" office:value="0.352887">
                <text:p>0.352887</text:p>
              </table:table-cell>
              <table:table-cell office:value-type="float" office:value="0.366474">
                <text:p>0.366474</text:p>
              </table:table-cell>
              <table:table-cell office:value-type="float" office:value="0.377313">
                <text:p>0.377313</text:p>
              </table:table-cell>
              <table:table-cell office:value-type="float" office:value="0.391056">
                <text:p>0.391056</text:p>
              </table:table-cell>
              <table:table-cell office:value-type="float" office:value="0.405388">
                <text:p>0.405388</text:p>
              </table:table-cell>
              <table:table-cell office:value-type="float" office:value="0.432626">
                <text:p>0.432626</text:p>
              </table:table-cell>
              <table:table-cell office:value-type="float" office:value="0.479314">
                <text:p>0.479314</text:p>
              </table:table-cell>
              <table:table-cell office:value-type="float" office:value="0.539735">
                <text:p>0.539735</text:p>
              </table:table-cell>
              <table:table-cell office:value-type="float" office:value="0.36882">
                <text:p>0.3688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28852">
                <text:p>0.228852</text:p>
              </table:table-cell>
              <table:table-cell office:value-type="float" office:value="0.303048">
                <text:p>0.303048</text:p>
              </table:table-cell>
              <table:table-cell office:value-type="float" office:value="0.329344">
                <text:p>0.329344</text:p>
              </table:table-cell>
              <table:table-cell office:value-type="float" office:value="0.348436">
                <text:p>0.348436</text:p>
              </table:table-cell>
              <table:table-cell office:value-type="float" office:value="0.365584">
                <text:p>0.365584</text:p>
              </table:table-cell>
              <table:table-cell office:value-type="float" office:value="0.381799">
                <text:p>0.381799</text:p>
              </table:table-cell>
              <table:table-cell office:value-type="float" office:value="0.396785">
                <text:p>0.396785</text:p>
              </table:table-cell>
              <table:table-cell office:value-type="float" office:value="0.413565">
                <text:p>0.413565</text:p>
              </table:table-cell>
              <table:table-cell office:value-type="float" office:value="0.440759">
                <text:p>0.440759</text:p>
              </table:table-cell>
              <table:table-cell office:value-type="float" office:value="0.483094">
                <text:p>0.483094</text:p>
              </table:table-cell>
              <table:table-cell office:value-type="float" office:value="0.539735">
                <text:p>0.539735</text:p>
              </table:table-cell>
              <table:table-cell office:value-type="float" office:value="0.369127">
                <text:p>0.36912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45868">
                <text:p>0.245868</text:p>
              </table:table-cell>
              <table:table-cell office:value-type="float" office:value="0.302356">
                <text:p>0.302356</text:p>
              </table:table-cell>
              <table:table-cell office:value-type="float" office:value="0.333691">
                <text:p>0.333691</text:p>
              </table:table-cell>
              <table:table-cell office:value-type="float" office:value="0.357395">
                <text:p>0.357395</text:p>
              </table:table-cell>
              <table:table-cell office:value-type="float" office:value="0.379274">
                <text:p>0.379274</text:p>
              </table:table-cell>
              <table:table-cell office:value-type="float" office:value="0.393445">
                <text:p>0.393445</text:p>
              </table:table-cell>
              <table:table-cell office:value-type="float" office:value="0.411096">
                <text:p>0.411096</text:p>
              </table:table-cell>
              <table:table-cell office:value-type="float" office:value="0.431875">
                <text:p>0.431875</text:p>
              </table:table-cell>
              <table:table-cell office:value-type="float" office:value="0.453978">
                <text:p>0.453978</text:p>
              </table:table-cell>
              <table:table-cell office:value-type="float" office:value="0.490524">
                <text:p>0.490524</text:p>
              </table:table-cell>
              <table:table-cell office:value-type="float" office:value="0.539735">
                <text:p>0.539735</text:p>
              </table:table-cell>
              <table:table-cell office:value-type="float" office:value="0.37995">
                <text:p>0.3799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73749">
                <text:p>0.273749</text:p>
              </table:table-cell>
              <table:table-cell office:value-type="float" office:value="0.308862">
                <text:p>0.308862</text:p>
              </table:table-cell>
              <table:table-cell office:value-type="float" office:value="0.332752">
                <text:p>0.332752</text:p>
              </table:table-cell>
              <table:table-cell office:value-type="float" office:value="0.353555">
                <text:p>0.353555</text:p>
              </table:table-cell>
              <table:table-cell office:value-type="float" office:value="0.376939">
                <text:p>0.376939</text:p>
              </table:table-cell>
              <table:table-cell office:value-type="float" office:value="0.397509">
                <text:p>0.397509</text:p>
              </table:table-cell>
              <table:table-cell office:value-type="float" office:value="0.420063">
                <text:p>0.420063</text:p>
              </table:table-cell>
              <table:table-cell office:value-type="float" office:value="0.437587">
                <text:p>0.437587</text:p>
              </table:table-cell>
              <table:table-cell office:value-type="float" office:value="0.458417">
                <text:p>0.458417</text:p>
              </table:table-cell>
              <table:table-cell office:value-type="float" office:value="0.493873">
                <text:p>0.493873</text:p>
              </table:table-cell>
              <table:table-cell office:value-type="float" office:value="0.539735">
                <text:p>0.539735</text:p>
              </table:table-cell>
              <table:table-cell office:value-type="float" office:value="0.385331">
                <text:p>0.38533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418">
                <text:p>0.26418</text:p>
              </table:table-cell>
              <table:table-cell office:value-type="float" office:value="0.304582">
                <text:p>0.304582</text:p>
              </table:table-cell>
              <table:table-cell office:value-type="float" office:value="0.330309">
                <text:p>0.330309</text:p>
              </table:table-cell>
              <table:table-cell office:value-type="float" office:value="0.353077">
                <text:p>0.353077</text:p>
              </table:table-cell>
              <table:table-cell office:value-type="float" office:value="0.375849">
                <text:p>0.375849</text:p>
              </table:table-cell>
              <table:table-cell office:value-type="float" office:value="0.397708">
                <text:p>0.397708</text:p>
              </table:table-cell>
              <table:table-cell office:value-type="float" office:value="0.419962">
                <text:p>0.419962</text:p>
              </table:table-cell>
              <table:table-cell office:value-type="float" office:value="0.443273">
                <text:p>0.443273</text:p>
              </table:table-cell>
              <table:table-cell office:value-type="float" office:value="0.468028">
                <text:p>0.468028</text:p>
              </table:table-cell>
              <table:table-cell office:value-type="float" office:value="0.497215">
                <text:p>0.497215</text:p>
              </table:table-cell>
              <table:table-cell office:value-type="float" office:value="0.539735">
                <text:p>0.539735</text:p>
              </table:table-cell>
              <table:table-cell office:value-type="float" office:value="0.385418">
                <text:p>0.3854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58552">
                <text:p>0.258552</text:p>
              </table:table-cell>
              <table:table-cell office:value-type="float" office:value="0.319404">
                <text:p>0.319404</text:p>
              </table:table-cell>
              <table:table-cell office:value-type="float" office:value="0.344771">
                <text:p>0.344771</text:p>
              </table:table-cell>
              <table:table-cell office:value-type="float" office:value="0.364932">
                <text:p>0.364932</text:p>
              </table:table-cell>
              <table:table-cell office:value-type="float" office:value="0.387138">
                <text:p>0.387138</text:p>
              </table:table-cell>
              <table:table-cell office:value-type="float" office:value="0.407616">
                <text:p>0.407616</text:p>
              </table:table-cell>
              <table:table-cell office:value-type="float" office:value="0.42938">
                <text:p>0.42938</text:p>
              </table:table-cell>
              <table:table-cell office:value-type="float" office:value="0.447938">
                <text:p>0.447938</text:p>
              </table:table-cell>
              <table:table-cell office:value-type="float" office:value="0.46809">
                <text:p>0.46809</text:p>
              </table:table-cell>
              <table:table-cell office:value-type="float" office:value="0.498007">
                <text:p>0.498007</text:p>
              </table:table-cell>
              <table:table-cell office:value-type="float" office:value="0.539735">
                <text:p>0.539735</text:p>
              </table:table-cell>
              <table:table-cell office:value-type="float" office:value="0.392583">
                <text:p>0.39258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70007">
                <text:p>0.270007</text:p>
              </table:table-cell>
              <table:table-cell office:value-type="float" office:value="0.319152">
                <text:p>0.319152</text:p>
              </table:table-cell>
              <table:table-cell office:value-type="float" office:value="0.338227">
                <text:p>0.338227</text:p>
              </table:table-cell>
              <table:table-cell office:value-type="float" office:value="0.362976">
                <text:p>0.362976</text:p>
              </table:table-cell>
              <table:table-cell office:value-type="float" office:value="0.392425">
                <text:p>0.392425</text:p>
              </table:table-cell>
              <table:table-cell office:value-type="float" office:value="0.41403">
                <text:p>0.41403</text:p>
              </table:table-cell>
              <table:table-cell office:value-type="float" office:value="0.433478">
                <text:p>0.433478</text:p>
              </table:table-cell>
              <table:table-cell office:value-type="float" office:value="0.448412">
                <text:p>0.448412</text:p>
              </table:table-cell>
              <table:table-cell office:value-type="float" office:value="0.46594">
                <text:p>0.46594</text:p>
              </table:table-cell>
              <table:table-cell office:value-type="float" office:value="0.499445">
                <text:p>0.499445</text:p>
              </table:table-cell>
              <table:table-cell office:value-type="float" office:value="0.544204">
                <text:p>0.544204</text:p>
              </table:table-cell>
              <table:table-cell office:value-type="float" office:value="0.394409">
                <text:p>0.39440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65424">
                <text:p>0.265424</text:p>
              </table:table-cell>
              <table:table-cell office:value-type="float" office:value="0.322526">
                <text:p>0.322526</text:p>
              </table:table-cell>
              <table:table-cell office:value-type="float" office:value="0.350817">
                <text:p>0.350817</text:p>
              </table:table-cell>
              <table:table-cell office:value-type="float" office:value="0.384717">
                <text:p>0.384717</text:p>
              </table:table-cell>
              <table:table-cell office:value-type="float" office:value="0.40754">
                <text:p>0.40754</text:p>
              </table:table-cell>
              <table:table-cell office:value-type="float" office:value="0.426468">
                <text:p>0.426468</text:p>
              </table:table-cell>
              <table:table-cell office:value-type="float" office:value="0.441088">
                <text:p>0.441088</text:p>
              </table:table-cell>
              <table:table-cell office:value-type="float" office:value="0.457567">
                <text:p>0.457567</text:p>
              </table:table-cell>
              <table:table-cell office:value-type="float" office:value="0.471189">
                <text:p>0.471189</text:p>
              </table:table-cell>
              <table:table-cell office:value-type="float" office:value="0.502104">
                <text:p>0.502104</text:p>
              </table:table-cell>
              <table:table-cell office:value-type="float" office:value="0.544204">
                <text:p>0.544204</text:p>
              </table:table-cell>
              <table:table-cell office:value-type="float" office:value="0.402944">
                <text:p>0.40294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64072">
                <text:p>0.264072</text:p>
              </table:table-cell>
              <table:table-cell office:value-type="float" office:value="0.328273">
                <text:p>0.328273</text:p>
              </table:table-cell>
              <table:table-cell office:value-type="float" office:value="0.362235">
                <text:p>0.362235</text:p>
              </table:table-cell>
              <table:table-cell office:value-type="float" office:value="0.394163">
                <text:p>0.394163</text:p>
              </table:table-cell>
              <table:table-cell office:value-type="float" office:value="0.414533">
                <text:p>0.414533</text:p>
              </table:table-cell>
              <table:table-cell office:value-type="float" office:value="0.431809">
                <text:p>0.431809</text:p>
              </table:table-cell>
              <table:table-cell office:value-type="float" office:value="0.445373">
                <text:p>0.445373</text:p>
              </table:table-cell>
              <table:table-cell office:value-type="float" office:value="0.458386">
                <text:p>0.458386</text:p>
              </table:table-cell>
              <table:table-cell office:value-type="float" office:value="0.47134">
                <text:p>0.47134</text:p>
              </table:table-cell>
              <table:table-cell office:value-type="float" office:value="0.509292">
                <text:p>0.509292</text:p>
              </table:table-cell>
              <table:table-cell office:value-type="float" office:value="0.544204">
                <text:p>0.544204</text:p>
              </table:table-cell>
              <table:table-cell office:value-type="float" office:value="0.407948">
                <text:p>0.40794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91112">
                <text:p>0.291112</text:p>
              </table:table-cell>
              <table:table-cell office:value-type="float" office:value="0.339829">
                <text:p>0.339829</text:p>
              </table:table-cell>
              <table:table-cell office:value-type="float" office:value="0.374992">
                <text:p>0.374992</text:p>
              </table:table-cell>
              <table:table-cell office:value-type="float" office:value="0.404479">
                <text:p>0.404479</text:p>
              </table:table-cell>
              <table:table-cell office:value-type="float" office:value="0.421575">
                <text:p>0.421575</text:p>
              </table:table-cell>
              <table:table-cell office:value-type="float" office:value="0.434946">
                <text:p>0.434946</text:p>
              </table:table-cell>
              <table:table-cell office:value-type="float" office:value="0.450193">
                <text:p>0.450193</text:p>
              </table:table-cell>
              <table:table-cell office:value-type="float" office:value="0.46328">
                <text:p>0.46328</text:p>
              </table:table-cell>
              <table:table-cell office:value-type="float" office:value="0.47734">
                <text:p>0.47734</text:p>
              </table:table-cell>
              <table:table-cell office:value-type="float" office:value="0.51481">
                <text:p>0.51481</text:p>
              </table:table-cell>
              <table:table-cell office:value-type="float" office:value="0.544204">
                <text:p>0.544204</text:p>
              </table:table-cell>
              <table:table-cell office:value-type="float" office:value="0.417256">
                <text:p>0.4172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93726">
                <text:p>0.293726</text:p>
              </table:table-cell>
              <table:table-cell office:value-type="float" office:value="0.34062">
                <text:p>0.34062</text:p>
              </table:table-cell>
              <table:table-cell office:value-type="float" office:value="0.377179">
                <text:p>0.377179</text:p>
              </table:table-cell>
              <table:table-cell office:value-type="float" office:value="0.406155">
                <text:p>0.406155</text:p>
              </table:table-cell>
              <table:table-cell office:value-type="float" office:value="0.426074">
                <text:p>0.426074</text:p>
              </table:table-cell>
              <table:table-cell office:value-type="float" office:value="0.441916">
                <text:p>0.441916</text:p>
              </table:table-cell>
              <table:table-cell office:value-type="float" office:value="0.454691">
                <text:p>0.454691</text:p>
              </table:table-cell>
              <table:table-cell office:value-type="float" office:value="0.46627">
                <text:p>0.46627</text:p>
              </table:table-cell>
              <table:table-cell office:value-type="float" office:value="0.479362">
                <text:p>0.479362</text:p>
              </table:table-cell>
              <table:table-cell office:value-type="float" office:value="0.513721">
                <text:p>0.513721</text:p>
              </table:table-cell>
              <table:table-cell office:value-type="float" office:value="0.549268">
                <text:p>0.549268</text:p>
              </table:table-cell>
              <table:table-cell office:value-type="float" office:value="0.419971">
                <text:p>0.41997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04551">
                <text:p>0.304551</text:p>
              </table:table-cell>
              <table:table-cell office:value-type="float" office:value="0.350581">
                <text:p>0.350581</text:p>
              </table:table-cell>
              <table:table-cell office:value-type="float" office:value="0.378645">
                <text:p>0.378645</text:p>
              </table:table-cell>
              <table:table-cell office:value-type="float" office:value="0.402798">
                <text:p>0.402798</text:p>
              </table:table-cell>
              <table:table-cell office:value-type="float" office:value="0.423014">
                <text:p>0.423014</text:p>
              </table:table-cell>
              <table:table-cell office:value-type="float" office:value="0.43701">
                <text:p>0.43701</text:p>
              </table:table-cell>
              <table:table-cell office:value-type="float" office:value="0.447467">
                <text:p>0.447467</text:p>
              </table:table-cell>
              <table:table-cell office:value-type="float" office:value="0.463571">
                <text:p>0.463571</text:p>
              </table:table-cell>
              <table:table-cell office:value-type="float" office:value="0.477317">
                <text:p>0.477317</text:p>
              </table:table-cell>
              <table:table-cell office:value-type="float" office:value="0.508114">
                <text:p>0.508114</text:p>
              </table:table-cell>
              <table:table-cell office:value-type="float" office:value="0.549268">
                <text:p>0.549268</text:p>
              </table:table-cell>
              <table:table-cell office:value-type="float" office:value="0.419307">
                <text:p>0.41930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2328">
                <text:p>0.312328</text:p>
              </table:table-cell>
              <table:table-cell office:value-type="float" office:value="0.349772">
                <text:p>0.349772</text:p>
              </table:table-cell>
              <table:table-cell office:value-type="float" office:value="0.373054">
                <text:p>0.373054</text:p>
              </table:table-cell>
              <table:table-cell office:value-type="float" office:value="0.397632">
                <text:p>0.397632</text:p>
              </table:table-cell>
              <table:table-cell office:value-type="float" office:value="0.422776">
                <text:p>0.422776</text:p>
              </table:table-cell>
              <table:table-cell office:value-type="float" office:value="0.437911">
                <text:p>0.437911</text:p>
              </table:table-cell>
              <table:table-cell office:value-type="float" office:value="0.449623">
                <text:p>0.449623</text:p>
              </table:table-cell>
              <table:table-cell office:value-type="float" office:value="0.461618">
                <text:p>0.461618</text:p>
              </table:table-cell>
              <table:table-cell office:value-type="float" office:value="0.475797">
                <text:p>0.475797</text:p>
              </table:table-cell>
              <table:table-cell office:value-type="float" office:value="0.509392">
                <text:p>0.509392</text:p>
              </table:table-cell>
              <table:table-cell office:value-type="float" office:value="0.549853">
                <text:p>0.549853</text:p>
              </table:table-cell>
              <table:table-cell office:value-type="float" office:value="0.41899">
                <text:p>0.418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0167">
                <text:p>0.30167</text:p>
              </table:table-cell>
              <table:table-cell office:value-type="float" office:value="0.343956">
                <text:p>0.343956</text:p>
              </table:table-cell>
              <table:table-cell office:value-type="float" office:value="0.368542">
                <text:p>0.368542</text:p>
              </table:table-cell>
              <table:table-cell office:value-type="float" office:value="0.395922">
                <text:p>0.395922</text:p>
              </table:table-cell>
              <table:table-cell office:value-type="float" office:value="0.422899">
                <text:p>0.422899</text:p>
              </table:table-cell>
              <table:table-cell office:value-type="float" office:value="0.438244">
                <text:p>0.438244</text:p>
              </table:table-cell>
              <table:table-cell office:value-type="float" office:value="0.451885">
                <text:p>0.451885</text:p>
              </table:table-cell>
              <table:table-cell office:value-type="float" office:value="0.462326">
                <text:p>0.462326</text:p>
              </table:table-cell>
              <table:table-cell office:value-type="float" office:value="0.477391">
                <text:p>0.477391</text:p>
              </table:table-cell>
              <table:table-cell office:value-type="float" office:value="0.506907">
                <text:p>0.506907</text:p>
              </table:table-cell>
              <table:table-cell office:value-type="float" office:value="0.549853">
                <text:p>0.549853</text:p>
              </table:table-cell>
              <table:table-cell office:value-type="float" office:value="0.416974">
                <text:p>0.41697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281502">
                <text:p>0.281502</text:p>
              </table:table-cell>
              <table:table-cell office:value-type="float" office:value="0.345102">
                <text:p>0.345102</text:p>
              </table:table-cell>
              <table:table-cell office:value-type="float" office:value="0.378479">
                <text:p>0.378479</text:p>
              </table:table-cell>
              <table:table-cell office:value-type="float" office:value="0.406187">
                <text:p>0.406187</text:p>
              </table:table-cell>
              <table:table-cell office:value-type="float" office:value="0.431699">
                <text:p>0.431699</text:p>
              </table:table-cell>
              <table:table-cell office:value-type="float" office:value="0.441324">
                <text:p>0.441324</text:p>
              </table:table-cell>
              <table:table-cell office:value-type="float" office:value="0.453232">
                <text:p>0.453232</text:p>
              </table:table-cell>
              <table:table-cell office:value-type="float" office:value="0.460802">
                <text:p>0.460802</text:p>
              </table:table-cell>
              <table:table-cell office:value-type="float" office:value="0.474841">
                <text:p>0.474841</text:p>
              </table:table-cell>
              <table:table-cell office:value-type="float" office:value="0.504484">
                <text:p>0.504484</text:p>
              </table:table-cell>
              <table:table-cell office:value-type="float" office:value="0.549853">
                <text:p>0.549853</text:p>
              </table:table-cell>
              <table:table-cell office:value-type="float" office:value="0.417765">
                <text:p>0.41776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85613">
                <text:p>0.285613</text:p>
              </table:table-cell>
              <table:table-cell office:value-type="float" office:value="0.338028">
                <text:p>0.338028</text:p>
              </table:table-cell>
              <table:table-cell office:value-type="float" office:value="0.371273">
                <text:p>0.371273</text:p>
              </table:table-cell>
              <table:table-cell office:value-type="float" office:value="0.398062">
                <text:p>0.398062</text:p>
              </table:table-cell>
              <table:table-cell office:value-type="float" office:value="0.42819">
                <text:p>0.42819</text:p>
              </table:table-cell>
              <table:table-cell office:value-type="float" office:value="0.438186">
                <text:p>0.438186</text:p>
              </table:table-cell>
              <table:table-cell office:value-type="float" office:value="0.450743">
                <text:p>0.450743</text:p>
              </table:table-cell>
              <table:table-cell office:value-type="float" office:value="0.46224">
                <text:p>0.46224</text:p>
              </table:table-cell>
              <table:table-cell office:value-type="float" office:value="0.47582">
                <text:p>0.47582</text:p>
              </table:table-cell>
              <table:table-cell office:value-type="float" office:value="0.504051">
                <text:p>0.504051</text:p>
              </table:table-cell>
              <table:table-cell office:value-type="float" office:value="0.549853">
                <text:p>0.549853</text:p>
              </table:table-cell>
              <table:table-cell office:value-type="float" office:value="0.415221">
                <text:p>0.41522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86319">
                <text:p>0.286319</text:p>
              </table:table-cell>
              <table:table-cell office:value-type="float" office:value="0.335631">
                <text:p>0.335631</text:p>
              </table:table-cell>
              <table:table-cell office:value-type="float" office:value="0.375347">
                <text:p>0.375347</text:p>
              </table:table-cell>
              <table:table-cell office:value-type="float" office:value="0.400977">
                <text:p>0.400977</text:p>
              </table:table-cell>
              <table:table-cell office:value-type="float" office:value="0.427011">
                <text:p>0.427011</text:p>
              </table:table-cell>
              <table:table-cell office:value-type="float" office:value="0.436863">
                <text:p>0.436863</text:p>
              </table:table-cell>
              <table:table-cell office:value-type="float" office:value="0.44745">
                <text:p>0.44745</text:p>
              </table:table-cell>
              <table:table-cell office:value-type="float" office:value="0.46117">
                <text:p>0.46117</text:p>
              </table:table-cell>
              <table:table-cell office:value-type="float" office:value="0.474518">
                <text:p>0.474518</text:p>
              </table:table-cell>
              <table:table-cell office:value-type="float" office:value="0.501755">
                <text:p>0.501755</text:p>
              </table:table-cell>
              <table:table-cell office:value-type="float" office:value="0.549853">
                <text:p>0.549853</text:p>
              </table:table-cell>
              <table:table-cell office:value-type="float" office:value="0.414704">
                <text:p>0.41470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84452">
                <text:p>0.284452</text:p>
              </table:table-cell>
              <table:table-cell office:value-type="float" office:value="0.337641">
                <text:p>0.337641</text:p>
              </table:table-cell>
              <table:table-cell office:value-type="float" office:value="0.375591">
                <text:p>0.375591</text:p>
              </table:table-cell>
              <table:table-cell office:value-type="float" office:value="0.397301">
                <text:p>0.397301</text:p>
              </table:table-cell>
              <table:table-cell office:value-type="float" office:value="0.424445">
                <text:p>0.424445</text:p>
              </table:table-cell>
              <table:table-cell office:value-type="float" office:value="0.437422">
                <text:p>0.437422</text:p>
              </table:table-cell>
              <table:table-cell office:value-type="float" office:value="0.44802">
                <text:p>0.44802</text:p>
              </table:table-cell>
              <table:table-cell office:value-type="float" office:value="0.459563">
                <text:p>0.459563</text:p>
              </table:table-cell>
              <table:table-cell office:value-type="float" office:value="0.470802">
                <text:p>0.470802</text:p>
              </table:table-cell>
              <table:table-cell office:value-type="float" office:value="0.503359">
                <text:p>0.503359</text:p>
              </table:table-cell>
              <table:table-cell office:value-type="float" office:value="0.549853">
                <text:p>0.549853</text:p>
              </table:table-cell>
              <table:table-cell office:value-type="float" office:value="0.41386">
                <text:p>0.4138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77469">
                <text:p>0.277469</text:p>
              </table:table-cell>
              <table:table-cell office:value-type="float" office:value="0.333466">
                <text:p>0.333466</text:p>
              </table:table-cell>
              <table:table-cell office:value-type="float" office:value="0.372126">
                <text:p>0.372126</text:p>
              </table:table-cell>
              <table:table-cell office:value-type="float" office:value="0.401242">
                <text:p>0.401242</text:p>
              </table:table-cell>
              <table:table-cell office:value-type="float" office:value="0.423966">
                <text:p>0.423966</text:p>
              </table:table-cell>
              <table:table-cell office:value-type="float" office:value="0.440484">
                <text:p>0.440484</text:p>
              </table:table-cell>
              <table:table-cell office:value-type="float" office:value="0.455766">
                <text:p>0.455766</text:p>
              </table:table-cell>
              <table:table-cell office:value-type="float" office:value="0.466371">
                <text:p>0.466371</text:p>
              </table:table-cell>
              <table:table-cell office:value-type="float" office:value="0.478949">
                <text:p>0.478949</text:p>
              </table:table-cell>
              <table:table-cell office:value-type="float" office:value="0.512104">
                <text:p>0.512104</text:p>
              </table:table-cell>
              <table:table-cell office:value-type="float" office:value="0.549853">
                <text:p>0.549853</text:p>
              </table:table-cell>
              <table:table-cell office:value-type="float" office:value="0.416194">
                <text:p>0.41619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7185">
                <text:p>0.27185</text:p>
              </table:table-cell>
              <table:table-cell office:value-type="float" office:value="0.341041">
                <text:p>0.341041</text:p>
              </table:table-cell>
              <table:table-cell office:value-type="float" office:value="0.392679">
                <text:p>0.392679</text:p>
              </table:table-cell>
              <table:table-cell office:value-type="float" office:value="0.416594">
                <text:p>0.416594</text:p>
              </table:table-cell>
              <table:table-cell office:value-type="float" office:value="0.429444">
                <text:p>0.429444</text:p>
              </table:table-cell>
              <table:table-cell office:value-type="float" office:value="0.440386">
                <text:p>0.440386</text:p>
              </table:table-cell>
              <table:table-cell office:value-type="float" office:value="0.453056">
                <text:p>0.453056</text:p>
              </table:table-cell>
              <table:table-cell office:value-type="float" office:value="0.466022">
                <text:p>0.466022</text:p>
              </table:table-cell>
              <table:table-cell office:value-type="float" office:value="0.47942">
                <text:p>0.47942</text:p>
              </table:table-cell>
              <table:table-cell office:value-type="float" office:value="0.515018">
                <text:p>0.515018</text:p>
              </table:table-cell>
              <table:table-cell office:value-type="float" office:value="0.549853">
                <text:p>0.549853</text:p>
              </table:table-cell>
              <table:table-cell office:value-type="float" office:value="0.420551">
                <text:p>0.4205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91182">
                <text:p>0.291182</text:p>
              </table:table-cell>
              <table:table-cell office:value-type="float" office:value="0.366513">
                <text:p>0.366513</text:p>
              </table:table-cell>
              <table:table-cell office:value-type="float" office:value="0.409602">
                <text:p>0.409602</text:p>
              </table:table-cell>
              <table:table-cell office:value-type="float" office:value="0.424084">
                <text:p>0.424084</text:p>
              </table:table-cell>
              <table:table-cell office:value-type="float" office:value="0.435415">
                <text:p>0.435415</text:p>
              </table:table-cell>
              <table:table-cell office:value-type="float" office:value="0.444852">
                <text:p>0.444852</text:p>
              </table:table-cell>
              <table:table-cell office:value-type="float" office:value="0.458018">
                <text:p>0.458018</text:p>
              </table:table-cell>
              <table:table-cell office:value-type="float" office:value="0.468815">
                <text:p>0.468815</text:p>
              </table:table-cell>
              <table:table-cell office:value-type="float" office:value="0.48329">
                <text:p>0.48329</text:p>
              </table:table-cell>
              <table:table-cell office:value-type="float" office:value="0.517302">
                <text:p>0.517302</text:p>
              </table:table-cell>
              <table:table-cell office:value-type="float" office:value="0.549853">
                <text:p>0.549853</text:p>
              </table:table-cell>
              <table:table-cell office:value-type="float" office:value="0.429907">
                <text:p>0.42990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16306">
                <text:p>0.316306</text:p>
              </table:table-cell>
              <table:table-cell office:value-type="float" office:value="0.400923">
                <text:p>0.400923</text:p>
              </table:table-cell>
              <table:table-cell office:value-type="float" office:value="0.42019">
                <text:p>0.42019</text:p>
              </table:table-cell>
              <table:table-cell office:value-type="float" office:value="0.433958">
                <text:p>0.433958</text:p>
              </table:table-cell>
              <table:table-cell office:value-type="float" office:value="0.441505">
                <text:p>0.441505</text:p>
              </table:table-cell>
              <table:table-cell office:value-type="float" office:value="0.45339">
                <text:p>0.45339</text:p>
              </table:table-cell>
              <table:table-cell office:value-type="float" office:value="0.464031">
                <text:p>0.464031</text:p>
              </table:table-cell>
              <table:table-cell office:value-type="float" office:value="0.474377">
                <text:p>0.474377</text:p>
              </table:table-cell>
              <table:table-cell office:value-type="float" office:value="0.489406">
                <text:p>0.489406</text:p>
              </table:table-cell>
              <table:table-cell office:value-type="float" office:value="0.5235">
                <text:p>0.5235</text:p>
              </table:table-cell>
              <table:table-cell office:value-type="float" office:value="0.549853">
                <text:p>0.549853</text:p>
              </table:table-cell>
              <table:table-cell office:value-type="float" office:value="0.441759">
                <text:p>0.44175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25193">
                <text:p>0.325193</text:p>
              </table:table-cell>
              <table:table-cell office:value-type="float" office:value="0.396943">
                <text:p>0.396943</text:p>
              </table:table-cell>
              <table:table-cell office:value-type="float" office:value="0.420014">
                <text:p>0.420014</text:p>
              </table:table-cell>
              <table:table-cell office:value-type="float" office:value="0.436835">
                <text:p>0.436835</text:p>
              </table:table-cell>
              <table:table-cell office:value-type="float" office:value="0.446414">
                <text:p>0.446414</text:p>
              </table:table-cell>
              <table:table-cell office:value-type="float" office:value="0.456249">
                <text:p>0.456249</text:p>
              </table:table-cell>
              <table:table-cell office:value-type="float" office:value="0.463985">
                <text:p>0.463985</text:p>
              </table:table-cell>
              <table:table-cell office:value-type="float" office:value="0.473132">
                <text:p>0.473132</text:p>
              </table:table-cell>
              <table:table-cell office:value-type="float" office:value="0.487853">
                <text:p>0.487853</text:p>
              </table:table-cell>
              <table:table-cell office:value-type="float" office:value="0.52166">
                <text:p>0.52166</text:p>
              </table:table-cell>
              <table:table-cell office:value-type="float" office:value="0.549853">
                <text:p>0.549853</text:p>
              </table:table-cell>
              <table:table-cell office:value-type="float" office:value="0.442828">
                <text:p>0.44282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3169">
                <text:p>0.33169</text:p>
              </table:table-cell>
              <table:table-cell office:value-type="float" office:value="0.384788">
                <text:p>0.384788</text:p>
              </table:table-cell>
              <table:table-cell office:value-type="float" office:value="0.415127">
                <text:p>0.415127</text:p>
              </table:table-cell>
              <table:table-cell office:value-type="float" office:value="0.432403">
                <text:p>0.432403</text:p>
              </table:table-cell>
              <table:table-cell office:value-type="float" office:value="0.440545">
                <text:p>0.440545</text:p>
              </table:table-cell>
              <table:table-cell office:value-type="float" office:value="0.453505">
                <text:p>0.453505</text:p>
              </table:table-cell>
              <table:table-cell office:value-type="float" office:value="0.462227">
                <text:p>0.462227</text:p>
              </table:table-cell>
              <table:table-cell office:value-type="float" office:value="0.473352">
                <text:p>0.473352</text:p>
              </table:table-cell>
              <table:table-cell office:value-type="float" office:value="0.489014">
                <text:p>0.489014</text:p>
              </table:table-cell>
              <table:table-cell office:value-type="float" office:value="0.520598">
                <text:p>0.520598</text:p>
              </table:table-cell>
              <table:table-cell office:value-type="float" office:value="0.549853">
                <text:p>0.549853</text:p>
              </table:table-cell>
              <table:table-cell office:value-type="float" office:value="0.440325">
                <text:p>0.44032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13788">
                <text:p>0.313788</text:p>
              </table:table-cell>
              <table:table-cell office:value-type="float" office:value="0.375211">
                <text:p>0.375211</text:p>
              </table:table-cell>
              <table:table-cell office:value-type="float" office:value="0.4147">
                <text:p>0.4147</text:p>
              </table:table-cell>
              <table:table-cell office:value-type="float" office:value="0.434677">
                <text:p>0.434677</text:p>
              </table:table-cell>
              <table:table-cell office:value-type="float" office:value="0.444127">
                <text:p>0.444127</text:p>
              </table:table-cell>
              <table:table-cell office:value-type="float" office:value="0.455512">
                <text:p>0.455512</text:p>
              </table:table-cell>
              <table:table-cell office:value-type="float" office:value="0.461646">
                <text:p>0.461646</text:p>
              </table:table-cell>
              <table:table-cell office:value-type="float" office:value="0.471335">
                <text:p>0.471335</text:p>
              </table:table-cell>
              <table:table-cell office:value-type="float" office:value="0.487688">
                <text:p>0.487688</text:p>
              </table:table-cell>
              <table:table-cell office:value-type="float" office:value="0.520549">
                <text:p>0.520549</text:p>
              </table:table-cell>
              <table:table-cell office:value-type="float" office:value="0.549853">
                <text:p>0.549853</text:p>
              </table:table-cell>
              <table:table-cell office:value-type="float" office:value="0.437923">
                <text:p>0.43792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43541">
                <text:p>0.343541</text:p>
              </table:table-cell>
              <table:table-cell office:value-type="float" office:value="0.401119">
                <text:p>0.401119</text:p>
              </table:table-cell>
              <table:table-cell office:value-type="float" office:value="0.42535">
                <text:p>0.42535</text:p>
              </table:table-cell>
              <table:table-cell office:value-type="float" office:value="0.437759">
                <text:p>0.437759</text:p>
              </table:table-cell>
              <table:table-cell office:value-type="float" office:value="0.446053">
                <text:p>0.446053</text:p>
              </table:table-cell>
              <table:table-cell office:value-type="float" office:value="0.455802">
                <text:p>0.455802</text:p>
              </table:table-cell>
              <table:table-cell office:value-type="float" office:value="0.463474">
                <text:p>0.463474</text:p>
              </table:table-cell>
              <table:table-cell office:value-type="float" office:value="0.474373">
                <text:p>0.474373</text:p>
              </table:table-cell>
              <table:table-cell office:value-type="float" office:value="0.4908">
                <text:p>0.4908</text:p>
              </table:table-cell>
              <table:table-cell office:value-type="float" office:value="0.521399">
                <text:p>0.521399</text:p>
              </table:table-cell>
              <table:table-cell office:value-type="float" office:value="0.549853">
                <text:p>0.549853</text:p>
              </table:table-cell>
              <table:table-cell office:value-type="float" office:value="0.445967">
                <text:p>0.4459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2305">
                <text:p>0.352305</text:p>
              </table:table-cell>
              <table:table-cell office:value-type="float" office:value="0.407618">
                <text:p>0.407618</text:p>
              </table:table-cell>
              <table:table-cell office:value-type="float" office:value="0.428465">
                <text:p>0.428465</text:p>
              </table:table-cell>
              <table:table-cell office:value-type="float" office:value="0.439168">
                <text:p>0.439168</text:p>
              </table:table-cell>
              <table:table-cell office:value-type="float" office:value="0.448397">
                <text:p>0.448397</text:p>
              </table:table-cell>
              <table:table-cell office:value-type="float" office:value="0.459587">
                <text:p>0.459587</text:p>
              </table:table-cell>
              <table:table-cell office:value-type="float" office:value="0.468702">
                <text:p>0.468702</text:p>
              </table:table-cell>
              <table:table-cell office:value-type="float" office:value="0.48081">
                <text:p>0.48081</text:p>
              </table:table-cell>
              <table:table-cell office:value-type="float" office:value="0.499242">
                <text:p>0.499242</text:p>
              </table:table-cell>
              <table:table-cell office:value-type="float" office:value="0.527388">
                <text:p>0.527388</text:p>
              </table:table-cell>
              <table:table-cell office:value-type="float" office:value="0.549853">
                <text:p>0.549853</text:p>
              </table:table-cell>
              <table:table-cell office:value-type="float" office:value="0.451168">
                <text:p>0.45116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72045">
                <text:p>0.372045</text:p>
              </table:table-cell>
              <table:table-cell office:value-type="float" office:value="0.408737">
                <text:p>0.408737</text:p>
              </table:table-cell>
              <table:table-cell office:value-type="float" office:value="0.427223">
                <text:p>0.427223</text:p>
              </table:table-cell>
              <table:table-cell office:value-type="float" office:value="0.438982">
                <text:p>0.438982</text:p>
              </table:table-cell>
              <table:table-cell office:value-type="float" office:value="0.446901">
                <text:p>0.446901</text:p>
              </table:table-cell>
              <table:table-cell office:value-type="float" office:value="0.456356">
                <text:p>0.456356</text:p>
              </table:table-cell>
              <table:table-cell office:value-type="float" office:value="0.46564">
                <text:p>0.46564</text:p>
              </table:table-cell>
              <table:table-cell office:value-type="float" office:value="0.478005">
                <text:p>0.478005</text:p>
              </table:table-cell>
              <table:table-cell office:value-type="float" office:value="0.496165">
                <text:p>0.496165</text:p>
              </table:table-cell>
              <table:table-cell office:value-type="float" office:value="0.520986">
                <text:p>0.520986</text:p>
              </table:table-cell>
              <table:table-cell office:value-type="float" office:value="0.549853">
                <text:p>0.549853</text:p>
              </table:table-cell>
              <table:table-cell office:value-type="float" office:value="0.451104">
                <text:p>0.4511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40354">
                <text:p>0.340354</text:p>
              </table:table-cell>
              <table:table-cell office:value-type="float" office:value="0.398238">
                <text:p>0.398238</text:p>
              </table:table-cell>
              <table:table-cell office:value-type="float" office:value="0.416602">
                <text:p>0.416602</text:p>
              </table:table-cell>
              <table:table-cell office:value-type="float" office:value="0.431704">
                <text:p>0.431704</text:p>
              </table:table-cell>
              <table:table-cell office:value-type="float" office:value="0.441395">
                <text:p>0.441395</text:p>
              </table:table-cell>
              <table:table-cell office:value-type="float" office:value="0.454637">
                <text:p>0.454637</text:p>
              </table:table-cell>
              <table:table-cell office:value-type="float" office:value="0.467419">
                <text:p>0.467419</text:p>
              </table:table-cell>
              <table:table-cell office:value-type="float" office:value="0.478729">
                <text:p>0.478729</text:p>
              </table:table-cell>
              <table:table-cell office:value-type="float" office:value="0.495661">
                <text:p>0.495661</text:p>
              </table:table-cell>
              <table:table-cell office:value-type="float" office:value="0.520772">
                <text:p>0.520772</text:p>
              </table:table-cell>
              <table:table-cell office:value-type="float" office:value="0.549853">
                <text:p>0.549853</text:p>
              </table:table-cell>
              <table:table-cell office:value-type="float" office:value="0.444551">
                <text:p>0.44455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57221">
                <text:p>0.357221</text:p>
              </table:table-cell>
              <table:table-cell office:value-type="float" office:value="0.415803">
                <text:p>0.415803</text:p>
              </table:table-cell>
              <table:table-cell office:value-type="float" office:value="0.431857">
                <text:p>0.431857</text:p>
              </table:table-cell>
              <table:table-cell office:value-type="float" office:value="0.440716">
                <text:p>0.440716</text:p>
              </table:table-cell>
              <table:table-cell office:value-type="float" office:value="0.450153">
                <text:p>0.450153</text:p>
              </table:table-cell>
              <table:table-cell office:value-type="float" office:value="0.460633">
                <text:p>0.460633</text:p>
              </table:table-cell>
              <table:table-cell office:value-type="float" office:value="0.470043">
                <text:p>0.470043</text:p>
              </table:table-cell>
              <table:table-cell office:value-type="float" office:value="0.480276">
                <text:p>0.480276</text:p>
              </table:table-cell>
              <table:table-cell office:value-type="float" office:value="0.497381">
                <text:p>0.497381</text:p>
              </table:table-cell>
              <table:table-cell office:value-type="float" office:value="0.52293">
                <text:p>0.52293</text:p>
              </table:table-cell>
              <table:table-cell office:value-type="float" office:value="0.549853">
                <text:p>0.549853</text:p>
              </table:table-cell>
              <table:table-cell office:value-type="float" office:value="0.452701">
                <text:p>0.4527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88118">
                <text:p>0.388118</text:p>
              </table:table-cell>
              <table:table-cell office:value-type="float" office:value="0.42174">
                <text:p>0.42174</text:p>
              </table:table-cell>
              <table:table-cell office:value-type="float" office:value="0.433692">
                <text:p>0.433692</text:p>
              </table:table-cell>
              <table:table-cell office:value-type="float" office:value="0.444391">
                <text:p>0.444391</text:p>
              </table:table-cell>
              <table:table-cell office:value-type="float" office:value="0.455128">
                <text:p>0.455128</text:p>
              </table:table-cell>
              <table:table-cell office:value-type="float" office:value="0.467367">
                <text:p>0.467367</text:p>
              </table:table-cell>
              <table:table-cell office:value-type="float" office:value="0.477411">
                <text:p>0.477411</text:p>
              </table:table-cell>
              <table:table-cell office:value-type="float" office:value="0.489799">
                <text:p>0.489799</text:p>
              </table:table-cell>
              <table:table-cell office:value-type="float" office:value="0.508312">
                <text:p>0.508312</text:p>
              </table:table-cell>
              <table:table-cell office:value-type="float" office:value="0.528722">
                <text:p>0.528722</text:p>
              </table:table-cell>
              <table:table-cell office:value-type="float" office:value="0.549853">
                <text:p>0.549853</text:p>
              </table:table-cell>
              <table:table-cell office:value-type="float" office:value="0.461468">
                <text:p>0.46146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73783">
                <text:p>0.373783</text:p>
              </table:table-cell>
              <table:table-cell office:value-type="float" office:value="0.419509">
                <text:p>0.419509</text:p>
              </table:table-cell>
              <table:table-cell office:value-type="float" office:value="0.434323">
                <text:p>0.434323</text:p>
              </table:table-cell>
              <table:table-cell office:value-type="float" office:value="0.445531">
                <text:p>0.445531</text:p>
              </table:table-cell>
              <table:table-cell office:value-type="float" office:value="0.455241">
                <text:p>0.455241</text:p>
              </table:table-cell>
              <table:table-cell office:value-type="float" office:value="0.4661">
                <text:p>0.4661</text:p>
              </table:table-cell>
              <table:table-cell office:value-type="float" office:value="0.478427">
                <text:p>0.478427</text:p>
              </table:table-cell>
              <table:table-cell office:value-type="float" office:value="0.490853">
                <text:p>0.490853</text:p>
              </table:table-cell>
              <table:table-cell office:value-type="float" office:value="0.509214">
                <text:p>0.509214</text:p>
              </table:table-cell>
              <table:table-cell office:value-type="float" office:value="0.528292">
                <text:p>0.528292</text:p>
              </table:table-cell>
              <table:table-cell office:value-type="float" office:value="0.549853">
                <text:p>0.549853</text:p>
              </table:table-cell>
              <table:table-cell office:value-type="float" office:value="0.460127">
                <text:p>0.46012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71165">
                <text:p>0.371165</text:p>
              </table:table-cell>
              <table:table-cell office:value-type="float" office:value="0.420283">
                <text:p>0.420283</text:p>
              </table:table-cell>
              <table:table-cell office:value-type="float" office:value="0.437795">
                <text:p>0.437795</text:p>
              </table:table-cell>
              <table:table-cell office:value-type="float" office:value="0.449486">
                <text:p>0.449486</text:p>
              </table:table-cell>
              <table:table-cell office:value-type="float" office:value="0.458843">
                <text:p>0.458843</text:p>
              </table:table-cell>
              <table:table-cell office:value-type="float" office:value="0.468649">
                <text:p>0.468649</text:p>
              </table:table-cell>
              <table:table-cell office:value-type="float" office:value="0.480744">
                <text:p>0.480744</text:p>
              </table:table-cell>
              <table:table-cell office:value-type="float" office:value="0.493401">
                <text:p>0.493401</text:p>
              </table:table-cell>
              <table:table-cell office:value-type="float" office:value="0.507254">
                <text:p>0.507254</text:p>
              </table:table-cell>
              <table:table-cell office:value-type="float" office:value="0.528604">
                <text:p>0.528604</text:p>
              </table:table-cell>
              <table:table-cell office:value-type="float" office:value="0.549853">
                <text:p>0.549853</text:p>
              </table:table-cell>
              <table:table-cell office:value-type="float" office:value="0.461622">
                <text:p>0.46162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61851">
                <text:p>0.361851</text:p>
              </table:table-cell>
              <table:table-cell office:value-type="float" office:value="0.418741">
                <text:p>0.418741</text:p>
              </table:table-cell>
              <table:table-cell office:value-type="float" office:value="0.437964">
                <text:p>0.437964</text:p>
              </table:table-cell>
              <table:table-cell office:value-type="float" office:value="0.447788">
                <text:p>0.447788</text:p>
              </table:table-cell>
              <table:table-cell office:value-type="float" office:value="0.455701">
                <text:p>0.455701</text:p>
              </table:table-cell>
              <table:table-cell office:value-type="float" office:value="0.463712">
                <text:p>0.463712</text:p>
              </table:table-cell>
              <table:table-cell office:value-type="float" office:value="0.474715">
                <text:p>0.474715</text:p>
              </table:table-cell>
              <table:table-cell office:value-type="float" office:value="0.486069">
                <text:p>0.486069</text:p>
              </table:table-cell>
              <table:table-cell office:value-type="float" office:value="0.498539">
                <text:p>0.498539</text:p>
              </table:table-cell>
              <table:table-cell office:value-type="float" office:value="0.524767">
                <text:p>0.524767</text:p>
              </table:table-cell>
              <table:table-cell office:value-type="float" office:value="0.549853">
                <text:p>0.549853</text:p>
              </table:table-cell>
              <table:table-cell office:value-type="float" office:value="0.456985">
                <text:p>0.45698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54699">
                <text:p>0.354699</text:p>
              </table:table-cell>
              <table:table-cell office:value-type="float" office:value="0.41597">
                <text:p>0.41597</text:p>
              </table:table-cell>
              <table:table-cell office:value-type="float" office:value="0.435757">
                <text:p>0.435757</text:p>
              </table:table-cell>
              <table:table-cell office:value-type="float" office:value="0.447531">
                <text:p>0.447531</text:p>
              </table:table-cell>
              <table:table-cell office:value-type="float" office:value="0.456268">
                <text:p>0.456268</text:p>
              </table:table-cell>
              <table:table-cell office:value-type="float" office:value="0.463274">
                <text:p>0.463274</text:p>
              </table:table-cell>
              <table:table-cell office:value-type="float" office:value="0.47532">
                <text:p>0.47532</text:p>
              </table:table-cell>
              <table:table-cell office:value-type="float" office:value="0.489225">
                <text:p>0.489225</text:p>
              </table:table-cell>
              <table:table-cell office:value-type="float" office:value="0.50089">
                <text:p>0.50089</text:p>
              </table:table-cell>
              <table:table-cell office:value-type="float" office:value="0.529466">
                <text:p>0.529466</text:p>
              </table:table-cell>
              <table:table-cell office:value-type="float" office:value="0.549853">
                <text:p>0.549853</text:p>
              </table:table-cell>
              <table:table-cell office:value-type="float" office:value="0.45684">
                <text:p>0.456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87467">
                <text:p>0.387467</text:p>
              </table:table-cell>
              <table:table-cell office:value-type="float" office:value="0.425332">
                <text:p>0.425332</text:p>
              </table:table-cell>
              <table:table-cell office:value-type="float" office:value="0.437908">
                <text:p>0.437908</text:p>
              </table:table-cell>
              <table:table-cell office:value-type="float" office:value="0.447244">
                <text:p>0.447244</text:p>
              </table:table-cell>
              <table:table-cell office:value-type="float" office:value="0.455047">
                <text:p>0.455047</text:p>
              </table:table-cell>
              <table:table-cell office:value-type="float" office:value="0.459769">
                <text:p>0.459769</text:p>
              </table:table-cell>
              <table:table-cell office:value-type="float" office:value="0.471753">
                <text:p>0.471753</text:p>
              </table:table-cell>
              <table:table-cell office:value-type="float" office:value="0.487683">
                <text:p>0.487683</text:p>
              </table:table-cell>
              <table:table-cell office:value-type="float" office:value="0.504136">
                <text:p>0.504136</text:p>
              </table:table-cell>
              <table:table-cell office:value-type="float" office:value="0.530649">
                <text:p>0.530649</text:p>
              </table:table-cell>
              <table:table-cell office:value-type="float" office:value="0.549853">
                <text:p>0.549853</text:p>
              </table:table-cell>
              <table:table-cell office:value-type="float" office:value="0.460699">
                <text:p>0.4606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7207">
                <text:p>0.37207</text:p>
              </table:table-cell>
              <table:table-cell office:value-type="float" office:value="0.425438">
                <text:p>0.425438</text:p>
              </table:table-cell>
              <table:table-cell office:value-type="float" office:value="0.439111">
                <text:p>0.439111</text:p>
              </table:table-cell>
              <table:table-cell office:value-type="float" office:value="0.450109">
                <text:p>0.450109</text:p>
              </table:table-cell>
              <table:table-cell office:value-type="float" office:value="0.457062">
                <text:p>0.457062</text:p>
              </table:table-cell>
              <table:table-cell office:value-type="float" office:value="0.465586">
                <text:p>0.465586</text:p>
              </table:table-cell>
              <table:table-cell office:value-type="float" office:value="0.476786">
                <text:p>0.476786</text:p>
              </table:table-cell>
              <table:table-cell office:value-type="float" office:value="0.489201">
                <text:p>0.489201</text:p>
              </table:table-cell>
              <table:table-cell office:value-type="float" office:value="0.50952">
                <text:p>0.50952</text:p>
              </table:table-cell>
              <table:table-cell office:value-type="float" office:value="0.533315">
                <text:p>0.533315</text:p>
              </table:table-cell>
              <table:table-cell office:value-type="float" office:value="0.549853">
                <text:p>0.549853</text:p>
              </table:table-cell>
              <table:table-cell office:value-type="float" office:value="0.46182">
                <text:p>0.4618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17608">
                <text:p>0.317608</text:p>
              </table:table-cell>
              <table:table-cell office:value-type="float" office:value="0.409528">
                <text:p>0.409528</text:p>
              </table:table-cell>
              <table:table-cell office:value-type="float" office:value="0.434412">
                <text:p>0.434412</text:p>
              </table:table-cell>
              <table:table-cell office:value-type="float" office:value="0.446117">
                <text:p>0.446117</text:p>
              </table:table-cell>
              <table:table-cell office:value-type="float" office:value="0.455579">
                <text:p>0.455579</text:p>
              </table:table-cell>
              <table:table-cell office:value-type="float" office:value="0.46487">
                <text:p>0.46487</text:p>
              </table:table-cell>
              <table:table-cell office:value-type="float" office:value="0.475208">
                <text:p>0.475208</text:p>
              </table:table-cell>
              <table:table-cell office:value-type="float" office:value="0.487395">
                <text:p>0.487395</text:p>
              </table:table-cell>
              <table:table-cell office:value-type="float" office:value="0.500603">
                <text:p>0.500603</text:p>
              </table:table-cell>
              <table:table-cell office:value-type="float" office:value="0.528273">
                <text:p>0.528273</text:p>
              </table:table-cell>
              <table:table-cell office:value-type="float" office:value="0.549853">
                <text:p>0.549853</text:p>
              </table:table-cell>
              <table:table-cell office:value-type="float" office:value="0.451959">
                <text:p>0.45195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67226">
                <text:p>0.367226</text:p>
              </table:table-cell>
              <table:table-cell office:value-type="float" office:value="0.417099">
                <text:p>0.417099</text:p>
              </table:table-cell>
              <table:table-cell office:value-type="float" office:value="0.435848">
                <text:p>0.435848</text:p>
              </table:table-cell>
              <table:table-cell office:value-type="float" office:value="0.449093">
                <text:p>0.449093</text:p>
              </table:table-cell>
              <table:table-cell office:value-type="float" office:value="0.458047">
                <text:p>0.458047</text:p>
              </table:table-cell>
              <table:table-cell office:value-type="float" office:value="0.466683">
                <text:p>0.466683</text:p>
              </table:table-cell>
              <table:table-cell office:value-type="float" office:value="0.477952">
                <text:p>0.477952</text:p>
              </table:table-cell>
              <table:table-cell office:value-type="float" office:value="0.489269">
                <text:p>0.489269</text:p>
              </table:table-cell>
              <table:table-cell office:value-type="float" office:value="0.504169">
                <text:p>0.504169</text:p>
              </table:table-cell>
              <table:table-cell office:value-type="float" office:value="0.526476">
                <text:p>0.526476</text:p>
              </table:table-cell>
              <table:table-cell office:value-type="float" office:value="0.549853">
                <text:p>0.549853</text:p>
              </table:table-cell>
              <table:table-cell office:value-type="float" office:value="0.459186">
                <text:p>0.45918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50359">
                <text:p>0.350359</text:p>
              </table:table-cell>
              <table:table-cell office:value-type="float" office:value="0.413191">
                <text:p>0.413191</text:p>
              </table:table-cell>
              <table:table-cell office:value-type="float" office:value="0.43424">
                <text:p>0.43424</text:p>
              </table:table-cell>
              <table:table-cell office:value-type="float" office:value="0.449156">
                <text:p>0.449156</text:p>
              </table:table-cell>
              <table:table-cell office:value-type="float" office:value="0.458349">
                <text:p>0.458349</text:p>
              </table:table-cell>
              <table:table-cell office:value-type="float" office:value="0.467202">
                <text:p>0.467202</text:p>
              </table:table-cell>
              <table:table-cell office:value-type="float" office:value="0.477117">
                <text:p>0.477117</text:p>
              </table:table-cell>
              <table:table-cell office:value-type="float" office:value="0.487282">
                <text:p>0.487282</text:p>
              </table:table-cell>
              <table:table-cell office:value-type="float" office:value="0.502317">
                <text:p>0.502317</text:p>
              </table:table-cell>
              <table:table-cell office:value-type="float" office:value="0.525831">
                <text:p>0.525831</text:p>
              </table:table-cell>
              <table:table-cell office:value-type="float" office:value="0.549853">
                <text:p>0.549853</text:p>
              </table:table-cell>
              <table:table-cell office:value-type="float" office:value="0.456504">
                <text:p>0.4565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17509">
                <text:p>0.317509</text:p>
              </table:table-cell>
              <table:table-cell office:value-type="float" office:value="0.409106">
                <text:p>0.409106</text:p>
              </table:table-cell>
              <table:table-cell office:value-type="float" office:value="0.438629">
                <text:p>0.438629</text:p>
              </table:table-cell>
              <table:table-cell office:value-type="float" office:value="0.453554">
                <text:p>0.453554</text:p>
              </table:table-cell>
              <table:table-cell office:value-type="float" office:value="0.461236">
                <text:p>0.461236</text:p>
              </table:table-cell>
              <table:table-cell office:value-type="float" office:value="0.471982">
                <text:p>0.471982</text:p>
              </table:table-cell>
              <table:table-cell office:value-type="float" office:value="0.482864">
                <text:p>0.482864</text:p>
              </table:table-cell>
              <table:table-cell office:value-type="float" office:value="0.492895">
                <text:p>0.492895</text:p>
              </table:table-cell>
              <table:table-cell office:value-type="float" office:value="0.508872">
                <text:p>0.508872</text:p>
              </table:table-cell>
              <table:table-cell office:value-type="float" office:value="0.531041">
                <text:p>0.531041</text:p>
              </table:table-cell>
              <table:table-cell office:value-type="float" office:value="0.549853">
                <text:p>0.549853</text:p>
              </table:table-cell>
              <table:table-cell office:value-type="float" office:value="0.456769">
                <text:p>0.45676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49856">
                <text:p>0.349856</text:p>
              </table:table-cell>
              <table:table-cell office:value-type="float" office:value="0.424375">
                <text:p>0.424375</text:p>
              </table:table-cell>
              <table:table-cell office:value-type="float" office:value="0.445954">
                <text:p>0.445954</text:p>
              </table:table-cell>
              <table:table-cell office:value-type="float" office:value="0.458554">
                <text:p>0.458554</text:p>
              </table:table-cell>
              <table:table-cell office:value-type="float" office:value="0.465786">
                <text:p>0.465786</text:p>
              </table:table-cell>
              <table:table-cell office:value-type="float" office:value="0.473934">
                <text:p>0.473934</text:p>
              </table:table-cell>
              <table:table-cell office:value-type="float" office:value="0.484362">
                <text:p>0.484362</text:p>
              </table:table-cell>
              <table:table-cell office:value-type="float" office:value="0.496272">
                <text:p>0.496272</text:p>
              </table:table-cell>
              <table:table-cell office:value-type="float" office:value="0.512195">
                <text:p>0.512195</text:p>
              </table:table-cell>
              <table:table-cell office:value-type="float" office:value="0.529481">
                <text:p>0.529481</text:p>
              </table:table-cell>
              <table:table-cell office:value-type="float" office:value="0.549853">
                <text:p>0.549853</text:p>
              </table:table-cell>
              <table:table-cell office:value-type="float" office:value="0.464077">
                <text:p>0.46407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43088">
                <text:p>0.343088</text:p>
              </table:table-cell>
              <table:table-cell office:value-type="float" office:value="0.423016">
                <text:p>0.423016</text:p>
              </table:table-cell>
              <table:table-cell office:value-type="float" office:value="0.442159">
                <text:p>0.442159</text:p>
              </table:table-cell>
              <table:table-cell office:value-type="float" office:value="0.455667">
                <text:p>0.455667</text:p>
              </table:table-cell>
              <table:table-cell office:value-type="float" office:value="0.464759">
                <text:p>0.464759</text:p>
              </table:table-cell>
              <table:table-cell office:value-type="float" office:value="0.472365">
                <text:p>0.472365</text:p>
              </table:table-cell>
              <table:table-cell office:value-type="float" office:value="0.482231">
                <text:p>0.482231</text:p>
              </table:table-cell>
              <table:table-cell office:value-type="float" office:value="0.493719">
                <text:p>0.493719</text:p>
              </table:table-cell>
              <table:table-cell office:value-type="float" office:value="0.511606">
                <text:p>0.511606</text:p>
              </table:table-cell>
              <table:table-cell office:value-type="float" office:value="0.53098">
                <text:p>0.53098</text:p>
              </table:table-cell>
              <table:table-cell office:value-type="float" office:value="0.549853">
                <text:p>0.549853</text:p>
              </table:table-cell>
              <table:table-cell office:value-type="float" office:value="0.461959">
                <text:p>0.46195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0765">
                <text:p>0.330765</text:p>
              </table:table-cell>
              <table:table-cell office:value-type="float" office:value="0.429111">
                <text:p>0.429111</text:p>
              </table:table-cell>
              <table:table-cell office:value-type="float" office:value="0.447931">
                <text:p>0.447931</text:p>
              </table:table-cell>
              <table:table-cell office:value-type="float" office:value="0.458123">
                <text:p>0.458123</text:p>
              </table:table-cell>
              <table:table-cell office:value-type="float" office:value="0.467377">
                <text:p>0.467377</text:p>
              </table:table-cell>
              <table:table-cell office:value-type="float" office:value="0.476663">
                <text:p>0.476663</text:p>
              </table:table-cell>
              <table:table-cell office:value-type="float" office:value="0.485383">
                <text:p>0.485383</text:p>
              </table:table-cell>
              <table:table-cell office:value-type="float" office:value="0.499602">
                <text:p>0.499602</text:p>
              </table:table-cell>
              <table:table-cell office:value-type="float" office:value="0.512896">
                <text:p>0.512896</text:p>
              </table:table-cell>
              <table:table-cell office:value-type="float" office:value="0.531591">
                <text:p>0.531591</text:p>
              </table:table-cell>
              <table:table-cell office:value-type="float" office:value="0.549853">
                <text:p>0.549853</text:p>
              </table:table-cell>
              <table:table-cell office:value-type="float" office:value="0.463944">
                <text:p>0.46394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91181">
                <text:p>0.291181</text:p>
              </table:table-cell>
              <table:table-cell office:value-type="float" office:value="0.424063">
                <text:p>0.424063</text:p>
              </table:table-cell>
              <table:table-cell office:value-type="float" office:value="0.446802">
                <text:p>0.446802</text:p>
              </table:table-cell>
              <table:table-cell office:value-type="float" office:value="0.458541">
                <text:p>0.458541</text:p>
              </table:table-cell>
              <table:table-cell office:value-type="float" office:value="0.467607">
                <text:p>0.467607</text:p>
              </table:table-cell>
              <table:table-cell office:value-type="float" office:value="0.477337">
                <text:p>0.477337</text:p>
              </table:table-cell>
              <table:table-cell office:value-type="float" office:value="0.487754">
                <text:p>0.487754</text:p>
              </table:table-cell>
              <table:table-cell office:value-type="float" office:value="0.499408">
                <text:p>0.499408</text:p>
              </table:table-cell>
              <table:table-cell office:value-type="float" office:value="0.513513">
                <text:p>0.513513</text:p>
              </table:table-cell>
              <table:table-cell office:value-type="float" office:value="0.533248">
                <text:p>0.533248</text:p>
              </table:table-cell>
              <table:table-cell office:value-type="float" office:value="0.549853">
                <text:p>0.549853</text:p>
              </table:table-cell>
              <table:table-cell office:value-type="float" office:value="0.459945">
                <text:p>0.45994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51492">
                <text:p>0.351492</text:p>
              </table:table-cell>
              <table:table-cell office:value-type="float" office:value="0.437452">
                <text:p>0.437452</text:p>
              </table:table-cell>
              <table:table-cell office:value-type="float" office:value="0.450441">
                <text:p>0.450441</text:p>
              </table:table-cell>
              <table:table-cell office:value-type="float" office:value="0.460481">
                <text:p>0.460481</text:p>
              </table:table-cell>
              <table:table-cell office:value-type="float" office:value="0.470202">
                <text:p>0.470202</text:p>
              </table:table-cell>
              <table:table-cell office:value-type="float" office:value="0.481509">
                <text:p>0.481509</text:p>
              </table:table-cell>
              <table:table-cell office:value-type="float" office:value="0.493166">
                <text:p>0.493166</text:p>
              </table:table-cell>
              <table:table-cell office:value-type="float" office:value="0.505213">
                <text:p>0.505213</text:p>
              </table:table-cell>
              <table:table-cell office:value-type="float" office:value="0.519751">
                <text:p>0.519751</text:p>
              </table:table-cell>
              <table:table-cell office:value-type="float" office:value="0.537166">
                <text:p>0.537166</text:p>
              </table:table-cell>
              <table:table-cell office:value-type="float" office:value="0.56454">
                <text:p>0.56454</text:p>
              </table:table-cell>
              <table:table-cell office:value-type="float" office:value="0.470687">
                <text:p>0.47068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43339">
                <text:p>0.243339</text:p>
              </table:table-cell>
              <table:table-cell office:value-type="float" office:value="0.426261">
                <text:p>0.426261</text:p>
              </table:table-cell>
              <table:table-cell office:value-type="float" office:value="0.444951">
                <text:p>0.444951</text:p>
              </table:table-cell>
              <table:table-cell office:value-type="float" office:value="0.455239">
                <text:p>0.455239</text:p>
              </table:table-cell>
              <table:table-cell office:value-type="float" office:value="0.467359">
                <text:p>0.467359</text:p>
              </table:table-cell>
              <table:table-cell office:value-type="float" office:value="0.478622">
                <text:p>0.478622</text:p>
              </table:table-cell>
              <table:table-cell office:value-type="float" office:value="0.488796">
                <text:p>0.488796</text:p>
              </table:table-cell>
              <table:table-cell office:value-type="float" office:value="0.501017">
                <text:p>0.501017</text:p>
              </table:table-cell>
              <table:table-cell office:value-type="float" office:value="0.513366">
                <text:p>0.513366</text:p>
              </table:table-cell>
              <table:table-cell office:value-type="float" office:value="0.536824">
                <text:p>0.536824</text:p>
              </table:table-cell>
              <table:table-cell office:value-type="float" office:value="0.56454">
                <text:p>0.56454</text:p>
              </table:table-cell>
              <table:table-cell office:value-type="float" office:value="0.455577">
                <text:p>0.45557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9388">
                <text:p>0.319388</text:p>
              </table:table-cell>
              <table:table-cell office:value-type="float" office:value="0.432436">
                <text:p>0.432436</text:p>
              </table:table-cell>
              <table:table-cell office:value-type="float" office:value="0.447627">
                <text:p>0.447627</text:p>
              </table:table-cell>
              <table:table-cell office:value-type="float" office:value="0.459613">
                <text:p>0.459613</text:p>
              </table:table-cell>
              <table:table-cell office:value-type="float" office:value="0.473241">
                <text:p>0.473241</text:p>
              </table:table-cell>
              <table:table-cell office:value-type="float" office:value="0.483319">
                <text:p>0.483319</text:p>
              </table:table-cell>
              <table:table-cell office:value-type="float" office:value="0.49331">
                <text:p>0.49331</text:p>
              </table:table-cell>
              <table:table-cell office:value-type="float" office:value="0.505287">
                <text:p>0.505287</text:p>
              </table:table-cell>
              <table:table-cell office:value-type="float" office:value="0.518918">
                <text:p>0.518918</text:p>
              </table:table-cell>
              <table:table-cell office:value-type="float" office:value="0.541128">
                <text:p>0.541128</text:p>
              </table:table-cell>
              <table:table-cell office:value-type="float" office:value="0.56454">
                <text:p>0.56454</text:p>
              </table:table-cell>
              <table:table-cell office:value-type="float" office:value="0.467427">
                <text:p>0.46742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39774">
                <text:p>0.339774</text:p>
              </table:table-cell>
              <table:table-cell office:value-type="float" office:value="0.431603">
                <text:p>0.431603</text:p>
              </table:table-cell>
              <table:table-cell office:value-type="float" office:value="0.444804">
                <text:p>0.444804</text:p>
              </table:table-cell>
              <table:table-cell office:value-type="float" office:value="0.45884">
                <text:p>0.45884</text:p>
              </table:table-cell>
              <table:table-cell office:value-type="float" office:value="0.471345">
                <text:p>0.471345</text:p>
              </table:table-cell>
              <table:table-cell office:value-type="float" office:value="0.483587">
                <text:p>0.483587</text:p>
              </table:table-cell>
              <table:table-cell office:value-type="float" office:value="0.49563">
                <text:p>0.49563</text:p>
              </table:table-cell>
              <table:table-cell office:value-type="float" office:value="0.511133">
                <text:p>0.511133</text:p>
              </table:table-cell>
              <table:table-cell office:value-type="float" office:value="0.524179">
                <text:p>0.524179</text:p>
              </table:table-cell>
              <table:table-cell office:value-type="float" office:value="0.544658">
                <text:p>0.544658</text:p>
              </table:table-cell>
              <table:table-cell office:value-type="float" office:value="0.56454">
                <text:p>0.56454</text:p>
              </table:table-cell>
              <table:table-cell office:value-type="float" office:value="0.470555">
                <text:p>0.47055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00897">
                <text:p>0.300897</text:p>
              </table:table-cell>
              <table:table-cell office:value-type="float" office:value="0.431918">
                <text:p>0.431918</text:p>
              </table:table-cell>
              <table:table-cell office:value-type="float" office:value="0.451984">
                <text:p>0.451984</text:p>
              </table:table-cell>
              <table:table-cell office:value-type="float" office:value="0.466281">
                <text:p>0.466281</text:p>
              </table:table-cell>
              <table:table-cell office:value-type="float" office:value="0.478059">
                <text:p>0.478059</text:p>
              </table:table-cell>
              <table:table-cell office:value-type="float" office:value="0.487992">
                <text:p>0.487992</text:p>
              </table:table-cell>
              <table:table-cell office:value-type="float" office:value="0.497335">
                <text:p>0.497335</text:p>
              </table:table-cell>
              <table:table-cell office:value-type="float" office:value="0.511012">
                <text:p>0.511012</text:p>
              </table:table-cell>
              <table:table-cell office:value-type="float" office:value="0.524843">
                <text:p>0.524843</text:p>
              </table:table-cell>
              <table:table-cell office:value-type="float" office:value="0.544427">
                <text:p>0.544427</text:p>
              </table:table-cell>
              <table:table-cell office:value-type="float" office:value="0.56454">
                <text:p>0.56454</text:p>
              </table:table-cell>
              <table:table-cell office:value-type="float" office:value="0.469475">
                <text:p>0.4694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09796">
                <text:p>0.309796</text:p>
              </table:table-cell>
              <table:table-cell office:value-type="float" office:value="0.43762">
                <text:p>0.43762</text:p>
              </table:table-cell>
              <table:table-cell office:value-type="float" office:value="0.456774">
                <text:p>0.456774</text:p>
              </table:table-cell>
              <table:table-cell office:value-type="float" office:value="0.469362">
                <text:p>0.469362</text:p>
              </table:table-cell>
              <table:table-cell office:value-type="float" office:value="0.481476">
                <text:p>0.481476</text:p>
              </table:table-cell>
              <table:table-cell office:value-type="float" office:value="0.491735">
                <text:p>0.491735</text:p>
              </table:table-cell>
              <table:table-cell office:value-type="float" office:value="0.499609">
                <text:p>0.499609</text:p>
              </table:table-cell>
              <table:table-cell office:value-type="float" office:value="0.512235">
                <text:p>0.512235</text:p>
              </table:table-cell>
              <table:table-cell office:value-type="float" office:value="0.523712">
                <text:p>0.523712</text:p>
              </table:table-cell>
              <table:table-cell office:value-type="float" office:value="0.545722">
                <text:p>0.545722</text:p>
              </table:table-cell>
              <table:table-cell office:value-type="float" office:value="0.56454">
                <text:p>0.56454</text:p>
              </table:table-cell>
              <table:table-cell office:value-type="float" office:value="0.472804">
                <text:p>0.47280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20528">
                <text:p>0.320528</text:p>
              </table:table-cell>
              <table:table-cell office:value-type="float" office:value="0.431148">
                <text:p>0.431148</text:p>
              </table:table-cell>
              <table:table-cell office:value-type="float" office:value="0.450632">
                <text:p>0.450632</text:p>
              </table:table-cell>
              <table:table-cell office:value-type="float" office:value="0.463829">
                <text:p>0.463829</text:p>
              </table:table-cell>
              <table:table-cell office:value-type="float" office:value="0.476508">
                <text:p>0.476508</text:p>
              </table:table-cell>
              <table:table-cell office:value-type="float" office:value="0.486734">
                <text:p>0.486734</text:p>
              </table:table-cell>
              <table:table-cell office:value-type="float" office:value="0.496588">
                <text:p>0.496588</text:p>
              </table:table-cell>
              <table:table-cell office:value-type="float" office:value="0.508135">
                <text:p>0.508135</text:p>
              </table:table-cell>
              <table:table-cell office:value-type="float" office:value="0.520741">
                <text:p>0.520741</text:p>
              </table:table-cell>
              <table:table-cell office:value-type="float" office:value="0.541467">
                <text:p>0.541467</text:p>
              </table:table-cell>
              <table:table-cell office:value-type="float" office:value="0.56454">
                <text:p>0.56454</text:p>
              </table:table-cell>
              <table:table-cell office:value-type="float" office:value="0.469631">
                <text:p>0.46963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36526">
                <text:p>0.336526</text:p>
              </table:table-cell>
              <table:table-cell office:value-type="float" office:value="0.434919">
                <text:p>0.434919</text:p>
              </table:table-cell>
              <table:table-cell office:value-type="float" office:value="0.455626">
                <text:p>0.455626</text:p>
              </table:table-cell>
              <table:table-cell office:value-type="float" office:value="0.469976">
                <text:p>0.469976</text:p>
              </table:table-cell>
              <table:table-cell office:value-type="float" office:value="0.481584">
                <text:p>0.481584</text:p>
              </table:table-cell>
              <table:table-cell office:value-type="float" office:value="0.491047">
                <text:p>0.491047</text:p>
              </table:table-cell>
              <table:table-cell office:value-type="float" office:value="0.497797">
                <text:p>0.497797</text:p>
              </table:table-cell>
              <table:table-cell office:value-type="float" office:value="0.505771">
                <text:p>0.505771</text:p>
              </table:table-cell>
              <table:table-cell office:value-type="float" office:value="0.517997">
                <text:p>0.517997</text:p>
              </table:table-cell>
              <table:table-cell office:value-type="float" office:value="0.540861">
                <text:p>0.540861</text:p>
              </table:table-cell>
              <table:table-cell office:value-type="float" office:value="0.56454">
                <text:p>0.56454</text:p>
              </table:table-cell>
              <table:table-cell office:value-type="float" office:value="0.47321">
                <text:p>0.4732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35082">
                <text:p>0.335082</text:p>
              </table:table-cell>
              <table:table-cell office:value-type="float" office:value="0.438691">
                <text:p>0.438691</text:p>
              </table:table-cell>
              <table:table-cell office:value-type="float" office:value="0.460199">
                <text:p>0.460199</text:p>
              </table:table-cell>
              <table:table-cell office:value-type="float" office:value="0.473228">
                <text:p>0.473228</text:p>
              </table:table-cell>
              <table:table-cell office:value-type="float" office:value="0.482023">
                <text:p>0.482023</text:p>
              </table:table-cell>
              <table:table-cell office:value-type="float" office:value="0.491063">
                <text:p>0.491063</text:p>
              </table:table-cell>
              <table:table-cell office:value-type="float" office:value="0.499925">
                <text:p>0.499925</text:p>
              </table:table-cell>
              <table:table-cell office:value-type="float" office:value="0.509314">
                <text:p>0.509314</text:p>
              </table:table-cell>
              <table:table-cell office:value-type="float" office:value="0.520693">
                <text:p>0.520693</text:p>
              </table:table-cell>
              <table:table-cell office:value-type="float" office:value="0.539977">
                <text:p>0.539977</text:p>
              </table:table-cell>
              <table:table-cell office:value-type="float" office:value="0.56454">
                <text:p>0.56454</text:p>
              </table:table-cell>
              <table:table-cell office:value-type="float" office:value="0.47502">
                <text:p>0.475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83614">
                <text:p>0.383614</text:p>
              </table:table-cell>
              <table:table-cell office:value-type="float" office:value="0.442642">
                <text:p>0.442642</text:p>
              </table:table-cell>
              <table:table-cell office:value-type="float" office:value="0.461976">
                <text:p>0.461976</text:p>
              </table:table-cell>
              <table:table-cell office:value-type="float" office:value="0.472356">
                <text:p>0.472356</text:p>
              </table:table-cell>
              <table:table-cell office:value-type="float" office:value="0.480736">
                <text:p>0.480736</text:p>
              </table:table-cell>
              <table:table-cell office:value-type="float" office:value="0.489153">
                <text:p>0.489153</text:p>
              </table:table-cell>
              <table:table-cell office:value-type="float" office:value="0.498493">
                <text:p>0.498493</text:p>
              </table:table-cell>
              <table:table-cell office:value-type="float" office:value="0.510928">
                <text:p>0.510928</text:p>
              </table:table-cell>
              <table:table-cell office:value-type="float" office:value="0.521924">
                <text:p>0.521924</text:p>
              </table:table-cell>
              <table:table-cell office:value-type="float" office:value="0.544701">
                <text:p>0.544701</text:p>
              </table:table-cell>
              <table:table-cell office:value-type="float" office:value="0.56454">
                <text:p>0.56454</text:p>
              </table:table-cell>
              <table:table-cell office:value-type="float" office:value="0.480652">
                <text:p>0.48065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78684">
                <text:p>0.378684</text:p>
              </table:table-cell>
              <table:table-cell office:value-type="float" office:value="0.44715">
                <text:p>0.44715</text:p>
              </table:table-cell>
              <table:table-cell office:value-type="float" office:value="0.463454">
                <text:p>0.463454</text:p>
              </table:table-cell>
              <table:table-cell office:value-type="float" office:value="0.472098">
                <text:p>0.472098</text:p>
              </table:table-cell>
              <table:table-cell office:value-type="float" office:value="0.479959">
                <text:p>0.479959</text:p>
              </table:table-cell>
              <table:table-cell office:value-type="float" office:value="0.487306">
                <text:p>0.487306</text:p>
              </table:table-cell>
              <table:table-cell office:value-type="float" office:value="0.49612">
                <text:p>0.49612</text:p>
              </table:table-cell>
              <table:table-cell office:value-type="float" office:value="0.51122">
                <text:p>0.51122</text:p>
              </table:table-cell>
              <table:table-cell office:value-type="float" office:value="0.522457">
                <text:p>0.522457</text:p>
              </table:table-cell>
              <table:table-cell office:value-type="float" office:value="0.545986">
                <text:p>0.545986</text:p>
              </table:table-cell>
              <table:table-cell office:value-type="float" office:value="0.56454">
                <text:p>0.56454</text:p>
              </table:table-cell>
              <table:table-cell office:value-type="float" office:value="0.480443">
                <text:p>0.48044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41046">
                <text:p>0.341046</text:p>
              </table:table-cell>
              <table:table-cell office:value-type="float" office:value="0.44151">
                <text:p>0.44151</text:p>
              </table:table-cell>
              <table:table-cell office:value-type="float" office:value="0.459992">
                <text:p>0.459992</text:p>
              </table:table-cell>
              <table:table-cell office:value-type="float" office:value="0.471212">
                <text:p>0.471212</text:p>
              </table:table-cell>
              <table:table-cell office:value-type="float" office:value="0.480102">
                <text:p>0.480102</text:p>
              </table:table-cell>
              <table:table-cell office:value-type="float" office:value="0.488519">
                <text:p>0.488519</text:p>
              </table:table-cell>
              <table:table-cell office:value-type="float" office:value="0.499412">
                <text:p>0.499412</text:p>
              </table:table-cell>
              <table:table-cell office:value-type="float" office:value="0.513549">
                <text:p>0.513549</text:p>
              </table:table-cell>
              <table:table-cell office:value-type="float" office:value="0.523287">
                <text:p>0.523287</text:p>
              </table:table-cell>
              <table:table-cell office:value-type="float" office:value="0.545086">
                <text:p>0.545086</text:p>
              </table:table-cell>
              <table:table-cell office:value-type="float" office:value="0.56454">
                <text:p>0.56454</text:p>
              </table:table-cell>
              <table:table-cell office:value-type="float" office:value="0.476372">
                <text:p>0.47637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402318">
                <text:p>0.402318</text:p>
              </table:table-cell>
              <table:table-cell office:value-type="float" office:value="0.449716">
                <text:p>0.449716</text:p>
              </table:table-cell>
              <table:table-cell office:value-type="float" office:value="0.463385">
                <text:p>0.463385</text:p>
              </table:table-cell>
              <table:table-cell office:value-type="float" office:value="0.473214">
                <text:p>0.473214</text:p>
              </table:table-cell>
              <table:table-cell office:value-type="float" office:value="0.481256">
                <text:p>0.481256</text:p>
              </table:table-cell>
              <table:table-cell office:value-type="float" office:value="0.488548">
                <text:p>0.488548</text:p>
              </table:table-cell>
              <table:table-cell office:value-type="float" office:value="0.497357">
                <text:p>0.497357</text:p>
              </table:table-cell>
              <table:table-cell office:value-type="float" office:value="0.51059">
                <text:p>0.51059</text:p>
              </table:table-cell>
              <table:table-cell office:value-type="float" office:value="0.523438">
                <text:p>0.523438</text:p>
              </table:table-cell>
              <table:table-cell office:value-type="float" office:value="0.543967">
                <text:p>0.543967</text:p>
              </table:table-cell>
              <table:table-cell office:value-type="float" office:value="0.56454">
                <text:p>0.56454</text:p>
              </table:table-cell>
              <table:table-cell office:value-type="float" office:value="0.483379">
                <text:p>0.48337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91247">
                <text:p>0.391247</text:p>
              </table:table-cell>
              <table:table-cell office:value-type="float" office:value="0.448543">
                <text:p>0.448543</text:p>
              </table:table-cell>
              <table:table-cell office:value-type="float" office:value="0.464122">
                <text:p>0.464122</text:p>
              </table:table-cell>
              <table:table-cell office:value-type="float" office:value="0.476012">
                <text:p>0.476012</text:p>
              </table:table-cell>
              <table:table-cell office:value-type="float" office:value="0.485189">
                <text:p>0.485189</text:p>
              </table:table-cell>
              <table:table-cell office:value-type="float" office:value="0.49163">
                <text:p>0.49163</text:p>
              </table:table-cell>
              <table:table-cell office:value-type="float" office:value="0.50118">
                <text:p>0.50118</text:p>
              </table:table-cell>
              <table:table-cell office:value-type="float" office:value="0.513621">
                <text:p>0.513621</text:p>
              </table:table-cell>
              <table:table-cell office:value-type="float" office:value="0.524395">
                <text:p>0.524395</text:p>
              </table:table-cell>
              <table:table-cell office:value-type="float" office:value="0.544293">
                <text:p>0.544293</text:p>
              </table:table-cell>
              <table:table-cell office:value-type="float" office:value="0.56454">
                <text:p>0.56454</text:p>
              </table:table-cell>
              <table:table-cell office:value-type="float" office:value="0.484023">
                <text:p>0.48402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407694">
                <text:p>0.407694</text:p>
              </table:table-cell>
              <table:table-cell office:value-type="float" office:value="0.450936">
                <text:p>0.450936</text:p>
              </table:table-cell>
              <table:table-cell office:value-type="float" office:value="0.466062">
                <text:p>0.466062</text:p>
              </table:table-cell>
              <table:table-cell office:value-type="float" office:value="0.476744">
                <text:p>0.476744</text:p>
              </table:table-cell>
              <table:table-cell office:value-type="float" office:value="0.484046">
                <text:p>0.484046</text:p>
              </table:table-cell>
              <table:table-cell office:value-type="float" office:value="0.489696">
                <text:p>0.489696</text:p>
              </table:table-cell>
              <table:table-cell office:value-type="float" office:value="0.498767">
                <text:p>0.498767</text:p>
              </table:table-cell>
              <table:table-cell office:value-type="float" office:value="0.508352">
                <text:p>0.508352</text:p>
              </table:table-cell>
              <table:table-cell office:value-type="float" office:value="0.520515">
                <text:p>0.520515</text:p>
              </table:table-cell>
              <table:table-cell office:value-type="float" office:value="0.538509">
                <text:p>0.538509</text:p>
              </table:table-cell>
              <table:table-cell office:value-type="float" office:value="0.56454">
                <text:p>0.56454</text:p>
              </table:table-cell>
              <table:table-cell office:value-type="float" office:value="0.484132">
                <text:p>0.484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